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4CE86000222F3C66432EA.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swiss"/>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list-style-name="" style:master-page-name="Standard">
      <style:paragraph-properties fo:margin-top="0in" fo:margin-bottom="0.139in" fo:line-height="115%" style:page-number="auto"/>
      <style:text-properties fo:color="#626262"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626262"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00%"/>
      <style:text-properties fo:color="#626262"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15%"/>
      <style:text-properties fo:color="#626262" fo:font-size="11pt" fo:language="en" fo:country="none" fo:font-style="italic" fo:font-weight="bold" style:font-size-asian="11pt" style:font-style-asian="italic" style:font-weight-asian="bold" style:font-size-complex="11pt" style:font-style-complex="italic" style:font-weight-complex="bold"/>
    </style:style>
    <style:style style:name="P5" style:family="paragraph" style:parent-style-name="Standard" style:list-style-name="">
      <style:paragraph-properties fo:margin-top="0in" fo:margin-bottom="0.139in" fo:line-height="115%"/>
      <style:text-properties fo:color="#626262" fo:font-size="16pt" fo:language="en" fo:country="none" fo:font-weight="bold" style:font-size-asian="16pt" style:font-weight-asian="bold" style:font-size-complex="16pt" style:font-weight-complex="bold"/>
    </style:style>
    <style:style style:name="P6" style:family="paragraph" style:parent-style-name="Standard" style:list-style-name="">
      <style:paragraph-properties fo:margin-top="0in" fo:margin-bottom="0.139in" fo:line-height="115%"/>
      <style:text-properties fo:color="#008282" fo:font-size="11pt" fo:language="en" fo:country="none" fo:font-weight="bold" style:font-size-asian="11pt" style:font-weight-asian="bold" style:font-size-complex="11pt" style:font-weight-complex="bold"/>
    </style:style>
    <style:style style:name="P7" style:family="paragraph" style:parent-style-name="Standard" style:list-style-name="">
      <style:paragraph-properties fo:margin-top="0in" fo:margin-bottom="0.139in" fo:line-height="100%"/>
    </style:style>
    <style:style style:name="P8" style:family="paragraph" style:parent-style-name="Standard" style:list-style-name="">
      <style:paragraph-properties fo:margin-top="0in" fo:margin-bottom="0.139in" fo:line-height="100%"/>
      <style:text-properties style:font-name="Calibri" fo:language="en" fo:country="none" style:font-name-asian="Calibri" style:font-size-asian="11pt" style:font-name-complex="Calibri"/>
    </style:style>
    <style:style style:name="P9" style:family="paragraph" style:parent-style-name="Standard" style:list-style-name="">
      <style:paragraph-properties fo:margin-top="0in" fo:margin-bottom="0.139in" fo:line-height="115%"/>
    </style:style>
    <style:style style:name="P10" style:family="paragraph" style:parent-style-name="Standard" style:list-style-name="">
      <style:paragraph-properties fo:margin-top="0in" fo:margin-bottom="0.139in" fo:line-height="115%"/>
      <style:text-properties fo:color="#005682" fo:font-size="11pt" fo:language="en" fo:country="none" fo:font-weight="bold" style:font-size-asian="11pt" style:font-weight-asian="bold" style:font-size-complex="11pt" style:font-weight-complex="bold"/>
    </style:style>
    <style:style style:name="P11" style:family="paragraph" style:parent-style-name="Standard" style:list-style-name="">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12" style:family="paragraph" style:parent-style-name="Standard" style:list-style-name="">
      <style:paragraph-properties fo:margin-top="0in" fo:margin-bottom="0.139in" fo:line-height="115%"/>
      <style:text-properties fo:color="#ff0000" fo:font-size="11pt" fo:language="en" fo:country="none" fo:font-weight="bold" style:font-size-asian="11pt" style:font-weight-asian="bold" style:font-size-complex="11pt" style:font-weight-complex="bold"/>
    </style:style>
    <style:style style:name="T1" style:family="text">
      <style:text-properties fo:color="#0000ff" fo:font-size="11pt" fo:language="en" fo:country="none" style:text-underline-style="solid" style:text-underline-width="auto" style:text-underline-color="font-color" fo:font-weight="bold" style:font-size-asian="11pt" style:language-asian="zxx" style:country-asian="none" style:font-weight-asian="bold" style:font-size-complex="11pt" style:font-weight-complex="bold"/>
    </style:style>
    <style:style style:name="T2" style:family="text">
      <style:text-properties fo:color="#626262"/>
    </style:style>
    <style:style style:name="T3" style:family="text">
      <style:text-properties fo:color="#00ff00"/>
    </style:style>
    <style:style style:name="T4" style:family="text">
      <style:text-properties fo:color="#ffffff"/>
    </style:style>
    <style:style style:name="T5" style:family="text">
      <style:text-properties fo:font-style="italic" style:font-style-asian="italic" style:font-style-complex="italic"/>
    </style:style>
    <style:style style:name="T6" style:family="text">
      <style:text-properties fo:color="#ff000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text:p>
      <text:p text:style-name="P2">_</text:p>
      <text:p text:style-name="P5">Act 2</text:p>
      <text:p text:style-name="P2">_</text:p>
      <text:p text:style-name="P5">Act 3</text:p>
      <text:p text:style-name="P2">_</text:p>
      <text:p text:style-name="P2">1. JH1: =002759</text:p>
      <text:p text:style-name="P2">HI AGAIN, IDIOT.</text:p>
      <text:p text:style-name="P2">SO I GUESS TODAY IS FINALLY THE DAY YOU FUCK EVERYTHING UP.</text:p>
      <text:p text:style-name="P2">IS THERE NOTHING I CAN DO TO CHANGE YOUR MIND?</text:p>
      <text:p text:style-name="P2">YOU DON'T GET THAT I AM BETTER AND SMARTER THAN YOU IN EVERY WAY, FOREVER.</text:p>
      <text:p text:style-name="P2">YOU DON'T GET THAT BECAUSE YOU ARE INCREDIBLY STUPID.</text:p>
      <text:p text:style-name="P2">_</text:p>
      <text:p text:style-name="P5">Intermission</text:p>
      <text:p text:style-name="P2">_</text:p>
      <text:p text:style-name="P5">Act 4</text:p>
      <text:p text:style-name="P2">_</text:p>
      <text:p text:style-name="P2">2. JE1: =003294</text:p>
      <text:p text:style-name="P2">HEY JOHN.</text:p>
      <text:p text:style-name="P2">CALM THE HELL DOWN.</text:p>
      <text:p text:style-name="P2">FIND YOU?</text:p>
      <text:p text:style-name="P2">WHAT DO YOU MEAN.</text:p>
      <text:p text:style-name="P2">OH.</text:p>
      <text:p text:style-name="P2">HA HA!</text:p>
      <text:p text:style-name="P2">HA HA HA HA HA HA HA!</text:p>
      <text:p text:style-name="P2"><text:soft-page-break/>THIS IS THE LITTLE WORD HUMANS SAY REPEATEDLY WHEN SOMETHING TICKLES THEIR ABSURDITY PALATE, RIGHT?</text:p>
      <text:p text:style-name="P2">WE NEVER LOST YOU.</text:p>
      <text:p text:style-name="P2">YOUR RUSE DIDN'T FOOL US.</text:p>
      <text:p text:style-name="P2">IT JUST SO HAPPENS WE DIDN'T PARTICULARLY GIVE A SHIT ABOUT TALKING TO YOU IN THAT TIMEFRAME.</text:p>
      <text:p text:style-name="P2">WE HAVE THE ENTIRE CONTINUUM OF YOUR EXISTENCE TO CHOOSE FROM WHEN CONTACTING YOU.</text:p>
      <text:p text:style-name="P2">THE PERIOD WAS UNREMARKABLE.</text:p>
      <text:p text:style-name="P2">SORT OF LIKE YOUR WHOLE LIFE. BUT I GUESS I MEAN IT WAS ESPECIALLY UNREMARKABLE.</text:p>
      <text:p text:style-name="P2">THIS HAS BEEN EXPLAINED TO YOU SO OFTEN IT WOULD MAKE ME SICK TO MY HUMAN STOMACH IF I HAD ONE OF YOUR HUMAN STOMACHS.</text:p>
      <text:p text:style-name="P2">WAIT.</text:p>
      <text:p text:style-name="P2">BUT I'M NOT HERE TO TROLL YOU THIS TIME.</text:p>
      <text:p text:style-name="P2">WE'RE FRIENDS OK?</text:p>
      <text:p text:style-name="P2">FINE YOU CAN THINK I'M A FUCKING DOUCHE AND MAYBE I AM BUT HERE'S THE FACT, IDIOT.</text:p>
      <text:p text:style-name="P2">I'VE ALREADY HAD LOTS OF CONVERSATIONS WITH YOU.</text:p>
      <text:p text:style-name="P2">IN THE FUTURE. I MEAN YOUR FUTURE.</text:p>
      <text:p text:style-name="P2">I'VE KIND OF BEEN WORKING BACKWARDS HERE FOR A WHILE.</text:p>
      <text:p text:style-name="P2">AND IT'S A LITTLE FRUSTRATING.</text:p>
      <text:p text:style-name="P2">EVERY TIME I GO FURTHER BACK YOU KNOW LESS AND LESS, AND YOU DON'T REMEMBER ANYTHING I SAID BECAUSE IT HASN'T HAPPENED YET.</text:p>
      <text:p text:style-name="P2">AND I HAVE TO REPEAT MYSELF A LOT.</text:p>
      <text:p text:style-name="P2">AND I'M GETTING PRETTY FUCKING SICK OF IT.</text:p>
      <text:p text:style-name="P2">WELL IT'S NOT LIKE I MAPPED OUT THIS TROLLING ONSLAUGHT VERY WELL IN ADVANCE.</text:p>
      <text:p text:style-name="P2">I MEAN, WHEN YOU TROLL SOMEONE YOU JUST SORT OF DO IT. YOU DON'T START DRAWING FLOWCHARTS AND DIAGRAMS AND STUFF.</text:p>
      <text:p text:style-name="P2"><text:soft-page-break/>OH GOD.</text:p>
      <text:p text:style-name="P2">NOT AGAIN.</text:p>
      <text:p text:style-name="P2">NO, FUCK NO, I AM JUST NOT GOING TO EXPLAIN THIS TO YOU AGAIN.</text:p>
      <text:p text:style-name="P2">YOU'LL GET PLENTY OF DIRT ON ALL THIS FROM ME IN FUTURE CONVERSATIONS.</text:p>
      <text:p text:style-name="P2">TEDIOUS CONVERSATIONS.</text:p>
      <text:p text:style-name="P2">ONES I'VE ALREADY HAD WITH YOU.</text:p>
      <text:p text:style-name="P2">WHERE YOUR DEMEANOR WILL GRADUALLY BECOME INEXPLICABLY AND REVOLTINGLY FRIENDLY TOWARDS US.</text:p>
      <text:p text:style-name="P2">AND SO I GUESS IT JUST WAS KIND OF INFECTIOUS AND NOW WE'RE ALL BUDDIES I THINK.</text:p>
      <text:p text:style-name="P2">IT'S REALLY WEIRD.</text:p>
      <text:p text:style-name="P2">THIS HUMAN EMOTION YOU CALL FRIENDSHIP.</text:p>
      <text:p text:style-name="P2">SEE, THAT IS WHAT I'M TALKING ABOUT.</text:p>
      <text:p text:style-name="P2">YOU'RE MUCH MORE TOLERABLE A GUY THAN I THOUGHT AT FIRST, OK JOHN?</text:p>
      <text:p text:style-name="P2">OK, FINE. YES WE ARE.</text:p>
      <text:p text:style-name="P2">MORE OF THIS NARCISSISM.</text:p>
      <text:p text:style-name="P2">YOU ALWAYS THINK EVERYTHING REVOLVES AROUND YOU.</text:p>
      <text:p text:style-name="P2">WE HAVE NOTHING TO DO WITH YOUR DUMB LITTLE WINDY PLANET OR YOUR PETTY LITTLE QUESTS.</text:p>
      <text:p text:style-name="P2">OR FOR THAT MATTER YOUR ENTIRE GAME SESSION.</text:p>
      <text:p text:style-name="P2">YOU AREN'T THE ONLY ONES PLAYING THE GAME.</text:p>
      <text:p text:style-name="P2">EVERY GROUP OF PLAYERS GETS THEIR OWN DISTINCT, BLANK SLATE SESSION.</text:p>
      <text:p text:style-name="P2">AS WILL BE EXPLAINED TO YOU MANY TIMES.</text:p>
      <text:p text:style-name="P2">NO.</text:p>
      <text:p text:style-name="P2">FUCK THIS SHIT, JUST NO.</text:p>
      <text:p text:style-name="P2">I'M ENDING THIS CONVERSATION BECAUSE I'VE SAID IT ALL TOO MANY TIMES.</text:p>
      <text:p text:style-name="P2"><text:soft-page-break/>AND BECAUSE YOU CAN'T UNDERSTAND.</text:p>
      <text:p text:style-name="P2">BECAUSE YOU ARE DUMB.</text:p>
      <text:p text:style-name="P2">THE FACT THAT YOU ARE DUMB</text:p>
      <text:p text:style-name="P2">IS AN IMMUTABLE FACT I AM STATING FOR THE RECORD.</text:p>
      <text:p text:style-name="P2">IT DOES NOT MEAN ANIMOSITY IS WHAT IS TAKING PLACE HERE.</text:p>
      <text:p text:style-name="P2">I NEED YOU TO TELL YOUR FRIEND JADE TO TALK TO US.</text:p>
      <text:p text:style-name="P2">SHE WON'T ANSWER OUR MESSAGES IN THIS TIMEFRAME.</text:p>
      <text:p text:style-name="P2">IT'S IMPORTANT.</text:p>
      <text:p text:style-name="P2">OK, OUR BAD ON THAT.</text:p>
      <text:p text:style-name="P2">JUST TELL HER WE'RE SORRY.</text:p>
      <text:p text:style-name="P2">AND TO GET HER GROSS AND TOTALLY UNATTRACTIVE HUMAN BUTT OFF HER UGLY HUMAN HIGH HORSE AND ANSWER MY MESSAGES.</text:p>
      <text:p text:style-name="P2">_</text:p>
      <text:p text:style-name="P2">3. JH2: =003425</text:p>
      <text:p text:style-name="P2">WAIT GOD DAMMIT DON'T BLOCK ME.</text:p>
      <text:p text:style-name="P2">I MEAN NOT THAT BLOCKING ME WOULD DO ANYTHING.</text:p>
      <text:p text:style-name="P2">BUT JUST LISTEN.</text:p>
      <text:p text:style-name="P2">I JUST HAVE TO DELIVER A MESSAGE AND THEN I'LL GO.</text:p>
      <text:p text:style-name="P2">IT IS A MESSAGE FROM YOU, SO YOU PROBABLY OUGHT TO LISTEN.</text:p>
      <text:p text:style-name="P2">OK FINE I ADMIT IT, I COMPLETELY SHIT THE BED HERE.</text:p>
      <text:p text:style-name="P2">I GET THAT.</text:p>
      <text:p text:style-name="P2">AND I CAN'T PROMISE I WON'T KEEP TROLLING YOU.</text:p>
      <text:p text:style-name="P2">CAUSE I WILL, IN WEEKS OR MONTHS OR WHATEVER.</text:p>
      <text:p text:style-name="P2">I'LL KEEP GIVING YOU A HARD TIME, BUT SEE THAT WON'T BE PRESENT ME.</text:p>
      <text:p text:style-name="P2">THAT'S PAST ME.</text:p>
      <text:p text:style-name="P2">FROM LIKE A HALF HOUR AGO OR SO, WHEN I WAS MORE HOT AND BOTHERED ABOUT ALL THIS, OK?</text:p>
      <text:p text:style-name="P2"><text:soft-page-break/>WHATEVER, FINE, THINK IT'S A PRANK.</text:p>
      <text:p text:style-name="P2">AS LONG AS YOU REMEMBER THIS CONVERSATION.</text:p>
      <text:p text:style-name="P2">SEE WE'RE TRYING TO TALK TO YOU IN THE FUTURE, AND IT'S IMPORTANT, BUT YOU WON'T ANSWER US.</text:p>
      <text:p text:style-name="P2">SO WE TALKED TO YOU WAAAY IN THE FUTURE TO ASK HOW TO GET IN TOUCH WITH NOT-SO-FUTURE YOU.</text:p>
      <text:p text:style-name="P2">ARE YOU FOLLOWING?</text:p>
      <text:p text:style-name="P2">SHE SAID TO TALK TO YOU NOW AND TELL YOU THIS.</text:p>
      <text:p text:style-name="P2">YOU KNOW YOUR ROBOT?</text:p>
      <text:p text:style-name="P2">YEAH, WELL I STILL DO THINK YOUR ROBOT IS STUPID.</text:p>
      <text:p text:style-name="P2">BUT THAT'S BESIDES THE POINT.</text:p>
      <text:p text:style-name="P2">LATER ON IT WILL BLOW UP FOR SOME REASON. IT DOESN'T MATTER WHY.</text:p>
      <text:p text:style-name="P2">QUIET.</text:p>
      <text:p text:style-name="P2">ANYWAY, WHEN IT HAPPENS YOU WON'T KNOW WHAT TO DO.</text:p>
      <text:p text:style-name="P2">THE THING TO DO IS TO CONTACT US.</text:p>
      <text:p text:style-name="P2">AND WE'LL TELL YOU WHAT TO DO.</text:p>
      <text:p text:style-name="P2">BECAUSE THAT'S WHAT YOU TOLD US TO TELL YOU.</text:p>
      <text:p text:style-name="P2">WHATEVER, BELIEVE ME, DON'T BELIEVE ME, I DID MY JOB.</text:p>
      <text:p text:style-name="P2">I'M OUT OF HERE.</text:p>
      <text:p text:style-name="P2">_</text:p>
      <text:p text:style-name="P2">4. JE3: =003503</text:p>
      <text:p text:style-name="P2">JOHN WHAT THE WET BAG OF HUMAN HORSE SHIT TO THE FACE DO YOU THINK YOU'RE DOING.</text:p>
      <text:p text:style-name="P2">OH MY LORD.</text:p>
      <text:p text:style-name="P2">NO WONDER YOU LOSERS ALL FUCK UP THIS GAME SO BAD.</text:p>
      <text:p text:style-name="P2">WHAT KIND OF CRAPPY EARTH MOVIE IS THIS.</text:p>
      <text:p text:style-name="P2">STUPID RABBIT ASSHOLE SCREWS THE POOCH?</text:p>
      <text:p text:style-name="P2">OH.</text:p>
      <text:p text:style-name="P2"><text:soft-page-break/>OK, THAT ACTUALLY SOUNDS PRETTY GOOD I GUESS.</text:p>
      <text:p text:style-name="P2">I'VE HEARD OF JOHN CUSACK I THINK.</text:p>
      <text:p text:style-name="P2">WASN'T HE IN SERENDIPITY?</text:p>
      <text:p text:style-name="P2">THAT WAS PRETTY GREAT FOR A HUMAN FLICK.</text:p>
      <text:p text:style-name="P2">OK I DON'T SEE HOW WE'RE SUPPOSED TO BE BECOMING FRIENDS IF YOU RECOIL FROM MY OLIVE BRANCH LIKE I'M WIGGLING A GNARLED TREE MONSTER'S DICK IN YOUR DIRECTION.</text:p>
      <text:p text:style-name="P2">YEAH OF COURSE, WE HAVE TONS OF MOVIES AND THEY ARE INFINITELY SUPERIOR TO YOUR PRIMITIVE CINEMATIC NEANDERTHRASHINGS.</text:p>
      <text:p text:style-name="P2">YOU'LL PROBABLY LAUGH IF I TELL YOU THE NAME OF ONE.</text:p>
      <text:p text:style-name="P2">K FINE.</text:p>
      <text:p text:style-name="P2">ONE THAT IS AMAZING AND IS A CLASSIC IS...</text:p>
      <text:p text:style-name="P2">WHEREIN NUMEROUS VIGILANTES CONFRONT PERIL; ONE OF THEM BETRAYS THE OTHERS; (BUT IT TURNS OUT TO BE PART OF THE PLAN ALL ALONG);</text:p>
      <text:p text:style-name="P2">SEVERAL ATTRACTIVE FEMALE LEADS PROVOKE ROMANTIC TENSION; FOUR MAJOR CHARACTERS WEAR UNUSUAL HATS; ONE HOLDS PLOT-CRITICAL SECRET;</text:p>
      <text:p text:style-name="P2">47 ON-SCREEN EXPLOSIONS, ONE RESULTING IN DEMISE OF KEY-ADVERSARY; 6 to 20 LINES THAT COULD BE CONSTRUED AS HUMOROUS;</text:p>
      <text:p text:style-name="P2">IT GOES ON.</text:p>
      <text:p text:style-name="P2">THEY TEND TO BE MORE LITERAL AND INFORMATIVE THAN YOUR TITLES.</text:p>
      <text:p text:style-name="P2">WELL WE DON'T OBVIOUSLY.</text:p>
      <text:p text:style-name="P2">IT'S LIKE SOMEONE SAYS, HEY GUYS WHY DON'T WE GO SEE A MOVIE, AND THEN EVERYONE JUST ENDS UP THERE.</text:p>
      <text:p text:style-name="P2">WATCHING IT.</text:p>
      <text:p text:style-name="P2">NOT SAYING IT, THAT'S DUMB.</text:p>
      <text:p text:style-name="P2">JOHN, TRY TO THINK OUTSIDE YOUR MINISCULE CULTURAL BUBBLE FOR A CHANGE.</text:p>
      <text:p text:style-name="P2">YEAH THAT'S WHAT HAPPENS WHEN YOU START RUNNING OUT OF MOVIE TITLES AFTER RACKING UP THOUSANDS OF YEARS OF FILM HISTORY.</text:p>
      <text:p text:style-name="P2">YOU KNOW I THINK YOUR CIVILIZATION JUST DIDN'T MATURE ENOUGH OR <text:soft-page-break/>SOMETHING.</text:p>
      <text:p text:style-name="P2">BEFORE LETTING THIS EARTH ARABIAN YOU CALL A GENIE OUT OF THE BOTTLE.</text:p>
      <text:p text:style-name="P2">MUST EXPLAIN WHY IT SPROUTED SUCH A MISERABLE CROP OF PLAYERS.</text:p>
      <text:p text:style-name="P2">INSTEAD OF BASICALLY GODS LIKE US.</text:p>
      <text:p text:style-name="P2">WHAT ARE YOU TALKING ABOUT.</text:p>
      <text:p text:style-name="P2">WHAT THE HELL IS SHE DOING.</text:p>
      <text:p text:style-name="P2">THIS ISN'T WHAT WE TALKED ABOUT DOING AT ALL.</text:p>
      <text:p text:style-name="P2">HOLD ON LET ME ASK HER ABOUT THIS...</text:p>
      <text:p text:style-name="P2">OK...</text:p>
      <text:p text:style-name="P2">NOW SHE'S JUST OVER THERE GIGGLING AT ME LIKE AN IMBECILE.</text:p>
      <text:p text:style-name="P2">WHAT ARE TWO UP TO, WHY ARE YOU IN CAHOOTS NOW?</text:p>
      <text:p text:style-name="P2">OW FUCK!!!</text:p>
      <text:p text:style-name="P2">OK SHE JUST WALKED OVER AND PUNCHED ME.</text:p>
      <text:p text:style-name="P2">AND SAID IT WAS FROM YOU.</text:p>
      <text:p text:style-name="P2">I TOLD HER TO STOP THESE SHENANIGANS...</text:p>
      <text:p text:style-name="P2">BUT IT SEEMS LIKE WHATEVER SHE WAS DOING WITH YOU SHE ALREADY DID A WHILE AGO.</text:p>
      <text:p text:style-name="P2">FROM MY PERSPECTIVE AT LEAST.</text:p>
      <text:p text:style-name="P2">OK IF YOU TALK TO HER AGAIN WHEN SHE TRIES HATCHING MORE PLANS GIVE HER A MESSAGE INTO THE PAST FOR ME.</text:p>
      <text:p text:style-name="P2">TELL HER TO POLISH MY HEAVING BONE BULGE AND SET A TABLE FOR FUCKING TWO ON IT.</text:p>
      <text:p text:style-name="P2">ITS FOR OUR CANDLE LIGHT HATE DATE.</text:p>
      <text:p text:style-name="P2">FUCK YOU.</text:p>
      <text:p text:style-name="P2">JADE, WHAT WHY WOULD I WANT TO TALK TO HER?</text:p>
      <text:p text:style-name="P2">OH DAMMIT.</text:p>
      <text:p text:style-name="P2">ARE YOU SURE?</text:p>
      <text:p text:style-name="P2"><text:soft-page-break/>NO NO, GOD NO, I HATE IT WHEN WE START GOING DOWN THAT ROAD.</text:p>
      <text:p text:style-name="P2">OK THIS IS GOING TO REQUIRE FURTHER INVESTIGATION.</text:p>
      <text:p text:style-name="P2">I'VE GOT TO GO.</text:p>
      <text:p text:style-name="P2">OK, I'LL DO THAT.</text:p>
      <text:p text:style-name="P2">_</text:p>
      <text:p text:style-name="P2">5. JE3: =003567</text:p>
      <text:p text:style-name="P2">I KEEP SCROLLING BACKWARDS THROUGH YOUR ADVENTURE.</text:p>
      <text:p text:style-name="P2">TRYING TO PIECE TOGETHER HOW YOU BOTCH THIS UP SO BADLY.</text:p>
      <text:p text:style-name="P2">AND I KEEP FINDING THESE STRIKING POCKETS OF FOOLISHNESS.</text:p>
      <text:p text:style-name="P2">LIKE WHAT YOU'RE DOING NOW.</text:p>
      <text:p text:style-name="P2">RIDING YOUR LITTLE RED ROCKET.</text:p>
      <text:p text:style-name="P2">LIKE YOU ARE A FRESHLY HATCHED HUMAN LARVA AND THIS IS JUST ALL A BIG SCHOOLHIVE RUMPUS RESPITE.</text:p>
      <text:p text:style-name="P2">BULLSHIT.</text:p>
      <text:p text:style-name="P2">THAT'S NOT WHAT YOU JUST TOLD ME.</text:p>
      <text:p text:style-name="P2">I'LL PASTE WHAT YOU SAID.</text:p>
      <text:p text:style-name="P2">WHY WOULD I HAVE A PROBLEM WITH THAT.</text:p>
      <text:p text:style-name="P2">WHATEVER, LOOK:</text:p>
      <text:p text:style-name="P2">EB: this is really weird...</text:p>
      <text:p text:style-name="P2">CG: WHAT'S SO WEIRD ABOUT IT.</text:p>
      <text:p text:style-name="P2">EB: well, normally humans hatch...</text:p>
      <text:p text:style-name="P2">EB: from like these slimy pods.</text:p>
      <text:p text:style-name="P2">EB: then we wriggle out as a little pink larva.</text:p>
      <text:p text:style-name="P2">CG: OH REALLY.</text:p>
      <text:p text:style-name="P2">CG: HUH, MAYBE WE HAVE MORE IN COMMON THAN I THOUGHT.</text:p>
      <text:p text:style-name="P2">ARGH.</text:p>
      <text:p text:style-name="P2">WHY WOULD YOU TRICK ME ABOUT THAT, WHAT IS EVEN THE POINT.</text:p>
      <text:p text:style-name="P2"><text:soft-page-break/>WHAT, WHO.</text:p>
      <text:p text:style-name="P2">WELL FINE.</text:p>
      <text:p text:style-name="P2">I GUESS YOU GOT ME BACK, SORT OF.</text:p>
      <text:p text:style-name="P2">FOR MY TROLLING, EVEN THOUGH YOU HAVEN'T EVEN READ MY WORST TROLLING EFFORTS YET.</text:p>
      <text:p text:style-name="P2">BECAUSE THEY HAPPEN IN YOUR FUTURE.</text:p>
      <text:p text:style-name="P2">AND EVEN THEN YOU DIDN'T EVEN MIND MUCH, ALMOST LIKE YOU WERE DELIGHTED TO HEAR IT.</text:p>
      <text:p text:style-name="P2">KIND OF PERVERSE REALLY, WHAT'S WRONG WITH YOU?</text:p>
      <text:p text:style-name="P2">WHAT THE HELL DOES THAT EVEN MEAN.</text:p>
      <text:p text:style-name="P2">IS FRIENDSHIP REALLY AN EMOTION?</text:p>
      <text:p text:style-name="P2">I GUESS IT'S HARD TO SEE HOW WE BECOME FRIENDS.</text:p>
      <text:p text:style-name="P2">THIS IS SO FRUSTRATING.</text:p>
      <text:p text:style-name="P2">EVERY TIME I GO FURTHER BACK INTO YOUR PAST AND TALK TO YOU, YOU SAY STUFF THAT PERTAINS TO MY IMMEDIATE FUTURE.</text:p>
      <text:p text:style-name="P2">AND THEN YOU WON'T EXPLAIN TO ME WHAT'S GOING ON, BECAUSE IT'S ALREADY OLD NEWS FOR YOU.</text:p>
      <text:p text:style-name="P2">I'VE DONE NO SUCH THING.</text:p>
      <text:p text:style-name="P2">I'VE BEEN EXCEPTIONALLY INFORMATIVE AND HELPFUL.</text:p>
      <text:p text:style-name="P2">IF JUSTIFIABLY ACRIMONIOUS.</text:p>
      <text:p text:style-name="P2">THIS GAME IS KIND OF A GAME OF A MILLION GUIDES.</text:p>
      <text:p text:style-name="P2">CG: EVERYWHERE YOU TURN THERE'S ANOTHER WAY TO FIGURE OUT WHAT'S GOING ON, SO PLEASE, GO SECRETE ME AN EARTH RIVER THROUGH YOUR STRANGE HUMAN TEAR DUCTS.</text:p>
      <text:p text:style-name="P2">CG: YOU'VE GOT SPRITES, EXILES, GUARDIANS, CONSORTS...</text:p>
      <text:p text:style-name="P2">CG: TIME HOPPING FUTURE SELVES, MYSTICAL DREAM ORACLE DOPPELGANGERS...</text:p>
      <text:p text:style-name="P2">AND IF THAT WASN'T ENOUGH, YOUR PARTICULAR GROUP OF PLAYERS IS LUCKY ENOUGH TO HAVE US TO GIVE YOU THE SCOOP ON STUFF.</text:p>
      <text:p text:style-name="P2">THROUGH A SORT OF SUBVERSION OF THE WHOLE DAMN THING.</text:p>
      <text:p text:style-name="P2"><text:soft-page-break/>EVEN THOUGH WE HATE YOU.</text:p>
      <text:p text:style-name="P2">AND EVEN THOUGH THE FACT THAT WE HATE YOU</text:p>
      <text:p text:style-name="P2">IS AN IMMUTABLE FACT AS UNALTERABLE AS THIS WRITHING KNOTTED HELL OF A TIMELINE CHOKING US ALL TO DEATH</text:p>
      <text:p text:style-name="P2">IT DOES NOT MEAN WE HAVE ANY REASON TO WITHHOLD ANY INFORMATION FROM YOU</text:p>
      <text:p text:style-name="P2">OR DISH IT OUT THROUGH CRYPTOBAFFLING MIND FUDDLERY.</text:p>
      <text:p text:style-name="P2">SO GO AHEAD, ASK ME ANYTHING.</text:p>
      <text:p text:style-name="P2">ASK SOMETHING ELSE.</text:p>
      <text:p text:style-name="P2">ALREADY TOLD YOU THAT.</text:p>
      <text:p text:style-name="P2">IT WAS THIS WHOLE BIG CONVERSATION WE HAD.</text:p>
      <text:p text:style-name="P2">IN THE MEDIUM.</text:p>
      <text:p text:style-name="P2">A SEPARATE SESSION FROM YOURS.</text:p>
      <text:p text:style-name="P2">I DID?</text:p>
      <text:p text:style-name="P2">DAMMIT.</text:p>
      <text:p text:style-name="P2">WE'RE HIDING IN THE VEIL.</text:p>
      <text:p text:style-name="P2">WHAT'S LEFT OF IT.</text:p>
      <text:p text:style-name="P2">IT'S A HUGE BELT OF METEORS</text:p>
      <text:p text:style-name="P2">ORBITING WAY OUTSIDE SKAIA, BEYOND THE ORBIT OF THE PLANETS</text:p>
      <text:p text:style-name="P2">DIVIDING THE MEDIUM FROM THE FURTHEST RING</text:p>
      <text:p text:style-name="P2">WHERE DERSE ORBITS.</text:p>
      <text:p text:style-name="P2">THE DARK PLANET.</text:p>
      <text:p text:style-name="P2">PROSPIT'S THE LIGHT ONE NEAR SKAIA.</text:p>
      <text:p text:style-name="P2">YOU'D PROBABLY FIND OUT SOONER OR LATER FROM YOUR DUMB GRANDMA.</text:p>
      <text:p text:style-name="P2">BUT BY FUSING WITH THE SPRITE SHE HAS TO WITHHOLD STUFF AND BE MYSTERIOUS AND ALL.</text:p>
      <text:p text:style-name="P2">TO MAKE YOUR ADVENTURE SEEM MORE "MAAAAAAGICAL!!!!"</text:p>
      <text:p text:style-name="P2">IT'S INFURIATING.</text:p>
      <text:p text:style-name="P2"><text:soft-page-break/>OK, THERE COMES A TIME WHEN BLACK INEVITABLY BEATS WHITE</text:p>
      <text:p text:style-name="P2">ON THE BATTLEFIELD IN THE CENTER OF SKAIA</text:p>
      <text:p text:style-name="P2">THE WHITE KING IS CAPTURED OR KILLED OR SOMETHING</text:p>
      <text:p text:style-name="P2">THAT'S WHEN THE RECKONING STARTS.</text:p>
      <text:p text:style-name="P2">THE RULERS OF DERSE</text:p>
      <text:p text:style-name="P2">THE BLACK KING AND QUEEN</text:p>
      <text:p text:style-name="P2">GET THE POWER TO SEND THE VEIL TOWARD SKAIA</text:p>
      <text:p text:style-name="P2">TO DESTROY IT</text:p>
      <text:p text:style-name="P2">THAT KIND OF STARTS YOUR BIG "COUNTDOWN"</text:p>
      <text:p text:style-name="P2">WHEN SHIT GETS SERIOUS.</text:p>
      <text:p text:style-name="P2">YEAH, YOU HAVE THAT LONG TO KILL THE BLACK QUEEN AND KING</text:p>
      <text:p text:style-name="P2">AND SKAIA ITSELF SORT OF BUYS YOU SOME TIME</text:p>
      <text:p text:style-name="P2">BY ACTIVATING ITS DEFENSE PORTALS</text:p>
      <text:p text:style-name="P2">TO CATCH SOME OF THE METEORS</text:p>
      <text:p text:style-name="P2">THE THREAT GETS BIGGER THE LONGER YOU TAKE THOUGH</text:p>
      <text:p text:style-name="P2">SMALLER METEORS COME FIRST AND THEY GET PROGRESSIVELY BIGGER AND BIGGER</text:p>
      <text:p text:style-name="P2">AND THERE'S ONLY SO MUCH OF THEM SKAIA CAN ABSORB FOR YOU.</text:p>
      <text:p text:style-name="P2">THAT'S JUST IT.</text:p>
      <text:p text:style-name="P2">YOU DON'T.</text:p>
      <text:p text:style-name="P2">ORDINARILY YOU WOULD BUT</text:p>
      <text:p text:style-name="P2">YOUR RECKONING STARTS MUCH SOONER</text:p>
      <text:p text:style-name="P2">BECAUSE OF SOME DUMB THINGS YOU'VE DONE</text:p>
      <text:p text:style-name="P2">YOU COMPLETELY BLEW IT ALREADY AND YOU HAVE NO CHANCE OF WINNING ANYMORE</text:p>
      <text:p text:style-name="P2">WHICH ORDINARILY WOULD BE FINE</text:p>
      <text:p text:style-name="P2">JUST ANOTHER BUNCH OF LOSERS TO FAIL AT THIS GAME</text:p>
      <text:p text:style-name="P2"><text:soft-page-break/>IT'S WHAT YOU DO LATER THAT CAUSES SO MUCH MORE TROUBLE THAN THAT</text:p>
      <text:p text:style-name="P2">AND NOW WE HAVE TO DEAL WITH IT TOO.</text:p>
      <text:p text:style-name="P2">ALREADY TOLD YOU.</text:p>
      <text:p text:style-name="P2">IT'S INEVITABLE AND COMPLETELY POINTLESS TO TALK ABOUT ANYWAY.</text:p>
      <text:p text:style-name="P2">I'M NOT WRONG, IT'S ALL RIGHT HERE IN FRONT OF ME, YOU FUCK UP ROYALLY, END OF STORY.</text:p>
      <text:p text:style-name="P2">NO, THERE'S ALL KINDS OF CRAZY SHIT IN THE VEIL.</text:p>
      <text:p text:style-name="P2">A LOT OF THESE METEORS ARE KIND OF LIKE...</text:p>
      <text:p text:style-name="P2">BIG SEEDS.</text:p>
      <text:p text:style-name="P2">STUFF LIKE...</text:p>
      <text:p text:style-name="P2">BULDINGS</text:p>
      <text:p text:style-name="P2">FACILITIES</text:p>
      <text:p text:style-name="P2">LIKE LABS AND STUFF.</text:p>
      <text:p text:style-name="P2">YEAH, THE VEIL IS KIND OF LIKE NEUTRAL GROUND FOR THE KINGDOMS, LIKE OUR PLANETS.</text:p>
      <text:p text:style-name="P2">SOME PLACES ARE USED TO GENETICALLY ENGINEER SOLDIERS AND AGENTS FOR THE TWO SIDES.</text:p>
      <text:p text:style-name="P2">USING GENETIC MATERIAL FROM THE EXOTIC MENAGERIE OF CHESS PIECES ON THE BATTLEFIELD.</text:p>
      <text:p text:style-name="P2">TO HELP FUEL THE WAR AND KEEP RAISING THE STAKES.</text:p>
      <text:p text:style-name="P2">YEAH NO SHIT!</text:p>
      <text:p text:style-name="P2">BUT YOU'LL FIND OUT WHEN YOU GET THERE</text:p>
      <text:p text:style-name="P2">SINCE YOU WERE IN THE VEIL WHEN WE LAST TALKED.</text:p>
      <text:p text:style-name="P2">ANYWAY THAT'S MORE THAN ENOUGH INFO FOR YOU TO THINK ABOUT AND BE LESS STUPID IN TIME FOR CONVERSATIONS WE'VE ALREADY HAD.</text:p>
      <text:p text:style-name="P2">I'M OUT OF HERE.</text:p>
      <text:p text:style-name="P2">WHAT</text:p>
      <text:p text:style-name="P2">WHY WOULD I GIVE HER A MESSAGE FOR YOU</text:p>
      <text:p text:style-name="P2">DO IT YOURSELF, I'M NOT A RELAY SERVICE.</text:p>
      <text:p text:style-name="P2"><text:soft-page-break/>I FIND THAT HIGHLY IMPLAUSIBLE.</text:p>
      <text:p text:style-name="P2">I'M NOT FALLING FOR ANY MORE OF YOUR HUMAN PRANKS.</text:p>
      <text:p text:style-name="P2">"NICE TRY" JOHN</text:p>
      <text:p text:style-name="P2">HAHAHAHAHAHAHA.</text:p>
      <text:p text:style-name="P2">_</text:p>
      <text:p text:style-name="P2">6. JE4: =003803</text:p>
      <text:p text:style-name="P2">SEE THIS IS A CASE IN POINT.</text:p>
      <text:p text:style-name="P2">THE POINT I WAS JUST MAKING.</text:p>
      <text:p text:style-name="P2">ABOUT THE ULTIMATE RIDDLE.</text:p>
      <text:p text:style-name="P2">YOU BLITHERING FECULENT SHITHOLE.</text:p>
      <text:p text:style-name="P2">OK THAT'S YOUR CUE TO LAUGH AT ME SOME MORE I GUESS.</text:p>
      <text:p text:style-name="P2">BECAUSE YOU SEEM TO REALLY GET OFF WHENEVER I FLAME YOU.</text:p>
      <text:p text:style-name="P2">HUMANS ARE DERANGED.</text:p>
      <text:p text:style-name="P2">YOU SEE WHAT I MEAN??? FUCK YOU ABOUT THAT.</text:p>
      <text:p text:style-name="P2">YES I WAS, AND NOW I'M LOSING MY TRAIN OF THOUGHT DIPSHIT.</text:p>
      <text:p text:style-name="P2">OH HELL, THAT'S RIGHT.</text:p>
      <text:p text:style-name="P2">DAMMIT, I GUESS THIS IS GOING TO BE CONFUSING.</text:p>
      <text:p text:style-name="P2">SEE I KIND OF PAINTED MYSELF INTO A CORNER.</text:p>
      <text:p text:style-name="P2">I STARTED TROLLING YOU AT THE END, JUST BEFORE THE RIFT.</text:p>
      <text:p text:style-name="P2">AND THEN JUMPED BACK A LITTLE.</text:p>
      <text:p text:style-name="P2">AND NOW I GUESS I'VE BECOME RAILROADED INTO WORKING BACKWARDS HERE.</text:p>
      <text:p text:style-name="P2">UNLESS I WANT TO DO THE SORT OF DUMB SCHIZOPHRENIC HOPPING AROUND LIKE THE OTHERS.</text:p>
      <text:p text:style-name="P2">I HAVE?</text:p>
      <text:p text:style-name="P2">WOW I CAN'T WAIT FOR ALL THESE AMAZING CONVERSATIONS TO TAKE PLACE.</text:p>
      <text:p text:style-name="P2">IT'S GOING TO BE LIKE THAT HUMAN VACATION WITH THE GIANT RED <text:soft-page-break/>CHIMNEY ASSHOLE UP IN HERE.</text:p>
      <text:p text:style-name="P2">YOU KNOW, THE ONE WHERE A BUNCH OF MOANY NOOKSUCKERS SING AT A LITTLE PINE TREE I THINK.</text:p>
      <text:p text:style-name="P2">I WAS BRAGGING?</text:p>
      <text:p text:style-name="P2">WHY WOULD I BOTHER WITH THAT SORT OF PEDANTIC HUMAN HORSESHIT.</text:p>
      <text:p text:style-name="P2">MAYBE YOU SHOULD CONSIDER THAT I WAS BRAGGING TO GET YOUR HOPES UP IN THE FUTURE.</text:p>
      <text:p text:style-name="P2">ONLY TO LET YOU DOWN.</text:p>
      <text:p text:style-name="P2">AND THUS TROLL YOU MASTERFULLY IN THAT RESPECT.</text:p>
      <text:p text:style-name="P2">YOUR BRITTLE HUMAN CALCIUM BASED SKULL IS WHAT IS WEAK, AND IF YOU AND I WERE IN THE PROXIMITY OF A BLUNT INSTRUMENT I WOULDN'T HAVE MUCH TROUBLE PROVING IT.</text:p>
      <text:p text:style-name="P2">I WAS SCROLLING BACK AND NOTICED YOU WERE IN THE VEIL.</text:p>
      <text:p text:style-name="P2">YEAH DUMBDUMB, YOU'RE TUMBLING AROUND ON A BIG GODDAMN METEOR.</text:p>
      <text:p text:style-name="P2">AND YOU JUST CREATED YOUNGER VERSIONS OF YOURSELVES AND YOUR GUARDIANS.</text:p>
      <text:p text:style-name="P2">PROBABLY BY MUCKING AROUND WITH THAT THING LIKE A DOOFUS.</text:p>
      <text:p text:style-name="P2">HAHAHAHAHAHA, SO CLUELESS.</text:p>
      <text:p text:style-name="P2">WHAT DID YOU THINK YOU WERE DOING THERE ANYWAY.</text:p>
      <text:p text:style-name="P2">NO.</text:p>
      <text:p text:style-name="P2">THEY ARE LITERALLY YOU AND YOUR GUARDIANS.</text:p>
      <text:p text:style-name="P2">PARADOX CLONES.</text:p>
      <text:p text:style-name="P2">YEAH, OBVIOUSLY. GREAT GUESS BRAIN HERO.</text:p>
      <text:p text:style-name="P2">BUT TECHNICALLY THEY AREN'T EVEN SENT BACK IN TIME BECAUSE WITH RESPECT TO THE MEDIUM YOUR UNIVERSE'S TIMELINE IS MEANINGLESS.</text:p>
      <text:p text:style-name="P2">SERIOUSLY WHY WOULD IT GIVE A CRAP ABOUT EARTH'S PAST OR FUTURE OR WHATEVER, FROM IT'S PERSPECTIVE IT'S JUST A BUNCH OF POINTS TO CHOOSE FROM.</text:p>
      <text:p text:style-name="P2">JUST LIKE YOUR CHRONOLOGY IS FROM OUR PERSPECTIVE.</text:p>
      <text:p text:style-name="P2">BUT I GUESS THAT'S A BUNCH OF SEMANTICS. WITH RESPECT TO YOUR <text:soft-page-break/>PERSONAL CHRONOLOGY YEAH THEY GO BACK IN TIME.</text:p>
      <text:p text:style-name="P2">A PARADOX CLONE IS BY DEFINITION A CORRECTLY CLONED DUPLICATE THAT WILL INEVITABLY GO BACK IN TIME AND BECOME THE ORIGINAL TARGET THAT WAS CLONED.</text:p>
      <text:p text:style-name="P2">IF IT'S A MALFORMED CLONE, IT'S JUST A MEANINGLESS MUTANT THAT HAS NO BEARING ON THE STABLE LOOP CONTINUUM.</text:p>
      <text:p text:style-name="P2">I DON'T SEE ANY TENTACLES OR EXTRA EYEBALLS OR WARPED BONE BULGES, SO THOSE GROSS LITTLE THINGS THERE ARE ALL YOU GUYS, WAITING TO GO TO EARTH AND GROW UP AND BECOME THE INSIPID BUNCH OF GRUBFISTED DOUCHEBAGS YOU ALL ARE NOW.</text:p>
      <text:p text:style-name="P2">AND THIS WAS THE POINT I WAS TRYING TO MAKE ABOUT THE ULTIMATE RIDDLE.</text:p>
      <text:p text:style-name="P2">HAHAHA, THINK AGAIN IGNORAMUS.</text:p>
      <text:p text:style-name="P2">IT'S NOT EVEN THAT GREAT.</text:p>
      <text:p text:style-name="P2">OR EVEN MUCH OF A RIDDLE AT ALL.</text:p>
      <text:p text:style-name="P2">IN THE COURSE OF YOUR ADVENTURE YOU WOULD HAVE ENCOUNTERED ALL THESE FRAGMENTS OF LIKE WEIRD POEMS AND SHIT.</text:p>
      <text:p text:style-name="P2">YOU FIND THEM ALONG YOUR QUESTS, WITH CLUES AND STUFF BURIED IN THEM TO HELP YOU SOLVE PUZZLES AND MOVE HUGE STONE COLUMNS AND MAKE STAIRCASES APPEAR AND LOTS OF NONSENSE LIKE THAT.</text:p>
      <text:p text:style-name="P2">AND IT'S ALL MASKED IN THIS FLOWERY SORT OF FROTHY POETIC JACKASSERY THAT NOBODY REALLY CARES ABOUT.</text:p>
      <text:p text:style-name="P2">AND I SURE AS HELL DON'T CARE ABOUT SPOILING IT FOR YOU.</text:p>
      <text:p text:style-name="P2">BUT WHAT ALL THESE LOFTY SYMBOLIC ALLUSIONS BOIL DOWN TO IS SOME GRANDER STATEMENT ABOUT WHAT YOU SEE HAPPENING HERE.</text:p>
      <text:p text:style-name="P2">THAT YOU WERE ALWAYS THE KEY TO SEEDING YOUR OWN EXISTENCE THROUGH THIS GAME.</text:p>
      <text:p text:style-name="P2">AND ANY HOPE THAT IT COULD HAVE PLAYED OUT DIFFERENTLY OR THAT YOU COULD HAVE AVOIDED THIS WHOLE MESS WAS ALWAYS JUST A RUSE.</text:p>
      <text:p text:style-name="P2">WHAT?</text:p>
      <text:p text:style-name="P2">BECAUSE IF IT DIDN'T GO DOWN THIS WAY THEN HOW WERE YOU EVEN BORN, GET IT.</text:p>
      <text:p text:style-name="P2">WHICH IS ESPECIALLY PATHETIC SINCE PARADOX SPACE APPARENTLY WENT <text:soft-page-break/>TO ALL THIS TROUBLE TO MAKE YOU JUST TO HAVE YOU FAIL AND DIE.</text:p>
      <text:p text:style-name="P2">REALLY THERE'S NOTHING MORE TRAGIC THAN THESE NULL SESSIONS FULL OF KIDS ENTERING THE GAME AND FULFILLING SOME COSMIC DESTINY SHIT JUST TO GET WIPED OUT AND LEAVE BEHIND AN EMPTY POINTLESS INCIPISPHERE FOR ALL ETERNITY.</text:p>
      <text:p text:style-name="P2">ACTUALLY IT'S SORT OF HILARIOUS.</text:p>
      <text:p text:style-name="P2">OR IT WOULD BE IF IT DIDN'T AFFECT ME PERSONALLY.</text:p>
      <text:p text:style-name="P2">BUT ANYWAY, THERE'S A LOT MORE TO THE RIDDLE THAN JUST THAT, LIKE WHAT WE WERE JUST TALKING ABOUT LAST TIME WE TALKED.</text:p>
      <text:p text:style-name="P2">BUT THAT'S SORT OF THE GIST OF THE THEMES IT DEALS WITH.</text:p>
      <text:p text:style-name="P2">YEAH.</text:p>
      <text:p text:style-name="P2">IT WAS REALLY FUCKING COMPLICATED AND I'M NOT GOING TO GET INTO IT.</text:p>
      <text:p text:style-name="P2">OUR FAMILY STRUCTURES ARE ALREADY WAY MORE COMPLICATED THAN YOURS WITHOUT EVEN GETTING SPOOKY TIME SLIME INVOLVED.</text:p>
      <text:p text:style-name="P2">BASICALLY WE HAVE NOTHING IN COMMON WHATSOEVER.</text:p>
      <text:p text:style-name="P2">EXCEPT MAYBE THIS...</text:p>
      <text:p text:style-name="P2">I WAS THE GUY IN YOUR POSITION, TO MAKE ALL THESE CLONES, AND FRANKLY IT ALL KIND OF FREAKED ME THE HELL OUT.</text:p>
      <text:p text:style-name="P2">OH, ONLY JUST NOW???</text:p>
      <text:p text:style-name="P2">FUCK YOU ARE FAST, I HOPE YOU GOT THE MAD BOONBUCKS TO PAY OFF THOSE SPEEDING TICKETS.</text:p>
      <text:p text:style-name="P2">WHAT'S SO WEIRD ABOUT IT.</text:p>
      <text:p text:style-name="P2">OH REALLY.</text:p>
      <text:p text:style-name="P2">HUH, MAYBE WE HAVE MORE IN COMMON THAN I THOUGHT.</text:p>
      <text:p text:style-name="P2">MAYBE THOSE REALLY ARE MUTANT CLONES AND THEY AREN'T GOING BACK TO SEED YOUR PLANET???</text:p>
      <text:p text:style-name="P2">HELL, I'M CONFUSED NOW.</text:p>
      <text:p text:style-name="P2">NOT THAT I GIVE A SHIT ABOUT YOU AND YOUR POINTLESS AWFUL LIVES.</text:p>
      <text:p text:style-name="P2">UM, OK?</text:p>
      <text:p text:style-name="P2"><text:soft-page-break/>OK THAT IS PRETTY GOOD.</text:p>
      <text:p text:style-name="P2">BUT I CAN'T USE IT, BECAUSE YOU SAID IT, AND THEN LATER, I.E. RIGHT NOW, YOU WOULD GET THE SATISFACTION OF KNOWING YOU WERE THE ONE TO COME UP WITH THAT BURN.</text:p>
      <text:p text:style-name="P2">SEE, YOU ARE DEALING WITH A PRO, YOU CAN'T OUT TROLL ME SO JUST FORGET ABOUT IT AND STOP TRYING.</text:p>
      <text:p text:style-name="P2">_</text:p>
      <text:p text:style-name="P2">7. JE5: =003807</text:p>
      <text:p text:style-name="P2">OK IT'S A FEW MINUTES LATER.</text:p>
      <text:p text:style-name="P2">LOOK HOW SANE AND LINEAR WE ARE BEING.</text:p>
      <text:p text:style-name="P2">OK AWESOME, NOW FUCK YOU AND GOODBYE.</text:p>
      <text:p text:style-name="P2">WHAT.</text:p>
      <text:p text:style-name="P2">HOW DO YOU KNOW ABOUT THAT.</text:p>
      <text:p text:style-name="P2">I WAS OBVIOUSLY JUST SPITING YOUR STUPID POINTLESS HUMAN DARE.</text:p>
      <text:p text:style-name="P2">WHAT IS A DARE ANYWAY, IT'S NOTHING.</text:p>
      <text:p text:style-name="P2">SOMEONE SAYS DO SOMETHING AND THEN, OH LAUGH LAUGH, YOU LOSE IF YOU DON'T DO IT.</text:p>
      <text:p text:style-name="P2">THAT ISN'T ANYTHING THAT DESERVES A WORD.</text:p>
      <text:p text:style-name="P2">WE DON'T EVEN HAVE A WORD FOR DARE IN OUR LANGUAGE.</text:p>
      <text:p text:style-name="P2">THE CLOSEST APPROXIMATION WOULD BE "WORTHLESS FUCKING BULLSHIT WASTE OF TIME FOR SILLY LITTLE CHILDREN"</text:p>
      <text:p text:style-name="P2">YES, IT'S THE TITLE OF EVERY DUMB MOVIE YOU EVER LIKED.</text:p>
      <text:p text:style-name="P2">ANYWAY, HOW COULD WE HAVE MADE A DARE IF I'M MOVING BACKWARDS ON YOUR TIMELINE.</text:p>
      <text:p text:style-name="P2">YOU WOULD DARE ME TO DO SOMETHING, THEN I WOULD DO IT NEXT TIME, BUT THEN YOU WOULDN'T EVEN REMEMBER THE DARE.</text:p>
      <text:p text:style-name="P2">BECAUSE WE DIDN'T MAKE IT YET.</text:p>
      <text:p text:style-name="P2">THAT'S WHAT ISN'T TRUE AND DOESN'T MAKE SENSE YOU DAMP BAG OF PUKE.</text:p>
      <text:p text:style-name="P2">YOU HAVE SOUNDING STUPID DOWN TO SUCH A SCIENCE.</text:p>
      <text:p text:style-name="P2"><text:soft-page-break/>WHERE IS YOUR LAB COAT AND TEST TUBES DOCTOR BRAIN PROFESSOR?</text:p>
      <text:p text:style-name="P2">YOU LOOK LIKE AN ELF.</text:p>
      <text:p text:style-name="P2">YOU LOOK LIKE YOU SHOULD BE BLOWING INTO A FUNNY LITTLE SHELL, AND LIMBERING UP FOR A SILLY COOKIE DANCE.</text:p>
      <text:p text:style-name="P2">YES, LET'S COMPARE WHICH FANTASY CREATURES THAT DON'T EXIST WE BOTH DO OR DON'T NOT HAVE.</text:p>
      <text:p text:style-name="P2">WHAT A GREAT FUCKING IDEA, JOHN!</text:p>
      <text:p text:style-name="P2">YOU ASKED ABOUT THE RECKONING, SO WHY DON'T WE TALK ABOUT THAT INSTEAD OF ALL THESE PRETTY MUCH TERRIBLE THINGS.</text:p>
      <text:p text:style-name="P2">YEAH, SO WHEN THE RECKONING STARTS HAPPENING, ALL THESE PARADOX CLONES GET SHIPPED OFF TO METEORS, FLUNG THROUGH SKAIAN DEFENSE PORTALS, AND SENT BACK TO EARTH.</text:p>
      <text:p text:style-name="P2">END OF STORY I GUESS.</text:p>
      <text:p text:style-name="P2">BYE.</text:p>
      <text:p text:style-name="P2">UH YEAH, I GUESS.</text:p>
      <text:p text:style-name="P2">YOU ALL TRACE THE MYTHOLOGICAL FOOTSTEPS OF YOUR BELOVED HUMAN SUPERMAN WHO'S REALLY JUST A MUSCULAR CAUCASIAN ALIEN.</text:p>
      <text:p text:style-name="P2">IT'S HILARIOUS HOW HUMANS WORSHIP HIM AS A PINNACLE OF HUMAN HEROISM AND VIRTUE BUT HE ISN'T EVEN HUMAN.</text:p>
      <text:p text:style-name="P2">ACTUALLY IT'S INCREDIBLY PATHETIC.</text:p>
      <text:p text:style-name="P2">BUT ALSO IN A WAY KIND OF ADMIRABLE.</text:p>
      <text:p text:style-name="P2">BECAUSE IT MEANS DEEP DOWN YOU ALL MUST REALIZE WHO YOUR DADDY IS.</text:p>
      <text:p text:style-name="P2">WE ARE, BITCHES.</text:p>
      <text:p text:style-name="P2">OH MY THROBBING PHLEGM LOBE, WHO GIVES A BARFING FUCK ABOUT THAT.</text:p>
      <text:p text:style-name="P2">JOHN EGBERT, YOU HAVE ASSASSINATED MY PATIENCE.</text:p>
      <text:p text:style-name="P2">ADIOS LOSER.</text:p>
      <text:p text:style-name="P2">SD;LKFJSD;LKFJSDLFKJ;</text:p>
      <text:p text:style-name="P2">FINE.</text:p>
      <text:p text:style-name="P2">_</text:p>
      <text:p text:style-name="P2"><text:soft-page-break/>8. JE6: =003829</text:p>
      <text:p text:style-name="P2">OK, I GOT BACK TO YOU.</text:p>
      <text:p text:style-name="P2">ARE YOU HAPPY.</text:p>
      <text:p text:style-name="P2">YOU DON'T EVEN KNOW IT YET.</text:p>
      <text:p text:style-name="P2">BUT YOU ARE ABOUT TO START PASSING OUT BUNNIES LIKE THEY'RE CHEAP CIGARS.</text:p>
      <text:p text:style-name="P2">IT'S GOING TO BE AN EMBARRASSING DISPLAY.</text:p>
      <text:p text:style-name="P2">YEAH, EXACTLY, NUMSKULL.</text:p>
      <text:p text:style-name="P2">LET'S JUST HAVE OUR CHAT, THEN IT CAN NATURALLY OCCUR TO YOU TO BE AN IDIOT IN THE DUE COURSE OF TIME.</text:p>
      <text:p text:style-name="P2">YEAH.</text:p>
      <text:p text:style-name="P2">HAHAHAHA.</text:p>
      <text:p text:style-name="P2">IT STARTS IN A FEW MINUTES STUPID.</text:p>
      <text:p text:style-name="P2">SEE THAT COUNTDOWN CLOCK OVER THERE?</text:p>
      <text:p text:style-name="P2">YOU AREN'T DELAYING ANYTHING.</text:p>
      <text:p text:style-name="P2">WELL I MEAN IT DOESN'T HAPPEN ALL AT ONCE.</text:p>
      <text:p text:style-name="P2">FIRST SOME SMALLER METEORS GO.</text:p>
      <text:p text:style-name="P2">THEN BIGGER ONES.</text:p>
      <text:p text:style-name="P2">SPREAD OUT OVER LIKE 24 HOURS OR SO.</text:p>
      <text:p text:style-name="P2">IT'S SUPPOSED TO BE LIKE...</text:p>
      <text:p text:style-name="P2">GO TIME.</text:p>
      <text:p text:style-name="P2">WHEN IT STARTS.</text:p>
      <text:p text:style-name="P2">LIKE IT'S TIME TO HURRY UP AND STOP FUCKING AROUND AND KILL THE BOSS, GET IT?</text:p>
      <text:p text:style-name="P2">THE ROCK YOU'RE ON DOESN'T BLAST OFF RIGHT AWAY.</text:p>
      <text:p text:style-name="P2">TOO BAD, BECAUSE IT WOULD HAVE SPARED YOU FROM MAKING A FOOL OF YOURSELF IN A COUPLE MINUTES, AND MORE IMPORTANTLY, SPARED ME FROM HAVING TO WATCH.</text:p>
      <text:p text:style-name="P2">JACK NOIR.</text:p>
      <text:p text:style-name="P2"><text:soft-page-break/>_</text:p>
      <text:p text:style-name="P2">9. JE7: =003830</text:p>
      <text:p text:style-name="P2">AN AGENT OF DERSE.</text:p>
      <text:p text:style-name="P2">WHO FLIPPED OUT AND ROSE TO POWER.</text:p>
      <text:p text:style-name="P2">HE KILLED YOUR BLACK QUEEN AND KING AND NOW HE'S IN CHARGE.</text:p>
      <text:p text:style-name="P2">NO, WE DID.</text:p>
      <text:p text:style-name="P2">BUT HE WAS HARMLESS.</text:p>
      <text:p text:style-name="P2">ACTUALLY, HE WAS AN ALLY, SORT OF.</text:p>
      <text:p text:style-name="P2">HE SETTLED A GRUDGE AGAINST THE QUEEN BY HELPING US DETHRONE AND EXILE HER.</text:p>
      <text:p text:style-name="P2">AND THEN HE WOUND UP EXILED HIMSELF, AND SORT OF KEPT HELPING US THROUGH A COMMAND TERMINAL ON OUR OLD PLANET.</text:p>
      <text:p text:style-name="P2">HE'S KIND OF A HUGE ASSHOLE THOUGH.</text:p>
      <text:p text:style-name="P2">BUT BECAUSE HE TOOK THE QUEEN OUT OF THE PICTURE, WHEN WE GOT TO SKAIA WE ONLY HAD ONE MONARCH TO DEAL WITH INSTEAD OF TWO.</text:p>
      <text:p text:style-name="P2">OF COURSE IT WAS A NASTY GIANT 12X PROTOTYPED BLACK KING THAT TOOK FOREVER TO KILL, JUST BARELY IN TIME BEFORE THE BIGGEST METEORS CAME, BUT STILL.</text:p>
      <text:p text:style-name="P2">NO, GOD.</text:p>
      <text:p text:style-name="P2">EGBERT YOU ARE THICKER THAN THAT HIDEOUS JOKE BOOK YOU WADDLE AROUND WITH.</text:p>
      <text:p text:style-name="P2">TRY TO THINK MORE ABSTRACTLY.</text:p>
      <text:p text:style-name="P2">THINK ABOUT VIDEO GAMES.</text:p>
      <text:p text:style-name="P2">WHAT'S AN EARTH GAME YOU LIKED TO PLAY?</text:p>
      <text:p text:style-name="P2">NAME ONE.</text:p>
      <text:p text:style-name="P2">OK I DON'T KNOW WHAT THAT IS, BUT I HAVE A FEELING IT'S A REALLY LAME EXAMPLE, BUT THAT'S FINE, IT'S NOT THE POINT.</text:p>
      <text:p text:style-name="P2">SO LET'S SAY YOU PLAY YOUR BANDICOOT AND I PLAY MY BANDICOOT.</text:p>
      <text:p text:style-name="P2">THEY ARE ESSENTIALLY THE SAME BANDICOOT, SAME APPEARANCE AND DESIGN AND BEHAVIORS.</text:p>
      <text:p text:style-name="P2"><text:soft-page-break/>BUT THEY ARE STILL COMPLETELY SEPARATE BANDICOOTS ON SEPARATE SCREENS.</text:p>
      <text:p text:style-name="P2">SO WE BOTH HAVE OUR OWN ASS BANDICOOTS TO OURSELVES, THE SAME BUT DIFFERENT.</text:p>
      <text:p text:style-name="P2">OUR JACKS ARE THE SAME BUT DIFFERENT TOO.</text:p>
      <text:p text:style-name="P2">SAME GUY, DIFFERENT CIRCUMSTANCES AND OUTCOMES.</text:p>
      <text:p text:style-name="P2">OUR JACK TRUMPED THE QUEEN, BUT GOT NO FURTHER.</text:p>
      <text:p text:style-name="P2">YOUR JACK GOT THE BEST OF BOTH OF THEM, AND IS NOW SOMETHING HIGHER THAN A QUEEN OR A KING...</text:p>
      <text:p text:style-name="P2">SURE OK.</text:p>
      <text:p text:style-name="P2">FRANKLY I HAVE NO IDEA WHAT THE ORIGINAL THING THAT TIPPED THE SCALE WAS.</text:p>
      <text:p text:style-name="P2">IT IS UNDER INVESTIGATION.</text:p>
      <text:p text:style-name="P2">BUT IT DOESN'T REALLY MATTER.</text:p>
      <text:p text:style-name="P2">THE WORST IS YET TO COME.</text:p>
      <text:p text:style-name="P2">FOR YOU.</text:p>
      <text:p text:style-name="P2">ALREADY TOLD YOU.</text:p>
      <text:p text:style-name="P2">YEAH YEAH, YOU MIGHT AS WELL GET IT OVER WITH AND GIVE HER THE LOUSY RABBIT ALREADY.</text:p>
      <text:p text:style-name="P2">PERFECT FOR WHAT, FLEXING YOUR FORMIDABLE MENTAL HANDICAP LIKE A FUCKING HEAVYWEIGHT FOR THE NEXT SEVERAL MINUTES?</text:p>
      <text:p text:style-name="P2">OH WAIT, LET ME CHECK, THE ANSWER IS YES.</text:p>
      <text:p text:style-name="P2">FUCK.</text:p>
      <text:p text:style-name="P2">JUST...</text:p>
      <text:p text:style-name="P2">AUGH.</text:p>
      <text:p text:style-name="P2">_</text:p>
      <text:p text:style-name="P5">Act 5</text:p>
      <text:p text:style-name="P2">_</text:p>
      <text:p text:style-name="P2">10. GM1: =003910</text:p>
      <text:p text:style-name="P2"><text:soft-page-break/>WHAT IN THE SWEET ALMIGHTY TAINTCHAFING FUCK DO YOU WANT.</text:p>
      <text:p text:style-name="P2">I REALLY CAN'T STAND YOU AND I HATE HOW YOU TYPE, IT JUST BOTHERS ME SO MUCH, HAVE I MENTIONED THAT?</text:p>
      <text:p text:style-name="P2">I WONDER WHAT KIND OF SHITTY THING I DID TO DESERVE SUCH AN AWFUL BEST FRIEND.</text:p>
      <text:p text:style-name="P2">OR MAYBE WHAT TERRIBLE THING I'M GOING TO DO AND GET PUNISHED FOR IN ADVANCE.</text:p>
      <text:p text:style-name="P2">MAYBE I'M JUST LIKE PREEMPTIVELY THE WORST FUCKING PIECE OF TRASH WHO EVER LIVED AND DON'T EVEN KNOW IT YET, BUT HEY LOOK, YOUR FRIENDSHIP IS EXHIBIT A I GUESS.</text:p>
      <text:p text:style-name="P2">FRIENDSHIP ISN'T A DISEASE SHITSPONGE.</text:p>
      <text:p text:style-name="P2">IT'S LIKE...</text:p>
      <text:p text:style-name="P2">A MISTAKE.</text:p>
      <text:p text:style-name="P2">A BIG JOKE OF NATURE.</text:p>
      <text:p text:style-name="P2">OH NO, DON'T.</text:p>
      <text:p text:style-name="P2">DON'T START WITH THE MIRACLES AGAIN.</text:p>
      <text:p text:style-name="P2">IT'S CARBONATION YOU IGNORANT DOUCHE.</text:p>
      <text:p text:style-name="P2">TRY GETTING SCHOOLFED SOME TIME INSTEAD OF SLURPING DOWN THAT WEIRD SWILL ALL DAY AND FONDLING YOUR STUPID HORNS.</text:p>
      <text:p text:style-name="P2">THE ONLY MIRACLE IS THAT YOU LIKE THAT DISGUSTING SLUDGE, WHERE DO YOU EVEN GET THAT STUFF.</text:p>
      <text:p text:style-name="P2">IT'S ALSO A MIRACLE HOW YOU DRESS LIKE AN IMBECILE AND ARE BASICALLY THE STUPIDEST ASSHOLE I'VE EVER KNOWN.</text:p>
      <text:p text:style-name="P2">ACTUALLY YOU'RE RIGHT, THERE ARE MIRACLES EVERYWHERE, I'VE BEEN A FOOL.</text:p>
      <text:p text:style-name="P2">FUCK YOU.</text:p>
      <text:p text:style-name="P2">FUCK YOU FOR ME JUST READING THAT.</text:p>
      <text:p text:style-name="P2">WHAT?</text:p>
      <text:p text:style-name="P2">STOP SAYING ALL. ARE YOU TALKING ABOUT TA'S THING?</text:p>
      <text:p text:style-name="P2">UUUUUUGH.</text:p>
      <text:p text:style-name="P2"><text:soft-page-break/>ANYWAY, I DON'T KNOW WHAT'S UP WITH THAT.</text:p>
      <text:p text:style-name="P2">MAYBE I'LL TALK TO HIM TONIGHT ABOUT IT. MAYBE I WON'T.</text:p>
      <text:p text:style-name="P2">IT'S PROBABLY JUST ANOTHER ONE OF HIS PROJECTS THAT WINDS UP BEING COMPLETELY USELESS AND A HUGE WASTE OF MY TIME.</text:p>
      <text:p text:style-name="P2">WHAT.</text:p>
      <text:p text:style-name="P2">YOU'VE GOT TO GET RID OF THOSE THINGS.</text:p>
      <text:p text:style-name="P2">THEY MAKE IT MORE EMBARRASSING TO KNOW YOU.</text:p>
      <text:p text:style-name="P2">WHICH IS A FRIGGIN MIRACLE THAT THAT'S EVEN POSSIBLE.</text:p>
      <text:p text:style-name="P2">LIKE, WOW, GOD SURE COOKED UP A DOOZY THERE.</text:p>
      <text:p text:style-name="P2">TWINKLY EYED SON OF A BITCH JUST KEEPS YOU GUESSING, DOESN'T HE.</text:p>
      <text:p text:style-name="P2">ACTUALLY YOU KNOW WHAT WILL BE THE MIRACLE TO END ALL MIRACLES?</text:p>
      <text:p text:style-name="P2">IT'LL BE IF I EVER MEET A KID I DESPISE MORE THAN YOU.</text:p>
      <text:p text:style-name="P2">THAT WILL MAKE ME A MOTHERFUCKIN CONVERT.</text:p>
      <text:p text:style-name="P2">I'LL SEE LIGHT SO BRIGHT I'LL NEED GC TO WALK ME AROUND SO I DON'T BUMP INTO SHIT.</text:p>
      <text:p text:style-name="P2">SIGN ME UP FOR YOUR IDIOTIC CLOWN RELIGION OK.</text:p>
      <text:p text:style-name="P2">_</text:p>
      <text:p text:style-name="P2">11. SC1: =003927</text:p>
      <text:p text:style-name="P2">WHY WOULD I FLIP MY SHIT ABOUT THAT.</text:p>
      <text:p text:style-name="P2">WELL WILL YOU LOOK AT THIS.</text:p>
      <text:p text:style-name="P2">HERE IS MY SHIT, AND YET IT REMAINS UNFLIPPED.</text:p>
      <text:p text:style-name="P2">JUST SITTING THERE ON THE SKILLET, GETTING BURNED ON ONE SIDE.</text:p>
      <text:p text:style-name="P2">IT'S A MIRACLE.</text:p>
      <text:p text:style-name="P2">FUCK NO.</text:p>
      <text:p text:style-name="P2">MIRACLES ARE LIKE POOP STAINS ON GOD'S UNDERWEAR.</text:p>
      <text:p text:style-name="P2">THAT'S WHY HE HIDES THEM, THEY'RE FUCKING EMBARRASSING.</text:p>
      <text:p text:style-name="P2">GOD LAUNDERS IN MYSTERIOUS WAYS.</text:p>
      <text:p text:style-name="P2"><text:soft-page-break/>OK, GOOD, BECAUSE I'M PRETTY BUSY TONIGHT.</text:p>
      <text:p text:style-name="P2">WHAT IS THIS THING ANYWAY, WHY ALL THE SECRECY.</text:p>
      <text:p text:style-name="P2">THAT SOUNDS LIKE MELODRAMATIC BULLSHIT BUT COMING FROM YOU COLOR ME UNSURPRISED.</text:p>
      <text:p text:style-name="P2">RIGHT OK.</text:p>
      <text:p text:style-name="P2">SO YOU MADE THIS GAME?</text:p>
      <text:p text:style-name="P2">FROM WHAT.</text:p>
      <text:p text:style-name="P2">MAN, NO.</text:p>
      <text:p text:style-name="P2">I CAN'T TALK TO HER, SHE'S SO SPOOKY.</text:p>
      <text:p text:style-name="P2">I DON'T KNOW WHY MOST OF OUR FRIENDS ARE SUCH PSYCHOS.</text:p>
      <text:p text:style-name="P2">NO LET'S NOT TALK ABOUT YOUR WEIRD MUTANT BRAIN.</text:p>
      <text:p text:style-name="P2">AND DON'T SCAN MINE OR WHATEVER, IT'S OFF LIMITS YOU DOUCHE.</text:p>
      <text:p text:style-name="P2">WHY ARE YOU TWO UP TO THIS SECRET STUFF.</text:p>
      <text:p text:style-name="P2">WHY HAVEN'T YOU TOLD ME ANYTHING ABOUT THIS?</text:p>
      <text:p text:style-name="P2">OH GOD.</text:p>
      <text:p text:style-name="P2">STOP BEING SO SENSITIVE.</text:p>
      <text:p text:style-name="P2">IT'S A REPUGNANT QUALITY.</text:p>
      <text:p text:style-name="P2">WHAT A LOAD OF SHIT, THIS ACT THAT YOU ACTUALLY THINK YOU'RE A HOTSHOT, YOU KNOW YOU HATE YOURSELF.</text:p>
      <text:p text:style-name="P2">YEAH WELL I HATE YOU WAY MORE THAN I HATE MYSELF, AND THAT'S FUCKING SAYING SOMETHING.</text:p>
      <text:p text:style-name="P2">IN FACT I HATE YOU MORE THAN I HATE MYSELF AND YOU HATE YOURSELF AND YOU HATE ME COMBINED.</text:p>
      <text:p text:style-name="P2">OK, TIME OUT FOR THE IDIOT.</text:p>
      <text:p text:style-name="P2">THE IDIOT GETS A TIME OUT AND SHUTS UP FOR A SECOND.</text:p>
      <text:p text:style-name="P2">THAT'S YOU.</text:p>
      <text:p text:style-name="P2">JUST TELL ME WHAT TO DO ABOUT THIS GAME.</text:p>
      <text:p text:style-name="P2">OK LET ME GUESS.</text:p>
      <text:p text:style-name="P2"><text:soft-page-break/>THERE'S A RED TEAM AND BLUE TEAM, RIGHT?</text:p>
      <text:p text:style-name="P2">OK, THEN I GUESS I CAN PICK MY TEAMMATES THEN?</text:p>
      <text:p text:style-name="P2">WHAT????????????????????</text:p>
      <text:p text:style-name="P2">OH WOW NOW I SEE.</text:p>
      <text:p text:style-name="P2">REALLY FUCKING CLEVER, PICKING THE BLIND GIRL TO LEAD THE TEAM YOUR COMPETING WITH.</text:p>
      <text:p text:style-name="P2">I KNEW YOU WERE CHEATER LOWLIFE FUCKING SCUMBAG WITH NO SCRUPLES OR SELF ESTEEM AND WERE BASICALLY WORTHLESS ON EVERY LEVEL, BUT SOMEHOW I'M STILL DISAPPOINTED IN YOU.</text:p>
      <text:p text:style-name="P2">I AM A HATCHED LEADER AND YOU KNOW IT.</text:p>
      <text:p text:style-name="P2">HOW DO YOU GET OUT OF YOUR COCOON IN THE MORNING KNOWING YOU'RE THE WORST THING A UNIVERSE WAS EVER RESPONSIBLE FOR?</text:p>
      <text:p text:style-name="P2">ALSO IT MUST BE HARD WITH YOUR HANDS TO PERSISTENTLY BOTHERING EVERY MUTATED SET OF GENITALS PEPPERING THAT GHASTLY HUSK YOU PAWN OFF AS A BODY.</text:p>
      <text:p text:style-name="P2">HAS A FEMALE EVER LOOKED AT YOU WITHOUT AT ONCE TURNING SKYWARD AND ERUPTING LIKE A VOMIT VOLCANO, ANSWER ME THAT.</text:p>
      <text:p text:style-name="P2">I GUESS THESE CONVERSATIONS WE HAVE DO GET KIND OF EMBARRASSING IN RETROSPECT.</text:p>
      <text:p text:style-name="P2">ARE WE NOT FRIENDS ANYMORE BECAUSE OF STUFF I SAID.</text:p>
      <text:p text:style-name="P2">IT'S A JOKE MORON.</text:p>
      <text:p text:style-name="P2">CG: HONESTLY I'M JUST GLAD NOBODY ELSE IS PRIVVY TO OUR CONVERSATIONS.</text:p>
      <text:p text:style-name="P2">ACTUALLY WHY DON'T WE MAKE A PACT TO DELETE THIS ONE FROM OUR LOGS, I'M JUST SHUDDERING HERE SCROLLING UP AND READING THIS.</text:p>
      <text:p text:style-name="P2">_</text:p>
      <text:p text:style-name="P2">12. TP1: =003958</text:p>
      <text:p text:style-name="P2">HEY GUESS WHAT, BIG NEWS.</text:p>
      <text:p text:style-name="P2">LIKE HOLY SHIT STOP THE PRESSES THIS IS A HUMONGOUS DEAL SORT OF NEWS.</text:p>
      <text:p text:style-name="P2">YOU'RE NOT THE RED TEAM LEADER.</text:p>
      <text:p text:style-name="P2"><text:soft-page-break/>THAT'S ME.</text:p>
      <text:p text:style-name="P2">I'M THE LEADER.</text:p>
      <text:p text:style-name="P2">IT'S BEEN DECIDED.</text:p>
      <text:p text:style-name="P2">ON AN OFFICIAL BASIS.</text:p>
      <text:p text:style-name="P2">WHAT, NO.</text:p>
      <text:p text:style-name="P2">I MEAN YOU CAN BUT IT WON'T DO ANY GOOD BECAUSE I'M THE LEADER AND THAT'S ALL THERE IS TO EVACUATE THROUGH YOUR PROTEIN CHUTE ON THE MATTER.</text:p>
      <text:p text:style-name="P2">THAT'S A LIE, YOU'RE MORE OF A MELODRAMA SPAZ QUEEN THAN ME AND YOU KNOW IT AND THIS STUFF YOUR SAYING IS A PRETEND STUNT.</text:p>
      <text:p text:style-name="P2">YOU'RE LIKE A ROCKET PROPELLED SPAZ MAGGOT SPRINGLOADED UP THE ASS OF A PSYCHEDELIC FUCKING FREAKOUT WEASEL ON IDIOT DRUGS SO LETS NOT PLAY MAKEBELIEVE GAMES HERE.</text:p>
      <text:p text:style-name="P2">LEADER.</text:p>
      <text:p text:style-name="P2">ME.</text:p>
      <text:p text:style-name="P2">OK, GREAT.</text:p>
      <text:p text:style-name="P2">IF IT'S ANY CONSOLATION I HAVE SELECTED YOU TO BE MY SECOND IN COMMAND.</text:p>
      <text:p text:style-name="P2">FUCK YOU OFFER RESCINDED.</text:p>
      <text:p text:style-name="P2">HOW COULD YOU THINK THAT.</text:p>
      <text:p text:style-name="P2">I'M AN INCREDIBLE LEADER WITH ALL KINDS OF PRIORITIZATION AND COMMAND SKILLS.</text:p>
      <text:p text:style-name="P2">I'M GOING TO ROCK THE COCK OFF THIS WEATHERVANE AND THE BLUE TEAM WILL WISH THEY NEVER SLITHERED OUT OF THE MOTHER GRUB'S HEINOUS UNDULATING ASSHOLE.</text:p>
      <text:p text:style-name="P2">SO JUST GIVE ME THE FULL BRIEFING, WHAT DO YOU KNOW.</text:p>
      <text:p text:style-name="P2">SEE THIS IS WHAT I'M TALKING ABOUT.</text:p>
      <text:p text:style-name="P2">THIS IS WHAT I WAS MADE FOR.</text:p>
      <text:p text:style-name="P2">BEING IN CHARGE OF ADVENTURE, RUNNING AROUND AND STUFF, AND FUCKING SHIT UP LIKE A GODDAMN HERO WITH A RIPPERWASP IN HIS JOCK.</text:p>
      <text:p text:style-name="P2"><text:soft-page-break/>LET'S GET CRACKING HERE.</text:p>
      <text:p text:style-name="P2">LAUNCH YOUR SERVER OR WHATEVER, I'LL INSTALL THE HERO PROGRAM.</text:p>
      <text:p text:style-name="P2">YEAH.</text:p>
      <text:p text:style-name="P2">YES, EXACTLY.</text:p>
      <text:p text:style-name="P2">NOW YOU ARE MAKING SENSE.</text:p>
      <text:p text:style-name="P2">THIS IS THE KIND OF THING THAT SANE PEOPLE SAY.</text:p>
      <text:p text:style-name="P2">KEEP AT IT, THERE'S HOPE FOR YOU YET.</text:p>
      <text:p text:style-name="P2">WHAT'S A BABY.</text:p>
      <text:p text:style-name="P2">I THOUGHT YOU DIDN'T HAVE ONE.</text:p>
      <text:p text:style-name="P2">WHY NOT?</text:p>
      <text:p text:style-name="P2">WHY HAVE YOU NEVER MENTIONED THIS ANYWAY?</text:p>
      <text:p text:style-name="P2">HONESTLY TEREZI IT SOUNDS LIKE MORE FROTHING LOONEYBLOCK NONSENSE.</text:p>
      <text:p text:style-name="P2">OH THANK GOD YOU JUST SAID SOMETHING NORMAL, I WAS STARTING TO WORRY THERE.</text:p>
      <text:p text:style-name="P2">WHEW BACK IN SANE LAND.</text:p>
      <text:p text:style-name="P2">WE NEED TO GET YOU OUT OF THAT FUCKING TREE AND INTO A PROPER GODDAMN LAWNRING.</text:p>
      <text:p text:style-name="P2">YOU'VE BEEN STUNTED LIVING UP THERE, BY THE WHISPERS OF FUCKING BARK GNOMES OR SOMETHING.</text:p>
      <text:p text:style-name="P2">I THINK ONE OF MY NEIGHBORS WAS JUST CULLED RECENTLY, MAYBE YOU COULD LIVE THERE.</text:p>
      <text:p text:style-name="P2">OK WELL</text:p>
      <text:p text:style-name="P2">SPEAKING OF THAT</text:p>
      <text:p text:style-name="P2">I SHOULD GO DOWNSTAIRS AND DEAL WITH THIS GRUMPY CUSTOMER.</text:p>
      <text:p text:style-name="P2">IT'S GOING TO FONDLE MAJOR SEEDFLAP, BUT HOPEFULLY IT'LL BE QUICK.</text:p>
      <text:p text:style-name="P2">YOU CAN ESTABLISH YOUR CONNECTION AND DO YOUR TRIVIAL SIDEKICK STUFF I GUESS IN THE MEANTIME.</text:p>
      <text:p text:style-name="P2">_</text:p>
      <text:p text:style-name="P2"><text:soft-page-break/>13. TP2: =003961</text:p>
      <text:p text:style-name="P2">YOU CAN SEE ME RIGHT.</text:p>
      <text:p text:style-name="P2">TELL ME WHAT IS WRONG WITH THIS PICTURE.</text:p>
      <text:p text:style-name="P2">OH YEAH.</text:p>
      <text:p text:style-name="P2">ANYWAY, PRESS YOUR NOSE AGAINST YOUR SLOBBERY SCREEN AND TELL ME WHAT IS WRONG WITH THIS PICTURE.</text:p>
      <text:p text:style-name="P2">THAT'S BECAUSE YOU JUST TOOK A HARD DRAG OF MY LOAD GAPER WHICH FOR SOME REASON I HAVE DISCOVERED OUTSIDE ON THIS LITTLE ISLAND.</text:p>
      <text:p text:style-name="P2">WELL OOH LA LA.</text:p>
      <text:p text:style-name="P2">EXCUSE MY DISDAIN FOR YOUR BLUE BLOODED VERNACULAR.</text:p>
      <text:p text:style-name="P2">WHOA NONE OF YOUR BUSINESS!</text:p>
      <text:p text:style-name="P2">SERIOUSLY WAS THAT A SERIOUS QUESTION?</text:p>
      <text:p text:style-name="P2">UNBELIEVABLE.</text:p>
      <text:p text:style-name="P2">WHAT IS WITH YOUR OBSESSIONS WITH COLORS.</text:p>
      <text:p text:style-name="P2">IT'S BAD ENOUGH YOU WASTE ALL MY HARD EARNED GRIST RAMBLING MY HIVE AROUND LIKE THAT NOT EVEN IN THE DIRECTION OF THE FUCKING GATE.</text:p>
      <text:p text:style-name="P2">BUT THEN YOU GO AND SPEND IT ON AN UGLY PAINT JOB.</text:p>
      <text:p text:style-name="P2">I KILLED A LOT OF IMPS FOR THAT GRIST.</text:p>
      <text:p text:style-name="P2">YEAH RIGHT.</text:p>
      <text:p text:style-name="P2">MORE LIKE...</text:p>
      <text:p text:style-name="P2">ADORABLOODTHIRSTY.</text:p>
      <text:p text:style-name="P2">I'M PRANCING AROUND BEING THAT, OK?</text:p>
      <text:p text:style-name="P2">ANYWAY THIS IS AWFUL, THIS IS NO WAY FOR A LEADER TO BE TREATED.</text:p>
      <text:p text:style-name="P2">NO, THIS IS NOT ANYTHING EXCEPT FOR WHAT BULLSHIT IS.</text:p>
      <text:p text:style-name="P2">A LEADER SHOULDN'T BE AT THE MERCY OF THE HIVE RENOVATION WHIMSY OF A PSYCHOTIC BLIND GIRL.</text:p>
      <text:p text:style-name="P2">WHEN DO I GET THE CHANCE TO FUCK UP SOMEONE'S HIVE.</text:p>
      <text:p text:style-name="P2">I SHOULD BE THE NEXT ONE TO CONNECT TO A CLIENT.</text:p>
      <text:p text:style-name="P2"><text:soft-page-break/>MORE LIES.</text:p>
      <text:p text:style-name="P2">WHOA WAIT, WHAT?</text:p>
      <text:p text:style-name="P2">METEORS?</text:p>
      <text:p text:style-name="P2">WHAT THE FUCK ARE YOU TALKING ABOUT.</text:p>
      <text:p text:style-name="P2">WHAT DOES THIS HAVE TO DO WITH METEORS.</text:p>
      <text:p text:style-name="P2">44 WHAT?</text:p>
      <text:p text:style-name="P2">NO, OF COURSE NOT.</text:p>
      <text:p text:style-name="P2">WELL WHY DON'T YOU JUST TELL ME SO I DON'T HAVE TO TALK TO ANY OF THOSE DOUBLETALKING ASSHOLES.</text:p>
      <text:p text:style-name="P2">_</text:p>
      <text:p text:style-name="P2">14. SC2: =003986</text:p>
      <text:p text:style-name="P2">HEY.</text:p>
      <text:p text:style-name="P2">GUESS WHO THE RED LEADER IS?</text:p>
      <text:p text:style-name="P2">I'M THE LEADER. IT'S ME.</text:p>
      <text:p text:style-name="P2">YOUR PLAN TO CRIPPLE YOUR RIVAL TEAM HAS FAILED.</text:p>
      <text:p text:style-name="P2">HAHAHA! SO PATHETIC.</text:p>
      <text:p text:style-name="P2">THIS IS YET ANOTHER FEEBLE ATTEMPT TO WEAKEN YOUR OPPOSITION.</text:p>
      <text:p text:style-name="P2">TEREZI AND I HAVE ALREADY ESTABLISHED A CONNECTION AND WE ARE MAKING GREAT PROGRESS HERE.</text:p>
      <text:p text:style-name="P2">WE ARE A GREAT TEAM, AND I AM A FANTASTIC LEADER.</text:p>
      <text:p text:style-name="P2">WE WILL BEAT THIS GAME IN NO TIME, WHILE YOUR TEAM IS CLEARLY STILL ASLEEP AT THE THORAX.</text:p>
      <text:p text:style-name="P2">AMAZING.</text:p>
      <text:p text:style-name="P2">YOU'RE EITHER BEING REALLY PERSISTENT WITH THIS TRANSPARENT RUSE, OR YOU REALLY ARE JUST THAT SAD AND INCOMPETENT.</text:p>
      <text:p text:style-name="P2">NEITHER CASE DESERVES MY RESPECT OR MY FRIENDSHIP.</text:p>
      <text:p text:style-name="P2">IN FACT, YOU KNOW WHAT, FRIENDSHIP CANCELED.</text:p>
      <text:p text:style-name="P2">THERE IT'S OFFICIAL, BYE BYE FRIENDSHIP!</text:p>
      <text:p text:style-name="P2"><text:soft-page-break/>TO BE HONEST I DON'T SEE WHAT'S SO GREAT ABOUT YOUR PROGRAMMING OR HACKING.</text:p>
      <text:p text:style-name="P2">WHAT IS A HACKER EVEN? JUST SOME SMUG ASSHOLE IN MOVIES DOING FAKE THINGS AND MAKING UP WORDS.</text:p>
      <text:p text:style-name="P2">IT'S NOT EVEN A REAL THING TO BE, IT'S JUST SOME BULLSHIT TITLE YOU GAVE YOURSELF SO YOU CAN FEEL JUST A TINY BIT LESS LOATHESOME.</text:p>
      <text:p text:style-name="P2">NO IT'S ALL SO CLEAR NOW, YOU WERE A FRAUD ALL ALONG.</text:p>
      <text:p text:style-name="P2">WHAT DOES ALL THIS NONSENSICAL CODE YOU WROTE EVEN DO?</text:p>
      <text:p text:style-name="P2">IT'S ALL NONSENSE.</text:p>
      <text:p text:style-name="P2">LIKE A BLUFF. YOU JUST SAY, OH KARKAT WILL NEVER UNDERSTAND WHAT I WROTE IS BULLSHIT BECAUSE HE'S TOO DUMB TO FIGURE IT OUT.</text:p>
      <text:p text:style-name="P2">WELL YOU'RE BUSTED, THESE VIRUSES HERE I BET DO NOTHING AT ALL.</text:p>
      <text:p text:style-name="P2">I BET IF I RAN THEM NOTHING BAD WOULD HAPPEN.</text:p>
      <text:p text:style-name="P2">MIGHT EVEN IMPROVE MY COMPUTER'S PERFORMANCE!</text:p>
      <text:p text:style-name="P2">HOW ABOUT THIS IDIOTIC PROGRAM WITH THE RED AND BLUE CODE, WHICH IS A MEANINGLESS THING TO DO WITH CODE ANYWAY.</text:p>
      <text:p text:style-name="P2">WHAT DOES THAT EVEN MEAN? IT'S ANOTHER ONE OF YOUR SCAMS.</text:p>
      <text:p text:style-name="P2">WHY NOT SNEAK SOME BAD CLIP ART INTO THE FILES TOO, AND PRETEND THAT'S CODE???</text:p>
      <text:p text:style-name="P2">WHAT WOULD HAPPEN?</text:p>
      <text:p text:style-name="P2">AH HA. JUST AS I THOUGHT, YOU CAN'T EVEN COME UP WITH A GOOD LIE WHEN I PRESS YOU ON IT.</text:p>
      <text:p text:style-name="P2">YOUR BLUFF HAS BEEN CALLED.</text:p>
      <text:p text:style-name="P2">COMPILING AS WE SPEAK, IT WILL AUTORUN WHEN IT FINISHES.</text:p>
      <text:p text:style-name="P2">AND NOW I HAVE TO GO ATTEND TO SOMETHING OUTSIDE, BECAUSE TEREZI IS DOING SOMETHING JUST UNSPEAKABLY STUPID RIGHT NOW.</text:p>
      <text:p text:style-name="P2">WHOOPS, FORGET I SAID THAT. IT WAS PRIVILEGED INFORMATION.</text:p>
      <text:p text:style-name="P2">LATER DOUCHE BAG.</text:p>
      <text:p text:style-name="P2">_</text:p>
      <text:p text:style-name="P2"><text:soft-page-break/>15. NL1: =004061</text:p>
      <text:p text:style-name="P2">HEY.</text:p>
      <text:p text:style-name="P2">KARKAT CAN'T BELIEVE HE HAS TO SINK THIS LOW.</text:p>
      <text:p text:style-name="P2">KARKAT CAN'T BELIEVE HE'S ASKING AN AUTISTIC GIRL IN A CAVE TO JOIN HIS TEAM.</text:p>
      <text:p text:style-name="P2">KARKAT MYSTIFIES IN INFINITE BEFUDDLEMENT OVER THE FACT THAT YOU ARE PRESENTLY THE BEST REMAINING CANDIDATE FOR THE RED TEAM.</text:p>
      <text:p text:style-name="P2">YES AND KARKAT CAN'T FUCKING BELIEVE THAT.</text:p>
      <text:p text:style-name="P2">KARKAT THINKS ABOUT THAT A BIT AND HIS JAW DROPS OPEN AND BREAKS A HUGE COLUMN OF BRICKS LIKE A FUCKING KUNG FU MASTER.</text:p>
      <text:p text:style-name="P2">OK GOOD, IT'S GOOD THAT YOU'RE TALKING ABOUT BUILDING.</text:p>
      <text:p text:style-name="P2">EVEN IF IT'S IN THE MOST INANE POSSIBLE CONTEXT.</text:p>
      <text:p text:style-name="P2">YOU'RE GOING TO BE DOING A LOT OF IT.</text:p>
      <text:p text:style-name="P2">OK, BRIEFING:</text:p>
      <text:p text:style-name="P2">ME, TEREZI, GAMZEE AND TAVROS ARE ALL PLAYING NOW.</text:p>
      <text:p text:style-name="P2">THE CONNECTION ORDER IS AT -&gt; TC -&gt; GC -&gt; CG.</text:p>
      <text:p text:style-name="P2">WE NEED SOMEONE TO CONNECT TO TOREADOR AND GET HIM IN THE GAME.</text:p>
      <text:p text:style-name="P2">I HAVE GA LINED UP FOR THE RED TEAM BECAUSE SHE IS ONE OF THE FEW REMAINING SANE ONES LEFT TO PLAY.</text:p>
      <text:p text:style-name="P2">OK, THE ONLY SANE ONE.</text:p>
      <text:p text:style-name="P2">BUT SHE DOESN'T WANT TO CONNECT YET BECAUSE OF SOME MYSTERIOUS BULLSHIT, SO I WAS LIKE WHATEVER, WHAT ELSE IS NEW.</text:p>
      <text:p text:style-name="P2">SO I GUESS THAT LEAVES YOU.</text:p>
      <text:p text:style-name="P2">TEREZI SAID SHE HAD YOU LINED UP TO PLAY BACK WHEN SHE WAS THE FAKE LEADER, SO I SAID FINE.</text:p>
      <text:p text:style-name="P2">SO JUST CONNECT TO TAVROS AND LATER WE'LL WORRY ABOUT GETTING YOU IN.</text:p>
      <text:p text:style-name="P2">OH GOD.</text:p>
      <text:p text:style-name="P2">ARE YOU REALLY SERIOUS.</text:p>
      <text:p text:style-name="P2">THIS BOGGLES MY MIND.</text:p>
      <text:p text:style-name="P2"><text:soft-page-break/>HOW CAN YOU BE BEST FRIENDS WITH THE ONLY GUY ON THE PLANET WHO'S A BIGGER ASSHOLE THAN ME.</text:p>
      <text:p text:style-name="P2">HE'S SCUM.</text:p>
      <text:p text:style-name="P2">BUT DO WHATEVER YOU'VE GOT TO DO I GUESS.</text:p>
      <text:p text:style-name="P2">TAVROS IS WAITING.</text:p>
      <text:p text:style-name="P2">_</text:p>
      <text:p text:style-name="P2">16. TN1: =004077</text:p>
      <text:p text:style-name="P2">HEY ASSHOLE, STOP PLAYING GAMES FOR GIRLS.</text:p>
      <text:p text:style-name="P2">_</text:p>
      <text:p text:style-name="P2">17. TP3: AND VS1: =004078</text:p>
      <text:p text:style-name="P2">TP - COPY OF CONVERSATION TP2: =003961</text:p>
      <text:p text:style-name="P2">VS - OH MY GOD, WHY ARE YOU TALKING TO ME.</text:p>
      <text:p text:style-name="P2">YES I'M GLAD YOU ASKED, BECAUSE THERE IS A WIDE OPEN SLOT FOR THE MOST VILE BACKSTABBING SOCIOPATH WHO EVER LIVED.</text:p>
      <text:p text:style-name="P2">YOU REALLY HELPED ME OUT OF A JAM BY STEPPING FORWARD.</text:p>
      <text:p text:style-name="P2">HA HA HA!</text:p>
      <text:p text:style-name="P2">MORE CAGEY CUTESY BULLSHIT.</text:p>
      <text:p text:style-name="P2">LIKE I'M NOT UP TO MY LOBE STEM WITH THAT ALREADY HAVING TO DEAL WITH TEREZI.</text:p>
      <text:p text:style-name="P2">YOU BOTH MUST HAVE BEEN INSUFFERABLE WHEN YOU WERE A TEAM.</text:p>
      <text:p text:style-name="P2">YOUR OPPONENTS PROBABLY ALL JUST TRIED TO COMMIT SUICIDE AFTER A FEW MINUTES OF PUTTING UP WITH YOUR FANGY GRINNED DRIVEL.</text:p>
      <text:p text:style-name="P2">THAT'S PROBABLY HOW IT ALL WENT DOWN WHEN THE SHIT HIT THE THRESHER.</text:p>
      <text:p text:style-name="P2">BECOMING FRIENDS, WHAT THE FUCK.</text:p>
      <text:p text:style-name="P2">WE WILL NEVER BE FRIENDS, MORON.</text:p>
      <text:p text:style-name="P2">NO. MORE LIKE TWITCHY EYED PROJECTILE VOMITING IN UTTER DISGUST FRIENDS, WHILE I PERFORATE MY BONE BULGE WITH A CULLING FORK.</text:p>
      <text:p text:style-name="P2">GET LOST..</text:p>
      <text:p text:style-name="P2"><text:soft-page-break/>OH! OH REALLY?????</text:p>
      <text:p text:style-name="P2">WAIT, LET ME COUNT OUT EIGHT OF THESE THINGS, HOLD ON. ? ? ? ? ? ? ? ?</text:p>
      <text:p text:style-name="P2">THERE, I AM NOW AN ENORMOUS TOOL FOREVER.</text:p>
      <text:p text:style-name="P2">YAWN.</text:p>
      <text:p text:style-name="P2">NO YOU'RE JUST A RUN OF THE MILL LITTLE PSYCHO GIRL, A TROLL CAEGAR A DOZEN.</text:p>
      <text:p text:style-name="P2">I'LL BE TAKING APART THE BLUE TEAM WITH BRUTAL EFFICIENCY, YOU'LL SEE.</text:p>
      <text:p text:style-name="P2">YOU NEVER PLAYED ONE OF YOUR DUMB GAMES WITH ME SO YOU NEVER HAD THE PRIVILEGE OF SEEING WHAT I CAN DO.</text:p>
      <text:p text:style-name="P2">ENJOY THE SHOW, SWEETHEART.</text:p>
      <text:p text:style-name="P2">JUST DON'T EVEN THINK ABOUT USING YOUR MIND CONTROL TRICKS ON MY PLAYERS.</text:p>
      <text:p text:style-name="P2">REMEMBER YOUR TRUCE?</text:p>
      <text:p text:style-name="P2">YOU CAN'T CONTROL ME.</text:p>
      <text:p text:style-name="P2">YEAH OK.</text:p>
      <text:p text:style-name="P2">WHATEVER, DON'T EVEN TRY IT.</text:p>
      <text:p text:style-name="P2">I'VE GOT THE BETTER SCOURGE SISTER ON MY TEAM AND IF YOU BREAK YOUR TRUCE YOU'LL HAVE TO ANSWER TO HER.</text:p>
      <text:p text:style-name="P2">THE FUNNY THING IS SHE WAS ALWAYS WAY BETTER THAN YOU EVEN WITHOUT ANY POWERS.</text:p>
      <text:p text:style-name="P2">YEAH THAT'S RIGHT, I KNOW YOUR WHOLE STORY.</text:p>
      <text:p text:style-name="P2">YOU WERE ALWAYS JEALOUS SHE COULD MANIPULATE PEOPLE SO WELL WITHOUT RESORTING TO CHEAP MIND TRICKS.</text:p>
      <text:p text:style-name="P2">HAHA, I CAN TELL THIS BURNS YOU AND I CAN'T EVEN PAW THROUGH YOUR DUMPSTER!</text:p>
      <text:p text:style-name="P2">CHALK IT UP AS ANOTHER INFURIATING VICTORY FOR GUTTER BLOOD OVER ARISTOCRACY.</text:p>
      <text:p text:style-name="P2">OH WHAT'S THAT, NOTHING TO SAY?</text:p>
      <text:p text:style-name="P2">WOW SPEECHLESS I GUESS. YOU'RE PROBABLY CRYING RIGHT NOW. THAT <text:soft-page-break/>WOULD MAKE MY FUCKING DAY.</text:p>
      <text:p text:style-name="P2">HEY LOOK AT ME BEING THE ONE TO TALK SHIT AT WARP SPEED THEN LOG OFF BEFORE YOU CAN REPLY.</text:p>
      <text:p text:style-name="P2">BYE, IDIOT.</text:p>
      <text:p text:style-name="P2">YOU MADE ME DO THAT.</text:p>
      <text:p text:style-name="P2">AND YOU KNOW IT.</text:p>
      <text:p text:style-name="P2">_</text:p>
      <text:p text:style-name="P2">18. VS2: =004196</text:p>
      <text:p text:style-name="P2">OK THIS IS GOING TO SOUND PREPOSTEROUS GIVEN OUR LAST CONVERSATION.</text:p>
      <text:p text:style-name="P2">AND I GUESS PRACTICALLY EVERY CONVERSATION PRECEDING IT.</text:p>
      <text:p text:style-name="P2">AND I'M PROBABLY GOING TO HAVE TO DO SOMETHING COMPLETELY DISGUSTING LIKE APOLOGIZE.</text:p>
      <text:p text:style-name="P2">AND EVEN THOUGH I'LL HATE MYSELF FOR IT I WILL TOTALLY MEAN IT, I PROMISE.</text:p>
      <text:p text:style-name="P2">LIKE, REALLY REALLY MEAN IT.</text:p>
      <text:p text:style-name="P2">YEAH.</text:p>
      <text:p text:style-name="P2">HOW DID YOU KNOW.</text:p>
      <text:p text:style-name="P2">HAHAHAHA WOW THAT IS GREAT.</text:p>
      <text:p text:style-name="P2">WAIT, SORRY.</text:p>
      <text:p text:style-name="P2">NO WAIT, I DON'T HAVE TO APOLOGIZE, THAT'S RIGHT. YOU HAVE NO CHOICE NOW.</text:p>
      <text:p text:style-name="P2">I APOLOGIZE TO MYSELF FOR OFFERING YOU A SHITTY MEANINGLESS APOLOGY.</text:p>
      <text:p text:style-name="P2">APOLOGY ACCEPTED, KARKAT. LET'S BURY THE THRESHER WITH A TOTALLY PLATONIC BRO BULGE BUMP.</text:p>
      <text:p text:style-name="P2">BUMP HAHAHAHAHAHAHAHA.</text:p>
      <text:p text:style-name="P2">I'M NOT TRYING TO BUG YOU I'M TRYING TO GET YOU TO JOIN MY DAMN TEAM, NOW STEP IN LINE SERKET.</text:p>
      <text:p text:style-name="P2">OK, WELL, SORRY TO HEAR ABOUT THAT.</text:p>
      <text:p text:style-name="P2"><text:soft-page-break/>BUT I MEAN YOU CAN JUST DUMP HER CARCASS IN THE KERNEL AND BRING HER BACK STRONGER THAN EVER.</text:p>
      <text:p text:style-name="P2">NOW WHY DON'T YOU HOP IN THE TRAP, WASH THAT NASTY BLUE SHIT OFF, AND JOIN OUR FUCKING SESSION ALREADY.</text:p>
      <text:p text:style-name="P2">BLAH BLAH BLAH.</text:p>
      <text:p text:style-name="P2">NOW MY CHUTE IS DOING A FUCKING STELLAR IMPRESSION OF SOMETHING THAT DOESN'T GIVE A SHIT.</text:p>
      <text:p text:style-name="P2">NO IT SUCKS.</text:p>
      <text:p text:style-name="P2">TOTALLY HAPPY WITH MINE, NICE TRY THOUGH.</text:p>
      <text:p text:style-name="P2">IT'S NOBODY'S BUSINESS.</text:p>
      <text:p text:style-name="P2">I DON'T SEE WHY IT SHOULD BE A MATTER OF PUBLIC RECORD.</text:p>
      <text:p text:style-name="P2">I'M NOT GOING TO WEAR THAT SHIT ON MY SLEEVE LIKE YOU DO.</text:p>
      <text:p text:style-name="P2">LITERALLY AND FIGURATIVELY.</text:p>
      <text:p text:style-name="P2">IT'S PRIVATE, SO EVERYONE CAN GO POINT THEIR PROBING BUSYBODY SNIFFNODES UP THEIR OWN IMPERTINENT SEED FLAPS.</text:p>
      <text:p text:style-name="P2">OK FIRST THING'S FIRST.</text:p>
      <text:p text:style-name="P2">YOU'VE GOT TO CONNECT WITH TAVROS QUICKLY AND GET HIM IN THE SESSION BEFORE HE GETS KILLED.</text:p>
      <text:p text:style-name="P2">WHAT.</text:p>
      <text:p text:style-name="P2">NO. WHY.</text:p>
      <text:p text:style-name="P2">WHAT'S THE BIG DEAL, JUST DO IT.</text:p>
      <text:p text:style-name="P2">WHO CARES.</text:p>
      <text:p text:style-name="P2">WHY DO YOU EVEN HATE HIM, IT'S FUCKING RIDICULOUS.</text:p>
      <text:p text:style-name="P2">IF ANYTHING YOU SHOULD PITY HIM.</text:p>
      <text:p text:style-name="P2">ESPECIALLY SINCE YOU WERE THE ONE WHO PARALYZED HIM.</text:p>
      <text:p text:style-name="P2">THIS IS KIND OF A WEIRD TIME TO BE CONFIDING IN ME ABOUT YOUR FEELINGS OF BLACK ROMANCE BUT OK.</text:p>
      <text:p text:style-name="P2">I MEAN IF YOU'RE REALLY IMPLYING TAVROS IS YOUR KISMESIS I THINK YOU'RE BRAYING UP THE WRONG FROND NUB.</text:p>
      <text:p text:style-name="P2">BOTH PARTIES HAVE TO HATE EACH OTHER EQUALLY, I MEAN LIKE TRUE <text:soft-page-break/>HATE.</text:p>
      <text:p text:style-name="P2">MAYBE YOUR FEELINGS COME SOMEWHAT CLOSE TO FITTING THE BILL BUT I DON'T THINK HE CAN HATE ANYONE, IT'S WEIRD, HE'S KIND OF BROKEN IN THE HEAD.</text:p>
      <text:p text:style-name="P2">I THINK THIS SUBJECT IS BEYOND A LOT OF PEOPLE'S GRASP BUT I KNOW A LOT ABOUT IT, NOBODY EVER REALLY WANTS TO TALK TO ME ABOUT IT THOUGH.</text:p>
      <text:p text:style-name="P2">OK, MOST PEOPLE WHO HAVEN'T HAD THEIR LOBE STEM CAUTERIZED ARE CAPABLE OF FEELING THE TWO PRIMARY EMOTIONS, HATE AND PITY.</text:p>
      <text:p text:style-name="P2">PITY IS OF COURSE JUST THE TONED DOWN VERSION OF THE CENTRAL EMOTION, HATE.</text:p>
      <text:p text:style-name="P2">AND ALL THE NUANCES OF PITY MANIFEST AS VARIOUS OTHER KINDS OF FEELINGS LIKE WHATEVER CHEMICAL REACTIONS TRIGGER MATING FONDESS OR THE MYSTERIOUS FORCES THAT ARE BEHIND MOIRALLEGIANCE.</text:p>
      <text:p text:style-name="P2">A WELL BALANCED PERSON IS IS GOING TO HAVE A GOOD DISTRIBUTION BETWEEN HATE AND THE VARIOUS PITY HUMORS.</text:p>
      <text:p text:style-name="P2">HAVING A GOOD BALANCE KEEPS ALL THE EMOTIONS SHARPER, SEE I THINK THAT'S YOUR PROBLEM.</text:p>
      <text:p text:style-name="P2">SEE, MY HATE IS LIKE A FINELY TUNED INSTRUMENT BECAUSE I'M AWARE OF THESE PRINCIPLES.</text:p>
      <text:p text:style-name="P2">I COULD HATE A HOLE IN PARADOX SPACE ITSELF, STRAIGHT THROUGH TO A NEW REALITY FRESH FOR THE HATING.</text:p>
      <text:p text:style-name="P2">BUT SEE, YOU'RE TOO HEAVY ON THE HATE SIDE, OR AT LEAST YOU PRETEND TO BE WHICH IS MAYBE WORSE.</text:p>
      <text:p text:style-name="P2">AND YOU THINK YOU'RE HATING UP EVERYONE HARD WHEN YOU'RE REALLY JUST BURNING OUT THAT ENTIRE EMOTIONAL HEMISPHERE.</text:p>
      <text:p text:style-name="P2">IT'S LIKE LUKEWARM HATE. PRETENDER'S HATE, WITH NO COUNTERPOINT AT ALL.</text:p>
      <text:p text:style-name="P2">AS SUCH THERE'S NO REAL SUBSTANCE TO YOUR HATE, IT'S LIKE A CARDBOARD MOVIE PROP.</text:p>
      <text:p text:style-name="P2">WHICH IS WHY YOUR BRAIN IS BROKEN, KIND OF LIKE TAVROS'S BUT ON THE OPPOSITE HEMISPHERE I GUESS.</text:p>
      <text:p text:style-name="P2">OR MAYBE YOUR BROKEN BRAIN LED TO THE IMBALANCE IN THE FIRST PLACE, I DON'T KNOW.</text:p>
      <text:p text:style-name="P2"><text:soft-page-break/>WHATEVER THE CASE IS, YOU'RE KIND OF EMOTIONALLY SCREWED, SORRY TO SAY.</text:p>
      <text:p text:style-name="P2">YOUR HATE'S TOO DULL FOR A PROPER KISMESIS, IN MY OPINION.</text:p>
      <text:p text:style-name="P2">AND I DON'T SEE ANYONE CHOMPING AT THE BIT TO BE YOUR MOIRAIL HONESTLY, UNLESS THERE'S SOMEONE OUT THERE WHO WOULD ACTUALLY BOTHER PITYING YOU.</text:p>
      <text:p text:style-name="P2">AND LANDING A MATESPRIT? HAHAHAHA!</text:p>
      <text:p text:style-name="P2">SERIOUSLY, LIKE THAT WOULD EVEN INTEREST YOU.</text:p>
      <text:p text:style-name="P2">BASICALLY ANY FEATURE OF YOUR EMOTIONAL PROFILE THAT USUALLY MAKES SOMEONE VIABLE IN THE REDROM DEPARTMENT MUST BE TOTALLY FRIED.</text:p>
      <text:p text:style-name="P2">YOUR BLACKROM POTENTIAL'S PROBABLY TOAST TOO.</text:p>
      <text:p text:style-name="P2">HEY.</text:p>
      <text:p text:style-name="P2">ARE YOU THERE.</text:p>
      <text:p text:style-name="P2">NO WAY, I COULD GO ON.</text:p>
      <text:p text:style-name="P2">THIS IS FASCINATING, TELL ME HOW THE FUCK THIS ISN'T FASCINATING.</text:p>
      <text:p text:style-name="P2">THEY'RE REALLY INTRIGUING SOCIOLOGICALLY.</text:p>
      <text:p text:style-name="P2">INCREDIBLY COMPLEX, SOPHISTICATED STORIES, YOU WOULDN'T GET IT.</text:p>
      <text:p text:style-name="P2">WHAT PART OF INTRIGUING SOCIOLOGICALLY DON'T YOU UNDERSTAND.</text:p>
      <text:p text:style-name="P2">ALSO THEY'RE AWESOME, SHUT UP.</text:p>
      <text:p text:style-name="P2">YEAH OK.</text:p>
      <text:p text:style-name="P2">OH, WAIT!</text:p>
      <text:p text:style-name="P2">I NEVER EVEN GOT TO THE DAMN POINT.</text:p>
      <text:p text:style-name="P2">I DIDN'T NEED YOU SPECIFICALLY TO CONNECT TO TAVROS, I MEAN I COULD GET ANY SCHLUB TO DO THAT.</text:p>
      <text:p text:style-name="P2">YOU JUST HAVE TO GET IN HERE ASAP BECAUSE I REALLY NEED YOUR MIND POWERS.</text:p>
      <text:p text:style-name="P2">I RAN INTO SOMEONE HERE.</text:p>
      <text:p text:style-name="P2">A SORT OF DOUBLE AGENT I GUESS.</text:p>
      <text:p text:style-name="P2">HIS NAME IS JACK.</text:p>
      <text:p text:style-name="P2"><text:soft-page-break/>_</text:p>
      <text:p text:style-name="P2">19. VS3: =004197</text:p>
      <text:p text:style-name="P2">HE HAS SOME INSIDE INFORMATION ABOUT HIS KINGDOM.</text:p>
      <text:p text:style-name="P2">HE WANTS TO WORK TOGETHER WITH US TO OVERTHROW THE BLACK QUEEN.</text:p>
      <text:p text:style-name="P2">SO I SAID OK.</text:p>
      <text:p text:style-name="P2">AND NOW I NEED YOUR HELP.</text:p>
      <text:p text:style-name="P2">HE RECENTLY GOT HOLD OF SOME INTEL REGARDING A WEAKNESS IN THE QUEEN'S DEFENSES.</text:p>
      <text:p text:style-name="P2">I DON'T KNOW ANY MORE THAN THAT.</text:p>
      <text:p text:style-name="P2">BUT WE'VE GOT TO HURRY AND GET STARTED ON THIS THING, OR IT COULD GET KIND OF AWKWARD.</text:p>
      <text:p text:style-name="P2">I MEAN HE'S JUST STANDING HERE NOW.</text:p>
      <text:p text:style-name="P2">WAITING FOR ME I GUESS.</text:p>
      <text:p text:style-name="P2">BUT IT'S OK, I THINK HE'S PRETTY MUCH SETTLED DOWN.</text:p>
      <text:p text:style-name="P2">WELL, HE STABBED ME ONCE.</text:p>
      <text:p text:style-name="P2">NO, NO, IT'S COOL.</text:p>
      <text:p text:style-name="P2">HE'S COOL, IT'S FINE I DON'T REALLY MIND THE STABBING, IT WAS ALL A MISUNDERSTANDING.</text:p>
      <text:p text:style-name="P2">WELL OK I'M PRETTY SURE HE MEANT TO STAB ME.</text:p>
      <text:p text:style-name="P2">BUT I KIND OF THINK THAT'S LIKE</text:p>
      <text:p text:style-name="P2">THE WAY HE GREETS PEOPLE?</text:p>
      <text:p text:style-name="P2">IN ANY CASE I THINK HE'S PROBABLY ALL STABBED OUT.</text:p>
      <text:p text:style-name="P2">GOOD LUCK WITH THAT.</text:p>
      <text:p text:style-name="P2">SHE CAN'T SEE ME OR SMELL ME OR ANYTHING, I'M WAY OUT OF MY HIVE SOMEWHERE ELSE ON THE PLANET.</text:p>
      <text:p text:style-name="P2">NO, JACK WON'T TELL, I MADE HIM PROMISE HE WOULDN'T TELL.</text:p>
      <text:p text:style-name="P2">YEAH BUT I'M PRETTY SURE ONLY SOLLUX KNOWS HOW TO SET THAT UP, AND HE'S BEEN INCOMMUNICADO FOR HOURS FOR SOME REASON.</text:p>
      <text:p text:style-name="P2">ANYWAY THAT WHOLE FEATURE SEEMS TOTALLY INVASIVE AND LARGELY <text:soft-page-break/>POINTLESS TO ME, SO JUST FORGET IT.</text:p>
      <text:p text:style-name="P2">WHATEVER.</text:p>
      <text:p text:style-name="P2">JUST GET YOUR ASS IN HERE SO WE CAN DETHRONE THIS GODDAMN QUEEN.</text:p>
      <text:p text:style-name="P2">IT'LL MEAN ONE LESS GOD BOSS WE HAVE TO FIGHT.</text:p>
      <text:p text:style-name="P2">_</text:p>
      <text:p text:style-name="P2">20. SC3: =004370</text:p>
      <text:p text:style-name="P2">BRO ARE YOU OK.</text:p>
      <text:p text:style-name="P2">HEY</text:p>
      <text:p text:style-name="P2">OH GOD</text:p>
      <text:p text:style-name="P2">WHAT HAVE I DONE.</text:p>
      <text:p text:style-name="P2">SOLLUX?</text:p>
      <text:p text:style-name="P2">PLEASE TELL ME THAT'S JUST HONEY.</text:p>
      <text:p text:style-name="P2">PLEASE JUST BE HONEY PLEASE JUST BE HONEY PLEASE JUST BE HONEY</text:p>
      <text:p text:style-name="P2">HAHA, OK, MAKE-BELIEVE TIME IS OVER!</text:p>
      <text:p text:style-name="P2">OH GOD OH GOD OH GOD OH GOD OH GOD OH GOD OH GOD OH GOD OH GOD OH GOD OH GOD OH GOD OH GOD OH GOD OH GOD OH GOD OH GOD OH GOD OH GOD</text:p>
      <text:p text:style-name="P2">_</text:p>
      <text:p text:style-name="P2">21. TP4: AND SC4: AND EZ1: =004443</text:p>
      <text:p text:style-name="P2">OK I THINK I SET THIS UP RIGHT.</text:p>
      <text:p text:style-name="P2">FUCK I SHOULD HAVE COME UP WITH A BETTER BOARD NAME.</text:p>
      <text:p text:style-name="P2">BUT I GUESS THAT'S THE NAME IT WAS SUPPOSED TO HAVE SINCE THAT'S THE NAME THAT</text:p>
      <text:p text:style-name="P2">UH</text:p>
      <text:p text:style-name="P2">I ALREADY READ.</text:p>
      <text:p text:style-name="P2">WOW THAT PROBABLY WON'T MAKE ANY SENSE TO ANYBODY.</text:p>
      <text:p text:style-name="P2">WHATEVER, IT'S JUST A STUPID NAME, LET'S JUST DO THIS.</text:p>
      <text:p text:style-name="P2">THIS IS A PUBLIC BULLETIN USING TROLLIAN'S WEIRD TRANSTIMELINE <text:soft-page-break/>FEATURES WHICH I DON'T EVEN REALLY UNDERSTAND YET.</text:p>
      <text:p text:style-name="P2">BUT I'M GUESSING MIGHT BE USEFUL.</text:p>
      <text:p text:style-name="P2">I'VE INCLUDED ALL TWELVE PLAYERS IN THE SUBSCRIPTION LIST SO YOU SHOULD ALL BE ABLE TO READ THESE MEMOS AT ANY TIME.</text:p>
      <text:p text:style-name="P2">THAT IS, ALL THE MEMOS POSTED, PAST AND FUTURE. I THINK.</text:p>
      <text:p text:style-name="P2">IT COULD GET PRETTY TEMPORALLY CONFUSING OBVIOUSLY. I'M GOING TO TRY TO KEEP THE MEMOS AS SIMPLE AND LINEAR AS POSSIBLE.</text:p>
      <text:p text:style-name="P2">ALSO LET'S KEEP THIS A ONE-WAY-ONLY BULLETIN TO MAKE THIS AS SIMPLE AS POSSIBLE.</text:p>
      <text:p text:style-name="P2">DO NOT REPLY TO MY MEMOS!!! THIS IS NOT A FUCKING CHATROOM, ASSHOLES.</text:p>
      <text:p text:style-name="P2">IF YOU HAVE SOMETHING TO SAY TO ME IN RESPONSE TO A MEMO, MESSAGE ME IN PRIVATE AT THE APPROPRIATE POINT ON THE TIMELINE.</text:p>
      <text:p text:style-name="P2">FIRST ORDER OF BUSINESS IS ABOUT THE TEAMS.</text:p>
      <text:p text:style-name="P2">AS OF NOW, YOU SHOULD ALL BE AWARE THAT THERE IS REALLY ONLY ONE TEAM, AND WE ARE ALL WORKING TOGETHER.</text:p>
      <text:p text:style-name="P2">AND BY "NOW" I MEAN TIME LOCAL TO ME AS OF WRITING THIS.</text:p>
      <text:p text:style-name="P2">SO IF YOU'RE READING THIS IN THE PAST...</text:p>
      <text:p text:style-name="P2">UH OK FIRST OF ALL, HOW DO YOU EVEN KNOW ABOUT THIS FEATURE ALREADY? SECOND WHY DIDN'T YOU FUCKING TELL ME.</text:p>
      <text:p text:style-name="P2">WHATEVER I DIGRESS.</text:p>
      <text:p text:style-name="P2">IF YOU'RE READING THIS IN THE FUTURE THEN WHO CARES, IT'S PROBABLY OLD NEWS TO YOU.</text:p>
      <text:p text:style-name="P2">ACTUALLY NOW THAT I THINK ABOUT IT, WHAT'S SO SPECIAL ABOUT READING THIS IN THE FUTURE?</text:p>
      <text:p text:style-name="P2">IT'S LIKE ANY BULLETIN BOARD, YOU POST STUFF AND IT SITS THERE FOR A WHILE AND PEOPLE IN "THE FUTURE" READ IT.</text:p>
      <text:p text:style-name="P2">HUH. BIG FUCKING DEAL I GUESS.</text:p>
      <text:p text:style-name="P2">ANYWAY LIKE I WAS SAYING.</text:p>
      <text:p text:style-name="P2">ONE BIG TEAM, OVER WHICH I HAVE ASSUMED TOTAL LEADERSHIP.</text:p>
      <text:p text:style-name="P2">I WILL ASSUME THAT IT WILL CONTINUE TO STAY THIS WAY FOR THE <text:soft-page-break/>DURATION OF OUR QUEST, AND THAT I WILL REMAIN AN IMPECCABLE LEADER FOR A SPAN OF HUNDREDS OF HOURS WHILE I GUIDE US ALL TO A STUNNING VICTORY.</text:p>
      <text:p text:style-name="P2">IN FACT, I DON'T EVEN NEED TO ASSUME.</text:p>
      <text:p text:style-name="P2">I BROWSED THROUGH THIS WHOLE BULLETIN IN ADVANCE, AND IT DOES APPEAR TO BE THE CASE. GO ME.</text:p>
      <text:p text:style-name="P2">IN FACT, SINCE I'VE SEEN WHAT I WILL WRITE IN THE FUTURE, I WONDER WHAT IMPETUS I WILL HAVE FOR WRITING IT LATER WHEN I'M SUPPOSED TO?</text:p>
      <text:p text:style-name="P2">I WONDER IF I COULD JUST COPY/PASTE IT... HOLD ON.</text:p>
      <text:p text:style-name="P2">DAMN.</text:p>
      <text:p text:style-name="P2">I GUESS THEY THOUGHT OF THAT? I DUNNO. I TRIED TO LOOK AT THE WHOLE BULLETIN AGAIN, BUT NOW THAT I'VE OPENED THIS ONE FROM THE BEGINNING, I CAN'T SEE THE WHOLE THING ANYMORE.</text:p>
      <text:p text:style-name="P2">UNLESS I LOOK AT IT ON ONE OF YOUR COMPUTERS...</text:p>
      <text:p text:style-name="P2">OR MAYBE IF YOU SEND ME LIKE A TEXT FILE OF IT? WOULD THAT CAUSE A PARADOX OR SOMETHING?</text:p>
      <text:p text:style-name="P2">YOU KNOW WHAT, THIS IS SO STUPID.</text:p>
      <text:p text:style-name="P2">I ACTUALLY REMEMBER READING ALL THIS SHIT LIKE A HALF HOUR AGO, AND NOW HERE I AM TYPING IT ANYWAY.</text:p>
      <text:p text:style-name="P2">I PROBABLY CAN'T AVOID TYPING ANY OF THIS, HOW WEIRD IS THAT.</text:p>
      <text:p text:style-name="P2">I HATE TIME TRAVEL.</text:p>
      <text:p text:style-name="P2">HOLY FUCKING SHIT, ARE YOU PEOPLE RETARDED.</text:p>
      <text:p text:style-name="P2">OK SO YOU'RE SAYING THIS FROM LIKE 5 HOURS IN THE FUTURE JUST TO GIVE ME A HARD TIME, NICE.</text:p>
      <text:p text:style-name="P2">WELL THANKS FOR THE HELP, SO WHEN DO I BAN YOU, FUTURE BOY?</text:p>
      <text:p text:style-name="P2">ARE YOU REALLY STILL SORE AT ME FIVE HOURS LATER FOR RUNNING THAT VIRUS, GOD DAMN GET OVER IT.</text:p>
      <text:p text:style-name="P2">IT WAS YOUR FUCKING VIRUS ANYWAY, YOU'RE TO BLAME.</text:p>
      <text:p text:style-name="P2">OH YEAH?</text:p>
      <text:p text:style-name="P2">THIS IS BS ISN'T IT.</text:p>
      <text:p text:style-name="P2"><text:soft-page-break/>TROLLING ME FROM THE FUTURE, HOW JUVENILE CAN YOU GET.</text:p>
      <text:p text:style-name="P2">OH FUCK THIS CONDESCENDING FUTURE KNOWITALL ACT, WE AREN'T BUMPING SHIT, YOU ARE SO BANNED.</text:p>
      <text:p text:style-name="P2">AND SO THE PORCINE HOOF BELONGING TO THE SWOLLEN HAG KNOWN AS LADY DESTINY HAS STOMPED ANOTHER THROAT.</text:p>
      <text:p text:style-name="P2">WHICH ONE OF YOU FUCKERS IS NEXT?</text:p>
      <text:p text:style-name="P2">NOBODY???</text:p>
      <text:p text:style-name="P2">OK, GOOD.</text:p>
      <text:p text:style-name="P2">ALTHOUGH I'M FAIRLY SURE I REMEMBER SOMEONE ELSE CHIMING IN BEFORE I CLOSED THIS MEMO.</text:p>
      <text:p text:style-name="P2">YOU ADD DISORDERED SHIT RINSERS CAN'T KEEP YOUR LASCIVIOUS PRONGS OUT OF THE ROE HOLE, CAN YOU.</text:p>
      <text:p text:style-name="P2">SOLLUX, FOR FUTURE REFERENCE, OR PAST REFERENCE OR WHATEVER</text:p>
      <text:p text:style-name="P2">IF YOU WANT TO DO THAT KIND OF ROLEPLAYING, YOU CAN START YOUR OWN BULLETIN.</text:p>
      <text:p text:style-name="P2">YOU CAN ALL ACT LIKE BRAINDEAD ASSWIPES IN YOUR OWN FESTERING FLAP OF PARADOX SPACE, FINE WITH ME.</text:p>
      <text:p text:style-name="P2">EVERYONE WILL BE SO CONFUSED BY THE TIME PARADOXES, IT WILL DISTRACT THEM FROM HOW AWFUL THEIR TERRIBLE HOBBIES ARE.</text:p>
      <text:p text:style-name="P2">CHOOSE YOUR CLASSES NOW! LEVEL 69 NOOKSNIFFER IS UP FOR GRABS, WHO WANTS IT.</text:p>
      <text:p text:style-name="P2">NO THAT'S NOT AN INVITATION FOR YOU FUCKING NERDS TO COME IN HERE AND CORRECT ME ON YOUR GODDAMN FAIRY ELVES.</text:p>
      <text:p text:style-name="P2">JUST DO ME A FAVOR AND KEEP ME BANNED FROM THAT ONE OK.</text:p>
      <text:p text:style-name="P2">I'LL RETURN THE FAVOR IF YOU NERD UP MY MEMOS, I SERIOUSLY CAN'T BELIEVE HOW MANY FUCKING NERDS ARE ON THIS TEAM.</text:p>
      <text:p text:style-name="P2">JUST REMEMBER THIS IS MY PERSONAL PODIUM, A STUMP IF YOU WILL, FOR SOLE USE BY ME AS LEADER FOR IMPORTANT LEADERSHIP BUSINESS.</text:p>
      <text:p text:style-name="P2">GOT IT?????????</text:p>
      <text:p text:style-name="P2">GROAN.</text:p>
      <text:p text:style-name="P2">THIS IS SO EMBARRASSING.</text:p>
      <text:p text:style-name="P2"><text:soft-page-break/>WHAT WAS I EVEN THINKING.</text:p>
      <text:p text:style-name="P2">STFU!!!!!!!!!!!!!!!!!!!</text:p>
      <text:p text:style-name="P2">OK, I'M FED UP WITH THIS MEMO, GONNA CLOSE IT OUT.</text:p>
      <text:p text:style-name="P2">YOU'LL HEAR FROM ME AGAIN LATER WHEN I GOT SOMETHING ELSE TO SAY, I.E. JUST SCROLL DOWN YOU DOUCHE.</text:p>
      <text:p text:style-name="P2">IT'S ALL RIGHT THERE ALREADY.</text:p>
      <text:p text:style-name="P2">BECAUSE OF</text:p>
      <text:p text:style-name="P2">TIIIIIIIIIIIIIIIIME TRAAAAAAAAAAAAAAAVEL!</text:p>
      <text:p text:style-name="P2">I KNOW, RIGHT?</text:p>
      <text:p text:style-name="P2">ANYWAY, JUST TO REITERATE:</text:p>
      <text:p text:style-name="P2">FULL STEAM AHEAD</text:p>
      <text:p text:style-name="P2">LEADER = ME FOREVER, OBVIOUSLY</text:p>
      <text:p text:style-name="P2">PEACE THE FUCK OUT DBAGS</text:p>
      <text:p text:style-name="P2">SWEET MOTHER GRUB'S OOZING VESTIGIAL THIRD ORAL SPHINCTER.</text:p>
      <text:p text:style-name="P2">HOW CAN YOU PEOPLE BE SO STUPID.</text:p>
      <text:p text:style-name="P2">OH I HAVE A SHORT FUSE! THAT'S VERY FUNNY, YOU CAN ALMOST HEAR ME LAUGH OVER THE SOUND OF THE ROBOT YOU ARE PROBABLY BEATING TO DEATH.</text:p>
      <text:p text:style-name="P2">OR DOING WORSE TO.</text:p>
      <text:p text:style-name="P2">HEY, YOU DO KISS YOUR ROBOTS, RIGHT?</text:p>
      <text:p text:style-name="P2">MIGHT AS WELL CLEAR THE AIR AS LONG AS WE'RE BROADCASTING THIS ACROSS THE ENTIRE SPACETIME CONTINUUM.</text:p>
      <text:p text:style-name="P2">HAHAHAHAHAHAHAHAHA</text:p>
      <text:p text:style-name="P2">THE FUNNY THING IS IN THE FUTURE EVERYONE WILL RECOGNIZE ME AS THE UNDISPUTED LEADER, EVEN YOU.</text:p>
      <text:p text:style-name="P2">YOU WILL BE STANDING ON THE TIPPYTOES OF YOUR IDIOTIC METAL SHOES, TAKING DELICATE PURCHASE OF MY NUBBY HORNS AND HOISTING YOURSELF OVER MY HEAD TO PUT YOUR SWEATIEST TOUGH GUY SMOOCH UPON MY TWITCHING SPINE LUMP.</text:p>
      <text:p text:style-name="P2">IT WILL BE TENDER AND DEFERENTIAL, LIKE A PAUPER KISSING A <text:soft-page-break/>NOBLE'S RING.</text:p>
      <text:p text:style-name="P2">JUST SCROLL DOWN, READ THE LOGS</text:p>
      <text:p text:style-name="P2">YOU'RE GETTING OFF ON THIS AREN'T YOU</text:p>
      <text:p text:style-name="P2">THIS EXCITES YOU, BEING THE TOUGH GUY AND PRETENDING LIKE YOU'RE PUTTING THE AWESOME LEADER IN HIS PLACE.</text:p>
      <text:p text:style-name="P2">YOU'RE PROBABLY WORKING UP A GOOD SWEAT.</text:p>
      <text:p text:style-name="P2">HOPE YOU ALCHEMIZED A BUNCH OF SPARE TOWELS.</text:p>
      <text:p text:style-name="P2">HEY WHY DON'T YOU &amp;&amp; THEM WITH YOUR SPONGEY BRAIN FOR EXTRA ABSORBENCY.</text:p>
      <text:p text:style-name="P2">_</text:p>
      <text:p text:style-name="P2">22. EA1: AND VS4: AND TN2: =004447</text:p>
      <text:p text:style-name="P2">THIS IS AS GOOD A TIME AS ANY TO START A NEW MEMO.</text:p>
      <text:p text:style-name="P2">IN FACT IT'S A BETTER TIME THAN ANY BECAUSE ACCORDING TO THE LAWS OF CHAT CLIENT PREDESTINATION I DON'T REALLY HAVE A CHOICE DO I.</text:p>
      <text:p text:style-name="P2">FUCK.</text:p>
      <text:p text:style-name="P2">IT DOESN'T MATTER, IT'S STILL A GOOD TIME TO DO IT.</text:p>
      <text:p text:style-name="P2">PEOPLE, WE NEED TO GET ORGANIZED HERE.</text:p>
      <text:p text:style-name="P2">SHIT IS GETTING SERIOUS.</text:p>
      <text:p text:style-name="P2">WE ARE ABOUT TO EMBARK ON OPERATION REGISURP, A CUNNING PLAN DEVISED BY DOUBLE ARCHAGENT JACK NOIR TO EXILE THE BLACK QUEEN.</text:p>
      <text:p text:style-name="P2">WE WILL NEED ALL HANDS ON DECK FOR THIS, EVEN THE IDIOTS.</text:p>
      <text:p text:style-name="P2">AND ONCE AGAIN, A REMINDER</text:p>
      <text:p text:style-name="P2">DO NOT TROLL ME IN THESE MEMOS FROM ANY POINT IN TIME OR IT'S AN INSTA-BAN.</text:p>
      <text:p text:style-name="P2">ALSO A NOTE TO MY FUTURE SELF</text:p>
      <text:p text:style-name="P2">IF YOU FEEL THE NEED TO SAY SOMETHING SMUG, DO ME A FAVOR AND SHOVE A THROB STALK IN IT.</text:p>
      <text:p text:style-name="P2">JUST SIT THERE PATIENTLY AND WAIT FOR ME TO BECOME YOU IN THE DUE COURSE OF TIME, THUS IMPROVING YOUR INTELLECT DRASTICALLY.</text:p>
      <text:p text:style-name="P2">OR, INTELLECTS PLURAL.</text:p>
      <text:p text:style-name="P2"><text:soft-page-break/>I FORGOT, THERE ARE A LOT OF YOU FUCKERS OUT THERE.</text:p>
      <text:p text:style-name="P2">ALL OF YOU, JUST ZIP YOUR CHUTES. I MEAN SERIOUSLY, LIKE THERE'S NOTHING BETTER TO DO IN THE FUTURE???</text:p>
      <text:p text:style-name="P2">IT'S THE FUTURE FOR GOD'S SAKE, A REALM OF ENDLESS FUCKING POSSIBILITIES.</text:p>
      <text:p text:style-name="P2">NOW</text:p>
      <text:p text:style-name="P2">BEFORE WE GET STARTED, LET'S TAKE A TOLL OF THE SITUATION AT THIS POINT IN TIME.</text:p>
      <text:p text:style-name="P2">*MY* POINT IN TIME.</text:p>
      <text:p text:style-name="P2">WHO'S IN SO FAR, WHO'S NOT, ETCETERA.</text:p>
      <text:p text:style-name="P2">OH FOR FUCK'S SAKE.</text:p>
      <text:p text:style-name="P2">NO, DUDE, DON'T DRINK THAT SHIT. IF IT WERE UP TO HIM WE WOULD ALL DRINK FAYGO AT ONCE IN SOME RITUALISTIC RAP CLOWN SUICIDE PACT.</text:p>
      <text:p text:style-name="P2">BUT INSTEAD OF COMMITTING SUICIDE THE THING THAT WE ALL ACCOMPLISH IS BECOMING INSTANTANEOUS ASSHOLES WITH AWFUL TASTE.</text:p>
      <text:p text:style-name="P2">THIS ISN'T THE VENUE FOR AIRING YOUR FUTURE PROBLEMS, COUNT SEA DIPSHIT.</text:p>
      <text:p text:style-name="P2">OK, WELL</text:p>
      <text:p text:style-name="P2">I GET THAT, I HEAR YOU BRO</text:p>
      <text:p text:style-name="P2">BUT THIS IS STILL NOT THE RIGHT PLACE FOR THIS SO I'VE GOT TO BAN YOU.</text:p>
      <text:p text:style-name="P2">BUT SERIOUSLY JUST GET IN TOUCH WITH ME IN PRIVATE ABOUT IT, OK MAN?</text:p>
      <text:p text:style-name="P2">WE'LL GET YOUR SHIT STRAIGHTENED OUT.</text:p>
      <text:p text:style-name="P2">OK.</text:p>
      <text:p text:style-name="P2">IS EVERYBODY GOOD?</text:p>
      <text:p text:style-name="P2">JUST GONNA SIT HERE FOR A MINUTE, LOCAL TIME, AND SEE IF ANYONE ELSE HAS ANY SHIT THEY WANT TO SCRAPE OFF THEIR BULGE ON TO MY CLEAN NUTRITION PLATEAU.</text:p>
      <text:p text:style-name="P2">NOBODY?</text:p>
      <text:p text:style-name="P2"><text:soft-page-break/>GREAT, WONDERFUL.</text:p>
      <text:p text:style-name="P2">I NOW OFFICIALLY DECLARE THE NONSENSE PORTION OF THIS MEMO TO BE OVER.</text:p>
      <text:p text:style-name="P2">THIS DECREE SHALL BE BINDING AND LASTING.</text:p>
      <text:p text:style-name="P2">BACK TO PLANNING REGISURP.</text:p>
      <text:p text:style-name="P2">BEAR DOWN EVERYBODY, THIS IS FUCKING IMPORTANT, THERE IS A QUEEN ON THE LOOSE AND WE'VE GOT TO SHOW A BITCH THE DOOR.</text:p>
      <text:p text:style-name="P2">UN BE FUCKING LIEVABLE.</text:p>
      <text:p text:style-name="P2">HEY CAN FUTURE YOU MIND-PREVENT ME FROM HITTING THE BAN BUTTON?</text:p>
      <text:p text:style-name="P2">I'M GENUINELY CURIOUS! GO AHEAD, TRY TO STOP ME I DARE YOU.</text:p>
      <text:p text:style-name="P2">OH, ALL OF THEM YOU SAY?</text:p>
      <text:p text:style-name="P2">FASCINATING.</text:p>
      <text:p text:style-name="P2">HEY FORGET THE BAN BUTTON, USE YOUR MIND POWERS TO HELP ME LOCATE THE DESPERATELY ATTEMPT TO GIVE A SHIT BUTTON. WHOOPS WE BOTH FAILED, IT DOESN'T EXIST.</text:p>
      <text:p text:style-name="P2">EVERYBODY, DID YOU HEAR THAT?? SUPERFUTURE VRISKA HAS AN IMPORTANT LIFE LESSON FOR US ALL.</text:p>
      <text:p text:style-name="P2">WE DON'T HAVE TO WORRY ABOUT OUR PRESENT RESPONSIBILIES AND OBLIGATIONS!</text:p>
      <text:p text:style-name="P2">BECAUSE AS IT TURNS OUT, IN THE FUTURE ALL THAT STUFF ALREADY HAPPENED. WE'RE OFF THE FUCKING HOOK!</text:p>
      <text:p text:style-name="P2">TIME TO RELAX. LET'S ALL CRAWL INTO OUR COCOONS AND GET BUSY STIMULATING OUR AUTOEROGENOUS SHAME GLOBES.</text:p>
      <text:p text:style-name="P2">FIRST ONE TO START A WANK FIRE GETS A SHINY BOONDOLLAR.</text:p>
      <text:p text:style-name="P2">THIS IS AN ORDER FROM YOUR LEADER.</text:p>
      <text:p text:style-name="P2">LATER, FAG.</text:p>
      <text:p text:style-name="P2">TOO BAD THE ACRONYM WASN'T "HAG" INSTEAD, IT WOULD HAVE SUITED YOU MUCH BETTER.</text:p>
      <text:p text:style-name="P2">INSTEAD OF THAT NONSENSE WORD</text:p>
      <text:p text:style-name="P2">MAYBE ITS ASSOCIATION WITH YOU WILL COLLOQUIALLY CAUSE IT TO TAKE ON A NEGATIVE CONNOTATION, WHAT DO YOU THINK?</text:p>
      <text:p text:style-name="P2"><text:soft-page-break/>MAYBE FAG WILL BE "THE NEW BURN!" EVEN THOUGH IT REALLY MEANS NOTHING IN OUR LANGUAGE.</text:p>
      <text:p text:style-name="P2">I DON'T KNOW, THIS IS STUPID, FORGET IT</text:p>
      <text:p text:style-name="P2">OK I'M RAMBLING HERE, I'M AWARE OF THAT.</text:p>
      <text:p text:style-name="P2">FUTURE ME, DON'T YOU FUCKING DARE WEIGH IN ON THIS, I KNOW WHAT YOU'RE THINKING.</text:p>
      <text:p text:style-name="P2">IF I WERE FUTURE ME, WHICH I GUESS I AM, I WOULD READ THIS AND BE ALL OVER IT, LIKE DAMMIT KARKAT WHAT DO YOU THINK YOU'RE DOING.</text:p>
      <text:p text:style-name="P2">GET TO THE POINT.</text:p>
      <text:p text:style-name="P2">YEAH PRETTY MUCH.</text:p>
      <text:p text:style-name="P2">SO I'M SAYING IT TO MYSELF ALREADY HERE AND NOW, SO I WON'T HAVE TO LATER, GOT IT YOU TRENCHANT BACKBITING PRICKS?????</text:p>
      <text:p text:style-name="P2">DAMN, I'M LOSING MY TRAIN OF THOUGHT.</text:p>
      <text:p text:style-name="P2">MAYBE I'LL PICK IT UP AGAIN IN A FRESH MEMO LATER.</text:p>
      <text:p text:style-name="P2">I DON'T KNOW IF THAT'S RIGHT THOUGH, BECAUSE I VAGUELY REMEMBER THIS ONE BEING LONGER THAN THIS.</text:p>
      <text:p text:style-name="P2">OH SON OF A BITCH.</text:p>
      <text:p text:style-name="P2">YOU PEOPLE ARE IMBECILES.</text:p>
      <text:p text:style-name="P2">ALL OF YOU.</text:p>
      <text:p text:style-name="P2">I AM NOT POSTING THESE MEMOS TO COUNSEL YOU ON YOUR PAST AND FUTURE DATING PROBLEMS!!!!!!!!!!!!!!!!!</text:p>
      <text:p text:style-name="P2">WHY ARE YOU ALL SUCH BASKET CASES. I DON'T EVEN KNOW WHAT TO SAY ANYMORE.</text:p>
      <text:p text:style-name="P2">SHOULD I BAN YOU? WHAT'S EVEN THE POINT ANYMORE! ONE OF YOU STOOGES WILL BE RIGHT ON THE LAST ONES HEELS WITH ANOTHER SOB STORY.</text:p>
      <text:p text:style-name="P2">JUST</text:p>
      <text:p text:style-name="P2">HURRY UP AND TELL ME WHAT YOUR PROBLEM IS BRO.</text:p>
      <text:p text:style-name="P2">OH NO SHIT REALLY???</text:p>
      <text:p text:style-name="P2">YOU CAN'T BE SERIOUS, WHEN DID THIS HAPPEN.</text:p>
      <text:p text:style-name="P2"><text:soft-page-break/>THIS IS SO FUCKED UP, WHAT HAVE YOU GOTTEN YOURSELF INTO.</text:p>
      <text:p text:style-name="P2">GOD, ACTUALLY I REMEMBER READING THIS BULLSHIT.</text:p>
      <text:p text:style-name="P2">OR SKIMMING IT AT LEAST.</text:p>
      <text:p text:style-name="P2">HOW COULD I FORGET???</text:p>
      <text:p text:style-name="P2">MORE LOONEYBLOCK THEATER, AND HERE I AM DRAWING THE CURTAINS FOR YOU GUYS LIKE A DOPE.</text:p>
      <text:p text:style-name="P2">OK WELL, I CAN ADVISE YOU AND STUFF</text:p>
      <text:p text:style-name="P2">BUT YOU DO REALIZE THIS IS A PUBLIC BULLETIN.</text:p>
      <text:p text:style-name="P2">WE SHOULD BE HAVING THIS CHAT IN PRIVATE.</text:p>
      <text:p text:style-name="P2">EVERYONE CAN READ THIS, EVEN HER.</text:p>
      <text:p text:style-name="P2">I MEAN FUCK, SHE WAS *JUST HERE* TALKING YOU DUMMY!</text:p>
      <text:p text:style-name="P2">WELL, FINE, IF YOU WANT TO BROADCAST A TRANSTIMELINE APOLOGY THEN FINE.</text:p>
      <text:p text:style-name="P2">BUT YOU SHOULD REALIZE THE FUTURE IS KIND OF A WIDE OPEN THING, I MEAN SHE COULD READ THIS LIKE TWO MINUTES IN THE FUTURE AS WELL AS 600 HOURS.</text:p>
      <text:p text:style-name="P2">AT THAT POINT YOU WOULD ESSENTIALLY BE TALKING TO PRESENT HER, COMPLETELY DEFEATING THE PURPOSE OF YOUR SPINELESS MESSAGE IN A BOTTLE APOLOGY.</text:p>
      <text:p text:style-name="P2">AHAHAHAHAHAHAHAHAHAHAHAH.</text:p>
      <text:p text:style-name="P2">OK WHATEVER. MY MEMO, BUT WHATEVER.</text:p>
      <text:p text:style-name="P2">OH GOD</text:p>
      <text:p text:style-name="P2">THIS IS</text:p>
      <text:p text:style-name="P2">COMPLETELY HILARIOUS.</text:p>
      <text:p text:style-name="P2">NOW I SEE WHY EVERYONE HAS BEEN RIPPING ON MY MEMOS.</text:p>
      <text:p text:style-name="P2">FUCK, ENOUGH ALREADY.</text:p>
      <text:p text:style-name="P2">THERE, GREAT, ANOTHER HAPPY COUPLE</text:p>
      <text:p text:style-name="P2">IN WHATEVER HIDEOUS QUADRANT THIS BATSHIT PAIRING WILL SUSTAIN.</text:p>
      <text:p text:style-name="P2">NOW OFF YOU GO.</text:p>
      <text:p text:style-name="P2"><text:soft-page-break/>HOLY HELL.</text:p>
      <text:p text:style-name="P2">THIS IS EXHAUSTING.</text:p>
      <text:p text:style-name="P2">I DON'T EVEN KNOW WHAT I WAS TALKING ABOUT ANYMORE.</text:p>
      <text:p text:style-name="P2">OK, MAYBE I'LL TAKE A MINUTE TO COLLECT MY THOUGHTS AND GET BACK ON TOPIC HERE.</text:p>
      <text:p text:style-name="P2">NO YOU WON'T.</text:p>
      <text:p text:style-name="P2">THIS ONE WAS PARTICULARLY NAUSEATING IN RETROSPECT, I'M SHUTTING THIS DOWN.</text:p>
      <text:p text:style-name="P2">_</text:p>
      <text:p text:style-name="P2">23. KM1: =004467</text:p>
      <text:p text:style-name="P2">FINE THEN.</text:p>
      <text:p text:style-name="P2">SINCE PAST ME JUST BANNED CURRENT ME FROM THE PRECEDING MEMO</text:p>
      <text:p text:style-name="P2">AND DOESN'T APPEAR TO GIVE A SHIT ABOUT MY FUTURE WISDOM, AS USUAL</text:p>
      <text:p text:style-name="P2">LOOKS LIKE I'LL JUST HAVE TO START ANOTHER MEMO FROM SCRATCH.</text:p>
      <text:p text:style-name="P2">HEY PAST ME, GO HAVE A BLAST KILLING THE KING, I'M SURE IT WILL BE AWESOME.</text:p>
      <text:p text:style-name="P2">IN FACT, IT WAS AWESOME. BANG UP JOB WITH THAT, DUDE!</text:p>
      <text:p text:style-name="P2">TOO BAD IT WAS ALL A HUGE WASTE OF TIME.</text:p>
      <text:p text:style-name="P2">OH, WHAT'S THAT, PASTHOLE? YOU DIDN'T READ THIS AND FIGURE THAT OUT AHEAD OF TIME?</text:p>
      <text:p text:style-name="P2">OR MAYBE YOU JUST SKIMMED THIS AND IT DIDN'T GET THROUGH YOUR THICK BULGE???</text:p>
      <text:p text:style-name="P2">WHAT A SHOCK!</text:p>
      <text:p text:style-name="P2">MEMO-WITHIN-MEMO TO PRESENT SELF: PUT FORTH A MORE CONCERTED EFFORT TO IMPRESS UPON EVERYONE IN THE PAST, MYSELF INCLUDED, WHAT A BUNCH OF FUCKING IDIOTS THEY ALL ARE.</text:p>
      <text:p text:style-name="P2">I AM LEARNING A VALUABLE LESSON TODAY!</text:p>
      <text:p text:style-name="P2">IT TURNS OUT YOU CAN'T ALTER THE OUTCOME OF DECISIONS MADE BY MORONS, NO MATTER HOW MUCH YOU YELL AT THEM.</text:p>
      <text:p text:style-name="P2"><text:soft-page-break/>ALL YOU CAN REALLY DO IS GIVE THEM A HARD TIME AND TRY TO MAKE THEIR LIVES JUST A LITTLE MORE MISERABLE.</text:p>
      <text:p text:style-name="P2">WHICH SOUNDS LIKE A MORE NOBLE PURSUIT THAN CHANGING DESTINY FOR THE BETTER ANYWAY, FRANKLY.</text:p>
      <text:p text:style-name="P2">LOSERS SHOULD BE FORCED TO FACE THE MUSIC, EVEN FOR THE MISTAKES THEY HAVEN'T MADE YET.</text:p>
      <text:p text:style-name="P2">THEIR PUNISHMENT IS BEING ALLOWED TO MAKE THE MISTAKE IN THE FIRST PLACE. TALK ABOUT POETIC JUSTICE!</text:p>
      <text:p text:style-name="P2">AND THEN GETTING SOUNDLY BERATED BEFORE, DURING, AND AFTER THE MISTAKES ARE BEING MADE IS JUST THE MUCUS ON THE GRUBLOAF.</text:p>
      <text:p text:style-name="P2">THE SWEET, TANGY MUCUS.</text:p>
      <text:p text:style-name="P2">THIS IS DUMB.</text:p>
      <text:p text:style-name="P2">WHY DID I EVER THINK THESE MEMOS WERE GOING TO BE A GOOD IDEA.</text:p>
      <text:p text:style-name="P2">NOBODY CARES</text:p>
      <text:p text:style-name="P2">I MEAN</text:p>
      <text:p text:style-name="P2">NOBODY'S EVEN TROLLING ME ANYMORE.</text:p>
      <text:p text:style-name="P2">AND I'M LEAVING MYSELF WIDE OPEN TOO, SAYING SOME PRETTY DUMB THINGS HERE.</text:p>
      <text:p text:style-name="P2">I GUESS MAYBE I WROTE TOO MANY.</text:p>
      <text:p text:style-name="P2">AND FILLED TOO MANY OF THEM WITH LONG ARGUMENTS WITH MYSELF.</text:p>
      <text:p text:style-name="P2">NO ONE'S GOING TO READ THROUGH ALL THIS, ALL THE VALUABLE INFORMATION IS JUST GETTING LOST IN THE YELLING.</text:p>
      <text:p text:style-name="P2">YOU STUPID STUPID IDIOT.</text:p>
      <text:p text:style-name="P2">OH FUCK YOU, WHY'D YOU EVEN START ANOTHER MEMO THEN??</text:p>
      <text:p text:style-name="P2">I GUESS</text:p>
      <text:p text:style-name="P2">THERE ARE A COUPLE THINGS I WANT TO GET OFF MY CHEST, OK?</text:p>
      <text:p text:style-name="P2">OH GOD, NOW I'M ARGUING WITH CURRENT ME.</text:p>
      <text:p text:style-name="P2">I DIDN'T EVEN NOTICE I WAS DOING IT, THIS IS REALLY FUCKED UP.</text:p>
      <text:p text:style-name="P2">I'VE GOT TO PULL IT TOGETHER.</text:p>
      <text:p text:style-name="P2">THINK BACK TO WHAT WE MIGHT HAVE DONE WRONG.</text:p>
      <text:p text:style-name="P2"><text:soft-page-break/>BUT THE THING IS</text:p>
      <text:p text:style-name="P2">AS MUCH AS OUR PAST SELVES ARE A BUNCH OF STUBBORN UNLISTENING ASSHOLES</text:p>
      <text:p text:style-name="P2">I CAN'T EVEN REALLY IDENTIFY ANY MISTAKES WE MADE.</text:p>
      <text:p text:style-name="P2">IT WAS ALL PRETTY MUCH LIKE CLOCKWORK.</text:p>
      <text:p text:style-name="P2">A 600 HOUR CAMPAIGN TO COMPLETE A GAME LIKE THIS IS PRETTY GOOD IF YOU ASK ME.</text:p>
      <text:p text:style-name="P2">AND I HAVE ASKED ME.</text:p>
      <text:p text:style-name="P2">IT TURNS OUT ME AGREES.</text:p>
      <text:p text:style-name="P2">I CAN'T SHAKE THE FEELING SOMEONE ELSE MUST BE RESPONSIBLE FOR THIS.</text:p>
      <text:p text:style-name="P2">IT DOESN'T SEEM LIKE IT WAS SOMETHING THAT WAS SUPPOSED TO HAPPEN IN OUR SESSION.</text:p>
      <text:p text:style-name="P2">SOLLUX HAS THE SAME INTUITION ABOUT IT AS ME, HE THINKS THERE'S SOMETHING FII2HY ABOUT IT.</text:p>
      <text:p text:style-name="P2">IT'S REALLY INSUFFERABLE THE WAY HER FISH PUNS HAVE RUBBED OFF ON HIM, IT KIND OF MAKES ME WANT TO VOMIT.</text:p>
      <text:p text:style-name="P2">ANYWAY</text:p>
      <text:p text:style-name="P2">HE SAYS HE'S WORKING ON TRACING THE ORIGIN OF THIS DISASTER.</text:p>
      <text:p text:style-name="P2">IF I FIND OUT WHO'S RESPONSIBLE</text:p>
      <text:p text:style-name="P2">I WILL</text:p>
      <text:p text:style-name="P2">I DON'T EVEN WANT TO THINK ABOUT IT NOW.</text:p>
      <text:p text:style-name="P2">WASTE OF GOOD FRESH RAGE.</text:p>
      <text:p text:style-name="P2">I'M A LITTLE TIRED OF ALL THE OLD THINGS I'VE BEEN ANGRY ABOUT.</text:p>
      <text:p text:style-name="P2">IT'S GOTTEN SO STALE.</text:p>
      <text:p text:style-name="P2">IN A WEIRD WAY I'M SORT OF LOOKING FORWARD TO HAVING SOMETHING NEW TO BE PISSED OFF ABOUT.</text:p>
      <text:p text:style-name="P2">IT'S NOT LIKE THERE'S ANYTHING ELSE TO LIVE FOR NOW ANYWAY.</text:p>
      <text:p text:style-name="P2">SO I'M KEEPING MY PRONGS CROSSED.</text:p>
      <text:p text:style-name="P2">IT WILL BE LIKE FUCKING 12TH PERIGEE'S EVE UP IN HERE.</text:p>
      <text:p text:style-name="P2"><text:soft-page-break/>LAST SWEEP'S EVE WAS PROBABLY THE LAST HAPPY MEMORY I HAVE IN FACT.</text:p>
      <text:p text:style-name="P2">WHAT DID YOU GUYS DO FOR THE LAST HOLIDAY?</text:p>
      <text:p text:style-name="P2">ANYONE?</text:p>
      <text:p text:style-name="P2">I REMEMBER MY LUSUS HAD BEEN GONE FOR DAYS AND I WAS STARTING TO GET WORRIED.</text:p>
      <text:p text:style-name="P2">BUT THEN HE FINALLY RETURNED, TRIUMPHANT.</text:p>
      <text:p text:style-name="P2">HE BROUGHT THE FRESH BEHEMOTH LEAVING INTO OUR HIVE, AND TOGETHER WE DECORATED IT.</text:p>
      <text:p text:style-name="P2">AND</text:p>
      <text:p text:style-name="P2">I DUNNO</text:p>
      <text:p text:style-name="P2">THAT'S ALL I CAN SAY, I'M GETTING A LUMP IN MY SQUAWK BLISTER.</text:p>
      <text:p text:style-name="P2">I GUESS I'M DONE.</text:p>
      <text:p text:style-name="P2">I'M GOING TO LIE DOWN NOW</text:p>
      <text:p text:style-name="P2">ON THE STEEL FLOOR OF THIS FRIGID METEOR DRIFTING THROUGH THE BLACK UNCARING VOID OF OUR NULL SESSION.</text:p>
      <text:p text:style-name="P2">NULL, KIND OF LIKE THIS MEMO I GUESS.</text:p>
      <text:p text:style-name="P2">LATER.</text:p>
      <text:p text:style-name="P2">WHOA, HEY</text:p>
      <text:p text:style-name="P2">WHAT?</text:p>
      <text:p text:style-name="P2">OH</text:p>
      <text:p text:style-name="P2">THAT'S COOL.</text:p>
      <text:p text:style-name="P2">THIS IS THE FIRST TIME YOU'VE RESPONDED TO A MEMO THAT I CAN RECALL.</text:p>
      <text:p text:style-name="P2">YOU TOOK IT RIGHT DOWN TO THE WIRE. I WAS JUST ABOUT TO CLOSE THIS THING.</text:p>
      <text:p text:style-name="P2">PRETTY MUCH.</text:p>
      <text:p text:style-name="P2">FOR A WHILE IT WAS FRUSTRATING.</text:p>
      <text:p text:style-name="P2">WHEN I DISCOVERED THE FEATURE I KIND OF BREEZED THROUGH ALL MY FUTURE MEMOS, NOT REALLY READING ALL OF THEM CAREFULLY OR <text:soft-page-break/>THOROUGHLY.</text:p>
      <text:p text:style-name="P2">THEN I LOOKED AT IT AGAIN, AND THE WHOLE BOARD WAS GONE.</text:p>
      <text:p text:style-name="P2">BECAUSE IT WAS TIME TO MAKE IT IN THE FIRST PLACE, SO I DID.</text:p>
      <text:p text:style-name="P2">AND THEN I KEPT MAKING MEMOS WITH ONLY FOGGY RECOLLECTIONS OF WHAT THEY CONTAINED.</text:p>
      <text:p text:style-name="P2">WHILE ALL THESE OTHER CHUMPS FROM DIFFERENT TIMES KEPT GIVING ME SHIT.</text:p>
      <text:p text:style-name="P2">INCLUDING MYSELF.</text:p>
      <text:p text:style-name="P2">BUT IT WAS ALL GOOD, BECAUSE AS I EVENTUALLY BECAME MY OWN FUTURE SELVES, AND GOT TO BE ON THE OTHER SIDES OF THOSE CONVERSATIONS.</text:p>
      <text:p text:style-name="P2">AND COULD DO MY PAST SELVES THE SERVICE OF INFORMING THEM HOW STUPID THEY WERE BEING.</text:p>
      <text:p text:style-name="P2">I STOPPED BOTHERING TRYING TO REMEMBER HOW ANY OF THESE MEMOS WENT.</text:p>
      <text:p text:style-name="P2">HONESTLY THE LAST FEW WEEKS HAVE BEEN A BLUR TO ME, JUST NON STOP YELLING AT MYSELF, HAGGLING WITH PAST AND FUTURE KNUCKLEHEADS, KILLING MONSTERS AND SOLVING PUZZLES, CYCLING THROUGH ALL THE GATES AND PLANETS LIKE A HUNDRED TIMES, ZIGZAGGING DOWN TO THE BATTLEFIELD, OUT TO THE VEIL, OVER TO PROSPIT, BACK TO DERSE, AND ON AND ON AND ON LIKE THAT UNTIL WE THOUGHT WE WON.</text:p>
      <text:p text:style-name="P2">BUT WE DIDN'T WIN. WE LOST.</text:p>
      <text:p text:style-name="P2">WE LOST AS HARD AS FAT GUYS FALL.</text:p>
      <text:p text:style-name="P2">DID YOU READ THE MEMO JUST BEFORE THIS?</text:p>
      <text:p text:style-name="P2">GIVE IT A READ, I'M DONE RANTING ABOUT ALL THAT FOR NOW.</text:p>
      <text:p text:style-name="P2">BUT YEAH, THAT'S HOW TROLLIAN'S TIMELINE STUFF WORKS. YOU'LL GET USED TO IT.</text:p>
      <text:p text:style-name="P2">OR NOT! SINCE APPARENTLY THIS IS YOUR ONLY MEMO REPLY. YOU WERE PRETTY SHREWD IN SIDESTEPPING THIS WHOLE CLUSTERFUCK.</text:p>
      <text:p text:style-name="P2">THEN YOU'RE THE ONLY ONE WHO THINKS SO.</text:p>
      <text:p text:style-name="P2">HELL YOU PROBABLY WOULD HAVE BEEN A BETTER MAID OF TIME THAN THE ONE WE WERE STUCK WITH.</text:p>
      <text:p text:style-name="P2">SHE'S COMPLETELY SHITHIVE MAGGOTS, DON'T EVEN GET ME STARTED.</text:p>
      <text:p text:style-name="P2"><text:soft-page-break/>SURE YOU DO.</text:p>
      <text:p text:style-name="P2">OR, YOU WILL. TRUST ME YOU'LL DO FINE.</text:p>
      <text:p text:style-name="P2">SO WHAT PROMPTED YOU TO RESPOND ANYWAY.</text:p>
      <text:p text:style-name="P2">I MEAN ASIDE FROM BEING STRONGARMED BY CONVERSATIONAL PREDESTINATION.</text:p>
      <text:p text:style-name="P2">YOU MIGHT NOT HAVE A CHOICE.</text:p>
      <text:p text:style-name="P2">DO YOU REMEMBER IF THIS MEMO WAS MUCH LONGER THAN THIS?</text:p>
      <text:p text:style-name="P2">THEN MIGHT AS WELL SPIT IT OUT.</text:p>
      <text:p text:style-name="P2">RED OR BLACK?</text:p>
      <text:p text:style-name="P2">YOUR PROBLEM, DOES IT PERTAIN TO REDROM OR BLACKROM INTERESTS?</text:p>
      <text:p text:style-name="P2">COME ON. PEOPLE HAVE BEEN USING THESE MEMOS TO SIFT THROUGH THEIR ROMANTIC PROBLEMS FOR WEEKS, I AM A FUCKING VETERAN AT THIS SHIT BY NOW.</text:p>
      <text:p text:style-name="P2">SERIOUSLY, I DON'T MIND, IT'LL BE A WELCOME REPRIEVE FROM SHOUTING AT MYSELF.</text:p>
      <text:p text:style-name="P2">DIDN'T YOU AT LEAST GET A SENSE OF WHAT THIS CONVERSATION WAS ABOUT WHEN YOU SKIMMED IT?</text:p>
      <text:p text:style-name="P2">YES I COMPLETELY AGREE.</text:p>
      <text:p text:style-name="P2">IT'S GOOD YOU DIDN'T READ IT. WE CAN AVOID THE SORT OF VERBAL SLAPSTICK ROUTINES I'M SICK TO FUCKING DEATH OF BY NOW.</text:p>
      <text:p text:style-name="P2">I AM SO TIRED OF PEOPLE BEING ALL COY AND TELLING ME WHAT WE'RE ABOUT TO SAY BEFORE WE SAY IT, AND THEN WE WIND UP FUCKING SAYING IT ANYWAY.</text:p>
      <text:p text:style-name="P2">AND THEN WE PROVE TO THE INVISIBLE RIDDLER THAT IS FATHER TIME BEYOND A SHADOW OF A DOUBT WHAT A BUNCH OF FUCKING IDIOTS WE ALL ARE.</text:p>
      <text:p text:style-name="P2">DO YOU HAVE ANY IDEA HOW OLD THAT GETS AFTER A WHILE?</text:p>
      <text:p text:style-name="P2">SO REALLY, TELL ME.</text:p>
      <text:p text:style-name="P2">I KNOW IT'S ON YOUR MIND, I GOT A SENSE FOR THESE THINGS.</text:p>
      <text:p text:style-name="P2">R OR B???</text:p>
      <text:p text:style-name="P2">HAHA, WELL ISN'T THAT ALWAYS THE CASE?</text:p>
      <text:p text:style-name="P2"><text:soft-page-break/>STORY AS OLD AS TIME.</text:p>
      <text:p text:style-name="P2">EVEN IN PLACES WHERE STRICTLY SPEAKING TIME DIDN'T EXIST UNTIL RECENTLY.</text:p>
      <text:p text:style-name="P2">WHO'S THE TARGET OF THESE FLUSHED LEANINGS?</text:p>
      <text:p text:style-name="P2">IF YOU DON'T MIND MY ASKING.</text:p>
      <text:p text:style-name="P2">I DON'T THINK ANYONE'S READING.</text:p>
      <text:p text:style-name="P2">DID YOU NOTICE ANYONE ELSE JOIN IN LATER?</text:p>
      <text:p text:style-name="P2">SEE</text:p>
      <text:p text:style-name="P2">NOBODY CARES ENOUGH TO BOTHER.</text:p>
      <text:p text:style-name="P2">WELL I DIDN'T MEAN IT LIKE THAT.</text:p>
      <text:p text:style-name="P2">THEIR DISINTEREST IS MORE A REFLECTION ON ME THAN YOU.</text:p>
      <text:p text:style-name="P2">SHE? WELL I GUESS THAT NARROWS IT DOWN SOMEWHAT.</text:p>
      <text:p text:style-name="P2">IF I THINK BACK ON EVENTS KNOWING THIS I COULD PROBABLY PIECE IT TOGETHER...</text:p>
      <text:p text:style-name="P2">ALRIGHT, DEAL.</text:p>
      <text:p text:style-name="P2">WHAT</text:p>
      <text:p text:style-name="P2">NO OF COURSE NOT.</text:p>
      <text:p text:style-name="P2">I DON'T ACTUALLY KNOW ALL THAT MUCH.</text:p>
      <text:p text:style-name="P2">I JUST KNOW THIS STUFF WILL DRIVE YOU SHITHIVE MAGGOTS IF YOU DON'T FIGURE OUT HOW TO DEAL WITH IT.</text:p>
      <text:p text:style-name="P2">LIKE</text:p>
      <text:p text:style-name="P2">NOT THAT I EXPECT YOU TO GIVE A SHIT BUT PERSONALLY I AM ALL TWISTED UP ABOUT BLACKROM STUFF ESPECIALLY.</text:p>
      <text:p text:style-name="P2">HONESTLY I DON'T THINK I WAS CUT OUT TO HAVE A KISMESIS, I THINK MY STANDARDS ARE WAY TOO HIGH.</text:p>
      <text:p text:style-name="P2">DID YOU KNOW THAT...</text:p>
      <text:p text:style-name="P2">THIS FEELS SO INSANE TO ADMIT, BUT</text:p>
      <text:p text:style-name="P2">OVER THE COURSE OF THIS ADVENTURE, AT TIMES I ACTUALLY BEGAN TO SUSPECT I WAS MY OWN KISMESIS.</text:p>
      <text:p text:style-name="P2"><text:soft-page-break/>HOW FUCKED UP IS THAT???</text:p>
      <text:p text:style-name="P2">BUT OBVIOUSLY ITS NOT TRUE, I NEVER EVEN DID ANY LEGIT TIME TRAVELING WHERE I COULD MEET MYSELF, I JUST BICKERED WITH PAST AND FUTURE GHOSTS ON A CHAT CLIENT.</text:p>
      <text:p text:style-name="P2">FITTING REALLY. EVERY CALIGINOUS ADVERSARY I'VE CONTEMPLATED HAS ELUDED ME LIKE A PHANTOM, EVEN MYSELF!</text:p>
      <text:p text:style-name="P2">WHATEVER, I'M DONE WITH IT.</text:p>
      <text:p text:style-name="P2">NO NO NO I'M NOT AIRING THAT SHIT OUT HERE.</text:p>
      <text:p text:style-name="P2">MAYBE PRIVATELY.</text:p>
      <text:p text:style-name="P2">IT'S PRIVATE.</text:p>
      <text:p text:style-name="P2">LET'S CHANGE THE SUBJECT, WHAT WERE YOU ORIGINALLY GOING TO ASK ME.</text:p>
      <text:p text:style-name="P2">UH...</text:p>
      <text:p text:style-name="P2">WOW, YOU'RE RIGHT, THAT'S KIND OF THE DUMBEST FUCKING QUESTION I'VE EVER HEARD.</text:p>
      <text:p text:style-name="P2">YOU PUT WAY TOO MUCH STOCK IN THAT RATTY OLD GUIDE.</text:p>
      <text:p text:style-name="P2">BUT ANYWAY NO, WE NEVER USED MAGIC.</text:p>
      <text:p text:style-name="P2">I MEAN, LET ME TRY TO PUT INTO PERSPECTIVE HOW RIDICULOUS THE WHOLE NOTION IS ANYWAY.</text:p>
      <text:p text:style-name="P2">WE CAN ALCHEMIZE PRACTICALLY ANYTHING WITH THE RIGHT MATERIALS AND GRIST.</text:p>
      <text:p text:style-name="P2">WE CAN, AND DID, MAKE SUPER POWERFUL WEAPONS AND ITEMS THAT CAN DO PRACTICALLY ANYTHING.</text:p>
      <text:p text:style-name="P2">WHAT ADDITIONAL ADVANTAGE COULD MAGIC OFFER? ALL THIS SHIT IS PRACTICALLY MAGIC ANYWAY.</text:p>
      <text:p text:style-name="P2">BUT MORE LIKE</text:p>
      <text:p text:style-name="P2">GOOFY SCIENCEY MAGIC. YOU KNOW?</text:p>
      <text:p text:style-name="P2">BUT EVERYTHING HERE IS KIND OF MAGIC IN A WAY, ISN'T IT.</text:p>
      <text:p text:style-name="P2">FORTUNE TELLING DREAM CLOUDS AND GOLDEN MOONS AND SHIT.</text:p>
      <text:p text:style-name="P2">IF YOU LOOK AROUND</text:p>
      <text:p text:style-name="P2"><text:soft-page-break/>THERE'S MAGIC EVERYWHERE IN THIS BITCH.</text:p>
      <text:p text:style-name="P2">IT'S ALL AROUND US.</text:p>
      <text:p text:style-name="P2">MOTHER FUCKIN MIRACLES, RIGHT?</text:p>
      <text:p text:style-name="P2">WHAT DO YOU NEED MAGIC FOR ANYWAY?</text:p>
      <text:p text:style-name="P2">YOU'LL FIGURE IT OUT.</text:p>
      <text:p text:style-name="P2">AND YOU WON'T NEED MAGIC, TRUST ME.</text:p>
      <text:p text:style-name="P2">JUST BE PATIENT, THE ANSWER WILL COME TO YOU SOMEHOW.</text:p>
      <text:p text:style-name="P2">YEAH, REALLY THERE'S NOTHING TO WORRY ABOUT.</text:p>
      <text:p text:style-name="P2">AT LEAST AS FAR AS THE DETAILS OF THE ADVENTURE GO.</text:p>
      <text:p text:style-name="P2">WE WERE ALL PRETTY AWESOME AT THIS GAME.</text:p>
      <text:p text:style-name="P2">REALLY AWESOME IN FACT.</text:p>
      <text:p text:style-name="P2">UNTIL A LITTLE WHILE AGO.</text:p>
      <text:p text:style-name="P2">WHEN IT TURNED OUT WE WEREN'T ACTUALLY ALL THAT AWESOME.</text:p>
      <text:p text:style-name="P2">TURNS OUT WE WERE PRETTY FUCKING UNAWESOME ALL ALONG.</text:p>
      <text:p text:style-name="P2">WELL</text:p>
      <text:p text:style-name="P2">FOR STARTERS</text:p>
      <text:p text:style-name="P2">HAVE YOU SCROLLED UP TO THE TOP OF THE TIMELINES YET?</text:p>
      <text:p text:style-name="P2">CHECK THAT OUT</text:p>
      <text:p text:style-name="P2">MAYBE READ A FEW RECENT MEMOS</text:p>
      <text:p text:style-name="P2">BUT OTHER THAN THAT IT'S NOT FOR YOU TO CONCERN YOURSELF WITH.</text:p>
      <text:p text:style-name="P2">JUST DEAL WITH GETTING THROUGH THE QUEST.</text:p>
      <text:p text:style-name="P2">I'LL CATCH UP WITH YOU ABOUT IT WHEN YOU CATCH UP WITH ME ON THE TIMELINE.</text:p>
      <text:p text:style-name="P2">WHICH JUST HAPPENS TO BE RIGHT NOW.</text:p>
      <text:p text:style-name="P2">OK I PROBABLY WON'T DO THAT, BUT ALRIGHT HA HA.</text:p>
      <text:p text:style-name="P2">WHAT THE HELL ARE YOU DOING OVER THERE ANYWAY?</text:p>
      <text:p text:style-name="P2">YEAH.</text:p>
      <text:p text:style-name="P2"><text:soft-page-break/>YOU'RE MESSING AROUND WITH YOUR CHAINSAW.</text:p>
      <text:p text:style-name="P2">WHILE TAVROS IS SLEEPING ON THE FLOOR.</text:p>
      <text:p text:style-name="P2">OH GOD.</text:p>
      <text:p text:style-name="P2">FUUUUUUUUUUUUUCK WHAT ARE YOU DOING???????</text:p>
      <text:p text:style-name="P2">OK.</text:p>
      <text:p text:style-name="P2">EVERYTHING'S FINE I GUESS.</text:p>
      <text:p text:style-name="P2">I PASSED OUT FOR ABOUT AN HOUR.</text:p>
      <text:p text:style-name="P2">FUCKING EMBARRASSING.</text:p>
      <text:p text:style-name="P2">YOU ARE OUT OF YOUR GODDAMN MIND, YOU KNOW.</text:p>
      <text:p text:style-name="P2">YEAH</text:p>
      <text:p text:style-name="P2">IN A GOOD WAY THOUGH.</text:p>
      <text:p text:style-name="P2">OK I'M SHUTTING THIS MEMO DOWN FOR MY PAST SELF.</text:p>
      <text:p text:style-name="P2">SINCE HE'S CURRENTLY LYING UNCONSCIOUS ON THE FLOOR AN HOUR AGO.</text:p>
      <text:p text:style-name="P2">SEE YOU IN THE FUTURE-NOW.</text:p>
      <text:p text:style-name="P2">_</text:p>
      <text:p text:style-name="P2">24. TP5: =004474</text:p>
      <text:p text:style-name="P2">OK I GOT YOUR MESSAGE</text:p>
      <text:p text:style-name="P2">THANKS FOR NOT HASSLING ME ABOUT IT IN ONE OF THE MEMOS TO GET MY ATTENTION, I APPRECIATE THAT.</text:p>
      <text:p text:style-name="P2">UNLESS YOU DID, BUT IT WAS IN A FUTURE MEMO I HAVEN'T WRITTEN YET, IN WHICH CASE HAVE A BIGTIME FUCK YOU ABOUT THAT IN ADVANCE.</text:p>
      <text:p text:style-name="P2">POSTING IN THEM AT ALL IS THE REASON. YOU'RE NOT SUPPOSED TO REPLY MEMOS PERIOD, THAT'S THE REASON.</text:p>
      <text:p text:style-name="P2">SOUNDS LAME.</text:p>
      <text:p text:style-name="P2">YEAH I GOT THAT.</text:p>
      <text:p text:style-name="P2">THIS IS AN EMPTY THREAT, BECAUSE IF YOU MADE A BOARD AT ANY POINT ON THE TIMELINE I WOULD BE ABLE TO SEE IT RIGHT HERE AND READ THE WHOLE THING ALREADY.</text:p>
      <text:p text:style-name="P2">WAIT...</text:p>
      <text:p text:style-name="P2"><text:soft-page-break/>OH GOD, YOU ACTUALLY DID.</text:p>
      <text:p text:style-name="P2">LOOK I DON'T CARE ABOUT THE FRUITY RUMPUS ASSHOLE FACTORY.</text:p>
      <text:p text:style-name="P2">WHAT'S ALL THIS ABOUT GOING AFTER THE QUEEN'S RING.</text:p>
      <text:p text:style-name="P2">BUT WE'RE STILL IN THE MIDDLE OF TRYING TO PULL OFF REGISURP WITH JACK.</text:p>
      <text:p text:style-name="P2">WHY DON'T WE TAKE IT ONE MISSION AT A TIME.</text:p>
      <text:p text:style-name="P2">WHY WOULD WE WANT TO DO THAT, JACK'S AN ALLY.</text:p>
      <text:p text:style-name="P2">THIS IS BULLSHIT.</text:p>
      <text:p text:style-name="P2">WE'RE NOT EXILING JACK, HE'S COOL.</text:p>
      <text:p text:style-name="P2">YES HE IS, HE'S A TOTAL BADASS WITH A FUCK TON OF BLADES AND SHIT, AND HE'S HELPING US OUT.</text:p>
      <text:p text:style-name="P2">STINKS?</text:p>
      <text:p text:style-name="P2">LET ME ACTED SHOCKED LIKE I DIDN'T SEE THAT COMING.</text:p>
      <text:p text:style-name="P2">O:</text:p>
      <text:p text:style-name="P2">FUCK I FORGOT MY HORNS, I ALWAYS FOR THEME</text:p>
      <text:p text:style-name="P2">O:B</text:p>
      <text:p text:style-name="P2">WHAT A SURPRISE, YOU ARE DRAGGING YOUR SCHIZOPHRENIC NOSE INTO THIS, WHAT AN OUTSTANDING CHARACTER WITNESS.</text:p>
      <text:p text:style-name="P2">OBJECTION YOUR TYRANNY! HAHAHA</text:p>
      <text:p text:style-name="P2">THE BOTTOM LINE IS I AM NOT GOING TO EXILE JACK BECAUSE YOU BELIEVE YOU CAN SMELL MALICE OFF AN INTERPRETIVE DANCE.</text:p>
      <text:p text:style-name="P2">SOME OF THOSE STABBINGS WERE ACCIDENTAL!</text:p>
      <text:p text:style-name="P2">OK, WELL I KNOW FOR A FACT THE THIRD TIME WAS ACCIDENTAL.</text:p>
      <text:p text:style-name="P2">ANYWAY YOU'VE BEATEN THE SHIT OUT OF ME A FEW TIMES YOURSELF.</text:p>
      <text:p text:style-name="P2">HEY I PROMISED I'D TELL YOU.</text:p>
      <text:p text:style-name="P2">I JUST</text:p>
      <text:p text:style-name="P2">WASN'T READY OK</text:p>
      <text:p text:style-name="P2">NO YOU DON'T</text:p>
      <text:p text:style-name="P2"><text:soft-page-break/>LIES, I'VE BEEN VERY CAREFUL.</text:p>
      <text:p text:style-name="P2">NOT LIKE ALL YOU CLASSLESS SHITBAGS WHO SLOP YOUR BLOOD ALL OVER THE PLACE EVERY GODDAMN MINUTE LIKE IT'S SOME WEIRD FETISH.</text:p>
      <text:p text:style-name="P2">WHAT</text:p>
      <text:p text:style-name="P2">WHAT IS IT?</text:p>
      <text:p text:style-name="P2">ARE YOU LICKING YOUR GLASSES AGAIN?</text:p>
      <text:p text:style-name="P2">I HATE IT WHEN YOU DO THAT, IT'S FUCKING DISGUSTING.</text:p>
      <text:p text:style-name="P2">_</text:p>
      <text:p text:style-name="P2">25. TP6: =004475</text:p>
      <text:p text:style-name="P2">YES, I'M EXTREMELY FAMILIAR WITH THIS SORT OF NONSENSE BY NOW, SURE.</text:p>
      <text:p text:style-name="P2">WHAT</text:p>
      <text:p text:style-name="P2">WHO TOLD YOU</text:p>
      <text:p text:style-name="P2">DID JACK TELL YOU</text:p>
      <text:p text:style-name="P2">HOW</text:p>
      <text:p text:style-name="P2">NO</text:p>
      <text:p text:style-name="P2">I CLEANED UP MY WOUND AND CHANGED MY SHIRT BEFORE I EVEN MET YOU, I'VE BEEN EXTREMELY CAREFUL.</text:p>
      <text:p text:style-name="P2">SO YOU'RE GOING TO HAVE TO FILL ME IN.</text:p>
      <text:p text:style-name="P2">WHOA</text:p>
      <text:p text:style-name="P2">YOU MEAN</text:p>
      <text:p text:style-name="P2">DURING</text:p>
      <text:p text:style-name="P2">FUCK.</text:p>
      <text:p text:style-name="P2">OK SHHHHHHHHHH SHH SHH SHH...</text:p>
      <text:p text:style-name="P2">LET'S NOT TALK ABOUT THIS, NOT HERE.</text:p>
      <text:p text:style-name="P2">I KNOW BUT</text:p>
      <text:p text:style-name="P2">DAMMIT</text:p>
      <text:p text:style-name="P2">WRITING ALL THESE MEMOS HAS MADE ME PARANOID.</text:p>
      <text:p text:style-name="P2"><text:soft-page-break/>IT JUST DOESN'T FEEL SECURE CHATTING ABOUT IT OVER THE CLIENT, I DUNNO.</text:p>
      <text:p text:style-name="P2">WE CAN TALK ABOUT IT IN PERSON.</text:p>
      <text:p text:style-name="P2">THOSE ARE EYEBROWS?</text:p>
      <text:p text:style-name="P2">I THOUGHT THEY WERE HORNS.</text:p>
      <text:p text:style-name="P2">?:B</text:p>
      <text:p text:style-name="P2">WELL APPARENTLY I JUST CAN'T FUCKING HELP MYSELF CAN I.</text:p>
      <text:p text:style-name="P2">HOW CAN YOU EVEN SMELL SO DAMN WELL, ANYWAY.</text:p>
      <text:p text:style-name="P2">YOU GIVE ME A HARD TIME ABOUT BEING COY ABOUT SHIT</text:p>
      <text:p text:style-name="P2">BUT WHEN IT COMES TO YOUR CRAZY SENSES YOU'RE SO VAGUE, IT'S LIKE TRYING TO DECIPHER THE DAILY HOROSCOPE RIDDLE.</text:p>
      <text:p text:style-name="P2">OR THE RIDDLES FOR ALL 48 SIGNS COMBINED.</text:p>
      <text:p text:style-name="P2">LOOK</text:p>
      <text:p text:style-name="P2">WE'LL TALK LATER</text:p>
      <text:p text:style-name="P2">I PROMISE</text:p>
      <text:p text:style-name="P2">WHY DON'T YOU JUST SAY SOME STUFF ABOUT YOURSELF FOR A CHANGE</text:p>
      <text:p text:style-name="P2">AND CUT ME SOME SLACK.</text:p>
      <text:p text:style-name="P2">_</text:p>
      <text:p text:style-name="P2">26. TP7: =004476</text:p>
      <text:p text:style-name="P2">YEAH, BUT IT'S STILL SO VAGUE.</text:p>
      <text:p text:style-name="P2">THAT'S THE WHOLE POINT.</text:p>
      <text:p text:style-name="P2">HOW ABOUT A STRAIGHT ANSWER?</text:p>
      <text:p text:style-name="P2">YOU MEAN ON PROSPIT'S MOON.</text:p>
      <text:p text:style-name="P2">WHY IS THAT.</text:p>
      <text:p text:style-name="P2">IS IT OUT OF SPITE TO VRISKA?</text:p>
      <text:p text:style-name="P2">I KNOW I'D PROBABLY BE COOL WITH IT OUT OF SPITE MORE THAN ANYTHING.</text:p>
      <text:p text:style-name="P2">OK, SO WHY DID YOU NEVER TELL ME ANY OF THIS?</text:p>
      <text:p text:style-name="P2"><text:soft-page-break/>HOW AM I SUPPOSED TO WAKE UP.</text:p>
      <text:p text:style-name="P2">HOW MANY OF US ARE AWAKE NOW?</text:p>
      <text:p text:style-name="P2">HOW MUCH OF THE FUTURE DID YOU "SEE" BEFORE WE STARTED</text:p>
      <text:p text:style-name="P2">IN THE CLOUDS, LIKE KANAYA</text:p>
      <text:p text:style-name="P2">ALSO HOW DID YOU GO BLIND ANYWAY???</text:p>
      <text:p text:style-name="P2">WHAT DID SHE DO TO YOU, I DON'T KNOW WHY YOU'RE SO CAGEY ABOUT THAT.</text:p>
      <text:p text:style-name="P2">I STILL DON'T SEE HOW SHE COULD BLIND YOU WITHOUT BEING ANYWHERE NEAR YOU.</text:p>
      <text:p text:style-name="P2">OBVIOUSLY SHE CAN'T CONTROL YOU, SO WHAT GIVES?</text:p>
      <text:p text:style-name="P2">WAIT LET ME GUESS.</text:p>
      <text:p text:style-name="P2">DO I LOOK ADORABLE?????????</text:p>
      <text:p text:style-name="P2">WOW, WHAT THE FUCK.</text:p>
      <text:p text:style-name="P2">OH</text:p>
      <text:p text:style-name="P2">THEN</text:p>
      <text:p text:style-name="P2">GOOD I GUESS</text:p>
      <text:p text:style-name="P2">WAIT</text:p>
      <text:p text:style-name="P2">TEREZI</text:p>
      <text:p text:style-name="P2">PLEASE DON'T TELL THEM ABOUT MY BLOOD.</text:p>
      <text:p text:style-name="P2">I WANT TO TELL THEM, I MEAN I WILL TELL THEM.</text:p>
      <text:p text:style-name="P2">LATER</text:p>
      <text:p text:style-name="P2">ONCE THEY RESPECT ME AS A LEADER.</text:p>
      <text:p text:style-name="P2">BYE</text:p>
      <text:p text:style-name="P2">&lt;3</text:p>
      <text:p text:style-name="P2">_</text:p>
      <text:p text:style-name="P5">Act 5 Act 2</text:p>
      <text:p text:style-name="P2">_</text:p>
      <text:p text:style-name="P2"><text:soft-page-break/>27. JE8: =004528</text:p>
      <text:p text:style-name="P2">ATTENTION WORTHLESS HUMAN.</text:p>
      <text:p text:style-name="P2">THIS IS YOUR GOD SPEAKING.</text:p>
      <text:p text:style-name="P2">IT IS A WRATHFUL GOD WHO DESPISES YOU MORE THAN YOU COULD HAVE POSSIBLY DARED TO FEAR.</text:p>
      <text:p text:style-name="P2">I HAVE WATCHED YOUR ENTIRE PATHETIC LIFE UNFOLD.</text:p>
      <text:p text:style-name="P2">I HAVE OBSERVED YOU WHILE YOU WOULD QUAKE AND TREMBLE IN PERSONAL PRAYERS OF SHAME.</text:p>
      <text:p text:style-name="P2">WHILE YOU PLEADED FORGIVENESS FOR BEING SUCH A WRETCHED DISGUSTING FAILURE ON EVERY CONCEIVABLE LEVEL.</text:p>
      <text:p text:style-name="P2">PROSTRATE BEFORE THE STUPID AND FALSE CLOWN GODS YOU HAVE SCRIBBLED ON THE WALLS OF YOUR BLOCK.</text:p>
      <text:p text:style-name="P2">BOGUS DEITIES WORSHIPED BY A PRIMITIVE "PARADISE" PLANET.</text:p>
      <text:p text:style-name="P2">BUT YOUR PRAYERS WILL NOT BE ANSWERED.</text:p>
      <text:p text:style-name="P2">THERE ARE NO MIRACLES IN STORE FOR YOU, HUMAN.</text:p>
      <text:p text:style-name="P2">ONLY MY HATE.</text:p>
      <text:p text:style-name="P2">IT IS A HATE SO PURE AND HOT IT WOULD CONSUME YOUR SAD UNDERDEVELOPED HUMAN THINK PAN TO EVEN CONTEMPLATE.</text:p>
      <text:p text:style-name="P2">IT IS A HATE THAT TO FATHOM MUST BE PUT INTO SONG.</text:p>
      <text:p text:style-name="P2">SHRIEKED BY THE TEN THOUSAND ROWDY SHOUT SPHINCTERS PEPPERING THE GRUESOME UNDERBELLY OF THE MOST TRUCULENT GOD THE FURTHEST RING CAN MUSTER.</text:p>
      <text:p text:style-name="P2">IT IS A HATE THAT MADE YOU AND WILL SURELY DESTROY YOU.</text:p>
      <text:p text:style-name="P2">MY HATE IS THE LIFEBLOOD THAT PULSES THROUGH THE VEINS OF YOUR UNIVERSE.</text:p>
      <text:p text:style-name="P2">IT IS MY GIFT TO YOU.</text:p>
      <text:p text:style-name="P2">YOU'RE WELCOME FOR THAT.</text:p>
      <text:p text:style-name="P2">YOU UNGRATEFUL PIECE OF SHIT.</text:p>
      <text:p text:style-name="P2">WHAT</text:p>
      <text:p text:style-name="P2">HOW DO YOU KNOW MY NAME.</text:p>
      <text:p text:style-name="P2"><text:soft-page-break/>WHAT IS IT.</text:p>
      <text:p text:style-name="P2">ME HATING YOU IS WHAT'S IT.</text:p>
      <text:p text:style-name="P2">IF THAT'S WHAT YOU MEAN, YEAH, BINGO.</text:p>
      <text:p text:style-name="P2">YEAH.</text:p>
      <text:p text:style-name="P2">ARE YOU SUGGESTING WE'VE SPOKEN BEFORE.</text:p>
      <text:p text:style-name="P2">JOHN, WHY WOULD I GIVE A PUNGENT WHIPPING LUMPSQUIRT WHAT YOUR NAME IS.</text:p>
      <text:p text:style-name="P2">I ADMIT I AM NEW TO HUMAN SOCIAL CONSTRUCTS</text:p>
      <text:p text:style-name="P2">BUT I REFUSE TO BELIEVE OUR RELATIONSHIP CAN OR WILL EVER BE DESCRIBED AS "EARTH HUMAN BUDDIES".</text:p>
      <text:p text:style-name="P2">THESE ARE LIES.</text:p>
      <text:p text:style-name="P2">I KNOW WHEN I AM BEING TROLLED, WHO DO YOU EVEN THINK YOU ARE TALKING TO HERE.</text:p>
      <text:p text:style-name="P2">I AM YOUR GOD, REMEMBER.</text:p>
      <text:p text:style-name="P2">WHY WOULD I TROLL YOU BACKWARDS? THAT DOESN'T MAKE ANY FUCKING SENSE.</text:p>
      <text:p text:style-name="P2">AND WHY WOULD I HELP YOU AND YOUR IDIOT FRIENDS?</text:p>
      <text:p text:style-name="P2">I WOULD JUST BE HELPING YOU BLUNDER DOWN THE PATH THAT ENDS WITH YOU OPENING THE RIFT LIKE A BUNCH OF MORONS.</text:p>
      <text:p text:style-name="P2">WHATEVER.</text:p>
      <text:p text:style-name="P2">RIDICULOUS.</text:p>
      <text:p text:style-name="P2">I DIDN'T WRIGGLE OUT OF A PUDDLE OF SLIME YESTERDAY.</text:p>
      <text:p text:style-name="P2">THAT WAS SEVERAL WEEKS AGO, OK?</text:p>
      <text:p text:style-name="P2">I DO NOT THINK YOU APPRECIATE THE GRAVITY OF MY ANTIPATHY, JOHN HUMAN.</text:p>
      <text:p text:style-name="P2">OK, HUMAN EGBERT.</text:p>
      <text:p text:style-name="P2">I FUCKING LOATHE YOU, AND I HAVE TUNED INTO YOUR CHANNEL MOMENTS BEFORE THE ERADICATION OF YOUR TIMELINE AND THAT SMUG LOOK ON YOUR FACE, WITH JUST ENOUGH TIME FOR ME TO BASICALLY COMPLETELY FUCKING DESTROY YOU WITH HOSTILE RHETORIC.</text:p>
      <text:p text:style-name="P2"><text:soft-page-break/>THERE IS NO CHANCE I WILL EVER HELP YOU.</text:p>
      <text:p text:style-name="P2">YOU CAN'T POSSIBLY UNDERSTAND HOW MUCH I HATE YOU OR WHY I HATE YOU.</text:p>
      <text:p text:style-name="P2">I WASN'T JOKING WHEN I SAID I WAS YOUR GOD, LIKE THAT WASN'T JUST A LOT OF BRAVADO AND USELESS PISSING AROUND.</text:p>
      <text:p text:style-name="P2">I AM LITERALLY RESPONSIBLE FOR YOUR EXISTENCE.</text:p>
      <text:p text:style-name="P2">WE BEAT THE GAME YOU ARE PLAYING AND CREATED YOUR UNIVERSE.</text:p>
      <text:p text:style-name="P2">WE WERE GOING TO ENTER YOUR UNIVERSE AND RULE OVER IT.</text:p>
      <text:p text:style-name="P2">LIKE TYRANTS.</text:p>
      <text:p text:style-name="P2">IT WAS TO BE OUR PLAYTHING, JOHN.</text:p>
      <text:p text:style-name="P2">YOU HAVE NO IDEA HOW SWEET IT WAS GOING TO BE.</text:p>
      <text:p text:style-name="P2">BUT THEN WE COULDN'T CLAIM OUR PRIZE BECAUSE OF THAT MONSTROSITY YOU SPRUNG ON US.</text:p>
      <text:p text:style-name="P2">STUTID?</text:p>
      <text:p text:style-name="P2">WOW, YOUR SPECIES REALLY IS BRAINDEAD.</text:p>
      <text:p text:style-name="P2">YOU ACTUALLY WANT ME TO TROLL YOU?</text:p>
      <text:p text:style-name="P2">I MEAN</text:p>
      <text:p text:style-name="P2">DON'T WORRY, I CAN AND I WILL, AND IT WILL BE A GODDAMN BLOODBATH WHEN I GET STARTED.</text:p>
      <text:p text:style-name="P2">IT'S JUST KIND OF WEIRD YOU'RE EXCITED ABOUT IT, IS THAT NORMAL FOR YOUR RACE?</text:p>
      <text:p text:style-name="P2">THAT'S REALLY CONDESCENDING AND IT'S HARD TO CONVEY HOW MUCH MORE I JUST GOT PISSED OFF THAN I ALREADY WAS.</text:p>
      <text:p text:style-name="P2">BUT MAYBE IT MAKES SENSE ACTUALLY</text:p>
      <text:p text:style-name="P2">THAT YOU WELCOME MY ACRIMONY SO READILY</text:p>
      <text:p text:style-name="P2">ON ACCOUNT OF PROBABLY SOME WEIRD GLAND HUMANS HAVE, LIKE A PUNISHMENT THROBBER OR SOME SILLY SOUNDING THING LIKE THAT.</text:p>
      <text:p text:style-name="P2">IT MIGHT MEAN THAT I'M RIGHT ABOUT YOU.</text:p>
      <text:p text:style-name="P2">I MEAN THAT IT SEEMS LIKE WE ARE CONNECTED IN SOME WAY, DON'T YOU THINK JOHN.</text:p>
      <text:p text:style-name="P2"><text:soft-page-break/>SORT OF COSMICALLY.</text:p>
      <text:p text:style-name="P2">LIKE OUR HATE FOR EACH OTHER IS SO STRONG IT MUST HAVE BEEN WRITTEN IN THE STARS.</text:p>
      <text:p text:style-name="P2">YOU KNOW, THE ONES I FUCKING MADE FOR YOU.</text:p>
      <text:p text:style-name="P2">HOW CAN YOU POSSIBLY CLAIM TO HAVE TALKED TO ME A LOT ALREADY AND NOT HATE ME, SEE IT DOESN'T ADD UP.</text:p>
      <text:p text:style-name="P2">WHAT, NO.</text:p>
      <text:p text:style-name="P2">WHAT DO YOU TAKE ME FOR, THAT WOULD BE SUCH A BRAZEN SOLICITATION.</text:p>
      <text:p text:style-name="P2">IT'S INSULTING.</text:p>
      <text:p text:style-name="P2">I MEAN</text:p>
      <text:p text:style-name="P2">OK I'M NOT SAYING I'M RULING OUT THE IDEA OR ANYTHING.</text:p>
      <text:p text:style-name="P2">LIKE IF LATER OVER TIME YOU STARTED REALLY HATING ME MORE</text:p>
      <text:p text:style-name="P2">LIKE REALLY GOT TO KNOW ME AND FOUND OUT ABOUT HOW MUCH THERE WAS TO HATE</text:p>
      <text:p text:style-name="P2">BUT... IN THE PAST I GUESS? I'M JUST SAYING WHO KNOWS WHAT COULD HAPPEN.</text:p>
      <text:p text:style-name="P2">OR HAS ALREADY HAPPENED.</text:p>
      <text:p text:style-name="P2">FUCK WHAT AM I BABBLING ABOUT.</text:p>
      <text:p text:style-name="P2">THIS IS FUCKING RIDICULOUS, WE JUST MET FOR FUCK'S SAKE.</text:p>
      <text:p text:style-name="P2">AND IT'S NOT LIKE WE'RE EVER GOING TO MEET IN PERSON, SO IT'S ALL A MOOT POINT.</text:p>
      <text:p text:style-name="P2">SO FORGET I SAID ANYTHING.</text:p>
      <text:p text:style-name="P2">GOD, WHAT IS WRONG WITH ME.</text:p>
      <text:p text:style-name="P2">WHAT FEELINGS, THERE ARE NO FEELINGS, END OF DISCUSSION.</text:p>
      <text:p text:style-name="P2">WHAT</text:p>
      <text:p text:style-name="P2">WHAT THE HELL IS THAT?</text:p>
      <text:p text:style-name="P2">HUMANS HAVE A WORD FOR THAT?</text:p>
      <text:p text:style-name="P2">HOW IS THAT EVEN A THING?</text:p>
      <text:p text:style-name="P2"><text:soft-page-break/>HUMAN ROMANCE SURE IS WEIRD.</text:p>
      <text:p text:style-name="P2">WHAT DO YOU MEAN A THING.</text:p>
      <text:p text:style-name="P2">YOU ARE SUCH AN IGNORAMUS I COULD SHIT MILES OF RAGE SNAKE TO CHOKE YOU TO DEATH.</text:p>
      <text:p text:style-name="P2">WHO HAVE YOU BEEN TALKING TO, WHAT HAVE YOU HEARD ABOUT THAT.</text:p>
      <text:p text:style-name="P2">OK FIRST OF ALL, IF THERE WERE A "THING" WITH HER, AND THAT'S A HUGE IF</text:p>
      <text:p text:style-name="P2">IT WOULD BE A TOTALLY DIFFERENT QUADRANT THAN WHAT WE WERE JUST TALKING ABOUT.</text:p>
      <text:p text:style-name="P2">SECOND, WHETHER SHE AND I HAVE A THING OR DON'T HAVE A THING, OR TOOK A ROMANTIC HOT AIR BALLOON RIDE SUSPENDED IN A GODDAMN FILIAL PAIL TOGETHER</text:p>
      <text:p text:style-name="P2">IT'S DEFINITELY NONE OF YOUR FUCKING EARTH BUSINESS, EGBERT HUMAN JOHN.</text:p>
      <text:p text:style-name="P2">GOT IT????????</text:p>
      <text:p text:style-name="P2">YEAH</text:p>
      <text:p text:style-name="P2">WOW, IT IS</text:p>
      <text:p text:style-name="P2">HUH.</text:p>
      <text:p text:style-name="P2">OK, LOOK.</text:p>
      <text:p text:style-name="P2">LET'S JUST AGREE TO NEVER BRING IT UP AGAIN.</text:p>
      <text:p text:style-name="P2">THE STUFF I WAS BABBLING ABOUT EARLIER.</text:p>
      <text:p text:style-name="P2">BUT IF I TALK TO YOU AGAIN</text:p>
      <text:p text:style-name="P2">IN YOUR FUTURE, LIMITED THOUGH IT IS</text:p>
      <text:p text:style-name="P2">YOU'LL REMEMBER MY EMBARRASSING SHIT</text:p>
      <text:p text:style-name="P2">SO I GUESS</text:p>
      <text:p text:style-name="P2">I'LL HAVE TO TROLL YOU BACKWARDS?</text:p>
      <text:p text:style-name="P2">YOU REALLY ARE A SMUG NOOK WHIFFER, JOHN EGBERT.</text:p>
      <text:p text:style-name="P2">I THINK WE NEED TO GET BACK ON POINT HERE.</text:p>
      <text:p text:style-name="P2">WHICH IS ADDRESSING THE MATTER OF WHAT INCOMPREHENSIBLY PUTRID GARBAGE YOU AND YOUR FRIENDS ARE AND HOW MUCH I HATE YOU.</text:p>
      <text:p text:style-name="P2"><text:soft-page-break/>SHUT THE FUCK UP, WE AREN'T TALKING ABOUT THAT, REMEMBER.</text:p>
      <text:p text:style-name="P2">SO YOU WANTED TO GET TROLLED, WELL YOU GOT IT.</text:p>
      <text:p text:style-name="P2">PREPARE TO GET YOUR PUNY HUMAN BULGE FLAMED INTO NUCLEAR HATEBLIVION.</text:p>
      <text:p text:style-name="P2">WELCOME TO THE TROLLOCAUST. THE PAINSTAKING GENOCIDE OF YOUR FRAGILE SELF ESTEEM WILL BE MY SWAN SONG.</text:p>
      <text:p text:style-name="P2">OH I SEE, TAKING THE COWARD'S WAY OUT.</text:p>
      <text:p text:style-name="P2">SCAMPERING OFF TO GET ANNIHILATED BY A DEADLY RIFT, HOW CONVENIENT.</text:p>
      <text:p text:style-name="P2">WELL FINE, SAYONARA YOU WORTHLESS CROTCHSTAINED BARFPUPPET.</text:p>
      <text:p text:style-name="P2">I WILL BID YOU ONE FIRST AND FINAL FUCK YOU.</text:p>
      <text:p text:style-name="P2">FUCK YOU, JOHN EGBERT.</text:p>
      <text:p text:style-name="P2">FUCK YOU AND FUCK THE JOKE BOOK YOU RODE IN ON.</text:p>
      <text:p text:style-name="P2">FUCK.</text:p>
      <text:p text:style-name="P2">FUCKING.</text:p>
      <text:p text:style-name="P2">YOU.</text:p>
      <text:p text:style-name="P2">WAIT</text:p>
      <text:p text:style-name="P2">WHAT</text:p>
      <text:p text:style-name="P2">_</text:p>
      <text:p text:style-name="P2">28. TP8; NL2; SC5; AB1; FP1; AND VS5: =004529</text:p>
      <text:p text:style-name="P2">YOU THINK I STOPPED KEEPING TABS ON YOUR VAPID, SEDITIOUS BULLSHIT???</text:p>
      <text:p text:style-name="P2">THINK A FUCKING GAIN.</text:p>
      <text:p text:style-name="P2">ARE YOU FUCKING RETARDED.</text:p>
      <text:p text:style-name="P2">I CAN PLAINLY SEE YOU ARE GOING TO START WRITING THIS MEMO IN FIVE MINUTES.</text:p>
      <text:p text:style-name="P2">ALL I HAVE TO DO IS GO MAKE MY "BOR1NG 1NSP1R4T1ON4L SP33CH" AND THEN WALK OVER TO YOUR COMPUTER AND START FUCKING WITH YOU.</text:p>
      <text:p text:style-name="P2">GO AHEAD, BAN ME ALL YOU WANT.</text:p>
      <text:p text:style-name="P2"><text:soft-page-break/>THANK YOU NEPETA, FOR ALERTING ME TO THE PRESENCE OF YET MORE OF THIS TAWDRY ROLEPLAY-INFESTED CLOAK AND DAGGER RUBBISH.</text:p>
      <text:p text:style-name="P2">HOW VERY INTERESTING.</text:p>
      <text:p text:style-name="P2">YOU BASTARD, IS IT REALLY SO MUCH TO ASK TO TAKE A FEW TOOLS OUT BEHIND THE GRUBSHED.</text:p>
      <text:p text:style-name="P2">ALL I'M ASKING YOU TO DO IS HASSLE SOME ALIENS, GOD.</text:p>
      <text:p text:style-name="P2">AFTER ALL THOSE TIMES I SAVED YOUR LIFE YOU THINK YOU COULD DO ME ONE LITTLE SOLID.</text:p>
      <text:p text:style-name="P2">HOW CAN YOU THROW THAT IN MY FACE AGAIN, I THOUGHT WE WERE COOL.</text:p>
      <text:p text:style-name="P2">OH MY GOD, WHAT ARE WE GOING TO DO NOW.</text:p>
      <text:p text:style-name="P2">THAT'S IT GUYS, THE PLAN IS CANCELED.</text:p>
      <text:p text:style-name="P2">ARADIA ISN'T GOING TO MOPE AT THESE LOSERS FOR US, THE WHOLE PLAN HINGED ON THAT.</text:p>
      <text:p text:style-name="P2">NO, FUCK.</text:p>
      <text:p text:style-name="P2">YOU CAN'T BE NICE TO THEM.</text:p>
      <text:p text:style-name="P2">YOU ARE COMPLETELY MISSING THE GLUBBING POINT, FISH PRINCESS.</text:p>
      <text:p text:style-name="P2">HEY TEREZI I'M ABOUT TO MAKE THIS AWESOME SPEECH AND INSPIRE THE FUCK OUT OF YOU GUYS.</text:p>
      <text:p text:style-name="P2">WHEN I'M DONE I'M COMING OVER TO YOUR STATION AND THEN YOUR ASS IS MINE.</text:p>
      <text:p text:style-name="P2">ENJOY THIS GARBAGE DUMP OF A MEMO WHILE IT LASTS.</text:p>
      <text:p text:style-name="P2">WHY ARE YOU BANNING YOURSELF TEREZI????</text:p>
      <text:p text:style-name="P2">PRETTY FUCKING MENTAL IF YOU ASK ME.</text:p>
      <text:p text:style-name="P2">REALLY FUCKED UP OF YOFDIHFNGNJKGLJS</text:p>
      <text:p text:style-name="P2">ASKJSKF89UG</text:p>
      <text:p text:style-name="P2">YDRHHGH</text:p>
      <text:p text:style-name="P2">WEFOWEGWLKNGNIOV</text:p>
      <text:p text:style-name="P2">SDIJS</text:p>
      <text:p text:style-name="P2">OK QUIT THADJKNFSDK</text:p>
      <text:p text:style-name="P2"><text:soft-page-break/>FUCK OW GOD DAMFFJKSNFBGB</text:p>
      <text:p text:style-name="P2">OW!!!!! FUCKALKLKDNJJV</text:p>
      <text:p text:style-name="P2">WHY DON'T YOU JUST FILE THEM ALL THE WAY DOWN.</text:p>
      <text:p text:style-name="P2">SINCE YOU'RE RUNNING OUT OF WAYS TO EMASCULATE ME IN FRONT OF MY TEAM.</text:p>
      <text:p text:style-name="P2">HEY VRISKA, YOU'RE DOWN WITH MY TROLLING PLAN.</text:p>
      <text:p text:style-name="P2">WHY DON'T YOU TELL EVERYONE IN RAINBOW ASSGRAB JUNCTION WHAT A GREAT IDEA IT IS.</text:p>
      <text:p text:style-name="P2">WHAT THE FUCK COULD YOU BE BUSY WITH???</text:p>
      <text:p text:style-name="P2">WHAT IS SO HARD ABOUT GOING ALONG WITH MY SIMPLE PLAN TO SERVE A FEW PINK SKINNED DOUCHE BAGS A PIPING HOT NUTRITION PLATEAU FULL OF FUCK YOU.</text:p>
      <text:p text:style-name="P2">THERE IS A WORD FOR THAT, IT IS CALLED GROSS INSUBORDINATION.</text:p>
      <text:p text:style-name="P2">OK FUCK THIS.</text:p>
      <text:p text:style-name="P2">EVERYONE IS OFFICIALLY BANNED FROM THIS TRAIN WRECK.</text:p>
      <text:p text:style-name="P6">LOOKS LIKE I JUST DID.</text:p>
      <text:p text:style-name="P6">SHIT. D:B</text:p>
      <text:p text:style-name="P2">LOOKS LIKE I JUST DID.</text:p>
      <text:p text:style-name="P2">I'M GOING TO BE FUCKING SICK.</text:p>
      <text:p text:style-name="P2">_</text:p>
      <text:p text:style-name="P2">29. KM2: =004594</text:p>
      <text:p text:style-name="P2">OK I DEFINITELY DON'T NEED YOU BUSTING MY BULGE ABOUT THE SPEECH NOW.</text:p>
      <text:p text:style-name="P2">I'VE TAKEN ENOUGH SHIT. I GOT A LITTLE WORKED UP OK?</text:p>
      <text:p text:style-name="P2">AND IF YOU HAVE SOMETHING TO SAY, WHY DON'T YOU COME SAY IT TO MY FACE.</text:p>
      <text:p text:style-name="P2">I'M FED UP WITH THESE BACK DOOR NOOKBITING SHENANIGANS.</text:p>
      <text:p text:style-name="P2">OK, WHAT IS IT?</text:p>
      <text:p text:style-name="P2">YES. THERE IS NO DOUBT ABOUT IT.</text:p>
      <text:p text:style-name="P2"><text:soft-page-break/>I DON'T KNOW. MAYBE BOTH?</text:p>
      <text:p text:style-name="P2">WHY DOES IT MATTER.</text:p>
      <text:p text:style-name="P2">GOD DAMMIT.</text:p>
      <text:p text:style-name="P2">NO MORE MYSTERIES, PLEASE.</text:p>
      <text:p text:style-name="P2">YOU'D THINK WE'D HAD OUR FILL OF THEM BY NOW.</text:p>
      <text:p text:style-name="P2">IF I HAVE TO SOLVE ONE MORE RIDDLE, I'M GOING TO...</text:p>
      <text:p text:style-name="P2">I DON'T KNOW.</text:p>
      <text:p text:style-name="P2">NO</text:p>
      <text:p text:style-name="P2">ABSOLUTELY NOT.</text:p>
      <text:p text:style-name="P2">I WILL JUST GO OVER THERE AND WEEP GENTLY IN THE HORN PILE.</text:p>
      <text:p text:style-name="P2">SERIOUSLY, WHAT IS THIS ABOUT?</text:p>
      <text:p text:style-name="P2">WHAT I CAN TELL YOU IS</text:p>
      <text:p text:style-name="P2">THEY ARE ALL LUDICROUSLY INCOMPETENT.</text:p>
      <text:p text:style-name="P2">SOFT, PINK FRAGILE THINGS WHO DO NOTHING BUT WASTE TIME.</text:p>
      <text:p text:style-name="P2">THEY DON'T EVEN HAVE HORNS!</text:p>
      <text:p text:style-name="P2">YEAH, I WAS LIKE, WHOA DID THEY GET FILED DOWN OR SOMETHING</text:p>
      <text:p text:style-name="P2">BUT NO IT TURNS OUT THAT'S JUST HOW THEY ARE.</text:p>
      <text:p text:style-name="P2">THEY'RE A MISERABLE POINTLESS CROP OF LIFEFORMS FROM A MEANINGLESS BORING PUSTULE OF A PLANET.</text:p>
      <text:p text:style-name="P2">IT'S INFURIATING THEY WERE SOMEHOW ALLOWED TO HAVE ANY INFLUENCE OVER US.</text:p>
      <text:p text:style-name="P2">YEP.</text:p>
      <text:p text:style-name="P2">IT'S ALL RIGHT HERE.</text:p>
      <text:p text:style-name="P2">WHAT ARE YOU TALKING ABOUT.</text:p>
      <text:p text:style-name="P2">YOU'RE BEING REALLY WEIRD ABOUT THIS.</text:p>
      <text:p text:style-name="P2">THEN ASK!!!</text:p>
      <text:p text:style-name="P2">YEAH. THAT'S THE ROSE HUMAN.</text:p>
      <text:p text:style-name="P2"><text:soft-page-break/>SHE'S APPARENTLY PRETTY SARCASTIC.</text:p>
      <text:p text:style-name="P2">IT'S IN MY NOTES.</text:p>
      <text:p text:style-name="P2">YES.</text:p>
      <text:p text:style-name="P2">NO, I'M YOUR LEADER BECAUSE OF MY INCREDIBLE TACTICAL SKILLS AND MY ABILITY TO MOBILIZE AND MOTIVATE A BUNCH OF USELESS PEOPLE TOWARD A COMMON GOAL, AND BECAUSE I'M EXTREMELY AMBITIOUS AND INTREPID. ALSO BECAUSE LEADERSHIP IS IN MY BLOOD. WE'VE BEEN OVER THIS.</text:p>
      <text:p text:style-name="P2">OK, I'LL ACCEPT THAT.</text:p>
      <text:p text:style-name="P2">WHO</text:p>
      <text:p text:style-name="P2">OF COURSE WE DO.</text:p>
      <text:p text:style-name="P2">IT SOUNDS SUITABLY DISDAINFUL.</text:p>
      <text:p text:style-name="P2">I MEAN, IF A BUNCH OF ALIENS STARTED HASSLING YOU, YOU WOULD EXPECT THEM TO ACT REALLY HIGH AND MIGHTY, AND SUPERIOR IN EVERY WAY, RIGHT?.</text:p>
      <text:p text:style-name="P2">WHICH WE ARE, OF COURSE.</text:p>
      <text:p text:style-name="P2">AND NO, I HAVEN'T TALKED TO HER.</text:p>
      <text:p text:style-name="P2">I WILL PROBABLY STEER CLEAR OF HER FOR THE MOST PART.</text:p>
      <text:p text:style-name="P2">I HAVE MY SIGHTS SET ON THE JOHN HUMAN, AND PROBABLY ALSO THE JADE HUMAN, SHE'S A HUGE CULPRIT TOO.</text:p>
      <text:p text:style-name="P2">WE HAVE TO COMMIT TO THIS. STAY IN CHARACTER, YOU KNOW?</text:p>
      <text:p text:style-name="P2">REMEMBER THE SPEECH.</text:p>
      <text:p text:style-name="P2">DID YOU WANT TO TROLL HER? ARE YOU VOLUNTEERING?</text:p>
      <text:p text:style-name="P2">BECAUSE THAT WOULD BE GREAT, I'D REALLY APPRECIATE THAT.</text:p>
      <text:p text:style-name="P2">COME ON. YOU'LL BE GREAT AT IT.</text:p>
      <text:p text:style-name="P2">PLEASE JUST DO THIS ONE THING FOR ME. WE'VE GOT TO STAY COORDINATED ON THIS.</text:p>
      <text:p text:style-name="P2">TOO MANY OF THESE FUCKS ARE GOING ROGUE.</text:p>
      <text:p text:style-name="P2">LIKE WHAT ARE WE EVEN DOING.</text:p>
      <text:p text:style-name="P2">GREAT! THANKS KANAYA.</text:p>
      <text:p text:style-name="P2"><text:soft-page-break/>I'LL EXPECT A FULL REPORT SOON.</text:p>
      <text:p text:style-name="P2">LIKE</text:p>
      <text:p text:style-name="P2">HOW HASSLED YOU GOT HER TO BE</text:p>
      <text:p text:style-name="P2">BUT LESS STUPID SOUNDING THAN THAT.</text:p>
      <text:p text:style-name="P2">NO</text:p>
      <text:p text:style-name="P2">WELL THERE COULD BE</text:p>
      <text:p text:style-name="P2">WE CAN GAUGE YOUR RESULTS WITH THE "FLIGHTY BROADS AND THEIR SNARKY HORSESHITOMETER".</text:p>
      <text:p text:style-name="P2">YEAH WELL</text:p>
      <text:p text:style-name="P2">USE IT AS MOTIVATION</text:p>
      <text:p text:style-name="P2">I GOTTA GET CRACKING HERE, LATER.</text:p>
      <text:p text:style-name="P2">_</text:p>
      <text:p text:style-name="P2">30. JE9: =004688</text:p>
      <text:p text:style-name="P2">HEY SHITHEAD YOU ARE IN HUGE TROUBLE.</text:p>
      <text:p text:style-name="P2">A WORD WITH YOU AND YOUR FRIEND.</text:p>
      <text:p text:style-name="P2">WHAT ARE YOU TALKING ABOUT</text:p>
      <text:p text:style-name="P2">JOHN, FOR ALL INTENTS AND PURPOSES, THIS IS OUR TEN MILLIONTH CONVERSATION.</text:p>
      <text:p text:style-name="P2">I WAS</text:p>
      <text:p text:style-name="P2">GOT BACK TO THE BEGINNING</text:p>
      <text:p text:style-name="P2">AND THEN JUMPED AHEAD AGAIN A BUNCH OF TIMES.</text:p>
      <text:p text:style-name="P2">STOP BEING SO LINEAR, IT'S GETTING OLD.</text:p>
      <text:p text:style-name="P2">NOW I NEED YOU TO JOIN THIS MEMO SO WE CAN DISCUSS SOMETHING IMPORTANT.</text:p>
      <text:p text:style-name="P2">CLICK THE AWESOME BANNER I MADE.</text:p>
      <text:p text:style-name="P8"><text:soft-page-break/><draw:frame draw:style-name="fr1" text:anchor-type="as-char" svg:width="4.6874in" svg:height="2.0835in" draw:z-index="0"><draw:image xlink:href="Pictures/200000070004CE86000222F3C66432EA.wmf" xlink:type="simple" xlink:show="embed" xlink:actuate="onLoad"/></draw:frame></text:p>
      <text:p text:style-name="P7"/>
      <text:p text:style-name="P2">_</text:p>
      <text:p text:style-name="P2">31. DS1: =004689</text:p>
      <text:p text:style-name="P2">HEY SHITHEAD YOU ARE IN HUGE TROUBLE.</text:p>
      <text:p text:style-name="P2">A WORD WITH YOU AND YOUR FRIEND.</text:p>
      <text:p text:style-name="P2">YES DAVE, I WAS ASLEEP AT ONE POINT.</text:p>
      <text:p text:style-name="P2">IT STANDS TO REASON I AM NOW AND WILL ALWAYS BE ASLEEP AT EVERY POINT ON ALL TIMELINES.</text:p>
      <text:p text:style-name="P2">THAT REALLY MAKES A LOT OF FUCKING SENSE.</text:p>
      <text:p text:style-name="P2">NOW YOU, ME, AND EGBERT NEED TO HAVE A CHAT.</text:p>
      <text:p text:style-name="P2">HERE I MADE A COOL BANNER USING SOME OF YOUR SHITTY EARTH CLIP ART.</text:p>
      <text:p text:style-name="P2">CLICK IT.</text:p>
      <text:p text:style-name="P8"><draw:frame draw:style-name="fr1" text:anchor-type="as-char" svg:width="4.6874in" svg:height="2.0835in" draw:z-index="1"><draw:image xlink:href="Pictures/200000070004CE86000222F3C66432EA.wmf" xlink:type="simple" xlink:show="embed" xlink:actuate="onLoad"/></draw:frame></text:p>
      <text:p text:style-name="P3">IT'LL WORK, WON'T IT?</text:p>
      <text:p text:style-name="P3"><text:soft-page-break/>_</text:p>
      <text:p text:style-name="P2">32. DS2; JE10: =004690</text:p>
      <text:p text:style-name="P2">EVERYBODY SHUT THE FUCK UP, I HATE YOU BOTH, ETC. ETC. ETC.</text:p>
      <text:p text:style-name="P2">NOW THAT THE PLEASANTRIES ARE OUT OF THE WAY, THERE IS IMPORTANT BUSINESS TO DISCUSS.</text:p>
      <text:p text:style-name="P2">THIS MEMO IS NOT ABOUT WHICH GUY CAN MANAGE TO BE THE HEFTIEST SACK OF SHAME GLOBES TO ONE ANOTHER.</text:p>
      <text:p text:style-name="P2">IT IS NOT ABOUT WHICH ONE OF US WILL MOST DECISIVELY ESCORT THE OTHERS "TO SCHOOL", WHERE THEY WILL RECEIVE A VAST HELPING OF "OH SNAP" RAMMED DOWN THEIR INSATIABLE IGNORANCE SHAFTS.</text:p>
      <text:p text:style-name="P2">THIS IS AN IMPORTANT CONVERSATION WHICH I BELIEVE NEEDS TO TAKE PLACE HERE AND NOW, SO YOU WILL BOTH SHAPE YOUR SHIT UP AND PERHAPS BEGIN TO APPROXIMATE PEOPLE WHO AREN'T EXCRUCIATINGLY RETARDED.</text:p>
      <text:p text:style-name="P2">STRIDER FUCK OFF</text:p>
      <text:p text:style-name="P2">AND BY FUCK OFF I MEAN FUCK OFF RIGHT BACK HERE AND LISTEN, YOU INSUFFERABLE PRICK.</text:p>
      <text:p text:style-name="P2">YES, LISTEN TO YOUR LEADER DAVE.</text:p>
      <text:p text:style-name="P2">AS DUMB AS EGBERT IS, HE IS SMARTER THAN YOU AND IS THE RIGHTFUL SUPERIOR AMONG YOUR DREARY LITTLE PARTY.</text:p>
      <text:p text:style-name="P2">BUT I AM THE SUPERIOR OF BOTH OF YOU AND WHAT YOU REALLY NEED TO BE DOING IS LISTENING TO ME.</text:p>
      <text:p text:style-name="P2">SO DAVE, TRY TO KEEP ALL THOSE SICK FIRES CHECKED AND THOSE STOIC LIPS PURSED FOR A GOD DAMNED SECOND</text:p>
      <text:p text:style-name="P2">AND TAKE THIS SIMPLE BIT OF HATEFRIENDLY ADVICE:</text:p>
      <text:p text:style-name="P2">STOP HITTING ON TEREZI IMMEDIATELY, IT'S FUCKING EMBARRASSING TO WATCH.</text:p>
      <text:p text:style-name="P2">OH, HA HA! IF SMUG WAS A MOTORCYCLE, IT JUST JUMPED OVER A FUCKING CANYON.</text:p>
      <text:p text:style-name="P2">THE CROWD GOES WILD WITH DISMAY, AND THEN COMMITS MASS SUICIDE.</text:p>
      <text:p text:style-name="P2">GUESS WHAT THIS CONVERSATION IS ABOUT! NOT THAT PARTICULAR TOPIC.</text:p>
      <text:p text:style-name="P2">ALSO GUESS WHOSE BUSINESS THAT STILL ISN'T, FUCKING YOURS, THAT'S <text:soft-page-break/>RIGHT.</text:p>
      <text:p text:style-name="P2">EVEN IF THERE WAS ANYTHING GOING ON, WHICH THERE DEFINITELY [OOPS TIME TO MIND YOUR OWN BUSINESS AGAIN, ASSHOLE!]</text:p>
      <text:p text:style-name="P2">OUR ROMANCE IS MUCH MORE COMPLICATED THAN THE JOKE THAT PASSES FOR YOUR UNDERSTANDING OF THE CONCEPT.</text:p>
      <text:p text:style-name="P2">YOU ONLY HAVE ONE QUADRANT! THAT'S JUST ABSURD.</text:p>
      <text:p text:style-name="P2">JOHN, I TAKE BACK EVERYTHING I SAID ABOUT YOU BEING THE SMART ONE.</text:p>
      <text:p text:style-name="P2">DAVE IS NOW THE LEADER, EVEN THOUGH HE'S A SMUG SHITSTAIN WITH SHADES AND A POKER FACE.</text:p>
      <text:p text:style-name="P2">IF THERE WERE FIVE, THEY'D BE CALLED QUINTDRANTS, GET IT???</text:p>
      <text:p text:style-name="P2">YES, EXACTLY. WHO CARES?</text:p>
      <text:p text:style-name="P2">AS FASCINATING AS A LECTURE ON ALL THAT WOULD BE, IT'S NOT WHAT THIS IS ABOUT.</text:p>
      <text:p text:style-name="P2">WHICH BRINGS ME TO A RELATED POINT OF BUSINESS.</text:p>
      <text:p text:style-name="P2">JOHN, DON'T THINK I DIDN'T NOTICE HOW MANY E'S YOU JUST TYPED THERE.</text:p>
      <text:p text:style-name="P2">THAT'S GOT TO STOP TOO.</text:p>
      <text:p text:style-name="P2">STOP TALKING TO VRISKA. I'M FUCKING SERIOUS.</text:p>
      <text:p text:style-name="P2">HAHAHAHAHAHAHAHA.</text:p>
      <text:p text:style-name="P2">YOU JACKASSES HAVE NO IDEA WHAT YOU'RE GETTING YOURSELVES INTO.</text:p>
      <text:p text:style-name="P2">THEY'RE DANGEROUS, AND YOU'RE JUST BLUNDERING RIGHT INTO THEIR HYPERCOMPETITIVE MINDFUCK MURDER-THICKET.</text:p>
      <text:p text:style-name="P2">THESE PSYCHO GIRLS HAVE ALREADY GOTTEN EACH OF YOU KILLED AT LEAST ONCE TO MY KNOWLEDGE.</text:p>
      <text:p text:style-name="P2">OH GOD, YOU EVEN KNOW ABOUT IT?</text:p>
      <text:p text:style-name="P2">AND YOU'RE STILL GETTING UP TO THESE ANTICS</text:p>
      <text:p text:style-name="P2">YOU ARE BOTH FUCKING HOPELESS, I GIVE UP.</text:p>
      <text:p text:style-name="P2">SHUT YOUR SQUAWK GAPER AND STAY PUT.</text:p>
      <text:p text:style-name="P2">I'M NOT DONE.</text:p>
      <text:p text:style-name="P2"><text:soft-page-break/>YOU DON'T GET IT.</text:p>
      <text:p text:style-name="P2">I DO ACKNOWLEDGE THAT AS MUCH AS IT MAKES ME SICK TO MY VARIOUS BITS OF ALIEN PHYSIOLOGY YOU'VE NEVER HEARD OF, THESE GIRLS ARE CLEARLY FLIRTING WITH BOTH OF YOU PRETTY HARD.</text:p>
      <text:p text:style-name="P2">THE FACT THAT THEY HAVE SWEPT YOU BOTH INTO THEIR SICK ASSASSINATION GAMES IS SADLY WHAT MAKES THIS OBVIOUS.</text:p>
      <text:p text:style-name="P2">THAT'S WHAT THEY DO.</text:p>
      <text:p text:style-name="P2">EGBERT JUST EARNED A FEW BRAIN POINTS!</text:p>
      <text:p text:style-name="P2">HE HAS REACHED A NEW RUNG ON HIS ECHELADDER, "EASILY OUTFOXED BY SIMPLE UTENSILS"</text:p>
      <text:p text:style-name="P2">"BUCKAROO"</text:p>
      <text:p text:style-name="P2">OR SOMETHING LIKE THAT</text:p>
      <text:p text:style-name="P2">YES LET'S ALL HAVE A GREAT BIG OH MAN OVER THAT</text:p>
      <text:p text:style-name="P2">AND THEN FUCKING CUT THE HORSESHIT FOREVER. SOUND GOOD?</text:p>
      <text:p text:style-name="P2">HOLY FUCK WHAT AM I EVEN READING HERE?????</text:p>
      <text:p text:style-name="P2">OK JOHN, ARE YOUR FEELINGS QUITE SORTED OUT YET?</text:p>
      <text:p text:style-name="P2">ARE YOU QUITE DONE SLOGGING THROUGH THE EMOTIONAL MORASS OF ADOLESCENCE, EMERGING FROM THE SLUDGE IN YOUR JUNIOR ECTOBIOLOGY WADERS?</text:p>
      <text:p text:style-name="P2">ARE WE FEELING JUST A LITTLE BIT WISER? DID WE GROW TODAY? THAT WOULD BE WONDERFUL!</text:p>
      <text:p text:style-name="P2">YOU WOULD THINK WARNING YOU GUYS THAT FRATERNIZING WITH THESE FEMALES IS PUTTING YOUR LIVES IN DANGER WOULD BE ENOUGH.</text:p>
      <text:p text:style-name="P2">REALLY, DANGER YOU SAY? OH GOODNESS, WE NEARLY MADE A HUGE MISTAKE! WHY THANK YOU, MR. TROLL, HOW GRACIOUS OF YOU TO ALERT US TO OUR FOOLISHNESS.</text:p>
      <text:p text:style-name="P2">OF COURSE NOT.</text:p>
      <text:p text:style-name="P2">YES, YOU FIGURED IT OUT! YOU ARE A SAVANT OF XENOBIOLOGY DAVE AND I SALUTE YOU WITH ONE OF MY MANY INTERGALACTIC SPACE TENDRILS</text:p>
      <text:p text:style-name="P2">(THAT'S FAKE, I MADE THAT UP TO FUCK WITH YOU)</text:p>
      <text:p text:style-name="P2">FUCK OFF.</text:p>
      <text:p text:style-name="P2"><text:soft-page-break/>I SEE NOTHING BUT A COWARD BEHIND DARK EYEWEAR CLEARLY DESIGNED FOR WOMEN AND A PAIR OF IMPUDENT LIPS PURSED SO TIGHT IT'LL SOUND LIKE AIR SQUEALING OUT OF A BALLOON WHEN I PUNCH YOU IN THE GUT.</text:p>
      <text:p text:style-name="P2">JOHN DON'T LISTEN TO THIS FUCKER, HE'S THE WORST GUY AT GIVING ADVICE I'VE EVER SEEN.</text:p>
      <text:p text:style-name="P2">EXACTLY. JOHN ONCE AGAIN IS FLYING HIGH AS SMARTEST HUMAN.</text:p>
      <text:p text:style-name="P2">AND JOHN, PURELY HYPOTHETICALLY, IF ONE OF US IN THE FUTURE DOES MAKE SOME SORT OF SOLICITATION YOU DON'T QUITE UNDERSTAND...</text:p>
      <text:p text:style-name="P2">BECAUSE OF PERHAPS SOME CULTURAL DIFFERENCES</text:p>
      <text:p text:style-name="P2">I MEAN NO ONE IN PARTICULAR HERE</text:p>
      <text:p text:style-name="P2">MAYBE TRY TO UNDERSTAND THAT PERSON MIGHT NOT BE THINKING TOO CLEARLY AT THAT MOMENT</text:p>
      <text:p text:style-name="P2">IT MIGHT BE THE CASE THAT THIS PERSON HAS GOTTEN TOO WRAPPED UP IN A SORT OF CALIGINOUS IDEAL</text:p>
      <text:p text:style-name="P2">AND GET CARRIED AWAY, POSSIBLY SO MUCH SO THEY WERE BLIND TO HOW COMPLETELY FUCKED UP AND WEIRD IT WOULD BE TO PURSUE ANYTHING LIKE THAT WITH ANOTHER SPECIES</text:p>
      <text:p text:style-name="P2">ESPECIALLY ONE THAT DIDN'T EVEN UNDERSTAND THE CONCEPT OF A CALIGINIOUS RELATIONSHIP</text:p>
      <text:p text:style-name="P2">BUT I'M NOT THAT PERSON. I HAVE A FIRM GRASP ON HOW DERANGED AND UNNATURAL ANY SORT OF INTERSPECIES RELATIONSHIP WOULD BE, WHETHER CALIGINOUS OR CONCUPISCENT.</text:p>
      <text:p text:style-name="P2">SO I ASK</text:p>
      <text:p text:style-name="P2">NO I'M FUCKING BEGGING YOU BOTH</text:p>
      <text:p text:style-name="P2">TO QUIT CHATTING UP THESE SHITHIVE BROADS AND LEAVE WELL ENOUGH ALONE.</text:p>
      <text:p text:style-name="P2">FUCK.</text:p>
      <text:p text:style-name="P2">LOOK.</text:p>
      <text:p text:style-name="P2">ALRIGHT I ADMIT THIS ISN'T PURELY MAGNANIMOUS CONCERN FOR YOUR SAFETY HERE.</text:p>
      <text:p text:style-name="P2">WE'RE ALL SORT OF COOKING UP A PLAN RIGHT NOW.</text:p>
      <text:p text:style-name="P2">MY RIGHT NOW.</text:p>
      <text:p text:style-name="P2"><text:soft-page-break/>WHICH IF SUCCESSFUL, MAY, AND I DO STRESS MAY, END UP WITH ALL OF US MEETING FACE TO FACE.</text:p>
      <text:p text:style-name="P2">AND WHAT I'D LIKE TO AVOID IF AT ALL POSSIBLE</text:p>
      <text:p text:style-name="P2">IS TO HAVE THIS RENDEZVOUS INSTANTLY DETERIORATE INTO A LOT OF REVOLTING TROLL/HUMAN SLOPPY MAKEOUTS.</text:p>
      <text:p text:style-name="P2">THAT WOULD JUST RUIN IT FOR ME, OK?</text:p>
      <text:p text:style-name="P2">REALLY THE ONLY SCENARIO THAT I AM SURE WOULD CAUSE ME TO REGRET SUCCESS. GOT IT?</text:p>
      <text:p text:style-name="P2">SHUT UP.</text:p>
      <text:p text:style-name="P2">I'M NOT ANSWERING YOUR DUMB QUESTIONS ABOUT HOW MUCH SNOGGING YOU'RE IN FOR AND I'M NOT PLAYING INTERSPECIES MATCH MAKER HERE.</text:p>
      <text:p text:style-name="P2">SERIOUSLY, WHAT IS WRONG WITH YOU GUYS?</text:p>
      <text:p text:style-name="P2">I SHOULDN'T EVEN NEED TO BE SAYING THIS.</text:p>
      <text:p text:style-name="P2">GOD DAMMIT, IT'S NOT EVEN LIKE YOU DON'T HAVE ACTUAL HUMAN FEMALES NEARBY FOR ACTUAL BIOLOGICALLY VIABLE MATESPRITSHIPS!</text:p>
      <text:p text:style-name="P2">DO I HAVE TO DRAW YOU A DIAGRAM???</text:p>
      <text:p text:style-name="P2">WOULD IT REALLY FUCKING KILL YOU TO CONSIDER IT??????</text:p>
      <text:p text:style-name="P2">I MEAN GOD. WHAT DO YOU EVEN THINK YOU'RE DOING HERE IN THIS GAME?</text:p>
      <text:p text:style-name="P2">YOU'RE CREATING YOUR OWN UNIVERSE TO GO LIVE IN.</text:p>
      <text:p text:style-name="P2">AND JUST HOW DO YOU THINK YOUR SPECIES IS SUPPOSED TO REPOPULATE ITSELF??????????? IDIOTS.</text:p>
      <text:p text:style-name="P2">OH OK, SO THE ALIEN HERE IS THE ONLY ONE CONCERNED WITH THE PROPAGATION OF YOUR SPECIES.</text:p>
      <text:p text:style-name="P2">THAT MAKES A LOT OF FUCKING SENSE. WHY DON'T YOU WISE THE FUCK UP, COOLDOUCHE?</text:p>
      <text:p text:style-name="P2">WELL NO SHIT, NOW YOU ARE OBVIOUSLY.</text:p>
      <text:p text:style-name="P2">BUT WHAT ABOUT LATER? THINK ABOUT THE BIG PICTURE.</text:p>
      <text:p text:style-name="P2">HOW DID HUMANITY GET AS FAR AS IT GOT BEING SO DUMB?</text:p>
      <text:p text:style-name="P2">OH RIGHT, THE BIZARRE HUMAN ANATHEMA OF INCEST, I FORGOT.</text:p>
      <text:p text:style-name="P2"><text:soft-page-break/>OK WELL LET'S SAY THAT'S HYPOTHETICALLY A PROBLEM, EVEN THOUGH I'M RACKING MY BRAIN TO UNDERSTAND WHY IT WOULD BE.</text:p>
      <text:p text:style-name="P2">I GUESS I WILL HAVE TO DRAW YOU A DIAGRAM, BECAUSE YOU ARE JUST THAT STUPID.</text:p>
      <text:p text:style-name="P2">HERE</text:p>
      <text:p text:style-name="P9"><text:a xlink:type="simple" xlink:href="http://tinyurl.com/MATINGDIAGRAMFORMORONS" text:style-name="Internet_20_link" text:visited-style-name="Visited_20_Internet_20_Link"><text:span text:style-name="T1">http://tinyurl.com/MATINGDIAGRAMFORMORONS</text:span></text:a></text:p>
      <text:p text:style-name="P2">SHUT UP I DREW IT FAST</text:p>
      <text:p text:style-name="P2">NOW</text:p>
      <text:p text:style-name="P2">AS YOU CAN CLEARLY SEE, THERE ARE ONLY TWO SETS OF COMPATIBLE QUADRANTS HERE FOR LEGITIMATE CONCUPISCENT PAIRINGS.</text:p>
      <text:p text:style-name="P2">DAVE AND ROSE ARE "RELATED"</text:p>
      <text:p text:style-name="P2">JADE AND JOHN ARE "RELATED"</text:p>
      <text:p text:style-name="P2">THAT ONLY LEAVES TWO PAIRS.</text:p>
      <text:p text:style-name="P2">ONCE AGAIN, THE DECISIONS PERTAINING TO HUMAN ROMANCE REMAIN STUNNINGLY SIMPLE.</text:p>
      <text:p text:style-name="P2">AND YET I STILL HAVE TO SPELL IT OUT FOR YOU. YOU'RE WELCOME.</text:p>
      <text:p text:style-name="P2">NOW GO HASSLE YOUR FUTURE MATESPRITS AND LEAVE THE TROLL GIRLS ALONE.</text:p>
      <text:p text:style-name="P2">AND NOW THAT I HAVE SAVED YOUR ENTIRE WORTHLESS SPECIES WITH MY IMPECCABLE ROMANCE BROKERING SKILLS</text:p>
      <text:p text:style-name="P2">I WILL BID YOU A BITTER FUCKING FAREWELL.</text:p>
      <text:p text:style-name="P2">JEGUS I AM SO TIRED.</text:p>
      <text:p text:style-name="P2">I CAN'T GO TO SLEEP</text:p>
      <text:p text:style-name="P2">BECAUSE I'M TOO TIRED TO EXPLAIN WHY IS WHY.</text:p>
      <text:p text:style-name="P2">YOU'LL FIGURE IT OUT LATER.</text:p>
      <text:p text:style-name="P2">MEMO OVER.</text:p>
      <text:p text:style-name="P2">GET OUTTA HERE.</text:p>
      <text:p text:style-name="P2">_</text:p>
      <text:p text:style-name="P2">33. =004692</text:p>
      <text:p text:style-name="P2"><text:soft-page-break/>SEE LOG FOR "Past Karkat: Wake Up." IN GAME FOLDER</text:p>
      <text:p text:style-name="P2">_</text:p>
      <text:p text:style-name="P2">34. JH3: =004751</text:p>
      <text:p text:style-name="P2">HOLY SHIT, IT'S HARLEY</text:p>
      <text:p text:style-name="P2">COMMUNICATING WITH ME OUT OF NOWHERE OF HER OWN VOLITION</text:p>
      <text:p text:style-name="P2">HOLD THAT THOUGHT WHILE I GO INFORM MY DISGRACE OF A CLOWN FRIEND ABOUT THIS TRUE REAL LIFE MIRACLE, IT MIGHT LIFT HIS SPIRITS</text:p>
      <text:p text:style-name="P2">I HAVE TO SPREAD THE WICKED WORD LIKE I'M MASSAGING SHITTY SPARKLEDUST AROUND MY NETHER REGIONS TO ASSUAGE A VICIOUS RASH</text:p>
      <text:p text:style-name="P2">IT'S LIKE I'M SEASONING A FUCKING STEAK HERE.</text:p>
      <text:p text:style-name="P2">OH YEAH, BECAUSE TALKING TO YOU HAS JUST BEEN ABSOLUTE EUPHORIA.</text:p>
      <text:p text:style-name="P2">DON'T EVEN TALK TO ME ABOUT HEADACHES.</text:p>
      <text:p text:style-name="P2">RIGHT NOW THERE'S A LUMBERJACK SPLITTING WOOD ON MY THINK PAN.</text:p>
      <text:p text:style-name="P2">HE'S GOT THE FOREARMS OF A CHOLERBEAR, A MOUNTAIN OF LOGS, AND NOTHING BUT FUCKING TIME.</text:p>
      <text:p text:style-name="P2">I DON'T KNOW WHAT YOU'RE TALKING ABOUT.</text:p>
      <text:p text:style-name="P2">I DIDN'T TELL YOU TO CONTACT ME, NOT THAT I'M NOT TICKLED BY THE SURPRISE.</text:p>
      <text:p text:style-name="P2">LET'S CATCH UP. HOW IS EVERYTHING? HOW WAS YOUR DEATHNAP?? I CAN ONLY HOPE IT WAS AS REFRESHING AS MINE.</text:p>
      <text:p text:style-name="P2">WHAT'S THAT? HOW AM I? I'M GREAT, FEEL LIKE A MILLION BOONBANKS EVER SINCE MY LITTLE POWER SNOOZE.</text:p>
      <text:p text:style-name="P2">STILL PRETTY TIRED THOUGH. YOU LOOK A LITTLE DROWSY YOURSELF. BUT WE WON'T BE GOING BACK TO SLEEP ANY TIME SOON, WILL WE JADE?</text:p>
      <text:p text:style-name="P2">NO WAY. A PAIR OF FEISTY GOGETTERS LIKE YOU AND ME, WE DON'T HAVE TIME FOR DREAMS OF HORRORTERRORS FONDLING EVERY RECESS OF OUR NAKED PSYCHES, PLEASANT THOUGH THEY ARE.</text:p>
      <text:p text:style-name="P2">YOU HAVE A LOT OF IMPORTANT USELESS SCAMPERING AND GIGGLING TO DO. WHEREAS I HAVE A CRUCIAL DATE WITH A PNEUMATIC DRILL, TO BORE A HOLE IN THE CENTER OF MY FOREHEAD, DEEP INTO THE PLUMP ANGUISH BLADDER WHICH STORES MY ALIEN DISMAY FLUID. THAT'S A REAL THING WE HAVE, FYI.</text:p>
      <text:p text:style-name="P2"><text:soft-page-break/>I WILL THEN PERFORM A LITTLE SOFT SHOE NUMBER IN THE PUDDLE OF FLUID THAT ACCUMULATES ON THE FLOOR, WHILE MAKING THE BIGGEST SMILE EVER ATTEMPTED BY SOMEONE NOT CLINICALLY RETARDED.</text:p>
      <text:p text:style-name="P2">I WILL DO THIS FOR YOUR AMUSEMENT, JADE. TO SAY THANKS FOR EVERYTHING.</text:p>
      <text:p text:style-name="P2">TRY TO BE CULTURALLY SENSITIVE</text:p>
      <text:p text:style-name="P2">TROLLING IS AN ACTIVITY THAT SHARES A NAME WITH MY ENTIRE SPECIES</text:p>
      <text:p text:style-name="P2">DO I GET ON YOUR CASE FOR ALL THE TERRIBLE HUMANNING YOU DO?</text:p>
      <text:p text:style-name="P2">TELL ME JADE</text:p>
      <text:p text:style-name="P2">WHY ARE YOU SUCH A RACIST?</text:p>
      <text:p text:style-name="P2">YES, EXACTLY.</text:p>
      <text:p text:style-name="P2">I AM A TROLL. IT SEEMS WE ARE ON THE SAME PAGE.</text:p>
      <text:p text:style-name="P2">WAIT</text:p>
      <text:p text:style-name="P2">OK LOOK</text:p>
      <text:p text:style-name="P2">I SERIOUSLY, HONESTLY DON'T KNOW WHAT YOU'RE TALKING ABOUT.</text:p>
      <text:p text:style-name="P2">YOU SAY YOUR ROBOT BLEW UP, AND THAT WAS SOME SORT OF SIGNAL TO MESSAGE ME?</text:p>
      <text:p text:style-name="P2">YOU PROBABLY DIDN'T CONTACT THE RIGHT ME.</text:p>
      <text:p text:style-name="P2">I MEAN FUTURE ME IS PROBABLY THE ONE TO TALK TO ABOUT THIS.</text:p>
      <text:p text:style-name="P2">SINCE IT'S ALL NEWS TO ME.</text:p>
      <text:p text:style-name="P2">I DON'T PLAY PRANKS, THAT'S JUVENILE NONSENSE.</text:p>
      <text:p text:style-name="P2">I DO TWO THINGS AND TWO THINGS ONLY, I DEVASTATE SORRY MOTHERFUCKERS, AND GET SHIT DONE AS AN AWESOME LEADER.</text:p>
      <text:p text:style-name="P2">IN THIS CASE, I AM ACCOMPLISHING THE LATTER.</text:p>
      <text:p text:style-name="P2">HERE, CLICK THIS AND WE WILL SOLVE THE MYSTERY TOGETHER.</text:p>
      <text:p text:style-name="P8"><text:soft-page-break/><draw:frame draw:style-name="fr1" text:anchor-type="as-char" svg:width="4.6874in" svg:height="2.0835in" draw:z-index="2"><draw:image xlink:href="Pictures/200000070004CE86000222F3C66432EA.wmf" xlink:type="simple" xlink:show="embed" xlink:actuate="onLoad"/></draw:frame></text:p>
      <text:p text:style-name="P3">_</text:p>
      <text:p text:style-name="P3">35. JH4; DS3: =004752</text:p>
      <text:p text:style-name="P3">HEY FUTURE ME, WHAT DO YOU THINK ABOUT THIS EXPLODED JADEBOT BUSINESS?</text:p>
      <text:p text:style-name="P3">MUST BE SOMETHING REALLY MISSION CRITICAL, OR JADE WOULDN'T HAVE BOTHERED GETTING IN TOUCH WITH US, RIGHT?</text:p>
      <text:p text:style-name="P3">SOMETHING IMPERATIVE TO OUR SURVIVAL NO DOUBT?</text:p>
      <text:p text:style-name="P3">HEY DOUCHE BAG, ARE YOU THERE</text:p>
      <text:p text:style-name="P2">PIPE DOWN HARLEY, THIS PRACTICALLY DOESN'T EVEN CONCERN YOU AT THIS POINT</text:p>
      <text:p text:style-name="P2">NOTHING TO SAY, FUTURE ME?</text:p>
      <text:p text:style-name="P2">NOT EVEN A FEW PARTING WORDS OF SCORN FOR ME OR THE NARCOLEPTIC IDIOT?</text:p>
      <text:p text:style-name="P2">IT'S BEEN A WHILE SINCE WE'VE SPARRED, HOW I'VE MISSED THE SWEET STING OF YOUR BARBS</text:p>
      <text:p text:style-name="P2">HAHAHA YOU ARE SO DUMB YOU ACTUALLY THINK THIS IS A RUSE.</text:p>
      <text:p text:style-name="P2">YOU'VE COME ALL THIS WAY AND YOU STILL DON'T GET THAT ALL THE SHIT WE'VE BEEN TELLING YOU ABOUT IS REAL.</text:p>
      <text:p text:style-name="P2">WHY THE FUCK WOULD I BE PULLING A STUNT LIKE THIS, WHAT A WASTE OF TIME.</text:p>
      <text:p text:style-name="P2">I REALLY AM TALKING TO FUTURE ME, HE'S JUST BEING AN EVASIVE TOOL.</text:p>
      <text:p text:style-name="P2">YOU KNOW, IT'S REALLY AMAZING HOW BEHIND THE TIMES YOU ARE.</text:p>
      <text:p text:style-name="P2">IT'S ALMOST AS IF YOU'VE SLEPT THROUGH THIS WHOLE ADVENTURE</text:p>
      <text:p text:style-name="P2"><text:soft-page-break/>OH WAIT, THAT IS ESSENTIALLY TRUE.</text:p>
      <text:p text:style-name="P2">IT WAS HILARIOUS WATCHING YOU GROW UP.</text:p>
      <text:p text:style-name="P2">YOU THOUGHT YOU HAD ALL THE ANSWERS, FROLICKING ALL OVER YOUR ISLAND BEING INFURIATINGLY CHIPPER, BUILDING ROBO-BUNNIES LIKE A MORON AND ULTIMATELY RUINING EVERYTHING.</text:p>
      <text:p text:style-name="P2">YOU WERE SO SURE YOUR DREAMS TOLD YOU EVERYTHING YOU NEEDED TO KNOW.</text:p>
      <text:p text:style-name="P2">AND NOW LOOK AT YOU</text:p>
      <text:p text:style-name="P2">YOU SUDDENLY UNDERSTAND JACK SHIT.</text:p>
      <text:p text:style-name="P2">DON'T TELL ME WHAT'S IMPOSSIBLE BECAUSE I'M ANGRY AND STUBBORN.</text:p>
      <text:p text:style-name="P2">I FUCKING KNOW WHAT THOSE ASSETS MAKE POSSIBLE.</text:p>
      <text:p text:style-name="P2">THEY MADE YOU POSSIBLE, GOT IT???</text:p>
      <text:p text:style-name="P2">DO YOU EVEN HAVE ANY IDEA HOW LUCKY YOU ARE TO BE GRACED BY MY DIVINE FURY?</text:p>
      <text:p text:style-name="P2">TO HAVE THE PRIVILEGE OF GETTING TO BE STUDIED AND MOCKED BY ME FOR YOUR WHOLE PATHETIC MISERABLE LIFE?</text:p>
      <text:p text:style-name="P2">DO YOU REALIZE I'M YOUR GOD? YES, YOUR LITERAL GOD, THAT'S RIGHT.</text:p>
      <text:p text:style-name="P2">AND I HAVE TAKEN TIME OUT OF MY BUSY GODLY SCHEDULE TO SCRUTINIZE YOUR POINTLESS EXISTENCE.</text:p>
      <text:p text:style-name="P2">CCG: OUT OF THE COUNTLESS TRILLIONS OF LIFE FORMS I BROUGHT INTO REALITY THROUGH ANGRY GRUBFUCK POWER ALONE, I HAVE SELECTED YOU FOR EXAMINATION AND HARASSMENT.</text:p>
      <text:p text:style-name="P2">CCG: PERSONALLY I THINK THAT WARRANTS A LITTLE GRATITUDE, AND JUST MAYBE, A BIT OF DEFERENCE.</text:p>
      <text:p text:style-name="P2">A CURTSY, PERHAPS?</text:p>
      <text:p text:style-name="P2">BUT YEAH GO AHEAD AND KEEP BLOWING ME OFF LIKE THE FLAKEY LITTLE TWERP YOU ARE.</text:p>
      <text:p text:style-name="P2">HEY DON'T TALK TO HER LIKE THAT YOU UNCOUTH PIECE OF SHIT.</text:p>
      <text:p text:style-name="P2">THIS IS REFLECTING POORLY ON BOTH OF US, IT'S GODDAMNED EMBARRASSING.</text:p>
      <text:p text:style-name="P2">OH WOW, ANOTHER MIRACLE.</text:p>
      <text:p text:style-name="P2"><text:soft-page-break/>IT MUST BE PERIGEES EVE, BECAUSE GET A LOAD OF THIS HUGE BEHEMOTH LEAVING THAT JUST GOT DRAGGED IN.</text:p>
      <text:p text:style-name="P2">JADE, OUR DUTY IS CLEAR. WE MUST DECK THIS TURD TO THE NINES.</text:p>
      <text:p text:style-name="P2">OH MY GOD I CAN'T BELIEVE I ACTUALLY THOUGHT THAT WAS A CLEVER THING TO SAY. WHAT A DIPSHIT.</text:p>
      <text:p text:style-name="P2">JADE, I'M SORRY ABOUT PAST ME'S RETARDED BEHAVIOR.</text:p>
      <text:p text:style-name="P2">I'M NOT GOING TO DRAG OUT A HUGE APOLOGY OR ANYTHING BECAUSE I ALREADY APOLOGIZED IN AN EARLIER CONVERSATION, OK. I'M JUST LETTING YOU KNOW.</text:p>
      <text:p text:style-name="P2">GOD DAMMIT, ARE YOU SERIOUS?</text:p>
      <text:p text:style-name="P2">I MEAN, AM I SERIOUS?????</text:p>
      <text:p text:style-name="P2">WILL I BE SERIOUS ABOUT THIS SHIT. WILL I REALLY BACK DOWN LIKE A LIMP FRONDED STOOGE? PLEASE TELL ME YOU'RE JOKING.</text:p>
      <text:p text:style-name="P2">PLEASE, JUST</text:p>
      <text:p text:style-name="P2">SHUT UP</text:p>
      <text:p text:style-name="P2">I CAN'T BELIEVE I EVER THOUGHT FUTURE ME WAS THE STUPID ONE</text:p>
      <text:p text:style-name="P2">PAST ME IS THE DUMBEST BUCKET OF FESTERING DISCHARGE I EVER FELL ASS BACKWARDS INTO.</text:p>
      <text:p text:style-name="P2">COME ON, YOU KNOW THIS TO BE TRUE. REMEMBER ALL THE PAST USSES WE USED TO TALK TO??</text:p>
      <text:p text:style-name="P2">THEY WERE EVEN PASTER THAN YOU, AND THEREFORE DUMBER.</text:p>
      <text:p text:style-name="P2">YEAH, I REMEMBER ALL THOSE DUMBSHIT PAST USSES, BUT THEY DON'T HOLD A FUCKING JACKASS CANDLE TO FUTURE USSES.</text:p>
      <text:p text:style-name="P2">AND YOU'RE THE FUTUREST ME I EVER HAD THE CROTCH BLISTERING MISFORTUNE OF JAWING WITH, SO THE FUCKHEAD TROPHY GOES TO YOU.</text:p>
      <text:p text:style-name="P2">I MEAN, MY GOD, WHY.</text:p>
      <text:p text:style-name="P2">IS PROXIMITY TO THAT NASTY LOOKING SPACETIME RIP ON THE TIMELINE MESSING WITH YOUR HEAD?</text:p>
      <text:p text:style-name="P2">IS THAT WHAT'S CAUSING YOU TO FEEL PITY FOR THIS IMBECILE?</text:p>
      <text:p text:style-name="P2">LOOK, JADE'S NOT THAT BAD OK.</text:p>
      <text:p text:style-name="P2">YOU JUST GOT TOO WORKED UP, AND YOU CAN'T SEE THAT.</text:p>
      <text:p text:style-name="P2"><text:soft-page-break/>AND NOW ALL THIS FROTHING PANDEMONIUM JUMPING OUT OF YOUR MOUTH IS JUST RIDICULOUS OVERCOMPENSATION FOR YOUR OWN SHORTCOMINGS AND MISTAKES, AND MASKING SOME FEELINGS YOU'RE NOT REALLY IN TOUCH WITH.</text:p>
      <text:p text:style-name="P2">THIS IS ALL SO OBVIOUS, I'M FLUSHING LIKE A MOTHERFUCKER IN EMBARRASSMENT HAVING TO EXPLAIN IT TO YOU, AND EVEN WORSE, REMEMBERING HAVING IT EXPLAINED TO ME BY THE SMART ONE THREE HOURS AGO AND STILL ACTING LIKE A MOIST GLOBE EVEN AFTER BEING SO SOUNDLY SCHOOLFED.</text:p>
      <text:p text:style-name="P2">I DON'T BELIEVE THIS. PLEASE TELL ME THIS IS A JOKE.</text:p>
      <text:p text:style-name="P2">YOU SAID SO YOURSELF, WE DON'T JOKE AROUND. IT'S JUVENILE, REMEMBER.</text:p>
      <text:p text:style-name="P2">I'M GOING TO VOMIT.</text:p>
      <text:p text:style-name="P2">I'M MAKING A MENTAL NOTE TO SLAP MYSELF THREE HOURS FROM NOW, FOR BEING ENOUGH OF A SAP TO START DEVELOPING RED FEELINGS FOR A DUMB ANNOYING HUMAN, IF I'M READING BETWEEN THE LINES CORRECTLY.</text:p>
      <text:p text:style-name="P2">I JUST SLAPPED MYSELF! I REMEMBERED MY LAME NOTE TO MYSELF FROM THREE HOURS AGO, AND THEN SLAPPED MYSELF SPECIFICALLY TO MOCK YOU.</text:p>
      <text:p text:style-name="P2">IT STINGS TOO, YOU'LL FEEL IT IN A WHILE. AND THEN THE GHOST OF PAST ME WILL CRY.</text:p>
      <text:p text:style-name="P2">PAST ME DOESN'T EVEN EXIST ANYMORE. HE'S A STUPID BAWLING WIGGLER PHANTOM. HE'S DEAD, NOT A REAL GUY ANYMORE, LIKE ME.</text:p>
      <text:p text:style-name="P2">I'M THE REAL ONE. YOU'RE FAKE, A SHADOW OF A SAD MEMORY THAT PISSED ITS PANTS WHILE SCREAMING.</text:p>
      <text:p text:style-name="P2">TIME TO DEAL WITH IT.</text:p>
      <text:p text:style-name="P2">YES!!!!!</text:p>
      <text:p text:style-name="P2">LET THIS FUCKER KNOW THE SCORE JADE. THIS IS HOW WE ROLL.</text:p>
      <text:p text:style-name="P2">OH SHIT</text:p>
      <text:p text:style-name="P2">YES, THAT WAS GREAT. WE BOTH HAD IT COMING, ESPECIALLY HIM. GREAT WORK JADE.</text:p>
      <text:p text:style-name="P2">OH RIGHT, ABOUT THAT</text:p>
      <text:p text:style-name="P2">YEAH WE NEED TO TALK</text:p>
      <text:p text:style-name="P2"><text:soft-page-break/>I MEAN WE HAVE ALREADY FROM MY PERSPECTIVE</text:p>
      <text:p text:style-name="P2">BUT YOU'RE GOING TO BE REALLY BUSY SOON, BECAUSE YOU'RE ABOUT TO ENTER YOUR SESSION</text:p>
      <text:p text:style-name="P2">SO DON'T WORRY ABOUT IT UNTIL YOU DO, THEN JUST HIT ME UP, WE'LL TALK ABOUT IT</text:p>
      <text:p text:style-name="P2">LOOK I KNOW THINGS ARE WEIRD BETWEEN US RIGHT NOW AND YOU HAVE EVERY RIGHT TO BE MAD.</text:p>
      <text:p text:style-name="P2">ESPECIALLY AT THAT LOSER.</text:p>
      <text:p text:style-name="P2">BUT THINGS WILL CHANGE, IN TIME YOU'LL SEE I'M NOT QUITE SO AWFUL, OK?</text:p>
      <text:p text:style-name="P2">OH I SEE, NOW YOU COULD USE A KNIGHT, HOW VERY INTERESTING, HMMM.</text:p>
      <text:p text:style-name="P2">GOD I CAN'T WAIT FOR YOU TO BE FUTURE YOU, SLIGHTLY LESS FUTURE YOU IS SUCH A GOD DAMN PILL</text:p>
      <text:p text:style-name="P2">YEAH! THAT'S WHAT I'M TALKING ABOUT.</text:p>
      <text:p text:style-name="P2">HAHAHAHA, YOU HEAR THAT YOU OBSOLETE PILE OF GARBAGE? JADE JUST FLIPPED YOU OFF WITH A COLORFUL FINGER.</text:p>
      <text:p text:style-name="P2">MAN, SHE OBVIOUSLY HATES YOU MORE. SHE CALLED YOU A SYCOPHANT WHICH IS A HUNDRED TIMES MORE DESCRIPTIVELY WORSE THAN JUST BEING A RUN OF THE MILL SCUMBAG LIKE ME.</text:p>
      <text:p text:style-name="P2">SHE IS TOTALLY ON TO YOU AND HOW DESPICABLE YOU'VE BECOME, CAN YOU BLAME HER FOR HATING US?</text:p>
      <text:p text:style-name="P2">NO, I CAN BLAME YOU, YOU'RE THE ONE WITH NO MANNERS WHO'S ALL TWISTED UP INSIDE.</text:p>
      <text:p text:style-name="P2">HOW'S THIS FOR A PACT, EVERYBODY.</text:p>
      <text:p text:style-name="P2">PAST KARKAT ONLY TALKS TO PAST JADE FROM NOW ON, AND THE TWO OF THEM CAN BICKER LIKE SHITTY LITTLE CHILDREN FOR HOURS/YEARS RESPECTIVELY.</text:p>
      <text:p text:style-name="P2">AND FUTURE KARKAT ONLY TALKS TO FUTURE JADE, AN ARRANGEMENT WHEREIN ONLY INTELLIGENT DISCOURSE TAKES PLACE BETWEEN TWO CIVILIZED, MATURE, GROWN ASSED ADULTS.</text:p>
      <text:p text:style-name="P2">IS THAT TOO MUCH TO ASK??????</text:p>
      <text:p text:style-name="P2">MAYBE YOU SHOULD JUST BAN HER ALREADY AND END THIS TORMENT SINCE YOU DRAGGED HER INTO THIS.</text:p>
      <text:p text:style-name="P2"><text:soft-page-break/>FUCK THAT YOU BAN HER. YOU'RE THE ONE WHO SEEMS TO "CARE".</text:p>
      <text:p text:style-name="P2">WILL YOU SHUT YOUR MOUTH, MAN THE FUCK UP, AND BAN THIS POOR GIRL ALREADY?</text:p>
      <text:p text:style-name="P2">OK, THERE. SHE'S GONE.</text:p>
      <text:p text:style-name="P2">MAYBE NOW YOU GET IT.</text:p>
      <text:p text:style-name="P2">HOW HIDEOUS EVERYONE THINKS YOU ARE, MAYBE YOU'LL FINALLY STOP FUCKING EVERYTHING UP.</text:p>
      <text:p text:style-name="P2">HUH</text:p>
      <text:p text:style-name="P2">WHAT</text:p>
      <text:p text:style-name="P2">I THINK</text:p>
      <text:p text:style-name="P2">I WAS PROBABLY WRONG ABOUT JADE</text:p>
      <text:p text:style-name="P2">SHE'S A LITTLE LESS LAME THAN I THOUGHT</text:p>
      <text:p text:style-name="P2">SHHHHSHHSHSHSHSH</text:p>
      <text:p text:style-name="P2">SHE CAN STILL READ THIS YOU STUPID FUCK</text:p>
      <text:p text:style-name="P2">NOW'S NOT THE TIME TO OPEN YOUR VEINS AND WRITE POEMS ABOUT YOUR FEELINGS</text:p>
      <text:p text:style-name="P2">FUCK YOU, I'M JUST VOICING A HARMLESS OBSERVATION OK</text:p>
      <text:p text:style-name="P2">IT'S NOT MY BUSINESS IF SOME LUNK HEAD IN THE FUTURE GETS CARRIED AWAY WITH WHATEVER LITTLE THOUGHTS I MAY OR MAY NOT NOW BE THINKING</text:p>
      <text:p text:style-name="P2">I...</text:p>
      <text:p text:style-name="P2">BUT</text:p>
      <text:p text:style-name="P2">HOW COULD THAT EVEN BE A REAL THING I TYPED THREE HOURS AGO, HOW COULD I BE THIS STUPID.</text:p>
      <text:p text:style-name="P2">WE ARE JUST THE DUMBEST FUCKERS WHO EVER LIVED AREN'T WE.</text:p>
      <text:p text:style-name="P2">SPEAK FOR YOURSELF.</text:p>
      <text:p text:style-name="P2">I DON'T EVEN HAVE THE ENERGY TO BAN US.</text:p>
      <text:p text:style-name="P2">I'M JUST LEAVING.</text:p>
      <text:p text:style-name="P2">YEAH.</text:p>
      <text:p text:style-name="P2"><text:soft-page-break/>_</text:p>
      <text:p text:style-name="P2">36. JE11: =004825</text:p>
      <text:p text:style-name="P2">IT'S ME AGAIN, ASSHOLE</text:p>
      <text:p text:style-name="P2">THE ONE WHO HATES YOU, REMEMBER?</text:p>
      <text:p text:style-name="P2">OR SHOULD I SAY FUTURE-REMEMBER???</text:p>
      <text:p text:style-name="P2">AGAIN WITH KNOWING MY NAME</text:p>
      <text:p text:style-name="P2">IT'S REALLY FUCKING UNSETTLING WHEN YOU DO THAT.</text:p>
      <text:p text:style-name="P2">I WONDER HOW FAR BACK YOU KNOW IT</text:p>
      <text:p text:style-name="P2">I'M GOING TO HAVE TO MAKE A SPECIAL POINT OF NOT BEING THE ONE TO TELL YOU, I DON'T WANT TO GIVE YOU THE SATISFACTION.</text:p>
      <text:p text:style-name="P2">WHO THE FUCK IS JADE.</text:p>
      <text:p text:style-name="P2">JOHN, THE FACT THAT YOU ALWAYS SEEM TO THINK I CAN READ YOUR MIND JUST UNDERSCORES WHAT A HARROWING GODDAMN IDIOT YOU ARE.</text:p>
      <text:p text:style-name="P2">OH, YOU MEAN THE ONE WHO FUCKS EVERYTHING UP.</text:p>
      <text:p text:style-name="P2">WHY THE FUCK WOULD I KNOW THAT.</text:p>
      <text:p text:style-name="P2">THIS IS ONLY THE SECOND TIME I HAVE EVER TALKED TO A HUMAN.</text:p>
      <text:p text:style-name="P2">AND THE FIRST TIME, MUCH TO MY MIGRAINE COMPOUNDING REGRET, WAS WITH YOU.</text:p>
      <text:p text:style-name="P2">NO, NOT "COOL".</text:p>
      <text:p text:style-name="P2">WHAT IS GOING ON HERE IS VERY MUCH ANTITHETICAL TO YOUR PRIMITIVE HUMAN NOTION OF "EARTH COOL".</text:p>
      <text:p text:style-name="P2">YOU SEE, IN OUR FIRST CONVERSATION, WE DIDN'T EXACTLY GET OFF ON THE RIGHT FOOT.</text:p>
      <text:p text:style-name="P2">IT IS A FOOT WHICH SHOULD HAVE REEKED OF YOUR VERBAL RUINATION.</text:p>
      <text:p text:style-name="P2">BUT INSTEAD IT SMELLED LIKE</text:p>
      <text:p text:style-name="P2">WELL, LET'S NOT GET INTO THAT.</text:p>
      <text:p text:style-name="P2">I AM HERE TO DO WHAT YOU AND YOUR PATHETIC CADRE OF CO-HUMANS FAILED TO DO, WHICH IS SET THE RECORD STRAIGHT.</text:p>
      <text:p text:style-name="P2">I AM HERE TO UTTERLY ANNIHILATE YOUR SHIT.</text:p>
      <text:p text:style-name="P2"><text:soft-page-break/>I WILL STAY ON MESSAGE THIS TIME. I WILL NOT BE DETERRED BY YOUR GOOFY MANNERISMS AND YOUR ABSURD PENCHANT FOR REVELING IN SELF ABUSE.</text:p>
      <text:p text:style-name="P2">WE WILL GET OFF ON A FRESH FOOT, AND BY FRESH I MEAN MOST FOUL INDEED.</text:p>
      <text:p text:style-name="P2">ITS TOES ARE WIGGLING UNDER YOUR HIDEOUS PINK NOSTRILS. NOW BREATHE DEEP YOUR MISFORTUNE, YOU SAD LITTLE CLOWN.</text:p>
      <text:p text:style-name="P2">THIS IS THE END OF YOU. THAT AROMA YOU DETECT WAFTS FROM THE BOUQUET PERCHED ON YOUR CORPSE BOX.</text:p>
      <text:p text:style-name="P2">NOBODY CRIES, EXCEPT YOUR SHITTY GHOST. HEAVY SOBS FROM A SPECTER OF UNQUALIFIED FAILURE.</text:p>
      <text:p text:style-name="P2">IT IS A SYMPHONY TO MY ANGRY EARS.</text:p>
      <text:p text:style-name="P2">STFU</text:p>
      <text:p text:style-name="P2">I'M ONLY GETTING STARTED.</text:p>
      <text:p text:style-name="P2">YOU SEE WHAT I MEAN???</text:p>
      <text:p text:style-name="P2">YOU ARE ACTUALLY ENJOYING THIS, WHAT A SICK FUCK.</text:p>
      <text:p text:style-name="P2">DON'T QUESTION THE SINCERITY OF MY HATE, JUST DON'T EVEN FUCKING GO THERE.</text:p>
      <text:p text:style-name="P2">YEAH I SEE HER</text:p>
      <text:p text:style-name="P2">IT'S MAKING ME MAD SEEING HER</text:p>
      <text:p text:style-name="P2">HAHAHAHAHAHA</text:p>
      <text:p text:style-name="P2">HERE I AM TALKING TO YOU MOMENTS AFTER YOU DID THE TERRIBLE THING, AND YOU STILL DON'T EVEN KNOW WHAT YOU DID!</text:p>
      <text:p text:style-name="P2">INCREDIBLE, YOU TRULY ARE DUMBER THAN I THOUGHT.</text:p>
      <text:p text:style-name="P2">WHAT</text:p>
      <text:p text:style-name="P2">I'LL TELL YOU WHAT'S GOING ON.</text:p>
      <text:p text:style-name="P2">WHAT YOU FUCKING DID IS WHAT'S GOING ON.</text:p>
      <text:p text:style-name="P2">OH, YOU WANT TO KNOW WHAT YOU FUCKING DID?</text:p>
      <text:p text:style-name="P2">VERY WELL, JOHN HUMAN EGBERT..</text:p>
      <text:p text:style-name="P2">I WILL TELL YOU WHAT YOU DID</text:p>
      <text:p text:style-name="P2"><text:soft-page-break/>READY FOR ME TO TELL YOU WHAT YOU DID?</text:p>
      <text:p text:style-name="P2">HERE'S ME, TELLING YOU WHAT YOU DID</text:p>
      <text:p text:style-name="P2">OK, HERE GOES</text:p>
      <text:p text:style-name="P2">WHAT YOU DID IS AS FOLLOWS</text:p>
      <text:p text:style-name="P2">AS SUCH</text:p>
      <text:p text:style-name="P2">AND THUSLY</text:p>
      <text:p text:style-name="P2">_</text:p>
      <text:p text:style-name="P2">37. JE12: =004828</text:p>
      <text:p text:style-name="P2">YOU MADE AN UNBEATABLE BOSS IS WHAT YOU DID.</text:p>
      <text:p text:style-name="P2">_</text:p>
      <text:p text:style-name="P2">38. JE13: =004829</text:p>
      <text:p text:style-name="P2">THE IDIOT YOU CALL THE JADE HUMAN WENT AHEAD AND PROTOTYPED HER FREAK OF A LUSUS, WHILE YOU DECIDED TO TAKE A NAP FOR SOME REASON RATHER THAN DOING WHAT A LEADER IS SUPPOSED TO DO AND STOP HER FROM BEING SO FUCKING RETARDED.</text:p>
      <text:p text:style-name="P2">_</text:p>
      <text:p text:style-name="P2">39. JE14: =004830</text:p>
      <text:p text:style-name="P2">YOUR VERSION OF JACK, WHO YOU WERE SOMEHOW DUMB ENOUGH TO ENTRUST WITH THE QUEEN'S RING, BECAME ESSENTIALLY INDESTRUCTIBLE.</text:p>
      <text:p text:style-name="P2">HE THEN WENT ON A RAMPAGE THROUGH YOUR POINTLESS SESSION, WHICH HILARIOUSLY, WAS ALREADY A LOST CAUSE EVEN BEFORE THIS HAPPENED!</text:p>
      <text:p text:style-name="P2">I AM JUST BESIDE MYSELF WITH THE SPECTACULAR BREADTH OF YOUR FAILURE.</text:p>
      <text:p text:style-name="P2">_</text:p>
      <text:p text:style-name="P2">40. JE15: =004831</text:p>
      <text:p text:style-name="P2">AND IF THIS WASN'T BAD ENOUGH</text:p>
      <text:p text:style-name="P2">YOUR "SOLUTION" LATER WOULD BE TO OPEN A RIFT IN SOME GLORIOUS GESTURE OF MEANINGLESS SUICIDE.</text:p>
      <text:p text:style-name="P2">_</text:p>
      <text:p text:style-name="P2">41. JE16: =004832</text:p>
      <text:p text:style-name="P2"><text:soft-page-break/>AND I HAVE NO IDEA HOW</text:p>
      <text:p text:style-name="P2">BUT THE RIFT YOU OPENED ENABLED HIM TO ENTER OUR SESSION, JUST AS WE WERE ABOUT TO CLAIM OUR PRIZE.</text:p>
      <text:p text:style-name="P2">_</text:p>
      <text:p text:style-name="P2">42. JE17: =004833</text:p>
      <text:p text:style-name="P2">AND NOW WE'RE THE ONES WHO HAVE TO FUCKING DEAL WITH HIM!</text:p>
      <text:p text:style-name="P2">SO THANKS A LOT, SHIT HEAD.</text:p>
      <text:p text:style-name="P2">_</text:p>
      <text:p text:style-name="P2">43. JE18: =004834</text:p>
      <text:p text:style-name="P2">OH</text:p>
      <text:p text:style-name="P2">OK, MY BAD, I FORGOT I WAS TALKING TO A MEMBER OF A GENERICALLY BIZARRE ALIEN SPECIES.</text:p>
      <text:p text:style-name="P2">I GUESS SOME HUMANS HAVE A LUSUS, WHILE OTHERS DON'T? WHATEVER.</text:p>
      <text:p text:style-name="P2">HER LUSUS IS THE CREATURE WHICH SERVES AS HER CUSTODIAN.</text:p>
      <text:p text:style-name="P2">I GUESS</text:p>
      <text:p text:style-name="P2">JOHN, DO YOU EVEN KNOW ANYTHING ABOUT YOUR FRIENDS?</text:p>
      <text:p text:style-name="P2">IS THIS HOW HUMAN FRIENDSHIP WORKS? YOU JUST DON'T KNOW SHIT ABOUT EACH OTHER?</text:p>
      <text:p text:style-name="P2">HER LUSUS EXHIBITS THE PROPERTIES OF A LEGENDARY ENTITY CALLED A FIRST GUARDIAN.</text:p>
      <text:p text:style-name="P2">IT IS AN ABSOLUTE MONSTROSITY.</text:p>
      <text:p text:style-name="P2">_</text:p>
      <text:p text:style-name="P2">44. JE19: =004835</text:p>
      <text:p text:style-name="P2">OK, FOR STARTERS, NOTICE HOW THE FURIOUS WALL OF FIRE CURRENTLY RUSHING TOWARD YOU IS TURNING GREEN?</text:p>
      <text:p text:style-name="P2">YEAH</text:p>
      <text:p text:style-name="P2">THOSE FUCKING PROPERTIES.</text:p>
      <text:p text:style-name="P2">_</text:p>
      <text:p text:style-name="P2">45. JE20: =004836</text:p>
      <text:p text:style-name="P2"><text:soft-page-break/>BUT IT'S A LOT MORE THAN THAT.</text:p>
      <text:p text:style-name="P2">AS THE DEFENDERS OF THEIR PLANETS, THEY'RE VIRTUALLY OMNIPOTENT.</text:p>
      <text:p text:style-name="P2">PROTOTYPING ONE IS ABSOLUTELY UNCONSCIONABLE.</text:p>
      <text:p text:style-name="P2">_</text:p>
      <text:p text:style-name="P2">46. JE21: =004837</text:p>
      <text:p text:style-name="P2">THE RESULT IS A BOSS A HELL OF A LOT WORSE THAN WHAT WE HAD TO FIGHT, AND WE PROTOTYPED TWELVE TIMES RATHER THAN A MEASLY FOUR.</text:p>
      <text:p text:style-name="P2">AND ONE OF OUR PROTOTYPINGS INCLUDED AN OUTER FUCKING GOD THE SIZE OF A CITY!</text:p>
      <text:p text:style-name="P2">I HOPE THIS PUTS IN PERSPECTIVE HOW TERRIBLE YOU ARE.</text:p>
      <text:p text:style-name="P2">_</text:p>
      <text:p text:style-name="P2">47. JE22: =004838</text:p>
      <text:p text:style-name="P2">ALRIGHT WELL</text:p>
      <text:p text:style-name="P2">I WASN'T EXPECTING YOU TO MAN UP AND APOLOGIZE FOR IT, SO OK I'LL GIVE YOU CREDIT FOR THAT.</text:p>
      <text:p text:style-name="P2">BUT IT'S NOT STOPPING ME FROM DETESTING YOU AND IT SURE AS FUCK ISN'T GOING TO DERAIL THIS RUNAWAY HATE TRAIN, JUST SO YOU KNOW.</text:p>
      <text:p text:style-name="P2">HEY, INOPPORTUNE NAPS HAPPEN IN THIS GAME.</text:p>
      <text:p text:style-name="P2">EXCEPT TO ME, BEING THE STALWART MODEL OF LEADERSHIP I AM.</text:p>
      <text:p text:style-name="P2">I MANAGED TO STAY AWAKE FOR SEVERAL WEEKS STRAIGHT, I DIDN'T WANT TO LET MY GUARD DOWN FOR A SECOND.</text:p>
      <text:p text:style-name="P2">BUT THEN</text:p>
      <text:p text:style-name="P2">AFTER IT WAS ALL OVER, AND WE RETREATED IN FAILURE</text:p>
      <text:p text:style-name="P2">I FOOLISHLY DID.</text:p>
      <text:p text:style-name="P2">AND THAT'S WHEN I SAW HIM.</text:p>
      <text:p text:style-name="P2">_</text:p>
      <text:p text:style-name="P2">48. JE23: =004839</text:p>
      <text:p text:style-name="P2">JACK.</text:p>
      <text:p text:style-name="P2">I DIDN'T RECOGNIZE HIM WHEN HE FIRST APPEARED.</text:p>
      <text:p text:style-name="P2"><text:soft-page-break/>BUT ON PROSPIT, I SAW HIM UP CLOSE, WITHOUT ALL THAT RIDICULOUS GREEN SHIT OBSCURING HIM.</text:p>
      <text:p text:style-name="P2">I COULD HARDLY BELIEVE IT WAS REALLY HIM BY THE WAY HE LOOKED, BUT I JUST KNEW.</text:p>
      <text:p text:style-name="P2">HE WAS WEARING A RING I DIDN'T RECOGNIZE, CERTAINLY NOT ONE BELONGING TO OUR QUEENS.</text:p>
      <text:p text:style-name="P2">WE DESTROYED THOSE.</text:p>
      <text:p text:style-name="P2">HE WORE IT ON HIS ONE HAND, WHICH WAS COVERED IN OUR MUTANT BLOOD.</text:p>
      <text:p text:style-name="P2">AND THEN</text:p>
      <text:p text:style-name="P2">JUST LIKE THAT</text:p>
      <text:p text:style-name="P2">HE KILLED ME</text:p>
      <text:p text:style-name="P2">AND I GUESS</text:p>
      <text:p text:style-name="P2">EVEN THOUGH IT WAS PROBABLY JUST HIS WAY OF SAYING HI</text:p>
      <text:p text:style-name="P2">I STILL FELT KIND OF BETRAYED.</text:p>
      <text:p text:style-name="P2">YES JOHN. BETRAYED.</text:p>
      <text:p text:style-name="P2">_</text:p>
      <text:p text:style-name="P2">49. JE24: =004840</text:p>
      <text:p text:style-name="P2">WHEN I WOKE UP, EVERYONE HERE WAS BUZZING ABOUT THESE ALIENS CALLED HUMANS.</text:p>
      <text:p text:style-name="P2">SO NATURALLY I'M LIKE WHO GIVES A SHIT, RIGHT?</text:p>
      <text:p text:style-name="P2">WELL, WRONG.</text:p>
      <text:p text:style-name="P2">I PRETTY QUICKLY DETERMINED THAT HE WAS FROM YOUR SESSION, NOT OURS.</text:p>
      <text:p text:style-name="P2">SO HE WASN'T REALLY "MY JACK"</text:p>
      <text:p text:style-name="P2">AND I WAS SORT OF RELIEVED</text:p>
      <text:p text:style-name="P2">RELIEVED BUT ALSO ENRAGED</text:p>
      <text:p text:style-name="P2">I'M SURE YOU KNOW THE FEELING.</text:p>
      <text:p text:style-name="P2">_</text:p>
      <text:p text:style-name="P2"><text:soft-page-break/>50. JE25: =004841</text:p>
      <text:p text:style-name="P2">ANYWAY, THAT'S WHAT HAPPENED, AND THAT'S WHY YOU ARE SUCH A DISGRACE.</text:p>
      <text:p text:style-name="P2">THIS IS PROBABLY THE LAST TIME I WILL EVER EXPLAIN ALL THIS STUFF TO YOU, BECAUSE I CAN'T IMAGINE IT WILL HELP MY HEADACHE MUCH TO REPEAT MYSELF.</text:p>
      <text:p text:style-name="P2">I BET IT'LL BE PRETTY FRUSTRATING FOR YOU IN THE PAST!</text:p>
      <text:p text:style-name="P2">HA HA! I'M LAUGHING MY ASS OFF AT YOUR FUNNY FUCKING JOKE.</text:p>
      <text:p text:style-name="P2">I HOPE THIS IS THE CALIBER OF HUMOR I CAN EXPECT FROM YOU IN THE FUTURE-PAST, EGBERT.</text:p>
      <text:p text:style-name="P2">IT'LL BE A REAL TREAT TROLLING YOU WITH MORE OF THOSE NUB SLAPPERS TO LOOK FORWARD TO!</text:p>
      <text:p text:style-name="P2">WOW, WHAT A CRYPTIC STATEMENT.</text:p>
      <text:p text:style-name="P2">CHECK THIS OUT, I DON'T GIVE A FUCK.</text:p>
      <text:p text:style-name="P2">ANYWAY, GUESS I'LL GET GOING AND LET YOU DIE IN YOUR FIRE, WHICH YOU REALLY SHOULD, BUT YOU'RE OBVIOUSLY NOT GOING TO FOR SOME REASON.</text:p>
      <text:p text:style-name="P2">I'VE GOT TO REWIND THE TAPE ON THIS CLUSTERFUCK AND FIGURE OUT WHAT WENT WRONG.</text:p>
      <text:p text:style-name="P2">WHY WOULD I CARE ABOUT YOUR DUMB HUMAN FRIEND AND HER PETULANT, MEANINGLESS DEMANDS.</text:p>
      <text:p text:style-name="P2">WHAT COULD THAT POSSIBLY HAVE TO DO WITH ME.</text:p>
      <text:p text:style-name="P2">A;SLDKJFSDLKFJS;LDJFLK;J</text:p>
      <text:p text:style-name="P2">HERE, JOHN HUMAN DIPSHIT.</text:p>
      <text:p text:style-name="P2">HAVE A SECOND AND PENULTIMATE FUCK YOU:</text:p>
      <text:p text:style-name="P2">"FUCK"</text:p>
      <text:p text:style-name="P2">"YOU"</text:p>
      <text:p text:style-name="P2">MAY IT MARK THE SECOND OF MANY TO COME, AND THE MAGNIFICENT DENOUEMENT TO MANY RECEIVED.</text:p>
      <text:p text:style-name="P2">TOGETHER WE JUST TUGGED AT THE BOW TO UNRAVEL A PRESENT FULL OF GO FUCK YOURSELF.</text:p>
      <text:p text:style-name="P2"><text:soft-page-break/>HAPPY WRIGGLING DAY YOU UGLY PILE OF TRASH.</text:p>
      <text:p text:style-name="P2">_</text:p>
      <text:p text:style-name="P2">51. JH5: =005150</text:p>
      <text:p text:style-name="P2">ATTENTION HARLEY.</text:p>
      <text:p text:style-name="P2">PLEASE STOP WEEPING WITH AND OR BEATING THE SHIT OUT OF YOUR SELF PROTOTYPED LUSUSPRITE</text:p>
      <text:p text:style-name="P2">STOP DOING ONE OF THOSE THINGS AT LEAST</text:p>
      <text:p text:style-name="P2">LONG ENOUGH TO ANSWER ME.</text:p>
      <text:p text:style-name="P2">PLEASE.</text:p>
      <text:p text:style-name="P2">PRETTY POLITE EARTH PLEASE.</text:p>
      <text:p text:style-name="P2">WHO AM I KIDDING</text:p>
      <text:p text:style-name="P2">I'M WASTING MY TIME AGAIN</text:p>
      <text:p text:style-name="P2">WHOA FUCK</text:p>
      <text:p text:style-name="P2">YOU ANSWERED ME, I DONT BELIEVE IT</text:p>
      <text:p text:style-name="P2">WHAT</text:p>
      <text:p text:style-name="P2">YOU ARE</text:p>
      <text:p text:style-name="P2">OH YEAH?</text:p>
      <text:p text:style-name="P2">HOW SO, EVERYTHING HERE APPEARS TO BE PROCEEDING RATIONALLY.</text:p>
      <text:p text:style-name="P2">WHAT SEEMS TO BE THE PROBLEM</text:p>
      <text:p text:style-name="P2">MESS? JADE, NOW IT SOUNDS TO ME LIKE *YOU'RE* THE ONE WHO'S JOKING.</text:p>
      <text:p text:style-name="P2">YOUR HIVE BALL ROLLED DOWN A BEAUTIFUL WINTER HILL, AND YOU ARE SPENDING SOME QUALITY TIME WITH FAMILY.</text:p>
      <text:p text:style-name="P2">YOU ARE GOING TO HAVE TO FILL ME IN ON THE NATURE OF THE PROBLEM.</text:p>
      <text:p text:style-name="P2">HMM.</text:p>
      <text:p text:style-name="P2">YES. "HMM.."</text:p>
      <text:p text:style-name="P2">HMM AS IN HMM INTERESTING.</text:p>
      <text:p text:style-name="P2">AS IN HMM HOW VERY, VERY FUCKING INTERESTING INDEED.</text:p>
      <text:p text:style-name="P2"><text:soft-page-break/>_</text:p>
      <text:p text:style-name="P2">52. JH6: =005151</text:p>
      <text:p text:style-name="P2">WHAT DO YOU MEAN WHAT AM I GETTING AT.</text:p>
      <text:p text:style-name="P2">I'M GETTING AT WHATEVER HMM INTERESTING GETS AT.</text:p>
      <text:p text:style-name="P2">PLEASE GO ON, I'M LISTENING TO YOUR PROBLEM.</text:p>
      <text:p text:style-name="P2">HMMMMM.</text:p>
      <text:p text:style-name="P2">OK, FINE.</text:p>
      <text:p text:style-name="P2">WHAT OTHER SEQUENCE OF LETTERS WOULD YOU HAVE ME USE TO REGISTER MY PROFOUND FASCINATION.</text:p>
      <text:p text:style-name="P2">I'M JUST TRYING TO UNDERSTAND.</text:p>
      <text:p text:style-name="P2">I AM BEING SENSITIVE ABOUT IT INSTEAD OF A RAGING FUCKASS, ISN'T THAT WHAT YOU WANT.</text:p>
      <text:p text:style-name="P2">YES, IT IS, IF YOU DON'T BELIEVE ME JUST ASK FUTURE YOU, ASSUMING THAT CONVERSATION DOESN'T MAKE YOU CRY AS WELL.</text:p>
      <text:p text:style-name="P2">NOW TELL ME MORE ABOUT YOUR FEELINGS.</text:p>
      <text:p text:style-name="P2">YES, HOW DID THIS MAKE YOU FEEL.</text:p>
      <text:p text:style-name="P2">HMMMMMMMMMMMMMMMMMMMMM.</text:p>
      <text:p text:style-name="P2">o:B</text:p>
      <text:p text:style-name="P2">NO, NO</text:p>
      <text:p text:style-name="P2">YOU'RE LOOKING AT IT BACKWARDS</text:p>
      <text:p text:style-name="P2">THOSE ARE MY HORNS</text:p>
      <text:p text:style-name="P2">OK SO IF I'M UNDERSTANDING YOU</text:p>
      <text:p text:style-name="P2">YOU'RE ANGRY AT A VERSION OF YOURSELF FROM A DIFFERENT POINT IN TIME</text:p>
      <text:p text:style-name="P2">BECAUSE SHE'S BEING AN OVERLY EMOTIONAL SHITHEAD WHO IS BASICALLY THE MOST REVOLTING SELF LOATHING PIECE OF FILTH YOU HAVE EVER MET</text:p>
      <text:p text:style-name="P2">AM I FOLLOWING</text:p>
      <text:p text:style-name="P2">I'M NOT GOING TO SAY HMM AGAIN</text:p>
      <text:p text:style-name="P2">BUT COME ON</text:p>
      <text:p text:style-name="P2"><text:soft-page-break/>DON'T YOU FIND THE SITUATION TO BE JUST THE SLIGHTEST BIT INTERESTING?</text:p>
      <text:p text:style-name="P2">I MEAN, CONSIDERING</text:p>
      <text:p text:style-name="P2">IF I RECALL, IT WASN'T THAT LONG AGO FROM EITHER OF OUR PERSPECTIVES THAT YOU WERE RIPPING ON ME AND MY SMUG WINDBAG FUTURE SELF FOR ARGUING WITH EACH OTHER</text:p>
      <text:p text:style-name="P2">HOW IS THIS NOT LIKE THAT</text:p>
      <text:p text:style-name="P2">OH I SEE, AND ALL THOSE IDIOT PAST AND FUTURE KARKATS WEREN'T???</text:p>
      <text:p text:style-name="P2">OH AREN'T YOU</text:p>
      <text:p text:style-name="P2">YOU JUST SAID YOU WERE, I JUST HEARD YOU SAY THAT</text:p>
      <text:p text:style-name="P2">SO TELL ME</text:p>
      <text:p text:style-name="P2">HOW IS THIS EVEN THE SLIGHTEST FUCKING BIT DIFFERENT?</text:p>
      <text:p text:style-name="P2">YES, GO ON</text:p>
      <text:p text:style-name="P2">I'M REALLY CURIOUS</text:p>
      <text:p text:style-name="P2">HOW</text:p>
      <text:p text:style-name="P2">_</text:p>
      <text:p text:style-name="P2">53. JH7: =005152</text:p>
      <text:p text:style-name="P2">NOT REALLY</text:p>
      <text:p text:style-name="P2">IT JUST MEANS YOU'RE A SANE RATIONAL PERSON, AND THERE JUST MIGHT BE HOPE FOR YOU YET</text:p>
      <text:p text:style-name="P2">YES, ABSOLUTELY.</text:p>
      <text:p text:style-name="P2">IT MEANS ALL OF YOUR HIDEOUS FLAWS DISGUST YOU.</text:p>
      <text:p text:style-name="P2">YOU ARE RIGHT TO BE DISGUSTED, IT'S MORE THAN MOST PEOPLE CAN SAY FOR THEMSELVES.</text:p>
      <text:p text:style-name="P2">REALLY, CONGRATULATIONS ARE IN ORDER.</text:p>
      <text:p text:style-name="P2">CONGRATULATIONS, IN ADDITION TO, JUST MAYBE, AN APOLOGY.</text:p>
      <text:p text:style-name="P2">DON'T YOU THINK?</text:p>
      <text:p text:style-name="P2">WOULD IT REALLY KILL YOU TO CONSIDER IT?</text:p>
      <text:p text:style-name="P2">DEAD DREAM DOG JADE, IS THAT YOU??? YOU'RE SOUNDING A BIT <text:soft-page-break/>HYSTERICAL, MAYBE YOU SHOULD CALM DOWN.</text:p>
      <text:p text:style-name="P2">WELL IF YOU CAN MANAGE TO GET YOUR ANEURYSM UNDER CONTROL</text:p>
      <text:p text:style-name="P2">MAYBE YOU WILL REALIZE I DIDN'T ACTUALLY SPECIFY TO WHOM AN APOLOGY WAS IN ORDER.</text:p>
      <text:p text:style-name="P2">IDIOT.</text:p>
      <text:p text:style-name="P2">I GUESS</text:p>
      <text:p text:style-name="P2">THIS APOLOGY WAS GOING TO GO DOWN ONE WAY OR ANOTHER, SO THIS MIGHT AS WELL BE THE TIME.</text:p>
      <text:p text:style-name="P2">AND LET'S FACE IT, I WAS REALLY BEING THE WORST KIND OF PHLEGM BUBBLE BLOWN OUT A NOISY GLISTENING ASS.</text:p>
      <text:p text:style-name="P2">SO I'M SORRY.</text:p>
      <text:p text:style-name="P2">BUT TO BE FAIR, IT WAS MY PAST SELF WHO WAS GIVING YOU SUCH A HARD TIME, AND HE'S COMPLETELY DERANGED.</text:p>
      <text:p text:style-name="P2">YEAH THAT'S WHAT HE'S DOING.</text:p>
      <text:p text:style-name="P2">HE, BEING ME, RIGHT NOW, IS OWNING UP TO WHAT A FUCKING RETARD PAST ME WAS, AND CONTINUES TO BE.</text:p>
      <text:p text:style-name="P2">YES, I KNOW IT'S LAME.</text:p>
      <text:p text:style-name="P2">OR I KNOW THAT YOU THINK IT'S LAME WHEN I SAY SHIT LIKE THAT.</text:p>
      <text:p text:style-name="P2">BECAUSE REMEMBER</text:p>
      <text:p text:style-name="P2">I HAVE BEEN TALKING TO YOU FROM THE FUTURE, AND I KNOW YOU DON'T COTTON TO MY PCG/FCG STUPIDITY.</text:p>
      <text:p text:style-name="P2">BUT SEE, YOU DON'T KNOW THAT YOU KNOW THAT YET.</text:p>
      <text:p text:style-name="P2">OR MORE SPECIFICALLY, YOU DON'T KNOW THAT I KNOW THAT YOU KNOW THAT YET.</text:p>
      <text:p text:style-name="P2">SO I'M KIND OF PULLING A FAST ONE HERE.</text:p>
      <text:p text:style-name="P2">YEAH I'M GOING TO.</text:p>
      <text:p text:style-name="P2">THE THING IS, I KIND OF MISREPRESENTED MYSELF.</text:p>
      <text:p text:style-name="P2">I'M NOT AS MUCH OF A SCUMBAG AS I WAS SO DETERMINED TO MAKE OUT WITH MYSELF TO BE.</text:p>
      <text:p text:style-name="P2">FUCK I MEAN</text:p>
      <text:p text:style-name="P2"><text:soft-page-break/>MAKE MYSELF OUT TO BE</text:p>
      <text:p text:style-name="P2">I REALLY DON'T KNOW WHY I TROLLED YOU LIKE THAT SO PERSISTENTLY</text:p>
      <text:p text:style-name="P2">FOR SOME REASON DEEP DOWN I JUST KNEW THAT I HAD TO</text:p>
      <text:p text:style-name="P2">EVEN IF IT MEANT DIGGING MYSELF INTO A HUGE HOLE WITH YOU AND EVERYONE ELSE THAT WOULD BE HARD TO CLIMB OUT OF</text:p>
      <text:p text:style-name="P2">AND LIKE PRACTICALLY EVERYTHING I SAID WAS COMPLETELY BASELESS BECAUSE I DIDN'T ACTUALLY KNOW YOU</text:p>
      <text:p text:style-name="P2">JUST LIKE YOU DIDN'T AND STILL DON'T ACTUALLY KNOW ME</text:p>
      <text:p text:style-name="P2">SO I GUESS I AM APOLOGIZING FOR IT, LIKE REALLY SERIOUSLY NOW.</text:p>
      <text:p text:style-name="P2">I, PRESENT KARKAT, IN THE CURRENT MOMENT, APOLOGIZE ON BEHALF OF MY STUPID PAST SELF, *WHO IS ACTUALLY ME*.</text:p>
      <text:p text:style-name="P2">THE GUY TALKING RIGHT NOW.</text:p>
      <text:p text:style-name="P2">LIKE, THERE'S NO DIFFERENCE BETWEEN THOSE GUYS, OK?</text:p>
      <text:p text:style-name="P2">HMMMM???????</text:p>
      <text:p text:style-name="P2">HM WHAT</text:p>
      <text:p text:style-name="P2">OK, GREAT.</text:p>
      <text:p text:style-name="P2">NO BUT</text:p>
      <text:p text:style-name="P2">YOU WERE RIGHT, I AM CRAZY</text:p>
      <text:p text:style-name="P2">BUT THANKS ANYWAY</text:p>
      <text:p text:style-name="P2">YEAH</text:p>
      <text:p text:style-name="P2">MAKING PLANS AND WHATNOT</text:p>
      <text:p text:style-name="P2">TO PRY OURSELVES MUTUALLY OUT OF THIS MASSIVE MOBIUS DOUBLE CLUSTERFUCK.</text:p>
      <text:p text:style-name="P2">OK WELL THE MOST IMMEDIATE POINT OF BUSINESS IS</text:p>
      <text:p text:style-name="P2">YOU SEE THAT GLOWING BLUE SCREEN BEHIND YOU?</text:p>
      <text:p text:style-name="P2">YOU NEED TO TURN THAT FUCKING PIECE OF SHIT OFF.</text:p>
      <text:p text:style-name="P2">_</text:p>
      <text:p text:style-name="P2">54. JH8: =005153</text:p>
      <text:p text:style-name="P2"><text:soft-page-break/>I'M NOT GOING TO SAY MUCH ABOUT IT.</text:p>
      <text:p text:style-name="P2">BUT SUFFICE TO SAY THERE ARE JUST SOME THINGS YOU DON'T WANT TO SCREW WITH.</text:p>
      <text:p text:style-name="P2">THERE ARE OUTCOMES THAT ARE EVEN WORSE THAN THE COMPLETE ANNIHILATION OF EXISTENCE ITSELF</text:p>
      <text:p text:style-name="P2">FORCES MORE DAMAGING TO THE INTEGRITY OF REALITY THAN THOSE CAPABLE OF TURNING IMAGINATION INTO PURE VOID</text:p>
      <text:p text:style-name="P2">THEY ARE FORCES WHICH IF HANDLED RECKLESSLY WILL NULLIFY THE BASIC ABILITY OF INTELLIGENT BEINGS IN ALL REAL AND HYPOTHETICAL PLANES OF EXISTENCE TO GIVE A SHIT.</text:p>
      <text:p text:style-name="P2">YOU DON'T HAVE TO FOLLOW</text:p>
      <text:p text:style-name="P2">ALL YOU NEED TO DO IS TURN THE THING OFF</text:p>
      <text:p text:style-name="P2">AND THEN DO THE NEXT THING I WAS TOLD TO TELL YOU TO DO.</text:p>
      <text:p text:style-name="P2">BY YOU.</text:p>
      <text:p text:style-name="P2">YES.</text:p>
      <text:p text:style-name="P2">YOU COULD BE TELLING YOURSELF THIS RIGHT NOW, BUT WE'RE SORT OF WORKING ON A STRICT NO MEMO POLICY.</text:p>
      <text:p text:style-name="P2">WHICH IS YOUR IDEA OF COURSE.</text:p>
      <text:p text:style-name="P2">DID I MENTION HOW YOU DON'T LIKE IT WHEN WE ARGUE WITH OUR PAST/FUTURE SELVES? YES, PRETTY SURE I DID.</text:p>
      <text:p text:style-name="P2">SO I'M GOING ALONG WITH THE POLICY AS BEST I CAN.</text:p>
      <text:p text:style-name="P2">I AM BEING PLEASANT AND AGREEABLE, AND I WILL GENTLY LOWER A MAGNIFICENT, CORUSCATING COLUMN OF HOT FUCK YOU DOWN THE PROTEIN CHUTE OF ANYONE WHO SAYS OTHERWISE.</text:p>
      <text:p text:style-name="P2">YOU DON'T SAY.</text:p>
      <text:p text:style-name="P2">SO ANYWAY, BECAUSE OF THAT, MY ROLE AT THE MOMENT IS TO ACT AS A SORT OF GO BETWEEN FOR YOU AND YOUR FUTURE SELF</text:p>
      <text:p text:style-name="P2">TO HELP ALONG THE PROCESS OF MAKING THESE PLANS</text:p>
      <text:p text:style-name="P2">WHILE YOUR FUTURE SELF IS DELIBERATELY VAGUE ABOUT SOME STUFF SO AS NOT TO "JINX" THE CONCEPTION OF THE IDEAS IN THE FIRST PLACE I GUESS?</text:p>
      <text:p text:style-name="P2">ALL WHILE YOUR CURRENT SELF IS NECESSARILY KIND OF DUMB ABOUT <text:soft-page-break/>EVERYTHING.</text:p>
      <text:p text:style-name="P2">SORRY, OK, JUST KIND OF IGNORANT</text:p>
      <text:p text:style-name="P2">BECAUSE STUFF HASN'T HAPPENED YET</text:p>
      <text:p text:style-name="P2">YOU KNOW WHAT I MEAN.</text:p>
      <text:p text:style-name="P2">IT'S NOT ALL THAT STRAIGHTFORWARD FOR ME EITHER, BUT I'M USED TO THIS SORT OF IDIOCY BY NOW.</text:p>
      <text:p text:style-name="P2">IT'S A LOT BETTER THAN THE MORONIC REVERSE CONVERSATION WITH EGBERT I TRAPPED MYSELF INTO.</text:p>
      <text:p text:style-name="P2">MEANWHILE TIME IS KIND OF RUNNING OUT HERE, WHERE I AM</text:p>
      <text:p text:style-name="P2">WE'RE COUNTING DOWN TO SOMETHING</text:p>
      <text:p text:style-name="P2">SOMETHING LOOMING ON THE TROLLIAN TIMELINE AND NO ONE KNOWS WHAT IT IS</text:p>
      <text:p text:style-name="P2">AND MY TEAM IS KIND OF FALLING APART</text:p>
      <text:p text:style-name="P2">I'M COMPLETELY LOSING TRACK OF EVERYONE AND WHAT THEY'RE DOING.</text:p>
      <text:p text:style-name="P2">SO AT THIS POINT I'M JUST GOING ALONG WITH WHATEVER THERE IS TO GO ALONG WITH.</text:p>
      <text:p text:style-name="P2">AND THAT IS YOU AND YOUR CRAZY FUTURE PLANS.</text:p>
      <text:p text:style-name="P2">AND THE SCRATCH.</text:p>
      <text:p text:style-name="P2">I DON'T FUCKING KNOW!</text:p>
      <text:p text:style-name="P2">AT ONE POINT I THOUGHT I DID, I THOUGHT IT WAS JUST WHATEVER SENT JACK HERE.</text:p>
      <text:p text:style-name="P2">BUT CLEARLY IT'S NOT THAT SIMPLE.</text:p>
      <text:p text:style-name="P2">ARADIA KNEW BUT SHE DIDN'T SAY, AND THEN SHE WENT AND GODDAMN EXPLODED.</text:p>
      <text:p text:style-name="P2">YOU HAVEN'T TOLD ME EITHER, BECAUSE I'M NOT "SUPPOSED TO KNOW" YET.</text:p>
      <text:p text:style-name="P2">WHATEVER, I DON'T EVEN CARE, LET'S JUST DO IT.</text:p>
      <text:p text:style-name="P2">OK, DON'T ASK ME WHY, BECAUSE I DON'T KNOW THAT EITHER.</text:p>
      <text:p text:style-name="P2">BUT THAT BLUE SCREEN THERE</text:p>
      <text:p text:style-name="P2">FIRST, LIKE I SAID, SHUT IT OFF</text:p>
      <text:p text:style-name="P2"><text:soft-page-break/>THEN YOU NEED TO DRAW IT.</text:p>
      <text:p text:style-name="P2">YES</text:p>
      <text:p text:style-name="P2">THEN NOTHING</text:p>
      <text:p text:style-name="P2">THAT'S IT.</text:p>
      <text:p text:style-name="P2">_</text:p>
      <text:p text:style-name="P2">55. =005221</text:p>
      <text:p text:style-name="P2">SEE LOG FOR "Kanaya: Return to the core" IN GAME FOLDER</text:p>
      <text:p text:style-name="P2">_</text:p>
      <text:p text:style-name="P2">56. DoSc1: =005254</text:p>
      <text:p text:style-name="P2">WHAT THE FUCK?</text:p>
      <text:p text:style-name="P2">WHO ARE YOU, AND WHY ARE YOU MESSAGING ME THROUGH KANAYA'S ACCOUNT?</text:p>
      <text:p text:style-name="P2">I SERIOUSLY DON'T NEED THIS SHIT RIGHT NOW.</text:p>
      <text:p text:style-name="P2">_</text:p>
      <text:p text:style-name="P2">57. GM3: =005258</text:p>
      <text:p text:style-name="P2">GAMZEE!!!</text:p>
      <text:p text:style-name="P2">FUCK</text:p>
      <text:p text:style-name="P2">THERE YOU ARE, YOU HAD ME WORRIED DUDE</text:p>
      <text:p text:style-name="P2">UH</text:p>
      <text:p text:style-name="P2">YEAH</text:p>
      <text:p text:style-name="P2">WHERE HAVE YOU BEEN ANYWAY, I TOLD EVERYONE TO LET ME KNOW IF YOU'RE GONNA WANDER OFF.</text:p>
      <text:p text:style-name="P2">YEAH, I GET IT WISE GUY, YOU'RE A FUCKING CLOWN, WHO CARES.</text:p>
      <text:p text:style-name="P2">QUIT THE BULLSHIT PARTYCLOWN ANTICS AND GET YOUR ASS BACK HERE.</text:p>
      <text:p text:style-name="P2">THE SHIT HAS HIT THE WHIRLING DEVICE, AND YOU COULD BE IN SERIOUS DANGER OUT THERE.</text:p>
      <text:p text:style-name="P2">WHAT...</text:p>
      <text:p text:style-name="P2">DUDE</text:p>
      <text:p text:style-name="P2"><text:soft-page-break/>ARE YOU OK</text:p>
      <text:p text:style-name="P2">YOU'RE REALLY WEIRDING ME OUT.</text:p>
      <text:p text:style-name="P2">OH GOD</text:p>
      <text:p text:style-name="P2">NO NO NO, PLEASE DON'T TELL ME YOU WENT CRAZY, I COULDN'T TAKE THAT ON TOP OF ALL THIS.</text:p>
      <text:p text:style-name="P2">ERIDAN JUST FLIPPED HIS SHIT AND KILLED FEFERI AND KANAYA, AND I'M FREAKING THE FUCK OUT ABOUT IT.</text:p>
      <text:p text:style-name="P2">HEH HEH???</text:p>
      <text:p text:style-name="P2">WHAT THE FUCK IS WRONG WITH YOU?</text:p>
      <text:p text:style-name="P2">SERIOUSLY, GET BACK HERE NOW, AND HAVE A SLIME PIE TO RELAX OR SOMETHING.</text:p>
      <text:p text:style-name="P2">UH...</text:p>
      <text:p text:style-name="P2">NO? I MEAN, I WOULD NEVER EAT IT, BUT</text:p>
      <text:p text:style-name="P2">OH MY GOD</text:p>
      <text:p text:style-name="P2">NO NO NO NO NO NO NO</text:p>
      <text:p text:style-name="P2">GAMZEE</text:p>
      <text:p text:style-name="P2">PLEASE NO</text:p>
      <text:p text:style-name="P2">OH GOD</text:p>
      <text:p text:style-name="P2">OH MAN</text:p>
      <text:p text:style-name="P2">OH GOD</text:p>
      <text:p text:style-name="P2">_</text:p>
      <text:p text:style-name="P2">58. GM4; FP4; EA4: =005260</text:p>
      <text:p text:style-name="P2">THIS IS PROBABLY THE LAST MEMO I WILL WRITE.</text:p>
      <text:p text:style-name="P2">BECAUSE FIRST OF ALL, THERE'S PRETTY MUCH NOTHING LEFT TO SAY.</text:p>
      <text:p text:style-name="P2">AND SECOND OF ALL, I MIGHT BE DEAD SOON.</text:p>
      <text:p text:style-name="P2">I'M JUST HOPING SOME OF YOU IDIOTS READ THIS, AND EVEN IF YOU THINK I'M FULL OF SHIT NOW, WHEN IT ALL STARTS GOING DOWN YOU MIGHT JUST REMEMBER WHAT I SAID AND SAVE YOURSELVES.</text:p>
      <text:p text:style-name="P2">THE WORST CASE SCENARIO HAS HAPPENED.</text:p>
      <text:p text:style-name="P2"><text:soft-page-break/>THE BARD OF RAGE IS ON THE LOOSE.</text:p>
      <text:p text:style-name="P2">YEAH, I KNOW WE ALL THOUGHT THAT TITLE WAS A JOKE, BUT IT TURNED OUT IT WASN'T.</text:p>
      <text:p text:style-name="P2">HE'S COMPLETELY SNAPPED, AND FOR THOSE OF YOU FURTHER AHEAD ON THE TIMELINE, I DON'T HAVE TO TELL YOU HOW DANGEROUS HE IS.</text:p>
      <text:p text:style-name="P2">REMEMBER WHAT HE DID TO THE BLACK KING.</text:p>
      <text:p text:style-name="P2">NOBODY COULD EXPLAIN IT, AND THEN HE JUST WENT BACK TO SPACING OUT FOR THE REST OF THE BATTLE.</text:p>
      <text:p text:style-name="P2">I MEAN SERIOUSLY, WHAT THE FUCK WAS THAT.</text:p>
      <text:p text:style-name="P2">I DON'T EVEN THINK THE KING COULD FUCKING BELIEVE IT, FRANKLY.</text:p>
      <text:p text:style-name="P2">DID ANYONE'S ATTACK DO AS MUCH DAMAGE? I DON'T THINK SO.</text:p>
      <text:p text:style-name="P2">I DON'T EVEN THINK VRISKA'S DID, ALTHOUGH IT'S HARD TO SAY SINCE THAT WAS THE KNOCKOUT BLOW.</text:p>
      <text:p text:style-name="P2">^^^ SPOILERS.</text:p>
      <text:p text:style-name="P2">I GUESS WE THOUGHT IT WAS LIKE A SECRET JOKE POWER OR SOMETHING?</text:p>
      <text:p text:style-name="P2">BUT THE JOKE IS ON US.</text:p>
      <text:p text:style-name="P2">HE IS OUT OF PIE, AND NOW THE FAYGO GENIE IS OUT OF THE SHITTY SODA BOTTLE FOR GOOD.</text:p>
      <text:p text:style-name="P2">WE ARE SO SCREWED.</text:p>
      <text:p text:style-name="P2">OH FUCK OH FUCK OH FUCK.</text:p>
      <text:p text:style-name="P2">GUYS, I AM TERRIFIED, I DON'T KNOW WHAT TO DO.</text:p>
      <text:p text:style-name="P2">I'M IN A ROOM FULL OF BODIES, AND I THINK I'M NOT SUPPOSED TO TURN MY BACK ON THEM?</text:p>
      <text:p text:style-name="P2">OH MY GOD, I JUST HEARD A HONK.</text:p>
      <text:p text:style-name="P2">OH GOD OH GOD OH MAN OH GOD</text:p>
      <text:p text:style-name="P2">NO NO NO NO NO NO NO NO NO</text:p>
      <text:p text:style-name="P2">IT CAME FROM THE HORN PILE</text:p>
      <text:p text:style-name="P2">I DON'T KNOW IF IT WAS JUST THE BODY SETTLING ON AN ERRANT HORN OR...</text:p>
      <text:p text:style-name="P2">OR IF...</text:p>
      <text:p text:style-name="P2"><text:soft-page-break/>I HAVE TO GET THE FUCK OUT OF HERE.</text:p>
      <text:p text:style-name="P2">PAST GAMZEE, GOD DAMN IT.</text:p>
      <text:p text:style-name="P2">I AM TRYING TO WARN PEOPLE OF YOUR MURDEROUS FUTURE SELF.</text:p>
      <text:p text:style-name="P2">THIS PRACTICALLY DOESN'T EVEN HAVE ANYTHING TO DO WITH YOU.</text:p>
      <text:p text:style-name="P2">NOW GO BACK TO GROPING YOUR HORNS AND BEING DISTRACTED BY COLORS YOU USELESS FUCK.</text:p>
      <text:p text:style-name="P2">LIKE I WAS SAYING.</text:p>
      <text:p text:style-name="P2">STILL FREAKING OUT.</text:p>
      <text:p text:style-name="P2">AUGH</text:p>
      <text:p text:style-name="P2">THERE WAS ANOTHER LITTLE HONK</text:p>
      <text:p text:style-name="P2">IT WAS SO FAINT</text:p>
      <text:p text:style-name="P2">DID I JUST IMAGINE IT? I THINK I MIGHT BE LOSING IT.</text:p>
      <text:p text:style-name="P2">I REALLY HAVE TO GET OUT OF HERE, BUT</text:p>
      <text:p text:style-name="P2">I SHOULD TRY TO REVIVE THEM FIRST.</text:p>
      <text:p text:style-name="P2">I KNOW DERSE AND PROSPIT ARE GONE, BUT IF THERE'S ANY CHANCE AT ALL THEY SURVIVED I'VE GOT TO TRY.</text:p>
      <text:p text:style-name="P2">I'M NOT LOOKING FORWARD TO GOING NEAR THAT HORN PILE THOUGH.</text:p>
      <text:p text:style-name="P2">WHAT IF HE'S BEEN IN THERE THE WHOLE TIME???</text:p>
      <text:p text:style-name="P2">I AM SHITTING MYSELF SO HARD HERE, I DON'T EVEN KNOW WHAT TO DO.</text:p>
      <text:p text:style-name="P2">GUESS I HAVE TO BRAVE IT FOR FEFERI'S SAKE.</text:p>
      <text:p text:style-name="P2">OH GOD, FEFERI...</text:p>
      <text:p text:style-name="P2">YES I AM DEAD "GLUBBING" SERIOUS, OK.</text:p>
      <text:p text:style-name="P2">FEFERI, I'M SORRY.</text:p>
      <text:p text:style-name="P2">IT WAS MY FAULT, I DIDN'T KNOW WHAT TO DO.</text:p>
      <text:p text:style-name="P2">FOR</text:p>
      <text:p text:style-name="P2">I</text:p>
      <text:p text:style-name="P2">I CAN'T DO THIS</text:p>
      <text:p text:style-name="P2"><text:soft-page-break/>IT'S TOO MUCH FOR ME, I'M SORRY.</text:p>
      <text:p text:style-name="P2">BEFORE I GO</text:p>
      <text:p text:style-name="P2">EVERYONE SHOULD ALSO KNOW ERIDAN HAD A COMPLETE SHITHIVE MELTDOWN TOO</text:p>
      <text:p text:style-name="P2">HE'S GOING AROUND KILLING PEOPLE WITH HIS MAGIC WAND</text:p>
      <text:p text:style-name="P2">SO KEEP AN EYE OUT FOR HIM.</text:p>
      <text:p text:style-name="P2">IF I RUN INTO HIM AGAIN, I'M...</text:p>
      <text:p text:style-name="P2">I DON'T EVEN KNOW.</text:p>
      <text:p text:style-name="P2">HE BETTER PRAY TO ALL HIS MURDERED ANGELS IT DOESN'T HAPPEN.</text:p>
      <text:p text:style-name="P2">_</text:p>
      <text:p text:style-name="P2">59. EA5; GM5: =005261</text:p>
      <text:p text:style-name="P2">EA - HEY ASSHOLE</text:p>
      <text:p text:style-name="P2">CONSIDER OUR "PACT" OVER</text:p>
      <text:p text:style-name="P2">NOT ANYMORE</text:p>
      <text:p text:style-name="P2">YOU ARE DEAD TO ME</text:p>
      <text:p text:style-name="P2">PAST YOU, PRESENT YOU, FUTURE YOU</text:p>
      <text:p text:style-name="P2">AND ABOVE ALL, UGLY SCARFNECKED DOUCHEBAG HIPSTER YOU</text:p>
      <text:p text:style-name="P2">WAIT I FORGOT, ALL OF THE YOUS ARE THAT YOU</text:p>
      <text:p text:style-name="P2">IF I WASN'T SO TERRIFIED, I'D BE CONSUMED WITH ANGER, AND AS SOON AS I'M DONE COWERING IN A DARK CORNER HIDING FROM THAT HONKING MURDEROUS TOOL, I'M GOING TO HUNT YOU DOWN AND FILLET YOU WITH MY SICKLE.</text:p>
      <text:p text:style-name="P2">OH GOD</text:p>
      <text:p text:style-name="P2">I AM NOT HITTING ON YOU IDIOT, THIS IS HONEST TO GOD PLATONIC ENMITY</text:p>
      <text:p text:style-name="P2">LIKE IN THE "I REALLY DO WANT YOU TO DIE" KIND OF WAY.</text:p>
      <text:p text:style-name="P2">I AM NOT INITIATING AN ELABORATE CALIGINOUS WALTZ WITH YOU YOU DESPERATE SHIT.</text:p>
      <text:p text:style-name="P2">UGH, NO</text:p>
      <text:p text:style-name="P2"><text:soft-page-break/>DUDE, ARE YOU AN IDIOT, YOU CAN PLAINLY SEE I AM FROM 300 FUCKING HOURS IN THE FUTURE, EVEN IF I WERE REMOTELY INTERESTED, WHICH TO THAT I SIMPLY SAY WHAT THE FUCK.</text:p>
      <text:p text:style-name="P2">LIKE WHAT? WHAT ARE WE EVEN DOING HERE</text:p>
      <text:p text:style-name="P2">I KNOW YOU'RE LONELY, GOD DAMN IT, WHO CARES.</text:p>
      <text:p text:style-name="P2">WAIT, WERE YOU HITTING ON ME BACK THEN?</text:p>
      <text:p text:style-name="P2">*ARE* YOU HITTING ON ME?</text:p>
      <text:p text:style-name="P2">LIKE AN ACTUAL RED SOLICITATION, IS THAT WAS THIS WAS???</text:p>
      <text:p text:style-name="P2">GOD DAMN IT, I AM CHEWING YOU OUT FOR WAND MURDER, AND YOU ARE FLIRTING WITH ME</text:p>
      <text:p text:style-name="P2">MY FUCKING GOD MAN.</text:p>
      <text:p text:style-name="P2">HOW ABOUT NO, DIPSHIT, NOT INTERESTED?????</text:p>
      <text:p text:style-name="P2">WHY NOT</text:p>
      <text:p text:style-name="P2">IS THIS REAL, ARE YOU BEING IRONIC OR SOMETHING, I CAN'T EVEN TELL ANYMORE</text:p>
      <text:p text:style-name="P2">THE PROBLEM IS, I CAN'T PUT THIS SORT OF BEHAVIOR PAST YOU AT ALL, SO I DON'T KNOW.</text:p>
      <text:p text:style-name="P2">LIKE FUCK YOU AREN'T</text:p>
      <text:p text:style-name="P2">YOU'RE KILLING ANGELS NOW, AREN'T YOU</text:p>
      <text:p text:style-name="P2">YOU ARE KILLING FUCKING ANGELS, RIGHT NOW, IN THE PAST, WITH YOUR SHITTY GUN. I JUST KNOW IT.</text:p>
      <text:p text:style-name="P2">THIS IS WHY IT WOULD NEVER WORK BETWEEN US, MAN.</text:p>
      <text:p text:style-name="P2">BECAUSE YOU ARE A STONE COLD RETARDED FUCKING IDIOT.</text:p>
      <text:p text:style-name="P2">NOT TO MENTION COWARDLY BACKSTABBING MURDERER.</text:p>
      <text:p text:style-name="P2">I HATE YOU, I HATE YOU, I HATE YOU FOREVER.</text:p>
      <text:p text:style-name="P2">HOW COULD YOU DO THAT TO THEM</text:p>
      <text:p text:style-name="P2">TO</text:p>
      <text:p text:style-name="P2">FUCK</text:p>
      <text:p text:style-name="P2">I THOUGHT YOU LOVED HER.</text:p>
      <text:p text:style-name="P2"><text:soft-page-break/>AND ALSO...</text:p>
      <text:p text:style-name="P2">I CAN'T</text:p>
      <text:p text:style-name="P2">I CAN'T EVEN TYPE HER NAME</text:p>
      <text:p text:style-name="P2">SHE WAS MY FRIEND</text:p>
      <text:p text:style-name="P2">SHE WAS MY REALLY *GOOD* FRIEND AND I DON'T KNOW WHAT THE HELL TO DO NOW THAT SHE'S GONE.</text:p>
      <text:p text:style-name="P2">I'M SO UPSET, I'M JUST COMPLETELY FREAKING OUT IN EVERY WAY POSSIBLE.</text:p>
      <text:p text:style-name="P2">FUCK NO.</text:p>
      <text:p text:style-name="P2">I CAN'T STAND TO LOOK AT YOUR DUMB PURPLE WORDS ANYMORE.</text:p>
      <text:p text:style-name="P2">NEXT TIME I SEE THAT SHITTY COLOR YOU BETTER BELIEVE IT'LL BE COMING OUT OF YOUR BODY.</text:p>
      <text:p text:style-name="P2">AND NO, FOR THE LOVE OF FUCK, THAT WAS NOT INNUENDO.</text:p>
      <text:p text:style-name="P2">ANYWAY</text:p>
      <text:p text:style-name="P2">THAT'S IT I GUESS.</text:p>
      <text:p text:style-name="P2">GM - OH GOD</text:p>
      <text:p text:style-name="P2">OH GOD OH GOD</text:p>
      <text:p text:style-name="P2">DON'T YOU SEE EVERYONE?</text:p>
      <text:p text:style-name="P2">THIS CRAZY FUCKER HAS COMPLETELY CRACKED, I TOLD YOU.</text:p>
      <text:p text:style-name="P2">OH GOD OH GOD OH GOD OH GOD OH GOD OH GOD OH GOD OH GOD OH GOD OH GOD OH GOD</text:p>
      <text:p text:style-name="P2">NO NO NO NO NO NO NO NO NO NO NO NO NO NO NO NO NO NO NO NO NO NO</text:p>
      <text:p text:style-name="P2">.....</text:p>
      <text:p text:style-name="P2">NO I DON'T WANT TO</text:p>
      <text:p text:style-name="P2">OH FUCK OH FUCK OH FUCK OH FUCK OH FUCK OH FUCK OH FUCK OH FUCK OH FUCK OH FUCK OH FUCK</text:p>
      <text:p text:style-name="P2">I HAVE TO GO</text:p>
      <text:p text:style-name="P2">_</text:p>
      <text:p text:style-name="P2">60. JE26: =005320</text:p>
      <text:p text:style-name="P2"><text:soft-page-break/>JOHN. </text:p>
      <text:p text:style-name="P2">I'M NOT SURE WHY I'M TELLING YOU THIS.</text:p>
      <text:p text:style-name="P2">I GUESS IT'S JUST OUT OF A SENSE OF OBLIGATION AT THIS POINT.</text:p>
      <text:p text:style-name="P2">WE'VE COME THIS FAR</text:p>
      <text:p text:style-name="P2">SO I FEEL LIKE YOU SHOULD KNOW. </text:p>
      <text:p text:style-name="P2">I MIGHT NOT MAKE IT OUT OF THIS ALIVE</text:p>
      <text:p text:style-name="P2">THIS MIGHT EVEN BE THE LAST TIME YOU HEAR FROM ME.</text:p>
      <text:p text:style-name="P2">WAIT, WHAT THE FUCK AM I SAYING, THE LAST TIME YOU HEAR FROM ME WILL BE THE FIRST TIME YOU HEAR FROM ME.</text:p>
      <text:p text:style-name="P2">I MEAN THIS COULD BE THE LAST TIME FROM MY PERSPECTIVE.</text:p>
      <text:p text:style-name="P2">BECAUSE FROM MY PERSPECTIVE I COULD BE DEAD SOON.</text:p>
      <text:p text:style-name="P2">OH GOD THE HONKING</text:p>
      <text:p text:style-name="P2">WHY WON'T THE HONKING STOP</text:p>
      <text:p text:style-name="P2">I HAVE TO GO</text:p>
      <text:p text:style-name="P2">SORRY FOR BEING SUCH A DOUCHE TO YOU AND YOUR FRIENDS.</text:p>
      <text:p text:style-name="P2">I HOPE YOU CAN SUCCEED AS A LEADER WHERE I FAILED MISERABLY. </text:p>
      <text:p text:style-name="P2">_</text:p>
      <text:p text:style-name="P2">61. JE27: =005322</text:p>
      <text:p text:style-name="P2">WHAT IN THE NAME OF SWEET GLOBE TICKLING FUCK.</text:p>
      <text:p text:style-name="P2">EGBERT, I JUST GOT DONE ERUPTING A WHOLE VOLCANO OF MERCILESS FUCK YOU ON THE PRIMITIVE VILLAGE LOCATED SQUARELY ON YOUR CROTCH.</text:p>
      <text:p text:style-name="P2">ASSUMING THAT'S A SUITABLY TERRIBLE PART OF HUMAN ANATOMY FOR A VILLAGE IN JEOPARDY TO EXIST.</text:p>
      <text:p text:style-name="P2">SHUT UP. HOW DARE YOU CONTACT ME WHILE I'M IN THE MIDDLE OF MY BACKWARDS MARCH OF HATE THROUGH YOUR TEDIOUS TIMELINE.</text:p>
      <text:p text:style-name="P2">WHAT DO YOU MEAN WHEN IS THIS</text:p>
      <text:p text:style-name="P2">OK, LET ME JUST CHECK THE UNIVERSAL CLOCK WHICH KEEPS CONSISTENT TIME FOR ALL FRAMES OF REFERENCE AND ALL PLANES OF REALITY.</text:p>
      <text:p text:style-name="P2"><text:soft-page-break/>IT'S HALF PAST YOU'RE A MORON. </text:p>
      <text:p text:style-name="P2">WE JUST GOT DONE WITH OUR SECOND CONVERSATION. HOW CAN YOU NOT KNOW THIS?</text:p>
      <text:p text:style-name="P2">WHY </text:p>
      <text:p text:style-name="P2">OF COURSE WE'RE RUNNING FROM JACK, I JUST GOT DONE FUCKING TELLING YOU THAT.</text:p>
      <text:p text:style-name="P2">I GUESS MY FUTURE CONVERSATIONS WILL INSTIGATE SOME MISGUIDED NEED FOR YOU TO GET IN TOUCH WITH ME LATER ON.</text:p>
      <text:p text:style-name="P2">WHAT HAVE I GOTTEN MYSELF INTO HERE.</text:p>
      <text:p text:style-name="P2">I SWEAR, IT NEVER ENDS WITH THE ULTIMATE RIDDLE SHIT. EVEN AFTER THE GAME IS OVER.</text:p>
      <text:p text:style-name="P2">EVEN AFTER YOU LOSE IT! HOW UNFAIR IS THAT.</text:p>
      <text:p text:style-name="P2">I CAN TELL THIS CONVERSATION IS GOING TO BE A UTTER FUCKING JOY TO PARTICIPATE IN.</text:p>
      <text:p text:style-name="P2">I HONESTLY ENVY ANYONE IN THE POSITION OF NOT HAVING TO PUT UP WITH READING IT.</text:p>
      <text:p text:style-name="P2">BUT YOU ASKED FOR IT, JOHN, SO HERE WE GO.</text:p>
      <text:p text:style-name="P2">ARE YOU READY</text:p>
      <text:p text:style-name="P2">NO YOU DON'T</text:p>
      <text:p text:style-name="P2">TAKE IT FROM ME</text:p>
      <text:p text:style-name="P2">THE GUY IS A BASTARD.</text:p>
      <text:p text:style-name="P2">_</text:p>
      <text:p text:style-name="P2">62. TP13; GM6: =005327</text:p>
      <text:p text:style-name="P2">TP - TEREZI? ARE YOU THERE???</text:p>
      <text:p text:style-name="P2">OH FUCK, TAVROS IS DEAD TOO?</text:p>
      <text:p text:style-name="P2">TEREZI LISTEN TO ME YOU HAVE TO GET OUT OF THERE.</text:p>
      <text:p text:style-name="P2">VRISKA IS THE LEAST OF OUR PROBLEMS.</text:p>
      <text:p text:style-name="P2">WAIT</text:p>
      <text:p text:style-name="P2">FORENSIC ANALYSIS? ARE YOU FUCKING INSANE?</text:p>
      <text:p text:style-name="P2"><text:soft-page-break/>PUT YOUR FUCKING GLASSES BACK ON. GOD DAMN IT.</text:p>
      <text:p text:style-name="P2">GM - AAAAUUUUUUGH OHFUCK OHFUCK OHFUCK OHFUCK OHFUCK OHFUCK OHFUCK</text:p>
      <text:p text:style-name="P2">_</text:p>
      <text:p text:style-name="P2">63. EZ3: =005331</text:p>
      <text:p text:style-name="P2">EQUIUS, ARE YOU THERE?</text:p>
      <text:p text:style-name="P2">OK, GOOD</text:p>
      <text:p text:style-name="P2">ARE YOU STILL REALLY STRONG?</text:p>
      <text:p text:style-name="P2">LIKE, IS THAT STILL YOUR THING?</text:p>
      <text:p text:style-name="P2">OK GOOD.</text:p>
      <text:p text:style-name="P2">I GUESS THAT WAS A PRETTY DUMB QUESTION.</text:p>
      <text:p text:style-name="P2">I NEED YOUR HELP</text:p>
      <text:p text:style-name="P2">GAMZEE IS ON A RAMPAGE</text:p>
      <text:p text:style-name="P2">HE'S GOING TO KILL US ALL IF WE DON'T STOP HIM.</text:p>
      <text:p text:style-name="P2">WHAT?</text:p>
      <text:p text:style-name="P2">YEAH, I GUESS</text:p>
      <text:p text:style-name="P2">WHAT </text:p>
      <text:p text:style-name="P2">NO I'M SAYING HE FUCKING SNAPPED AND WANTS TO MURDER US ALL</text:p>
      <text:p text:style-name="P2">DAMMIT, WHY DOES THIS CONVERSATION HAVE TO BE SO PREDICTABLY TERRIBLE</text:p>
      <text:p text:style-name="P2">ALL I'M ASKING YOU TO DO</text:p>
      <text:p text:style-name="P2">NO, ORDERING YOU TO DO</text:p>
      <text:p text:style-name="P2">IS GO FIND GAMZEE AND BEAT HIM TO DEATH WITH YOUR BARE HANDS, OR POSSIBLY TWO HALVES OF A BROKEN BOW, BEFORE HE KILLS ANYONE ELSE.</text:p>
      <text:p text:style-name="P2">OH MY GOD</text:p>
      <text:p text:style-name="P2">WHY DO YOU HAVE TO BE SO DIFFICULT IN ALL THE MOST FUCKED UP WAYS POSSIBLE?</text:p>
      <text:p text:style-name="P2">YOU'RE GETTING OFF ON THIS AREN'T YOU</text:p>
      <text:p text:style-name="P2"><text:soft-page-break/>IF YOU ASK ME FOR A TOWEL I AM GOING TO FLIP MY SHIT RIGHT OFF THIS FUCKING METEOR</text:p>
      <text:p text:style-name="P2">IT WILL JUST BE ME, SPINNING AND SPINNING AND SPINNING INTO ENDLESS NOTHING, SCREAMING</text:p>
      <text:p text:style-name="P2">I FORBID YOU FROM GETTING OFF ON ANY OF THIS</text:p>
      <text:p text:style-name="P2">DON'T GET OFF ON MY ORDERS, DON'T GET OFF ON PHRASES LIKE FUCK FUCK FUCKETY FUCK, AND DON'T GET OFF ON ANY SORT OF WEIRD ADMIRATION YOU MIGHT BE HARBORING FOR A MURDEROUS CLOWN WITH PURPLE BLOOD</text:p>
      <text:p text:style-name="P2">ARE YOU LISTENING TO ME?</text:p>
      <text:p text:style-name="P2">I DON'T THINK HE GIVES A SHIT ABOUT YOUR ETIQUETTE LESSONS, OR HOW A TRUE GENTLEMAN IS TO GO ABOUT HANDLING A PROPER FUCKING HORSE TEAT</text:p>
      <text:p text:style-name="P2">SERIOUSLY, PEOPLE ARE IN DANGER HERE.</text:p>
      <text:p text:style-name="P2">OK, AND? </text:p>
      <text:p text:style-name="P2">BUT YOU WON'T FIGHT HIM, IS THAT IT </text:p>
      <text:p text:style-name="P2">HOW FUCKING REASSURING!</text:p>
      <text:p text:style-name="P2">YOU ARE SUCH AN IDIOT, I DON'T GET IT</text:p>
      <text:p text:style-name="P2">YOU KISS THE GROUND THIS LUNATIC WALKS ON BECAUSE HE HAS PURPLE BLOOD</text:p>
      <text:p text:style-name="P2">BUT THAT DOESN'T STOP YOU FROM RIPPING ON ERIDAN, I KNOW FOR A FACT YOU DON'T LIKE HIM</text:p>
      <text:p text:style-name="P2">AND HIS BLOOD IS EVEN PURPLIER, ISN'T IT?</text:p>
      <text:p text:style-name="P2">OK FINE, THEN SPEAKING OF WHICH</text:p>
      <text:p text:style-name="P2">HE'S ON A MURDEROUS RAMPAGE TOO</text:p>
      <text:p text:style-name="P2">I DON'T KNOW, AT LEAST THREE PROBABLY, BUT WHO EVEN KNOWS AT THIS POINT</text:p>
      <text:p text:style-name="P2">THE POINT IS, IF YOU SEE HIM, WOULD YOU MIND SNAPPING HIS STUPID WAND IN HALF OR SOMETHING?</text:p>
      <text:p text:style-name="P2">AND THEN CHOKE HIM TO DEATH WITH HIS OWN SHITTY PRETENTIOUS SCARF.</text:p>
      <text:p text:style-name="P2">GOD, WHAT IS THE PROBLEM NOW?</text:p>
      <text:p text:style-name="P2"><text:soft-page-break/>WHY </text:p>
      <text:p text:style-name="P2">HAHAHAHAHAHA.</text:p>
      <text:p text:style-name="P2">I WOULD HIGH FIVE YOU IF IT WOULDN'T SHATTER EVERY BONE IN MY HAND.</text:p>
      <text:p text:style-name="P2">AND IF YOU DIDN'T SMELL TERRIBLE.</text:p>
      <text:p text:style-name="P2">BUT SERIOUSLY, IF YOU COULD CARRY OUT MY ORDERS IN THE LEAST PERVERSE WAY POSSIBLE, THAT WOULD BE GREAT.</text:p>
      <text:p text:style-name="P2">JUST KILL ONE OR MORE OF THOSE ASSHOLES AND GET BACK TO ME, OK?</text:p>
      <text:p text:style-name="P2">I NEED YOU TO COME THROUGH FOR ME, BECAUSE WE'RE RUNNING OUT OF MANPOWER HERE.</text:p>
      <text:p text:style-name="P2">YES DIDN'T I MENTION? FEFERI, KANAYA AND TAVROS ARE DEAD, SOLLUX IS UNCONSCIOUS, AND TEREZI IS MISSING.</text:p>
      <text:p text:style-name="P2">OH GOD, I HOPE SHE'S OK, I SHOULD PROBABLY GO LOOK FOR HER</text:p>
      <text:p text:style-name="P2">I'LL LET IT SLIDE.</text:p>
      <text:p text:style-name="P2">JUST DO WHAT I SAY, OK.</text:p>
      <text:p text:style-name="P2">_</text:p>
      <text:p text:style-name="P2">64. JE28: =005764</text:p>
      <text:p text:style-name="P10">OH GOD.</text:p>
      <text:p text:style-name="P10">OH MY FUCKING HELL, THIS IS SO INSANELY AWKWARD AND SAD.</text:p>
      <text:p text:style-name="P10">HANG ON</text:p>
      <text:p text:style-name="P2">_</text:p>
      <text:p text:style-name="P2">65. JE29: =005765</text:p>
      <text:p text:style-name="P2">HEY.</text:p>
      <text:p text:style-name="P2">SHE</text:p>
      <text:p text:style-name="P2">SHIT</text:p>
      <text:p text:style-name="P2">I FEEL LIKE AN ASSHOLE FOR READING THIS WHOLE THING.</text:p>
      <text:p text:style-name="P2">YEAH</text:p>
      <text:p text:style-name="P2">BECAUSE</text:p>
      <text:p text:style-name="P2"><text:soft-page-break/>WOW OK</text:p>
      <text:p text:style-name="P2">SO LET ME ASK.</text:p>
      <text:p text:style-name="P2">DID YOU BOTH ACTUALLY LIKE EACH OTHER.</text:p>
      <text:p text:style-name="P2">LIKE I MEAN SOMETHING VAGUELY RESEMBLING ACTUAL GENUINE MUTUAL SENTIMENT OR WHATEVER, NOT SOME LOPSIDED PINING BULLSHIT.</text:p>
      <text:p text:style-name="P2">DID YOU LIKE HER, YOU WINDSOCK HEADED SHITMOUTH.</text:p>
      <text:p text:style-name="P2">IS WHAT I'M ASKING</text:p>
      <text:p text:style-name="P2">OK</text:p>
      <text:p text:style-name="P2">THAT'S FINE</text:p>
      <text:p text:style-name="P2">THEN</text:p>
      <text:p text:style-name="P2">WE'LL TALK ABOUT IT LATER.</text:p>
      <text:p text:style-name="P2">I NEED YOU TO BE ABLE TO THINK STRAIGHT.</text:p>
      <text:p text:style-name="P2">WE HAVE IMPORTANT SHIT TO GO OVER, AND I DON'T HAVE MUCH TIME.</text:p>
      <text:p text:style-name="P2">_</text:p>
      <text:p text:style-name="P2">66. JE30: =005766</text:p>
      <text:p text:style-name="P2">PLANS.</text:p>
      <text:p text:style-name="P2">NEVER MIND THAT. FIRST, GET OUT OF THE FUCKING BLACKOUT TO A PLACE WHERE I CAN SEE YOU.</text:p>
      <text:p text:style-name="P2">LEAVE NOW, I'LL CONTACT YOU IN A WHILE, ONCE YOU'VE LANDED.</text:p>
      <text:p text:style-name="P2">LOHAC, OBVIOUSLY.</text:p>
      <text:p text:style-name="P2">WELL HOW ELSE DO YOU THINK YOU'RE GOING TO CAUSE THE SCRATCH, IDIOT.</text:p>
      <text:p text:style-name="P2">DO YOU EVEN HAVE ANY CLUE WHAT'S GOING ON?</text:p>
      <text:p text:style-name="P2">WAIT, OF COURSE YOU DON'T, YOU ARE WEARING PAJAMAS AND GIGGLING AT CLOUDS LIKE EACH ONE WAS SHAPED LIKE THE RUDEST BIT OF NAKED ANATOMY A HUMAN CAN RECOGNIZE.</text:p>
      <text:p text:style-name="P2">GREAT, AWESOME, NOW GET GOING.</text:p>
      <text:p text:style-name="P2">OK, I'M DONE HERE. TALK TO YOU IN ONE SECOND FOR ME, ONE LONG WINDY FUCKING JOURNEY FOR YOU.</text:p>
      <text:p text:style-name="P2"><text:soft-page-break/>_</text:p>
      <text:p text:style-name="P2">67. JE31: =005767</text:p>
      <text:p text:style-name="P2">LET'S GET DOWN TO BUSINESS.</text:p>
      <text:p text:style-name="P2">NO.</text:p>
      <text:p text:style-name="P2">OH, I BET IT IS JUST THE BIGGEST FUCKING BLAST A GUY CAN HAVE WITHOUT A PAIR OF SHAME GLOBES SECURED IN HIS TWO TREMBLING FISTS.</text:p>
      <text:p text:style-name="P2">EVERY DOUCHE GOT TO FLY BUT ME, EVEN THE CRIPPLE.</text:p>
      <text:p text:style-name="P2">MAY HE REST IN PEACE, I FUCKING GUESS.</text:p>
      <text:p text:style-name="P2">OH GOD, YOU ACTUALLY KNOW ABOUT THAT?</text:p>
      <text:p text:style-name="P2">YOU KNOW WHAT, I GIVE THE FUCK UP TRYING TO UNDERSTAND YOU AND HER.</text:p>
      <text:p text:style-name="P2">EGBERT, GOD DAMNIT. WILL YOU SHUT YOUR MOUTH AND LISTEN?</text:p>
      <text:p text:style-name="P2">WHAT</text:p>
      <text:p text:style-name="P2">YEAH, SOMETHING IS WRONG</text:p>
      <text:p text:style-name="P2">OR, WAS.</text:p>
      <text:p text:style-name="P2">A BUNCH OF US DIED, THE END.</text:p>
      <text:p text:style-name="P2">I DON'T REALLY WANT TO TALK ABOUT IT.</text:p>
      <text:p text:style-name="P2">YES, AND NOT JUST BECAUSE, OH, THE CLOCK IS RAPIDLY TICKING DOWN TO SOMETHING WE'RE CALLING THE CRITICAL MOMENT, AND NO, I DON'T KNOW WHAT THAT IS, SO CLOSE YOUR REEKING QUESTION GEYSER BEFORE IT ASKS.</text:p>
      <text:p text:style-name="P2">OH GOD.</text:p>
      <text:p text:style-name="P2">JOHN, I CAN'T HANDLE TALKING ABOUT IT, OK.</text:p>
      <text:p text:style-name="P2">I JUST GOT DONE</text:p>
      <text:p text:style-name="P2">UH</text:p>
      <text:p text:style-name="P2">DEALING WITH GAMZEE</text:p>
      <text:p text:style-name="P2">AND I'M FEELING PRETTY EMOTIONAL ABOUT IT. SO PLEASE, NO.</text:p>
      <text:p text:style-name="P2">HE WAS MY BEST FRIEND.</text:p>
      <text:p text:style-name="P2"><text:soft-page-break/>MY THINK PAN, IT HURTS</text:p>
      <text:p text:style-name="P2">IT IS PRESENTLY THREATENING TO MAKE ME ITS BITCH, JOHN. IS THAT WHAT YOU WANT?</text:p>
      <text:p text:style-name="P2">DO YOU WANT YOUR COOL ALIEN PAL TO BECOME THE BITCH OF A RAW, THROBBING THINK PAN?????</text:p>
      <text:p text:style-name="P2">SUCH IS THE SCENARIO BEFORE US.</text:p>
      <text:p text:style-name="P2">GAMZEE WAS MY VERY GOOD FRIEND, WHO WAS THIS GOOFY LOVEABLE BULLSHIT CLOWN UNTIL HE WENT PSYCHO AND KILLED SOME PEOPLE. I LIKED HIM A LOT.</text:p>
      <text:p text:style-name="P2">I DON'T KNOW, I GUESS MY BEST FRIEND IS REALLY JUST THE GUY WHO I HAPPEN TO BE FEELING MOST SENTIMENTAL TO AT THE MOMENT, IS THAT A FUCKING CRIME.</text:p>
      <text:p text:style-name="P2">SO THEN I</text:p>
      <text:p text:style-name="P2">JOHN, TRUST ME. YOU WOULDN'T UNDERSTAND.</text:p>
      <text:p text:style-name="P2">IT'S JUST A TROLL THING, HUMANS WOULDN'T GET IT.</text:p>
      <text:p text:style-name="P2">YOU MIGHT THINK I WAS A SHIT HEAD, AND I CAN'T DEAL WITH THAT NOW ON TOP OF EVERYTHING, SO LET'S DROP IT.</text:p>
      <text:p text:style-name="P2">_</text:p>
      <text:p text:style-name="P2">68. JE32: =005768</text:p>
      <text:p text:style-name="P2">SHE'S FINE.</text:p>
      <text:p text:style-name="P2">SHE WOKE UP ALIVE ON DERSE.</text:p>
      <text:p text:style-name="P2">THAT'S THE RULE, JOHN. YOU KISS A DEAD PLAYER IN TIME, AND THEIR DREAM SELF TAKES OVER, ASSUMING THEY STILL HAVE ONE.</text:p>
      <text:p text:style-name="P2">IT'S INCREDIBLE YOU REACHED GOD TIER STATUS WITHOUT EVEN UNDERSTANDING THE MORE MUNDANE MEANS OF RESURRECTION AVAILABLE.</text:p>
      <text:p text:style-name="P2">WAIT, YOUR UNFAILING CLUELESSNESS MAKES IT THE OPPOSITE OF INCREDIBLE, MY MISTAKE.</text:p>
      <text:p text:style-name="P2">NO, BUT THAT IS EXACTLY WHAT I WANTED TO PICTURE HAPPENING BEHIND THE BLACK CURTAIN, JOHN.</text:p>
      <text:p text:style-name="P2">YOU SNOGGING UP YOUR DEAD HATTED MAN LUSUS. THANK YOU FOR THAT MENTAL IMAGE.</text:p>
      <text:p text:style-name="P2">OR ROSE'S ADULT WOMAN LUSUS. MAYBE A DEAD WOMAN SWEEPS YOUR <text:soft-page-break/>SENIOR IS MORE YOUR CUP OF SAUCE, SINCE APPARENTLY YOU ARE "NOT A HOMOSEXUAL", WHATEVER THAT EVEN MEANS, NOT EVEN TO SPEAK OF YOUR RACE'S ABSURD QUALMS WITH THE NOTION OF INCEST, WHICH AGAIN, STILL SORT OF WONDERING HOW THAT CAN EVEN BE A THING.</text:p>
      <text:p text:style-name="P2">IS THAT YOUR GAME, EGBERT. HAVE YOU HAD YOUR EYE ON MADAME LALONDE, AND YOU'VE BEEN WAITING FOR A CONVENIENT RESURRECTION OPPORTUNITY TO BUST OUT YOUR MOST PASSIONATE SMOOCHMOTIFS KEPT IN RESERVE? AND IN FRONT OF HER DEAD FEMALE "OFFSPRING" NO LESS! JUST SHAMEFUL.</text:p>
      <text:p text:style-name="P2">YOU DON'T SAY!</text:p>
      <text:p text:style-name="P2">WHAT ARE WE EVEN TALKING ABOUT ANYMORE</text:p>
      <text:p text:style-name="P2">EXACTLY, YOU WERE EMBARKING DOWN TRAGEDY LANE, AND WE'VE GOT TO STAMP THAT GARBAGE OUT.</text:p>
      <text:p text:style-name="P2">WE CAN'T HAVE YOU GETTING ALL MOROSE WHILE WE'VE GOT SO MANY IRONS IN THE FIRE.</text:p>
      <text:p text:style-name="P2">FUCK, LOADED PHRASE, FORGET I SAID THAT.</text:p>
      <text:p text:style-name="P2">JUST CLAM YOUR SHIT UP AND FORGET YOUR STUPID GUARDIAN, LIKE I DID WITH MY DEAR CRAB MONSTER CUSTODIAN, WHO I ADORED IN NO WAY WHATSOEVER.</text:p>
      <text:p text:style-name="P2">YES, THANK YOU.</text:p>
      <text:p text:style-name="P2">SHUT THE FUCK UP.</text:p>
      <text:p text:style-name="P2">WE WERE TALKING ABOUT SOMETHING IMPORTANT.</text:p>
      <text:p text:style-name="P2">ROSE, REMEMBER.</text:p>
      <text:p text:style-name="P2">SHE IS WAITING ON DERSE FOR YOUR BOMB TO BE DELIVERED.</text:p>
      <text:p text:style-name="P2">IT WILL ARRIVE SAFELY, A LITTLE LATER.</text:p>
      <text:p text:style-name="P2">JADE TOLD ME.</text:p>
      <text:p text:style-name="P2">_</text:p>
      <text:p text:style-name="P2">69. JE33: =005769</text:p>
      <text:p text:style-name="P2">JADE FROM FURTHER AHEAD ON YOUR TIMELINE.</text:p>
      <text:p text:style-name="P2">BEFORE MY PIECE OF SHIT CLOWN-BRO MADE EVERYTHING TERRIBLE HERE, SHE AND I WERE HAMMERING OUT THESE PLANS.</text:p>
      <text:p text:style-name="P2">I TALKED TO HER ACROSS PRETTY MUCH THE FULL SPREAD OF HER <text:soft-page-break/>TIMELINE, UNTIL THE SCRATCH STARTS AND THE FEED CUTS OUT.</text:p>
      <text:p text:style-name="P2">SO I HAVE A SENSE OF THE WHOLE PICTURE HERE, AND IT'S MY JOB NOW TO PUT SOME THINGS INTO MOTION.</text:p>
      <text:p text:style-name="P2">YOU SHOULD SIT YOUR ASS TIGHT AND DO THE FUCK WHAT I TELL YOU THE FUCK TO FUCKING DO. </text:p>
      <text:p text:style-name="P2">ANYWAY, SHE AND DAVE DO A LOT OF FROG BREEDING, ACCELERATING THE PROCESS SIGNIFICANTLY BY EXPLOITING TIME TRAVEL, WITH HELP FROM ME AND KANAYA, SINCE WE WERE IN CHARGE OF FROG DUTIES IN OUR SESSION.</text:p>
      <text:p text:style-name="P2">DON'T INTERRUPT, I AM FOLLOWING A TRAIN OF THOUGHT.</text:p>
      <text:p text:style-name="P2">OK, KANAYA IS MY OTHER BEST FRIEND, AND SHE WAS THE HERO OF SPACE LIKE JADE WHICH MEANS SHE'S THE STOKER OF THE FORGE AND IS BASICALLY IN CHARGE OF FROGS, WHICH SOUNDS RETARDED, I KNOW. YOU BREED THE RIGHT FROG TO MAKE THE UNIVERSE YOU WANT TO MAKE, WHICH IS A LONG ARDUOUS PROCESS AND I KIND OF FUCKED IT UP IN MY GAME, BUT THAT'S A WHOLE OTHER STORY WHICH I'LL GET TO LATER, OK?</text:p>
      <text:p text:style-name="P2">SHE AND DAVE RAN INTO JACK, WHICH I'M SURE HE MUST HAVE SAW COMING BECAUSE I'VE NEVER SEEN ANYONE EXPLOIT TIME TRAVEL SO SHAMELESSLY AS HIM, NOT EVEN ARADIA.</text:p>
      <text:p text:style-name="P2">JUST ANOTHER DEAD TROLL, WHO CARES.</text:p>
      <text:p text:style-name="P2">STOP FROWNING, SHE WAS ALREADY DEAD BEFORE SHE DIED.</text:p>
      <text:p text:style-name="P2">SO SHE AND DAVE FOUGHT WITH HIM A WHILE, AND LONG STORY SHORT, HE DIED.</text:p>
      <text:p text:style-name="P2">BUT IT'S FINE, I GUESS THAT WAS HIS PLAN, LIKE SOME BIZARRE USELESS LAST STAND, EVEN IF HE DIDN'T TELL JADE WHO WAS PRETTY FREAKED OUT UNTIL I TALKED HER THROUGH IT.</text:p>
      <text:p text:style-name="P2">_</text:p>
      <text:p text:style-name="P2">70. JE34: =005770</text:p>
      <text:p text:style-name="P2">YEAH.</text:p>
      <text:p text:style-name="P2">RIGHT THERE, WHILE JACK WATCHED LIKE A FUCKING CREEP.</text:p>
      <text:p text:style-name="P2">BUT IT WORKED.</text:p>
      <text:p text:style-name="P2">WHO GIVES A FUCK ABOUT SHIPPING, OR MY LUDICROUS STRANGLEHOLD OVER ALL TOPICS CONCERNING ROMANCE, I'M STILL TALKING.</text:p>
      <text:p text:style-name="P2"><text:soft-page-break/>HE WOKE UP ALIVE ON DERSE, AND MET WITH ROSE.</text:p>
      <text:p text:style-name="P2">THAT WAS THE END OF THE LINE FOR ALPHA DAVE. TO MY KNOWLEDGE, HE DOESN'T TIME TRAVEL AFTER THAT, AND HE AND ROSE STAY ON DERSE WAITING FOR THE BOMB UNTIL YOU START THE SCRATCH. BUT I CAN'T SEE EITHER OF THEM BECAUSE OF THE BLACKOUT LINGERING AROUND ROSE FOR WHATEVER REASON. NOBODY KNOWS WHAT'S UP WITH THAT.</text:p>
      <text:p text:style-name="P2">REGARDLESS, HIS JOB IS TO PLOT A COURSE THROUGH THE RING TO FIND THE SUN.</text:p>
      <text:p text:style-name="P2">WHEN HE DOES, EITHER HE OR ROSE WILL DELIVER THE BOMB.</text:p>
      <text:p text:style-name="P2">I DON'T KNOW WHICH.</text:p>
      <text:p text:style-name="P2">_</text:p>
      <text:p text:style-name="P2">71. JE35: =005771</text:p>
      <text:p text:style-name="P2">THAT WOULD BE THE LOGICAL EXTENSION OF THOSE FACTS, YES.</text:p>
      <text:p text:style-name="P2">OK, BUT DON'T YOU THINK THERE'S A REMOTE POSSIBILITY THAT GOING ON A SUICIDE MISSION TO SAVE ALL OF REALITY WOULD COUNT AS A HEROIC DEATH?</text:p>
      <text:p text:style-name="P2">YOU ASSHOLE, OF COURSE YOU'D BE BRAVE. THAT TENDS TO BE WHAT HAPPENS WHEN YOU DO SOMETHING REALLY FUCKING COURAGEOUS.</text:p>
      <text:p text:style-name="P2">THAT'S JUST HOW IT IS. I'VE LOST FRIENDS FOR WAY MORE POINTLESS REASONS. YOU'RE ALL OUT OF OPTIONS HERE.</text:p>
      <text:p text:style-name="P2">YOU'D BE RISKING DEATH JUST AS MUCH AS THEY WOULD, AND THEY'RE BETTER QUALIFIED TO HANDLE THE MISSION AS THE DERSE DREAMERS.</text:p>
      <text:p text:style-name="P2">JADE'S DREAM SELF IS DEAD TOO, SO SHE'S OUT. OR TO BE MORE SPECIFIC, HER DREAM SELF IS AN OVERLY EMOTIONAL DOG WHO WENT OFF WHIMPERING SOMEWHERE. I'M PRETTY SURE SHE WILL BE COMPLETELY USELESS.</text:p>
      <text:p text:style-name="P2">SHE DOESN'T LIKE TO TALK ABOUT IT. KIND OF A SORE SUBJECT.</text:p>
      <text:p text:style-name="P2">SHE THINKS SHE'S SELFISH AND COMPLETELY HYSTERICAL AND I GUESS HATES THE PART OF HERSELF SHE REPRESENTS.</text:p>
      <text:p text:style-name="P2">BUT I MEAN, THE THING IS SHE SPENT A LONG TIME BEING DEAD AND MOVING ON, IT'S NOT LIKE YOU CAN JUST BRING SOMEBODY BACK AND EXPECT THEM TO GIVE A SHIT ABOUT ALL THE STUFF YOU THINK IS IMPORTANT.</text:p>
      <text:p text:style-name="P2">I'VE TRIED TO TELL HER THAT HER SPRITE SELF IS PROBABLY NOWHERE <text:soft-page-break/>NEAR AS DESPICABLE AS SHE'S MAKING OUT WITH HERSELF TO BE.</text:p>
      <text:p text:style-name="P2">I MEAN</text:p>
      <text:p text:style-name="P2">MAKING HERSELF OUT TO BE.</text:p>
      <text:p text:style-name="P2">YOU KNOW WHAT I MEAN.</text:p>
      <text:p text:style-name="P2">LOOK, I'M JUST SAYING</text:p>
      <text:p text:style-name="P2">WE'VE ALL GOT FLAWS, EVEN HER</text:p>
      <text:p text:style-name="P2">AND FOR ALL THE SHIT SHE'S GIVEN ME ON THIS VERY SUBJECT, SHE KEEPS HERSELF DANGLING FROM A VERY HIGH HOOK.</text:p>
      <text:p text:style-name="P2">SHE'D BE DOING ME A MAJOR PERSONAL SOLID BY MAKING AT LEAST SOME ATTEMPT TO GET HERSELF OFF.</text:p>
      <text:p text:style-name="P2">WAIT</text:p>
      <text:p text:style-name="P2">FUCK</text:p>
      <text:p text:style-name="P2">WHAT DID I JUST SAY</text:p>
      <text:p text:style-name="P2">I MEANT LET HERSELF OFF.</text:p>
      <text:p text:style-name="P2">THE HOOK. THE FUCKING HOOK, IT'S A FIGURE OF GODDAMN SPEECH.</text:p>
      <text:p text:style-name="P2">PUT THOSE THE BACK DOWN, BEFORE MY HOT ACID RAGEBREATH BURNS THEM OFF YOUR IDIOTIC FACE.</text:p>
      <text:p text:style-name="P2">WHAT WERE WE EVEN TALKING ABOUT, IT WASN'T THIS, WHATEVER THIS IS.</text:p>
      <text:p text:style-name="P2">IT'S NOTHING, YOU SHIT. IT HAS BEEN THE CONVERSATIONAL EQUIVALENT OF US WHISTLING THROUGH OUR SNORT BARRELS WHILE TOUCHING EACH OTHER INAPPROPRIATELY.</text:p>
      <text:p text:style-name="P2">NO, THAT WAS ME BEING WORKED UP INTO THIS RIDICULOUS FUCKING CONNIPTION AND SAYING SOMETHING INFLAMMATORY, GOD. HOW DOES THAT NOT BE CLEAR BY NOW???</text:p>
      <text:p text:style-name="P2">THAT'S EXACTLY RIGHT! THE PAJAMA PRODIGY USED HIS PUZZLE SPONGE TODAY.</text:p>
      <text:p text:style-name="P2">BESIDES, JADE IS RESPONSIBLE FOR OTHER IMPORTANT PARTS OF THE PLAN.</text:p>
      <text:p text:style-name="P2">FOR ONE THING, YOU'LL HAVE TO WAIT FOR HER TO SEND YOU THE CODE FOR THE QUILLS.</text:p>
      <text:p text:style-name="P2"><text:soft-page-break/>YOU CAN'T SCRATCH THE MESA WITHOUT THEM.</text:p>
      <text:p text:style-name="P2">SHE GOT THEM FROM HER DENIZEN, OR WILL LATER ON HER TIMELINE, NOW THAT SHE LIT THE FORGE AND WOKE THE MONSTER UP.</text:p>
      <text:p text:style-name="P2">YEAH</text:p>
      <text:p text:style-name="P11"><text:span text:style-name="T2">HELL IF I KNOW, HER EXPLANATION OF THE ENTIRE ENCOUNTER BOILED DOWN TO AND I QUOTE "</text:span><text:span text:style-name="T3">shenanigans</text:span><text:span text:style-name="T2">"</text:span></text:p>
      <text:p text:style-name="P2">LIMED FOR INFURIATINGLY VAGUE.</text:p>
      <text:p text:style-name="P2">ANYWAY, AFTER SHE GIVES THAT TO YOU, SHE THEN HAS TO GO THROUGH WITH THE REST OF THE PLAN, WHICH IS MAKING SURE YOU ALL SURVIVE AFTER THE SCRATCH, MINUS ONE OF THE DERSE DREAMERS OF COURSE.</text:p>
      <text:p text:style-name="P11"><text:span text:style-name="T2">THE PLAN REVOLVES AROUND SOME REALLY BAFFLING HAND WAVEY MUMBO JUMBO WHICH I DON'T REALLY UNDERSTAND, BUT SHE TOLD ME TO TRUST HER ABOUT IT BECAUSE THE INFO COMES FROM A "</text:span><text:span text:style-name="T4">Reliable informant.</text:span><text:span text:style-name="T2">"</text:span></text:p>
      <text:p text:style-name="P2">WHITENED FOR SMUG TOOL.</text:p>
      <text:p text:style-name="P2">IT INVOLVES SOMETHING TO DO WITH A YELLOW LAWN RING.</text:p>
      <text:p text:style-name="P2">WHICH ISN'T THE HUMAN WORD FOR IT, IT'S JUST YOUR WORD IS SO DUMB I FEEL DUMB SAYING IT.</text:p>
      <text:p text:style-name="P2">I GUESS YOUR ENTIRE ESCAPE PLAN SOMEHOW PIVOTS CRITICALLY AROUND AN UNWATERED PIECE OF RESIDENTIAL PROPERTY???</text:p>
      <text:p text:style-name="P2">IT DOESN'T MATTER WHAT IT MEANS. JADE SAYS SHE HAS THIS FIGURED OUT, AND I DON'T HAVE TIME TO DO MUCH BUT TRUST HER.</text:p>
      <text:p text:style-name="P2">THE POINT IS, SHE'S ALL BOOKED UP, AND ALL TOO MORTAL. SO SHE WON'T BE DELIVERING THE BOMB, AND NEITHER WILL YOU.</text:p>
      <text:p text:style-name="P2">NO NO NO NO NO NO.</text:p>
      <text:p text:style-name="P2">SWEET BLEEDING JEGUS, EGBERT, YOU KEEP BRAGGING ABOUT YOUR IMMORTALITY, AND THEN BRAINLESSLY ANNOUNCE PLANS TO GO OFF AND DO SOMETHING HEROIC! YOU'RE GOING TO HAVE THE SHORTEST LIFESPAN OF ANY IMMORTAL IN HISTORY.</text:p>
      <text:p text:style-name="P2">BESIDES, IT'S A TOTAL NON ISSUE. JACK WOULDN'T HESITATE TO STAB YOU AGAIN, BUT HE WON'T HURT JADE FOR SOME REASON.</text:p>
      <text:p text:style-name="P2">IF ANYTHING, YOU COULD USE HER PROTECTION.</text:p>
      <text:p text:style-name="P2">I NEVER NOTICED WHEN LOOKING THROUGH HER TIMELINE EARLIER. IT WASN'T UNTIL I WAS TALKING TO HER IN THOSE TIMEFRAMES AND SHE <text:soft-page-break/>TOLD ME. HE JUST KEEPS FOLLOWING HER AROUND. I CAN SEE HIM OFF IN THE DISTANCE IN SOME FRAMES, JUST LURKING THERE, SHADOWING HER MOVEMENTS. IT'S INCREDIBLY DISTURBING.</text:p>
      <text:p text:style-name="P2">HE LINGERS AROUND HER UNTIL THE SCRATCH BEGINS AND I LOSE THE FEED, NEVER ONCE DOING ANYTHING THREATENING. SHE SAYS SHE THINKS IT'S BECAUSE JACK INHERITED LOYALTY OF HER LUSUS.</text:p>
      <text:p text:style-name="P2">IF SHE'S RIGHT, I GUESS HER LUSUS REALLY DID OFFER HER THE MOST PROTECTION POSSIBLE BY PROTOTYPING ITSELF, ALBEIT BY DOOMING US ALL. THE IDIOT.</text:p>
      <text:p text:style-name="P2">SADLY, HE HOLDS NO SUCH LOYALTY TO ANY OF US HERE. HE REGARDS US ALL AS RIPE FOR THE REPEATED SKEWERING.</text:p>
      <text:p text:style-name="P2">OH FUCK, MAYBE WE SHOULD HAVE ALL JUST DRESSED LIKE JADE?? I CAN'T BELIEVE THIS STROKE OF GENIUS ONLY OCCURRED TO ME NOW.</text:p>
      <text:p text:style-name="P2">IT WAS</text:p>
      <text:p text:style-name="P2">A MOTHERFUCKING</text:p>
      <text:p text:style-name="P2">JOKE</text:p>
      <text:p text:style-name="P2">_</text:p>
      <text:p text:style-name="P2">72. JE36: =005772</text:p>
      <text:p text:style-name="P2">ANYWAY, IT DOESN'T MATTER ANYMORE.</text:p>
      <text:p text:style-name="P2">IF WE CAN RIDE THIS OUT FOR A LITTLE LONGER UNTIL THE CRITICAL MOMENT, AND DAVE/ROSE CAN DESTROY THE SUN, JACK SHOULDN'T BE A THREAT.</text:p>
      <text:p text:style-name="P2">CONVENIENTLY, IF THEY'RE SUCCESSFUL, THAT WILL SIGNAL THE BEGINNING OF OUR OWN ESCAPE PLAN.</text:p>
      <text:p text:style-name="P2">APPARENTLY THE EXPLOSION WILL BE SO HUGE, IT WILL BE VISIBLE AT GREAT DISTANCES THROUGHOUT THE FURTHEST RING.</text:p>
      <text:p text:style-name="P2">EVEN FROM DIFFERENT SESSIONS, LIKE YOURS AND OURS. YOU WON'T GET TO SEE IT BECAUSE BY THEN YOUR SESSION SHOULD BE WIPED OUT BY THE SCRATCH.</text:p>
      <text:p text:style-name="P2">BUT WE WILL. THE PLAN IS TO USE IT AS A BEACON, AND TRAVEL THERE AS A RENDEZVOUS POINT.</text:p>
      <text:p text:style-name="P2">WE'VE GOT PEOPLE THERE. THAT'S WHAT JADE TELLS ME.</text:p>
      <text:p text:style-name="P2">HELL IF I KNOW, THIS IS BASICALLY DREAM INTELLIGENCE, EVERY TIME <text:soft-page-break/>SHE GOES TO SLEEP, SHE HAS MORE TO RAMBLE ABOUT.</text:p>
      <text:p text:style-name="P2">SHE SAYS I SHOULD GO TO SLEEP TO FIND OUT, BUT I'M LIKE HOW THE FUCK AM I SUPPOSED TO BE NAPPING BETWEEN MAKING ALL THESE PLANS AND GETTING PERSECUTED BY THIS DEMENTED HONKING ASSHOLE?</text:p>
      <text:p text:style-name="P2">SO YEAH, WE'LL MEET IN THE AFTERMATH OF THE EXPLOSION WITH OUR PEOPLE ON THE INSIDE, OR I GUESS I SHOULD SAY OUTSIDE.</text:p>
      <text:p text:style-name="P2">I DON'T THINK THEY CAN COME WITH US THOUGH.</text:p>
      <text:p text:style-name="P2">DEAD PEOPLE.</text:p>
      <text:p text:style-name="P2">AS FOR WHERE, IT'S NOT LIKE WE'RE GOING TO STICK AROUND THERE FOREVER. THAT WOULD PROBABLY BE DEPRESSING, SINCE WE'RE NOT FUCKING GHOSTS.</text:p>
      <text:p text:style-name="P2">THE SCRATCH WILL REBOOT YOUR SESSION. YOUR WHOLE UNIVERSE ACTUALLY. SO SOMEWHERE IN THIS DREADFUL ABYSS, THAT NEW SESSION WILL START UP IN ITS OWN INCIPISPHERE, FROM SCRATCH.</text:p>
      <text:p text:style-name="P2">LOOK AT THAT, ANOTHER PUN BECAUSE OF USING THAT FUCKING WORD EVERY OTHER SENTENCE! KILL ME NOW.</text:p>
      <text:p text:style-name="P2">BUT THAT "FROM SCRATCH" (F'ING LOL!) SESSION IS WHAT YOU'RE SHOOTING FOR TO SURVIVE.</text:p>
      <text:p text:style-name="P2">THE IDEA IS FOR YOU ALL TO PRESERVE YOURSELVES BY ESCAPING THERE.</text:p>
      <text:p text:style-name="P2">YES.</text:p>
      <text:p text:style-name="P2">ONCE YOU'RE THERE, YOU WILL HELP US FIND OUR WAY THERE TOO, AND THEN WE CAN ALL FINALLY FIGURE OUT WHAT THE FUCK TO DO WITH THE REST OF OUR LIVES.</text:p>
      <text:p text:style-name="P2">YEAH, I GUESS, IF ENOUGH OF US ARE ALIVE BY THEN TO MEET.</text:p>
      <text:p text:style-name="P2">UH</text:p>
      <text:p text:style-name="P2">RIGHT! HAHAHA, JOHN, YOU AND VRISKA BETTER KEEP YOUR HANDS TO YOURSELVES, OR EVERYONE'S GOING TO BE REALLY UNCOMFORTABLE. NO INTERSPECIES FUNNYBUSINESS, IS THAT CLEAR!</text:p>
      <text:p text:style-name="P2">BLAAAAAAARGH, I AM CONVINCINGLY FLIPPING MY LID ABOUT THIS, WAVING MY ARMS AROUND A LOT, AND MAKING ALL MY BEST YELLING FACES. WOW, LOOK AT THAT! IT'S TIME TO CHANGE THE SUBJECT AGAIN.</text:p>
      <text:p text:style-name="P2">POOF! SUBJECT CHANGED.</text:p>
      <text:p text:style-name="P2">IF IT WORKS AND YOU WIND UP IN THE NEW SESSION, THAT'S WHY IT'LL <text:soft-page-break/>BE IMPORTANT TO MAKE SURE ONE OF THE DERSE DREAMERS STAYS WITH YOU, SO THEY CAN HELP GUIDE US THERE FROM THE RING.</text:p>
      <text:p text:style-name="P2">PROBABLY.</text:p>
      <text:p text:style-name="P2">BUT THOSE CHUMPS WON'T KNOW ANYTHING ABOUT US, OR ALL OUR PLANS. WHY WOULD THEY?</text:p>
      <text:p text:style-name="P2">SO OUT OF EVERYTHING WE JUST TALKED ABOUT, THIS IS THE THING THAT HAS YOU TRIPPING GLOBES? WHATEVER YOU SAY!</text:p>
      <text:p text:style-name="P2">OK, MAYBE, BUT BEFORE YOU GET TOO EXCITED ABOUT THAT, YOU'VE GOT TO MAKE SURE YOU GET THERE FIRST.</text:p>
      <text:p text:style-name="P2">WHICH MEANS YOU HAVE TO DO WHAT I SAY, AND STICK TO THE PLAN.</text:p>
      <text:p text:style-name="P2">YOU NEED TO FOCUS ON GETTING READY TO START THE SCRATCH. THE GAME DOESN'T MAKE A HARD RESET THAT EASY TO PULL OFF.</text:p>
      <text:p text:style-name="P2">ONCE YOU INITIATE IT, THE GAME THROWS EVERYTHING IT'S GOT AT YOU. WHICH IS ONE REASON WHY YOU'RE THE BEST GUY FOR THE JOB, BECAUSE OF YOUR SUPERPOWERS AND SILLY WINDY BULLSHIT.</text:p>
      <text:p text:style-name="P2">GET PREPARED, MAKE ALL THE EQUIPMENT YOU THINK YOU'LL NEED, STAY OUT OF TROUBLE.</text:p>
      <text:p text:style-name="P2">WAIT FOR JADE TO SEND THAT CODE, WAIT FOR ME TO CONTACT YOU FOR THE FIRST TIME, AND DO YOUR BEST TO HUMOR HIM WHILE HE IGNORANTLY ATTEMPTS TO FLAME YOU BACK INTO THE PUDDLE OF SLIME YOU CRAWLED OUT OF.</text:p>
      <text:p text:style-name="P2">PLEASE.</text:p>
      <text:p text:style-name="P2">YEAH, BUT CAN I JUST SAY SOMETHING IN MY DEFENSE BEFORE THAT HAPPENS?</text:p>
      <text:p text:style-name="P2">I DON'T ACTUALLY HATE YOU, AND I NEVER DID. I WAS DELUDING MYSELF.</text:p>
      <text:p text:style-name="P2">DEEP DOWN I'M SURE I WAS ALWAYS PRETTY OK WITH YOU.</text:p>
      <text:p text:style-name="P2">IT WASN'T A FUCKING COMPLIMENT.</text:p>
      <text:p text:style-name="P2">_</text:p>
      <text:p text:style-name="P2">73. JH9: =005872</text:p>
      <text:p text:style-name="P2">WHAT THE HELL ARE YOU DOING NOW.</text:p>
      <text:p text:style-name="P2">SERIOUSLY, WHY DID YOU GO BACK TO SEE HER? YOU DIDN'T MENTION <text:soft-page-break/>THIS LAST TIME.</text:p>
      <text:p text:style-name="P2">RIGHT, OK.</text:p>
      <text:p text:style-name="P2">LET'S SEE IF I CAN REMEMBER, IT WAS PRETTY ELABORATE IF I RECALL, OK HERE GOES.</text:p>
      <text:p text:style-name="P2">I'M A DISGUSTING WORTHLESS BILGESACK ON THE GARGANTUAN TEAT OF A LABORING, LEPROUS MUSCLEBEAST. MY SELF ESTEEM IS SO SMALL, ITS EXISTENCE IS A MATTER OF CONJECTURE AMONG THEORETICAL PHYSICISTS. I SMELL SO BAD, THE STENCH CANNOT BE EXPRESSED WITH EVEN THE MOST ELOQUENT, FLORID LANGUAGE. THE ODOR MY BODY MAKES HAS MADE POETS CRY. I HAVE WON SPECIAL AWARDS FOR DISCOVERING NEW PLACES TO TOUCH MYSELF EROTICALLY WHILE FARTING. I UNFAIRLY PULVERIZE THE COMPETITION IN ASSHOLE PAGEANTS, AND I HAVE RECEIVED A LIFETIME BAN FROM UGLY CONTESTS BY PRESIDENT SHITFACE HIMSELF. MY BLOOD IS NOT FIT TO FLOW THROUGH A SEWER, AND MY SIGN IS A PICTOGRAPHIC SYMBOL THAT LOOSELY TRANSLATES AS "PLEASE HIKE THESE PANTS UP TO THIS GUY'S ARMPITS, CHAIN HIM TO A FLOGGING JUT, AND MAKE A FUCKING EXAMPLE OUT OF THIS SORRY SACK OF SHIT." WHEN I LOOK IN A MIRROR, MY REFLECTION SLOWLY SHAKES HIS HEAD WHILE I WET MYSELF IN SHAME.</text:p>
      <text:p text:style-name="P2">WHAT, THAT WAS IT, WASN'T IT. HOW WAS THAT NOT FUCKING IT, DID I FORGET AN APOSTROPHE SOMEWHERE?</text:p>
      <text:p text:style-name="P2">CAN WE JUST TALK NOW</text:p>
      <text:p text:style-name="P2">SOMETHING ALONG THE LINES OF GRATUITOUS SELF DEPRECATION FORCED INTO MY MOUTH, INVOLVING REFERENCE TO SOME KIND OF WEIRD HUMAN COUPLING RITUAL?</text:p>
      <text:p text:style-name="P2">HAHA! WHEE.</text:p>
      <text:p text:style-name="P2">CAN WE GET DOWN TO FUCKING BUSINESS AGAIN?</text:p>
      <text:p text:style-name="P2">_</text:p>
      <text:p text:style-name="P2">74. JH10: =005873</text:p>
      <text:p text:style-name="P2">IF YOU WOULD DROP THE PASSWORD SYSTEM AND LET FUTURE ME TALK TO YOU, HE MIGHT BE ABLE TO GIVE YOU AN ANSWER.</text:p>
      <text:p text:style-name="P2">SPOILER: THE ANSWER WOULD BE NO, BECAUSE THE PASSWORDS ARE RETARDED.</text:p>
      <text:p text:style-name="P2">I STILL THINK YOUR USE OF THE TERMS IS KIND OF ASININE, THERE REALLY IS NO PAST OR FUTURE KARKAT FROM YOUR VIEW</text:p>
      <text:p text:style-name="P2"><text:soft-page-break/>THERE'S KARKAT WHO KNOWS LESS STUFF AND KARKAT WHO KNOWS MORE STUFF. WHY NOT JUST GATHER THE FACTS FROM THE ONE WHO'S GOT THE LOWDOWN ALREADY?</text:p>
      <text:p text:style-name="P2">I MEAN, I'D DO IT MYSELF, BUT I CAN'T STAND THE GUY. </text:p>
      <text:p text:style-name="P2">THAT'S NOT THE ONLY THING STANDING IN MY WAY. YOUR STUPID PASSWORDS ARE ALSO STANDING IN MY WAY. IF NOT FOR THAT I COULD BE FAST TRACKING THIS TO SOLUTION CITY FOR US BOTH. </text:p>
      <text:p text:style-name="P2">OK, WHATEVER, LET'S JUST GET ON WITH THIS "LINEAR CONVERSATION" OK?</text:p>
      <text:p text:style-name="P2">SO YOU GAVE ME THAT SILLY PASSWORD, AND WE ENDED OUR CONVERSATION A FEW MINUTES AGO FROM MY END</text:p>
      <text:p text:style-name="P2">AND I SCANNED AHEAD LOOKING FOR A GOOD MOMENT ON YOUR TIMELINE TO PICK IT UP AGAIN</text:p>
      <text:p text:style-name="P2">AND I NOTICE YOU WENT BACK TO SEE HER AGAIN FOR SOME REASON</text:p>
      <text:p text:style-name="P2">SO I'M JUST WONDERING WHY</text:p>
      <text:p text:style-name="P2">WHAT HAPPENED TO THE FROG BREEDING, I THOUGHT WE WERE ON A ROLL WITH THAT</text:p>
      <text:p text:style-name="P2">WHAT WAS SHE EVEN SAYING TO YOU, I CAN'T UNDERSTAND A WORD OF THAT HORRIFYING GIBBERISH.</text:p>
      <text:p text:style-name="P2">I STILL DON'T REALLY GET IT.</text:p>
      <text:p text:style-name="P2">WHY MY DENIZEN WAS SUCH A NIGHTMARE WHILE YOURS APPARENTLY GIVES YOU GUTTURAL PEP TALKS IN SOME BYZANTINE MONSTER LANGUAGE.</text:p>
      <text:p text:style-name="P2">OOH, VAGUE BULLSHIT, IT'S THE EXACT FUCKING THING I CAN'T GET ENOUGH OF.</text:p>
      <text:p text:style-name="P2">HUGE UGLY MONSTERS ARE FOR KILLING, PERIOD.</text:p>
      <text:p text:style-name="P2">I DON'T REMEMBER, MAYBE?</text:p>
      <text:p text:style-name="P2">I'M A BUSY GUY, JADE. I TALK TO A LOT OF PEOPLE ABOUT A LOT OF STUFF, INCLUDING MYSELF.</text:p>
      <text:p text:style-name="P2">I THOUGHT SHE KILLED HER DENIZEN TO LIGHT THE FORGE OR SOMETHING </text:p>
      <text:p text:style-name="P2">WELL I SURE DON'T THINK IT WAS WHATEVER YOU DID</text:p>
      <text:p text:style-name="P2">AND IN ANY CASE I THOUGHT ALL THAT WAS OVER WITH</text:p>
      <text:p text:style-name="P2">WHY ARE YOU BACK, WHAT DOES THIS HAVE TO DO WITH FROG BREEDING?</text:p>
      <text:p text:style-name="P2"><text:soft-page-break/>KANAYA'S STILL HELPING YOU?</text:p>
      <text:p text:style-name="P2">OH</text:p>
      <text:p text:style-name="P2">I SEE HER ACROSS THE ROOM, SHE'S NOT TALKING TO ANYONE ON A COMPUTER NOW.</text:p>
      <text:p text:style-name="P2">WHICH TIME</text:p>
      <text:p text:style-name="P2">AH, I SEE HOW IT IS.</text:p>
      <text:p text:style-name="P2">YOU WON'T TALK TO FUTURE KARKAT UNTIL I JUMP THROUGH YOUR FUCKING PASSWORD HOOPS AND BECOME HIM EVENTUALLY</text:p>
      <text:p text:style-name="P2">BUT YOU'LL TALK TO FUTURE KANAYA JUST LIKE THAT. DOUBLE STANDARD ANYBODY??? JADE SAYS YES PLEASE. </text:p>
      <text:p text:style-name="P2">I THOUGHT YOU DIDN'T WANT SHIT SPOILED FROM THE FUTURE THOUGH. </text:p>
      <text:p text:style-name="P2">I THINK I AM ON THE VERGE OF BECOMING A RELIGIOUS PERSON, I JUST DON'T KNOW WHERE ELSE TO TURN TO REMOVE THE AWESOME SUFFERING THAT TROLLIAN'S TEMPORAL CHAT BULLSHIT MIRACULOUSLY CONTINUES TO INFLICT ON ME.</text:p>
      <text:p text:style-name="P2">MAYBE THE MIRTHFUL MESSIAHS WILL COME AND TAKE MY PAIN AWAY?? OH YES, THAT SOUNDS HEAVENLY.</text:p>
      <text:p text:style-name="P2">JADE, PLEASE EXCUSE ME WHILE I GO PAINT MY FACE TO OUTWARDLY REFLECT THE BEAUTY OF MY INNER AWAKENING, AND DRUB MY THINK PAN MERCILESSLY TO REDUCE MY INTELLIGENCE TO THE LEVEL NECESSARY TO SUSTAIN THESE BELIEFS.</text:p>
      <text:p text:style-name="P2">ARE WE ALMOST DONE CRAFTING THIS "MASTER PLAN"?</text:p>
      <text:p text:style-name="P2">I HAVE STUFF TO ATTEND TO HERE. MY TEAM IS FALLING APART.</text:p>
      <text:p text:style-name="P2">AND I CAN'T FIND GAMZEE ANYWHERE. I'M WORRIED HE MIGHT HAVE WANDERED OFF SOMEWHERE AND GOT HURT.</text:p>
      <text:p text:style-name="P2">I THOUGHT YOU WEREN'T TELLING ME ABOUT MY FUTURE. </text:p>
      <text:p text:style-name="P2">LET'S MOVE THIS ALONG. JUST UPDATE ME ON THE FROGS, AND GIVE ME A NEW PASSWORD, OK? </text:p>
      <text:p text:style-name="P2">BUSY WITH WHAT?</text:p>
      <text:p text:style-name="P2">_</text:p>
      <text:p text:style-name="P2">75. JH11: =005875</text:p>
      <text:p text:style-name="P2">OH GOD, HE'S STILL FOLLOWING YOU?</text:p>
      <text:p text:style-name="P2"><text:soft-page-break/>THAT IS SO MESSED UP.</text:p>
      <text:p text:style-name="P2">DON'T TRUST HIM JADE, I'M TELLING YOU. HE IS A STAB HAPPY PLANET EXPLODING ASSHOLE.</text:p>
      <text:p text:style-name="P2">REMEMBER WHAT HE DID TO DAVE? IT WAS LIKE THIS WHOLE EPISODE, YOU HAD A HYSTERICAL EPISODE ABOUT IT, REMEMBER?</text:p>
      <text:p text:style-name="P2">JUST DON'T TURN YOUR BACK ON HIM, JADE.</text:p>
      <text:p text:style-name="P2">DON'T TURN YOUR BACK ON THE PUPPY.</text:p>
      <text:p text:style-name="P2">_</text:p>
      <text:p text:style-name="P2">76. JH12; KM6: =005876</text:p>
      <text:p text:style-name="P2">HE REALLY SEEMS TO HATE FROGS.</text:p>
      <text:p text:style-name="P2">MY JACK HAD THIS IRRATIONAL THING AGAINST FROGS TOO.</text:p>
      <text:p text:style-name="P2">I MEAN MY NORMAL JACK. NOT PSYCHOPATH OMNIPOJACK. </text:p>
      <text:p text:style-name="P2">WAIT, DID HE FOLLOW YOU INTO THE PALACE TOO JUST NOW?</text:p>
      <text:p text:style-name="P2">IS THAT WHO YOU WERE YELLING AT? </text:p>
      <text:p text:style-name="P2">I DON'T LIKE THIS A FUCKING BIT, IT MAKES ME REALLY NERVOUS.</text:p>
      <text:p text:style-name="P2">YOU JUST CHILLING WITH AN UNSPEAKABLY POWERFUL MASS MURDERER WITH THE BRAIN OF A WILD ANIMAL WHO'S ABOUT TO HOP SESSIONS AND TRY TO KILL ALL OF US IN A FEW HOURS.</text:p>
      <text:p text:style-name="P2">AND WHAT WERE YOU EVEN DOING THERE AGAIN, YOU STILL HAVEN'T TOLD ME.</text:p>
      <text:p text:style-name="P2">THE PALACE.</text:p>
      <text:p text:style-name="P2">_</text:p>
      <text:p text:style-name="P2">77. JH13; KM7: =005877</text:p>
      <text:p text:style-name="P2">ABOUT WHAT</text:p>
      <text:p text:style-name="P2">OH YEAH</text:p>
      <text:p text:style-name="P2">YOU WERE SEARCHING FOR WEEKS</text:p>
      <text:p text:style-name="P2">AND YOU NEVER FOUND IT</text:p>
      <text:p text:style-name="P2">THE RECKONING HAD STARTED.</text:p>
      <text:p text:style-name="P2">WE HAD TO KILL THE KING.</text:p>
      <text:p text:style-name="P2"><text:soft-page-break/>YEAH I KNOW, BUT MAYBE I WAS SICK TO FUCKING DEATH OF MUDDLING AROUND WITH FROGS AND THEIR CACOPHONOUS GODDAMN RIBBITS AND MIXING THEIR SLIME AND SHIT.</text:p>
      <text:p text:style-name="P2">I'M NOT AN ECTO SCIENTIST NO MATTER HOW MANY GRUBS WHO TURNED OUT TO BE US THE GAME MADE ME ACCIDENTALLY MAKE.</text:p>
      <text:p text:style-name="P2">I WAS A SHITTY PROGRAMMER. AND ANYWAY I ONLY PROGRAMMED VIRUSES.</text:p>
      <text:p text:style-name="P2">SHITTY VIRUSES.</text:p>
      <text:p text:style-name="P2">I SHOULDN'T HAVE TO BE A SLIME TECHNICIAN OR A FROG FARMER OR A MYSTICAL FUCKING CROAK DECODER. I'M A WARRIOR AND A LEADER AND A COLD BLOODED KILLER.</text:p>
      <text:p text:style-name="P2">_</text:p>
      <text:p text:style-name="P2">78. JH14; KM8: =005878</text:p>
      <text:p text:style-name="P2">HOW LONG WILL THIS TAKE</text:p>
      <text:p text:style-name="P2">I DON'T MIND HELPING BUT I HAVE MAJOR LEADERSHIP DUTIES TO ATTEND TO HERE.</text:p>
      <text:p text:style-name="P2">KANAYA, WHAT ARE YOU SAYING?</text:p>
      <text:p text:style-name="P2">WHAT HAPPENS IN THE FUTURE, ARE YOU GIVING ME SOME ASSURANCE THAT THINGS WILL WORK OUT?</text:p>
      <text:p text:style-name="P2">BECAUSE RIGHT NOW I DON'T KNOW WHERE THE HELL ANYBODY IS.</text:p>
      <text:p text:style-name="P2">WHAT THE FUCK IS A VAMPIRE</text:p>
      <text:p text:style-name="P2">OH MY GOD WHY CAN'T I GET A STRAIGHT FUCKING ANSWER TO A THING, IT'S A SIMPLE QUESTION</text:p>
      <text:p text:style-name="P2">THANKS, THAT CLEARED EVERYTHING JUST RIGHT THE HELL UP!</text:p>
      <text:p text:style-name="P2">OH</text:p>
      <text:p text:style-name="P2">YOU MEAN A RAINBOW DRINKER</text:p>
      <text:p text:style-name="P2">YEAH, I ALREADY KNOW ABOUT HER TRASHY NOVEL FANTASIES.</text:p>
      <text:p text:style-name="P2">ARE WE DONE SHITTING AROUND</text:p>
      <text:p text:style-name="P2">YES, HILARIOUS.</text:p>
      <text:p text:style-name="P2">I GUESS I HAVE NO CHOICE TO BELIEVE YOU BECAUSE SKEPTICISM IN THIS SITUATION IS FOR IDIOTS RIGHT?</text:p>
      <text:p text:style-name="P2"><text:soft-page-break/>IF I SAID "YEAH RIGHT! IF THERE'S A DRINKER IN THIS HIVE I'LL EAT MY COCOON!" I'D BE LIKE THE DUMB LUSUS IN THE MOVIE WHO DOESN'T BELIEVE THE KID WHEN HE TELLS IT THERE'S A RAINBOW DRINKER IN THE CLOSET.</text:p>
      <text:p text:style-name="P2">SO I GUESS BY REVERSE PSYCHOLOGY I SHOULD NOT BE THAT DUMBASS, YELL "OH FUCK", AND TELL EVERYONE TO GET IN THE SCUTTLEBUGGY BEFORE IT'S TOO LATE.</text:p>
      <text:p text:style-name="P2">WELL FAT CHANCE, I'M NOT FALLING FOR IT.</text:p>
      <text:p text:style-name="P2">HOW DO YOU KNOW WHAT SHE LOOKS LIKE ANYWAY, DID YOU SEE HER IN ONE OF YOUR AFTERLIFE BUBBLES?</text:p>
      <text:p text:style-name="P2">WHY? WHEN??</text:p>
      <text:p text:style-name="P2">JUST</text:p>
      <text:p text:style-name="P2">I DON'T KNOW ANYMORE, SHIT IS GETTING AWAY FROM ME</text:p>
      <text:p text:style-name="P2">THE MORE TIME GOES BY WITHOUT WORD FROM GAMZEE THE MORE I WORRY</text:p>
      <text:p text:style-name="P2">AND THE MORE I FEEL LIKE SOMETHING TERRIBLE HAS HAPPENED</text:p>
      <text:p text:style-name="P2">OR WILL HAPPEN</text:p>
      <text:p text:style-name="P2">I SHOULD GO.</text:p>
      <text:p text:style-name="P2">FINE.</text:p>
      <text:p text:style-name="P2">BUT LET'S MOVE IT ALONG.</text:p>
      <text:p text:style-name="P2">DID ECHIDNA TELL YOU WHERE TO FIND THIS FROG?</text:p>
      <text:p text:style-name="P2">_</text:p>
      <text:p text:style-name="P2">79. JH15; KM9: =005879</text:p>
      <text:p text:style-name="P2">REMEMBER WHAT?</text:p>
      <text:p text:style-name="P2">EXCUSE ME.</text:p>
      <text:p text:style-name="P2">REMEMBER</text:p>
      <text:p text:style-name="P2">FUCKING</text:p>
      <text:p text:style-name="P2">WHAT.</text:p>
      <text:p text:style-name="P2">_</text:p>
      <text:p text:style-name="P2">80. JH16; KM10: =005885</text:p>
      <text:p text:style-name="P2"><text:soft-page-break/>OK GREAT, SO IT'S THERE ON THE MONITOR, PROBLEM SOLVED</text:p>
      <text:p text:style-name="P2">YOU JUST APPEARIFY ITS GHOST IMPRINT, MIX IT WITH YOUR CURRENT EVOLUTION'S PARADOX SLIME, SMOOTH OUT THE GENETIC WAVEFORM, TADPOLIFY BILIOUS SLICK, AND YOU'RE DONE.</text:p>
      <text:p text:style-name="P2">SO YOU DIDN'T REMEMBER SEEING THIS FROG WHEN YOU WERE A KID AT ALL?</text:p>
      <text:p text:style-name="P2">HOW DID SHE GET YOU TO REMEMBER?</text:p>
      <text:p text:style-name="P2">I MEAN, WHAT DID SHE MAKE YOU AGREE TO?</text:p>
      <text:p text:style-name="P2">YOU SAID WHAT SHE ASKED WAS IMPOSSIBLE.</text:p>
      <text:p text:style-name="P2">HUH?</text:p>
      <text:p text:style-name="P2">_</text:p>
      <text:p text:style-name="P2">81. JH17: =005903</text:p>
      <text:p text:style-name="P2">JADE?</text:p>
      <text:p text:style-name="P2">ARE YOU STILL RESPONDING TO THIS MEMO?</text:p>
      <text:p text:style-name="P2">_</text:p>
      <text:p text:style-name="P2">82. JH18: =005904</text:p>
      <text:p text:style-name="P2">I GUESS I DON'T HAVE MUCH ENERGY LEFT TO ARGUE ABOUT PASSWORDS.</text:p>
      <text:p text:style-name="P2">I DIDN'T EVEN GET A PASSWORD LAST TIME.</text:p>
      <text:p text:style-name="P2">I HAD TO LEAVE ABRUPTLY BECAUSE SOLLUX AND ERIDAN STARTED DUELING AGAIN.</text:p>
      <text:p text:style-name="P2">AND THEN FEFERI AND KANAYA...</text:p>
      <text:p text:style-name="P2">IT ALL HAPPENED SO FAST.</text:p>
      <text:p text:style-name="P2">AND NOW GAMZEE IS HUNTING US ALL DOWN IN MURDER MODE.</text:p>
      <text:p text:style-name="P2">HE'S BEEN TAUNTING ME THROUGH OTHER PEOPLE'S MESSAGING DEVICES.</text:p>
      <text:p text:style-name="P2">AND LEAVING ME DISTURBING NOTES.</text:p>
      <text:p text:style-name="P2">I'M SURE OTHERS MUST BE DEAD BY NOW.</text:p>
      <text:p text:style-name="P2">AND NOW SOLLUX IS BLIND AND I LOST TRACK OF HIM SOMEHOW.</text:p>
      <text:p text:style-name="P2">I HEARD A STRAY HONK AND I RAN AND WE GOT SEPARATED AND</text:p>
      <text:p text:style-name="P2"><text:soft-page-break/>I'M STARTING TO THINK</text:p>
      <text:p text:style-name="P2">THAT THIS MUST BE A DOOMED TIMELINE</text:p>
      <text:p text:style-name="P2">THAT'S WHY I CAN'T GET IN TOUCH WITH ANYONE</text:p>
      <text:p text:style-name="P2">THEY MUST BE DROPPING LIKE BEHEMOTH LEAVINGS OUT THERE.</text:p>
      <text:p text:style-name="P2">AND THAT MUST BE WHY</text:p>
      <text:p text:style-name="P2">FUTURE KANAYA WAS TALKING IN THIS MEMO</text:p>
      <text:p text:style-name="P2">BUT NOW SHE'S DEAD...</text:p>
      <text:p text:style-name="P2">WHICH MAKES THAT IMPOSSIBLE.</text:p>
      <text:p text:style-name="P2">IT WASN'T SUPPOSED TO HAPPEN THIS WAY.</text:p>
      <text:p text:style-name="P2">GAMZEE ISN'T SUPPOSED TO GO CRAZY.</text:p>
      <text:p text:style-name="P2">I THINK IF HE DOES</text:p>
      <text:p text:style-name="P2">IT MEANS WE FUCKED SOMETHING UP.</text:p>
      <text:p text:style-name="P2">IT MEANS *I* FUCKED SOMETHING UP.</text:p>
      <text:p text:style-name="P2">HE'S MY RESPONSIBILITY, I HAVE TO MAKE SURE HE'S SAFE.</text:p>
      <text:p text:style-name="P2">AND I DIDN'T DO THAT.</text:p>
      <text:p text:style-name="P2">ONE TIME, ONE OF THE DOOMED ARADIAS TOLD ME SHE CAME FROM A TIME WHERE HE FLIPPED OUT AND KILLED EVERYBODY, BECAUSE OF MY FAILURE.</text:p>
      <text:p text:style-name="P2">I DIDN'T TAKE HER SERIOUSLY, BUT I SHOULD HAVE.</text:p>
      <text:p text:style-name="P2">SHE WAS CONSTANTLY FIXING MY FUCKUPS.</text:p>
      <text:p text:style-name="P2">ROBOTS FROM THE FUTURE ALWAYS COMING BACK TO TELL ME HOW SOME HASTY SHIT I DID WITH FROG BREEDING OR WHATEVER WOULD MAKE IT BE IMPOSSIBLE TO WIN.</text:p>
      <text:p text:style-name="P2">MY OWN PERSONAL MISTAKES PROBABLY ACCOUNTED FOR MORE DOOMED ARADIABOTS THAN ANYTHING ELSE.</text:p>
      <text:p text:style-name="P2">WHICH WAS SORT OF A SILVER LINING I GUESS? I DON'T THINK WE WOULD HAVE BEATEN THE KING WITHOUT HER ARMY.</text:p>
      <text:p text:style-name="P2">NOT THAT IT MATTERS ANYMORE.</text:p>
      <text:p text:style-name="P2">I'VE OBVIOUSLY BECOME JUST ANOTHER GUY IN A DOOMED TIMELINE WATCHING EVERYONE AROUND HIM DIE.</text:p>
      <text:p text:style-name="P2"><text:soft-page-break/>I WAS JUST SITTING HERE WONDERING WHAT I COULD HAVE DONE WRONG THIS TIME</text:p>
      <text:p text:style-name="P2">TO MAKE THE TIMELINE TAKE A WRONG TURN</text:p>
      <text:p text:style-name="P2">AND PINPOINTING IT SEEMED OVERWHELMING SINCE I'VE MADE MORE TERRIBLE DECISIONS THAN I CAN EVEN COUNT.</text:p>
      <text:p text:style-name="P2">BUT</text:p>
      <text:p text:style-name="P2">I THINK LOOKING BACK</text:p>
      <text:p text:style-name="P2">I KNOW WHAT IT IS NOW.</text:p>
      <text:p text:style-name="P2">_</text:p>
      <text:p text:style-name="P2">83. JH19: =005905</text:p>
      <text:p text:style-name="P2">IT WAS BEFORE WE GOT TRAPPED ON THIS METEOR</text:p>
      <text:p text:style-name="P2">BEFORE JACK SHOWED UP</text:p>
      <text:p text:style-name="P2">BEFORE WE BEAT THE KING</text:p>
      <text:p text:style-name="P2">AND I WANTED TO LET YOU KNOW, JADE.</text:p>
      <text:p text:style-name="P2">THAT NO MATTER WHAT I SAID, I THINK THE FINAL FROG MUST BE IMPORTANT.</text:p>
      <text:p text:style-name="P2">AND KANAYA, IF YOU'RE READING THIS SOMEWHERE IN THE PAST MAYBE...</text:p>
      <text:p text:style-name="P2">I'M SORRY, YOU WERE RIGHT.</text:p>
      <text:p text:style-name="P2">I WAS ALWAYS IN SUCH A HURRY TO WIN, I DIDN'T TAKE THE TIME TO DO WHAT WAS NECESSARY.</text:p>
      <text:p text:style-name="P2">BILIOUS SLICK NEEDED THE GENES OF THAT FROG, AND BECAUSE I HALF ASSED THIS SO BAD EVERYONE IS GOING TO DIE.</text:p>
      <text:p text:style-name="P2">_</text:p>
      <text:p text:style-name="P2">84. JH20: =005906</text:p>
      <text:p text:style-name="P2">SEE, I WAS THINKING</text:p>
      <text:p text:style-name="P2">ABOUT JACK, AND HOW HE CAN'T STAND FROGS.</text:p>
      <text:p text:style-name="P2">AND I THINK I FINALLY UNDERSTAND WHAT'S GOING ON.</text:p>
      <text:p text:style-name="P2">I THINK I KNOW WHAT'S ABOUT TO HAPPEN AT THE END OF OUR TIMELINES.</text:p>
      <text:p text:style-name="P2"><text:soft-page-break/>I THINK I KNOW WHAT THE CRITICAL MOMENT IS.</text:p>
      <text:p text:style-name="P2">AND IT'S COMPLETELY MY FAULT.</text:p>
      <text:p text:style-name="P2">_</text:p>
      <text:p text:style-name="P2">85. JH21: =005907</text:p>
      <text:p text:style-name="P2">ECTOBIOLOGY IS A TOUCHY THING.</text:p>
      <text:p text:style-name="P2">_</text:p>
      <text:p text:style-name="P2">86. JH22: =005908</text:p>
      <text:p text:style-name="P2">ESPECIALLY WHEN YOU'RE BUILDING THE GENETIC CODE FOR AN ENTIRE UNIVERSE.</text:p>
      <text:p text:style-name="P2">_</text:p>
      <text:p text:style-name="P2">87. JH23: =005909</text:p>
      <text:p text:style-name="P2">OUR GENESIS FROG NEEDED THE GENES FROM THAT FINAL FROG.</text:p>
      <text:p text:style-name="P2">_</text:p>
      <text:p text:style-name="P2">88. JH24: =005910</text:p>
      <text:p text:style-name="P2">BUT BECAUSE I WAS IN TOO MUCH OF A HURRY TO DO THE JOB RIGHT</text:p>
      <text:p text:style-name="P2">_</text:p>
      <text:p text:style-name="P2">89. JH25: =005911</text:p>
      <text:p text:style-name="P2">HE'S MISSING A CRITICAL SEQUENCE IN HIS DNA.</text:p>
      <text:p text:style-name="P2">_</text:p>
      <text:p text:style-name="P2">90. JH26: =005912</text:p>
      <text:p text:style-name="P2">SO WHEN WE MADE HIM, AND WATCHED HIM GROW IN THE MIDDLE OF SKAIA</text:p>
      <text:p text:style-name="P2">_</text:p>
      <text:p text:style-name="P2">91. JH27: =005913</text:p>
      <text:p text:style-name="P2">AND AFTER ALL THE FIREWORKS AND FANFARE FROM THE VAST CROAK HAD SUBSIDED</text:p>
      <text:p text:style-name="P2">_</text:p>
      <text:p text:style-name="P2">92. JH28: =005914</text:p>
      <text:p text:style-name="P2"><text:soft-page-break/>I KIND OF FELT LIKE HE DIDN'T LOOK SO GOOD.</text:p>
      <text:p text:style-name="P2">_</text:p>
      <text:p text:style-name="P2">93. JH29: =005915</text:p>
      <text:p text:style-name="P2">LIKE HE WAS SICK.</text:p>
      <text:p text:style-name="P2">_</text:p>
      <text:p text:style-name="P2">94. JH30: =005916</text:p>
      <text:p text:style-name="P2">I THINK I GAVE HIM CANCER.</text:p>
      <text:p text:style-name="P2">_</text:p>
      <text:p text:style-name="P2">95. JH31: =005917</text:p>
      <text:p text:style-name="P2">I GAVE YOUR WHOLE UNIVERSE CANCER, JADE.</text:p>
      <text:p text:style-name="P2">_</text:p>
      <text:p text:style-name="P2">96. JH32: =005918</text:p>
      <text:p text:style-name="P2">SORRY.</text:p>
      <text:p text:style-name="P2">_</text:p>
      <text:p text:style-name="P2">97. JH33: =005920</text:p>
      <text:p text:style-name="P2">ITS DEFECTIVE GENES PROBABLY MADE IT IMPOSSIBLE FOR YOUR SESSION TO BE SUCCESSFUL</text:p>
      <text:p text:style-name="P2">SORT OF LIKE</text:p>
      <text:p text:style-name="P2">ITS REPRODUCTIVE SYSTEM WAS DAMAGED.</text:p>
      <text:p text:style-name="P2">WHAT SHOULD BE FERTILE GROUND FOR YOUR NEW UNIVERSE TO GROW</text:p>
      <text:p text:style-name="P2">WAS REPLACED BY A MASSIVE BOMB RIGGED TO BLOW UP YOUR WHOLE SESSION.</text:p>
      <text:p text:style-name="P2">PROBABLY JUST ONE OF MANY SYMPTOMS OF A SICK UNIVERSE.</text:p>
      <text:p text:style-name="P2">IT'S NOT LIKE YOU ACTUALLY DID ANYTHING WRONG</text:p>
      <text:p text:style-name="P2">YOU WERE FIGHTING AGAINST THE DISEASE THAT WAS ALWAYS INHERENT IN YOUR REALITY</text:p>
      <text:p text:style-name="P2">THE ONE I GAVE IT.</text:p>
      <text:p text:style-name="P2">_</text:p>
      <text:p text:style-name="P2"><text:soft-page-break/>98. JH34: =005921</text:p>
      <text:p text:style-name="P2">BUT I DON'T THINK IT'S LIKE A NORMAL DISEASE.</text:p>
      <text:p text:style-name="P2">NOT LIKE A CELLULAR MUTATION THAT'S OUT OF CONTROL</text:p>
      <text:p text:style-name="P2">THE CANCER TOOK A SPECIFIC FORM, LIKE A COMPLICATED SERIES OF TERRIBLE EVENTS RATHER THAN FAULTY CELL DIVISION</text:p>
      <text:p text:style-name="P2">IT WAS AN EVENTUALITY IN YOUR UNIVERSE THAT WAS INEVITABLE, THAT WE ALL UNWITTINGLY HELPED MAKE HAPPEN</text:p>
      <text:p text:style-name="P2">ALL CONCENTRATED THROUGH THE ACTIONS OF ONE HOSTILE AGENT IN THE SYSTEM, WITH AN INSTINCT TO DESTROY EVERYTHING IT HATED</text:p>
      <text:p text:style-name="P2">AND THEN GIVEN THE POWER TO DO SO.</text:p>
      <text:p text:style-name="P2">_</text:p>
      <text:p text:style-name="P2">99. JH35: =005922</text:p>
      <text:p text:style-name="P2">AND UNLIKE A NORMAL DISEASE, IT WOULDN'T GRADUALLY KILL ITS HOST FROM WITHIN</text:p>
      <text:p text:style-name="P2">THE CANCER LEFT THE BODY</text:p>
      <text:p text:style-name="P2">CHASED OUT, AS IF BY AN IMMUNE SYSTEM.</text:p>
      <text:p text:style-name="P2">BUT THE PROBLEM IS</text:p>
      <text:p text:style-name="P2">IT WASN'T ANY LESS DEADLY ON THE OUTSIDE</text:p>
      <text:p text:style-name="P2">AND NO LESS DETERMINED TO FINISH THE JOB.</text:p>
      <text:p text:style-name="P2">_</text:p>
      <text:p text:style-name="P2">100. JH36: =005923</text:p>
      <text:p text:style-name="P2">SO I DON'T KNOW WHAT ELSE IT COULD BE</text:p>
      <text:p text:style-name="P2">WHAT'S WAITING FOR US AT THE END OF THE COUNTDOWN.</text:p>
      <text:p text:style-name="P2">JACK WAS EXPELLED FROM YOUR SESSION SOMEHOW</text:p>
      <text:p text:style-name="P2">HE THEN METHODICALLY DESTROYED ALL OUR PLANETS, PROSPIT AND DERSE, AND TRIED TO WIPE US ALL OUT</text:p>
      <text:p text:style-name="P2">SO THAT WE COULDN'T DO THE SAME THING TO HIM AGAIN</text:p>
      <text:p text:style-name="P2">BUT HE WAS ALWAYS SAVING HIS TRUE TARGET FOR LAST</text:p>
      <text:p text:style-name="P2">THE ONE HE HATED MOST.</text:p>
      <text:p text:style-name="P2"><text:soft-page-break/>JACK WAS THE LIVING EMBODIMENT OF THE DISEASE ALL ALONG.</text:p>
      <text:p text:style-name="P2">_</text:p>
      <text:p text:style-name="P2">101. JH37: =005924</text:p>
      <text:p text:style-name="P2">NOIR IS THE CANCER.</text:p>
      <text:p text:style-name="P2">_</text:p>
      <text:p text:style-name="P2">102. JH38: =005925</text:p>
      <text:p text:style-name="P2">IT'S HIM.</text:p>
      <text:p text:style-name="P2">_</text:p>
      <text:p text:style-name="P2">103. JH39; KM11: =005926</text:p>
      <text:p text:style-name="P2">ANYWAY</text:p>
      <text:p text:style-name="P2">THAT'S THE END OF HOW EVERYTHING'S MY FAULT COMPLETELY, AND I'M GARBAGE.</text:p>
      <text:p text:style-name="P2">HOPE YOU ENJOYED IT JADE! NOT THAT YOU SEEM TO RECALL THIS MEMO EVEN EXISTS.</text:p>
      <text:p text:style-name="P2">IF YOU SEE KANAYA IN DEATHBUBBLE HELL, PLEASE TELL HER I'M SORRY I LET HER DOWN.</text:p>
      <text:p text:style-name="P2">AND IF YOU SEE SOLLUX WANDERING AROUND TOO, LET HIM KNOW HOW ASHAMED I AM I DITCHED HIM LIKE A COWARD BECAUSE I HEARD A HORN GO HONK.</text:p>
      <text:p text:style-name="P2">AND TEREZI</text:p>
      <text:p text:style-name="P2">IF YOU SEE HER</text:p>
      <text:p text:style-name="P2">COULD YOU GIVE HER A MESSAGE FOR ME?</text:p>
      <text:p text:style-name="P2">TELL HER THAT</text:p>
      <text:p text:style-name="P2">ACTUALLY</text:p>
      <text:p text:style-name="P2">NEVER MIND.</text:p>
      <text:p text:style-name="P2">I'LL PROBABLY BE ABLE TO TELL THEM ALL IN PERSON SOON.</text:p>
      <text:p text:style-name="P2">SEEING AS AN IDIOT IN MAKEUP IS ABOUT TO ROLL OVER MY NAKED SQUEAL PIPETTE WITH A ONE WHEEL DEVICE. </text:p>
      <text:p text:style-name="P2">HOLY SHIT</text:p>
      <text:p text:style-name="P2"><text:soft-page-break/>YOU'RE ALIVE</text:p>
      <text:p text:style-name="P2">_</text:p>
      <text:p text:style-name="P2">104. JH40: =006001</text:p>
      <text:p text:style-name="P2">THE PASSWORD IS</text:p>
      <text:p text:style-name="P2">SEE YOU SOON</text:p>
      <text:p text:style-name="P2">OK UH</text:p>
      <text:p text:style-name="P2">I'M GOING TO TAKE YOUR LACK OF RESPONSE AS TACIT VERIFICATION.</text:p>
      <text:p text:style-name="P2">ALSO</text:p>
      <text:p text:style-name="P2">THIS PRETTY MUCH HAS TO BE THE LAST CONVERSATION WE HAVE, RIGHT?</text:p>
      <text:p text:style-name="P2">YOUR TIMELINE CUTS OUT COMPLETELY IN A MINUTE OR TWO BECAUSE OF THE SCRATCH.</text:p>
      <text:p text:style-name="P2">WHAT ARE YOU LOOKING AT UP THERE?</text:p>
      <text:p text:style-name="P2">ARE YOU HYPNOTIZED BY THE FLASHY SHIT, WHAT THE FUCK.</text:p>
      <text:p text:style-name="P2">THAT'S BEEN GOING ON EVER SINCE JOHN STARTED SCRATCHING THAT BIG GODDAMN RECORD, AREN'T YOU ACCLIMATED TO IT BY NOW?</text:p>
      <text:p text:style-name="P2">HELLO????????????</text:p>
      <text:p text:style-name="P2">HARLEY, JEGUS MOTHER OF SCREAMING FUCK.</text:p>
      <text:p text:style-name="P2">WHATEVER, I HAVE SHIT TO DO NOW.</text:p>
      <text:p text:style-name="P2">I GUESS I SHOULD BE KEEPING AN EYE IN THE SKY TOO NOW THAT I THINK ABOUT IT.</text:p>
      <text:p text:style-name="P2">THE BRIGHT GREEN BEACON SHOULD BE APPEARING ANY MINUTE, ASSUMING YOU ACTUALLY MANAGE TO BLOW UP THE SUN.</text:p>
      <text:p text:style-name="P2">AND THEN</text:p>
      <text:p text:style-name="P2">WELL, THEN I GUESS MAYBE WE ALL GET TO HANG OUT?</text:p>
      <text:p text:style-name="P2">WHILE MAYBE ALSO NOT BEING IN UNYIELDING MORTAL PERIL???</text:p>
      <text:p text:style-name="P2">IT'S GETTING KIND OF OLD, FRANKLY.</text:p>
      <text:p text:style-name="P2">OK, WELL THIS IS A PRETTY CRAPPY FAREWELL, BUT I GUESS IT'LL HAVE TO DO SINCE THERE IS SOME SERIOUSLY SHOW-STOPPING SHIT TRANSPIRING UP THERE IN FUCKING OUTER SPACE.</text:p>
      <text:p text:style-name="P2"><text:soft-page-break/>LATER JADE, I'M GOING TO GO MAKE SURE JOHN KNOWS WHAT THE HELL HE'S SUPPOSED TO BE DOING.</text:p>
      <text:p text:style-name="P2">AND IN CASE NONE OF THIS WORKS AND WE DON'T ACTUALLY GET TO MEET</text:p>
      <text:p text:style-name="P2">I GUESS I SHOULD SAY...</text:p>
      <text:p text:style-name="P2">SINCE APPARENTLY MY GUTLESS FUTURE SELF CAN'T EXPRESS HIMSELF AND NEVER GOT AROUND TO SAYING SO</text:p>
      <text:p text:style-name="P2">THUS LEAVING IT UP TO ME AS USUAL</text:p>
      <text:p text:style-name="P2">TO SAY</text:p>
      <text:p text:style-name="P2">THAT</text:p>
      <text:p text:style-name="P2">OH</text:p>
      <text:p text:style-name="P2">WHAT</text:p>
      <text:p text:style-name="P2">_</text:p>
      <text:p text:style-name="P2">105. JH41: =006002</text:p>
      <text:p text:style-name="P2">WHAT.</text:p>
      <text:p text:style-name="P2">_</text:p>
      <text:p text:style-name="P2">106. JH42: =006004</text:p>
      <text:p text:style-name="P2">WHAT THE HELL IS SHAVING CREAM.</text:p>
      <text:p text:style-name="P2">_</text:p>
      <text:p text:style-name="P5">Act 6</text:p>
      <text:p text:style-name="P2">_</text:p>
      <text:p text:style-name="P5">Act 6 Intermission 1</text:p>
      <text:p text:style-name="P2">_</text:p>
      <text:p text:style-name="P2">107. AM1; SC8; RL1; DS4; TP14: =006249</text:p>
      <text:p text:style-name="P2">FUUUUUUUUUUUUUUUUUUUUUUUUUUUUUUUUUUUUUUUUUUUUCK.</text:p>
      <text:p text:style-name="P2">_</text:p>
      <text:p text:style-name="P2">108. DS5; AM2; RL2; GM7; KM12; TP15: =006250</text:p>
      <text:p text:style-name="P2">IS IT GOING TO SHIT ON EVERYBODY'S GREAT TIME IF I DARE TO BRING <text:soft-page-break/>UP IMPORTANT THINGS NOW?</text:p>
      <text:p text:style-name="P2">IS IT SAFE TO POKE OUR HEADS UP FROM THIS GULCH OF IDIOTIC BANTER AND SEE IF THE COAST IS CLEAR FOR ADULT, BUSINESSLIKE CONVERSATION?</text:p>
      <text:p text:style-name="P2">YES, YES, HUMANS, SO NICE TO MEET YOU, AND IT SEEMS YOU'RE GOD TIERS NOW? NEAT, YADA YADA, WHAT THE FUCK EVER.</text:p>
      <text:p text:style-name="P2">JUST ONE QUESTION</text:p>
      <text:p text:style-name="P2">WE FOLLOWED THAT GREEN BEACON OF WHAT I THOUGHT WAS THE AFTERMATH OF A SUCCESSFUL BLOW UP THE SUN MISSION</text:p>
      <text:p text:style-name="P2">AND AFTER A BREAKNECK WARP SPEED JOURNEY IN WHICH MY BEST FUCKING FRIEND *EVER* PSYCHED ME OUT INTO THINKING HE DIED *YET A FUCKING GAIN* BY EXPELLING LITER AFTER GRUESOME LITER OF GRUBSAUCE FROM HIS EVERY ORIFICE</text:p>
      <text:p text:style-name="P2">WHAT DO I FIND HERE?</text:p>
      <text:p text:style-name="P2">WHY, IN ADDITION TO A PAIR OF HUMANS DRAPED IN CIRCUSWEAR AND ALL THEIR FLIPPANT GIBES LOCKED AND GODDAMN LOADED</text:p>
      <text:p text:style-name="P2">IT SEEMS WE HAVE ALSO CHANCED UPON NONE OTHER THAN THE GREEN FUCKING SUN ITSELF</text:p>
      <text:p text:style-name="P2">WHICH UNLESS MY RAW, RUDDY GANDERBULBS ARE STILL A LITTLE GRIEFBLEARY, STRIKES ME AS STILL BEING SOMEWHAT RATHER FUCKING *UNBLOWN* UP.</text:p>
      <text:p text:style-name="P2">SO WHAT AM I MISSING HERE</text:p>
      <text:p text:style-name="P2">OH!</text:p>
      <text:p text:style-name="P2">CASE CLOSED</text:p>
      <text:p text:style-name="P2">OK THEN, LET'S START PITCHING DEAD PALS INTO THE LIMITLESS INFERNO. MY CURIOSITY WAS TOTALLY FUCKING SATED JUST THEN! </text:p>
      <text:p text:style-name="P2">AH! MORE BREATHTAKING REASSURANCE!</text:p>
      <text:p text:style-name="P2">EVERYTHING WILL BE FINE GUYS, WE WERE JUST HORNSWOGGLED AND MISINFORMED, CARRY ON THEN!</text:p>
      <text:p text:style-name="P2">WASN'T THE WHOLE POINT TO TAKE OUT THE SUN TO NEUTRALIZE JACK?</text:p>
      <text:p text:style-name="P2">OH NO??? THEN WHAT'S THE PLAN NOW???</text:p>
      <text:p text:style-name="P2">OH! OHHHHHHHHHHHHHH.</text:p>
      <text:p text:style-name="P2"><text:soft-page-break/>FUCKING OH.</text:p>
      <text:p text:style-name="P2">AND HERE I THOUGHT THE NEW PLAN WAS GOING TO BE SOMETHING INCREDIBLY STUPID AND SUICIDAL.</text:p>
      <text:p text:style-name="P2">DID I SAY OH YET?</text:p>
      <text:p text:style-name="P2">BECAUSE THAT'S THE SOUND I MAKE WHEN I'M FUCKING RELIEVED!!!!!!!!!!!!!!!!!</text:p>
      <text:p text:style-name="P2">WHAT.</text:p>
      <text:p text:style-name="P2">WHAT DOES HONK MEAN THIS TIME YOU WHIMSICAL PIECE OF SHIT?????</text:p>
      <text:p text:style-name="P2">DON'T YOU START WITH ME</text:p>
      <text:p text:style-name="P2">DO. NOT. START WITH ME.</text:p>
      <text:p text:style-name="P2">I WILL GET YOU IN A HEADLOCK SO TIGHT IT WILL BE A MIRACLE IF PEOPLE DON'T MISTAKE OUR TUSSLE FOR AN ILL CONCEIVED VENTRILOQUIST ACT.</text:p>
      <text:p text:style-name="P2">I WILL SHOOSH YOU AGAIN, SO HELP ME GOD. I WILL SHOOSH YOUR CLOWN ASS TO SHANGRI-BULLSHIT-LA AND BACK, AND FILL YOUR EAR WITH MY WHITE HOT PALEBRO SPITTLE.</text:p>
      <text:p text:style-name="P2">I AM FULL AND FUCKING WELL PREPARED TO GET CONCILIATORY WITH YOU AGAIN IF YOU SO MUCH AS PASS GAS MURDEROUSLY, DO YOU UNDERSTAND?</text:p>
      <text:p text:style-name="P2">IS THAT WHAT YOU WANT??? DO I NEED TO CALM YOUR FAYGO-STICKY TENTSQUATTING SHIT DOWN AGAIN????</text:p>
      <text:p text:style-name="P2">OK</text:p>
      <text:p text:style-name="P2">OK YEAH</text:p>
      <text:p text:style-name="P2">I GUESS YOU'RE RIGHT..</text:p>
      <text:p text:style-name="P2">NO, YOU'RE RIGHT, I SHOULD RELAX.</text:p>
      <text:p text:style-name="P2">AND BREATHE..</text:p>
      <text:p text:style-name="P2">I MEAN, WHAT ARE MORAILS FOR, RIGHT?</text:p>
      <text:p text:style-name="P2">THIS IS HOW IT WORKS, I STOP YOU FROM KILLIN EVERYBODY, THEN YOU RETURN THE FAVOR AND CALM ME DOWN AND I JUST</text:p>
      <text:p text:style-name="P2">BREATHE</text:p>
      <text:p text:style-name="P2">LIKE</text:p>
      <text:p text:style-name="P2"><text:soft-page-break/>THIS...</text:p>
      <text:p text:style-name="P2">SNIIIIIIIIIIIIFFFFFFFFFFFFFUCK, THAT SUN IS BRIGHT.</text:p>
      <text:p text:style-name="P2">CALL ME CRAZY, BUT IT'S KIND OF HARD TO RELAX WITHIN A STONE'S THROW FROM, OH, I GUESS ONLY THE BIGGEST FUCKING STAR ANY MORTAL HAS EVER LAID EYES ON.</text:p>
      <text:p text:style-name="P2">SURE, THAT'S ALL WELL AND GOOD FOR YOU.</text:p>
      <text:p text:style-name="P2">BUT I MEAN, CAN THIS BE HEALTHY?</text:p>
      <text:p text:style-name="P2">AREN'T WE GOING TO GET BURNED OR HAVE OUR RETINAS SCORCHED BY LOOKING AT IT?</text:p>
      <text:p text:style-name="P2">OH GOD I THINK I'M HAVING A PANIC ATTACK.</text:p>
      <text:p text:style-name="P2">FUCK YOU</text:p>
      <text:p text:style-name="P2">I CAN'T BREATHE...</text:p>
      <text:p text:style-name="P2">IT'S SO BRIGHT, I NEED SUNGLASSES OR SOMETHING.</text:p>
      <text:p text:style-name="P2">QUICK, WHICH ONE OF YOU AWESOME DUDES HAS A RADICAL PAIR OF SHADES I CAN BORROW???</text:p>
      <text:p text:style-name="P2">_</text:p>
      <text:p text:style-name="P2">109. KM13: =006252</text:p>
      <text:p text:style-name="P2">I WAS JOKING, GET THOSE FUCKING THINGS AWAY FROM ME</text:p>
      <text:p text:style-name="P2">_</text:p>
      <text:p text:style-name="P2">110. TP16; DS6; AM3; RL3: =006253</text:p>
      <text:p text:style-name="P2">WHAT IS HAPPENING NOW</text:p>
      <text:p text:style-name="P2">SOMEONE TELL ME WHAT'S GOING ON.</text:p>
      <text:p text:style-name="P2">WHO'S THE LEADER NOW?</text:p>
      <text:p text:style-name="P2">ARADIA ARE YOU THE LEADER NOW</text:p>
      <text:p text:style-name="P2">OR IS IT ROSE "I HAVE AN IDEA, LET'S TAKE THE INVINCIBLE DEMON HEAD ON!" LALONDE.</text:p>
      <text:p text:style-name="P2">I NEED TO KNOW WHO THE LEADER IS</text:p>
      <text:p text:style-name="P2">I NEED TO KNOW IN WHOSE DIRECTION I MUST BEHAVE AS THE MOST PATHETICALLY USELESS SUBORDINATE I CAN BE.</text:p>
      <text:p text:style-name="P2"><text:soft-page-break/>QUICK, SOMEONE BOSS ME AROUND! I'M FUCKING INCOMPETENT AND RARING TO GO.</text:p>
      <text:p text:style-name="P2">THAT'S WHAT YOU DO WHEN THERE'S A LEADER AROUND TRYING TO MAKE PLANS, RIGHT?</text:p>
      <text:p text:style-name="P2">YOU DROP YOUR IQ HARDER THAN A PAIR OF HILARIOUSLY PLUMMETING PANTS, YOU CEASELESSLY RAMBLE ABOUT VAPID BULLSHIT, YOU RUN AROUND HIDING ALL OF YOUR WORLDLY POSSESSIONS IN TREASURE CHESTS, AND THEN EVERYONE STARTS MURDERING EACH OTHER.</text:p>
      <text:p text:style-name="P2">IF THERE'S ANY OTHER EXPERIENCE CHARACTERIZING LEADERSHIP, IT'S ONE I SURE AS FUCK NEVER HAD!</text:p>
      <text:p text:style-name="P2">SO I NEED TO KNOW WHO THE LEADER IS.</text:p>
      <text:p text:style-name="P2">STRIDER, IS IT YOU???</text:p>
      <text:p text:style-name="P2">_</text:p>
      <text:p text:style-name="P2">111. DS7: =006254</text:p>
      <text:p text:style-name="P2">OH WOW, I WOULD OFFER A RETORT TO YOUR VICIOUS BARB, EXCEPT FOR THE FACT THAT UNLIKE EVERY ASSHOLE EVER, I CAN ACTUALLY FOLLOW ORDERS AND SHUT MY MOUTH!</text:p>
      <text:p text:style-name="P2">CHECK IT OUT, "DOGG"</text:p>
      <text:p text:style-name="P2">......................................</text:p>
      <text:p text:style-name="P2">_</text:p>
      <text:p text:style-name="P2">112. RL4; SC9; TP17; DS8: =006255</text:p>
      <text:p text:style-name="P2">PPPFFUUUUUUUHHHHHHH......... <text:span text:style-name="T5">WHEEEEEEEEEEEEEEEEEEEZE...</text:span></text:p>
      <text:p text:style-name="P2">YEAH</text:p>
      <text:p text:style-name="P2">SO?</text:p>
      <text:p text:style-name="P2">OK YEAH</text:p>
      <text:p text:style-name="P2">I MEAN, OF COURSE IT SOUNDS OBVIOUS WHEN YOU PUT IT LIKE THAT</text:p>
      <text:p text:style-name="P2">STFU.</text:p>
      <text:p text:style-name="P2">LOOK I'M JUST A LITTLE OUT OF PRACTICE AT STAYING QUIET FOR EXTENDED PERIODS OF TIME, OK? </text:p>
      <text:p text:style-name="P2">ANYWAY, WHATEVER, SO WHAT YOU'RE SAYING LALONDE IS</text:p>
      <text:p text:style-name="P2"><text:soft-page-break/>WE'RE GOING TO BE ON THIS HORRIBLE ROCK A GOOD WHILE LONGER TO GET TO THIS PARADISE SESSION OR WHATEVER IT IS?</text:p>
      <text:p text:style-name="P2">AND SINCE WE PROBABLY AREN'T GOING TO FORCE SOLLUX'S BULLSHIT "HALF GHOST" OR WHATEVER TO POP HIMSELF AGAIN LIKE A PACKET OF NASTY FETID MUSTARD SO HE CAN SHOOT THIS THING INTO HYPERSPACE...</text:p>
      <text:p text:style-name="P2">I'M GUESSING THAT MEANS IT'LL TAKE CONSIDERABLY LONGER TO GET THERE THAN IT DID TO GET HERE?</text:p>
      <text:p text:style-name="P2">I JUST KNEW IT</text:p>
      <text:p text:style-name="P2">THIS IS MY WORST NIGHTMARE REALIZED</text:p>
      <text:p text:style-name="P2">WHEN WE FIRST FLED TO THIS METEOR I HAD THIS WEIRD FEELING WE'D WIND UP SPENDING FOREVER AT THIS MISERABLE PLACE, ASSUMING WE ACTUALLY SURVIVED.</text:p>
      <text:p text:style-name="P2">I'M ALMOST AFRAID TO ASK, HOW LONG IS THIS TRIP GOING TO TAKE?</text:p>
      <text:p text:style-name="P2">PROBABLY SOME ABSOLUTELY PREPOSTEROUS AMOUNT OF TIME, LIKE THREE LONG MADDENING SWEEPS, RIGHT???</text:p>
      <text:p text:style-name="P2">WOULDN'T THAT JUST BE SO COSMICALLY CONVENIENT AND PERFECT FOR EVERYBODY! ESPECIALLY FOR THE MOST IMPORTANT PURPOSE OF ALL, MY UNINTERRUPTED CONTINUUM OF PERSONAL AGONY!!!</text:p>
      <text:p text:style-name="P2">THANK YOU, DARK GODS! THANK YOU SO FUCKING MUCH!!! YOU WIN THIS ROUND! YOU WIN ALL THE ROUNDS APPARENTLY!!!!! THERE ARE NO ROUNDS EVEN. THERE'S JUST YOUR SLIMY TENDRILS, OUR NAKED BODIES, AND EPOCHS OF MOLESTATION.</text:p>
      <text:p text:style-name="P2">OH</text:p>
      <text:p text:style-name="P2">OK</text:p>
      <text:p text:style-name="P2">THAT'S NOT SO BAD I GUESS.</text:p>
      <text:p text:style-name="P2">WAIT, HOW LONG ARE YEARS SUPPOSED TO BE AGAIN?</text:p>
      <text:p text:style-name="P2">WAS IT LIKE TWO WEEKS OR SOMETHING?</text:p>
      <text:p text:style-name="P2">FUUUUUUUUUUUUUUUUUUUUUUUUUUUUUUUUUUUUUUUUUUUUCK.</text:p>
      <text:p text:style-name="P2">_</text:p>
      <text:p text:style-name="P2">113. SC10: =006256</text:p>
      <text:p text:style-name="P2">WAIT, WHAT?</text:p>
      <text:p text:style-name="P2">NO COME ON, DON'T BE LIKE THAT</text:p>
      <text:p text:style-name="P2"><text:soft-page-break/>YOU'RE A *HALF* GHOST, ASSHOLE.</text:p>
      <text:p text:style-name="P2">WHAT DOES THAT EVEN MEAN? HOW ARE YOU EVEN TAKING THIS IDIOTIC "HALF DEATH" SERIOUSLY IF YOU JUST GO HOG WILD AS A FUCKING WHOLE-GHOST, AND SAY STUPID SHIT LIKE, BLAH BLAH, I BELONG IN THE AFTERLIFE NOW LIKE A DUMBASS.</text:p>
      <text:p text:style-name="P2">WHATEVER, FINE.</text:p>
      <text:p text:style-name="P2">I'M GOING BACK TO NOT BREATHING AGAIN.</text:p>
      <text:p text:style-name="P2">HHHHHHHHHHHHUUUUP.............</text:p>
      <text:p text:style-name="P2">(sollux, oh my god is it me or is everybody already just fucking hitting on each other left and right? oh god i can't take sweeps of this shit, don't leave me alone here, please don't)</text:p>
      <text:p text:style-name="P2">FUCK!</text:p>
      <text:p text:style-name="P2">BRO, WHERE THE FUCK IS YOUR BODY</text:p>
      <text:p text:style-name="P2">_</text:p>
      <text:p text:style-name="P2">114. SC11; AM3; DS9; TP18; KM14: =006257</text:p>
      <text:p text:style-name="P2">SOLLUX, WHERE DID YOUR BODY GO???</text:p>
      <text:p text:style-name="P2">WAIT A MINUTE.</text:p>
      <text:p text:style-name="P2">WAIT JUST A FUCKING MINUTE, WHERE'S...</text:p>
      <text:p text:style-name="P2">SHIT</text:p>
      <text:p text:style-name="P2">VRISKA'S BODY IS GONE TOO!</text:p>
      <text:p text:style-name="P2">WHERE ARE THEY?</text:p>
      <text:p text:style-name="P2">DID ANYONE SEE WHAT HAPPENED??</text:p>
      <text:p text:style-name="P2">DAMMIT, WHEN THE FUCK WILL I LEARN NOT TO TURN MY BACK ON THE BODIES.</text:p>
      <text:p text:style-name="P2">HOLD ON</text:p>
      <text:p text:style-name="P2">OH NO, WHERE'S GAMZEE</text:p>
      <text:p text:style-name="P2">OHHHH FUCK</text:p>
      <text:p text:style-name="P2">NO, FUCK NO, FUCK THAT CORPSE HOARDING SACK OF HORRIBLE GARBAGE.</text:p>
      <text:p text:style-name="P2">NICE GUESS SHIT HEAD!</text:p>
      <text:p text:style-name="P2"><text:soft-page-break/>YEAH, HE DOES THIS</text:p>
      <text:p text:style-name="P2">HE SORT OF COLLECTS BODIES AND DECAPITATES THEM AND STUFF</text:p>
      <text:p text:style-name="P2">STICKS THEM IN BIG SCIENCE JARS, FOR SOME REASON??</text:p>
      <text:p text:style-name="P2">NO NO NO I'M NOT LISTENING TO SHIT LIKE THAT, I DIDN'T EVEN HEAR THAT.</text:p>
      <text:p text:style-name="P2">IT'S LIKE</text:p>
      <text:p text:style-name="P2">YOU KNOW HOW EVERY NOW AND THEN YOUR LUSUS WILL BRING SOME RANDOM ASS DEAD ANIMAL BACK TO YOUR HIVE FOR NO FUCKING REASON</text:p>
      <text:p text:style-name="P2">AND THEY DON'T EVER STOP DOING THAT NO MATTER HOW MUCH YOU YELL</text:p>
      <text:p text:style-name="P2">IT'S LIKE THAT, YOU KNOW WHAT I MEAN</text:p>
      <text:p text:style-name="P2">YES, THERE YOU GO.</text:p>
      <text:p text:style-name="P2">KANAYA WHERE ARE YOU GOING?</text:p>
      <text:p text:style-name="P2">_</text:p>
      <text:p text:style-name="P2">115. KM15; RL5: =006259</text:p>
      <text:p text:style-name="P2">OH NO...</text:p>
      <text:p text:style-name="P2">ARE YOU SURE YOU WANT TO DO THAT?</text:p>
      <text:p text:style-name="P2">I MEAN WHO EVEN REALLY CARES IF HE STOLE MORE BODIES.</text:p>
      <text:p text:style-name="P2">HE CAN HAVE THEM FRANKLY, AS LONG AS IT KEEPS HIM OUT OF TROUBLE.</text:p>
      <text:p text:style-name="P2">WE DON'T NEED TO HAVE A FUCKING CORPSE PARTY, SERIOUSLY, FUCK THAT DUMB IDEA.</text:p>
      <text:p text:style-name="P2">ALRIGHT IF YOU'RE REALLY GOING TO GO</text:p>
      <text:p text:style-name="P2">JUST</text:p>
      <text:p text:style-name="P2">BE CAREFUL</text:p>
      <text:p text:style-name="P2">NO MORE POINTLESS BLOODSHED, OK? THAT'S AN ORDER!</text:p>
      <text:p text:style-name="P2">WAIT FUCK</text:p>
      <text:p text:style-name="P2">I'M NOT LEADER ANYMORE</text:p>
      <text:p text:style-name="P2">ROSE CAN YOU ORDER HER TO DO THAT?</text:p>
      <text:p text:style-name="P2">SAY WHAT I JUST SAID, REALLY ANGRILY</text:p>
      <text:p text:style-name="P2"><text:soft-page-break/>ASSUMING YOU CAN EVEN *BE* ANGRY.</text:p>
      <text:p text:style-name="P2">WAIT</text:p>
      <text:p text:style-name="P2">GUYS SOMETHING'S HAPPENING...</text:p>
      <text:p text:style-name="P2">WHAT THE FUCK IS GOING ON NOW???</text:p>
      <text:p text:style-name="P2">_</text:p>
      <text:p text:style-name="P2">116. =006260</text:p>
      <text:p text:style-name="P2">HOLY</text:p>
      <text:p text:style-name="P2">_</text:p>
      <text:p text:style-name="P2">117. =006261</text:p>
      <text:p text:style-name="P2">FUCKING</text:p>
      <text:p text:style-name="P2">_</text:p>
      <text:p text:style-name="P2">118. =006262</text:p>
      <text:p text:style-name="P4">SSSSSSSSSSSSSSSSHHHHHHHHHHHHHHHHHHHHHHHHHHHHHHH</text:p>
      <text:p text:style-name="P2">_</text:p>
      <text:p text:style-name="P2">119. =006263</text:p>
      <text:p text:style-name="P4">HHHHHHHHHHHHHHHHHHHHHIIIIIIIIIIIIIIIIIIIIIIIIII</text:p>
      <text:p text:style-name="P2">_</text:p>
      <text:p text:style-name="P2">120. =006264</text:p>
      <text:p text:style-name="P4">IIIIIIIIIIIIIIIIIIIIIIIIIIIIIIIIIIIIIIIIIIIIIII</text:p>
      <text:p text:style-name="P2">_</text:p>
      <text:p text:style-name="P2">121. =006265</text:p>
      <text:p text:style-name="P4">IIIIIIIIIIIIIIIIIIIIIIIIIIIIIIITTTTTTTTTTTTTTT.</text:p>
      <text:p text:style-name="P2">_</text:p>
      <text:p text:style-name="P2">122. RL6; SC12; DS10; AM4: =006285</text:p>
      <text:p text:style-name="P2">SOUNDS LIKE IT'S TIME TO HIT THE FUCKING ROAD THEN</text:p>
      <text:p text:style-name="P2">HOW DO WE MAKE THIS THING GO ANYWAY. DOES IT HAVE ROCKETS OR SOMETHING I DON'T KNOW ABOUT??</text:p>
      <text:p text:style-name="P2"><text:soft-page-break/>WHAT, SO JUST ONE "PUSH" IS GOING TO LAST THREE YEARS?</text:p>
      <text:p text:style-name="P2">LET ALONE OUTRUN JACK?? BULLSHIT.</text:p>
      <text:p text:style-name="P2">HOW THE FUCK DO YOU KNOW THAT?</text:p>
      <text:p text:style-name="P2">OK, WHATEVER, LET'S JUST GET ON WITH IT.</text:p>
      <text:p text:style-name="P2">IN THE MEANTIME WE SHOULD SET UP SOME SORT OF CHECKPOINT PERIMETER AROUND THE DEAD MAYOR GUY.</text:p>
      <text:p text:style-name="P2">JUST SO GAMZEE DOESN'T TRY TO HOARD HIS BODY OR CHOP OFF HIS HEAD.</text:p>
      <text:p text:style-name="P2">HE'S THE DULY ELECTED MAYOR OF THE FRUITY RUMPUS ASSHOLE FACTORY, AND HE JUST CUT THE RIBBON TO A BRAND NEW MUSEUM FULL OF PRICELESS SHUT THE FUCK UP.</text:p>
      <text:p text:style-name="P2">HOW'S THAT?</text:p>
      <text:p text:style-name="P2">_</text:p>
      <text:p text:style-name="P5">Act 6 Act 2</text:p>
      <text:p text:style-name="P2">_</text:p>
      <text:p text:style-name="P5">Act 6 Intermission 2</text:p>
      <text:p text:style-name="P2">_</text:p>
      <text:p text:style-name="P2">123. =006585</text:p>
      <text:p text:style-name="P2">I CAN'T BELIEVE I'M ACTUALLY DOING THIS MEMO BULLSHIT AGAIN.</text:p>
      <text:p text:style-name="P2">I GUESS I DON'T KNOW WHAT ELSE TO DO.</text:p>
      <text:p text:style-name="P2">I JUST NEED TO AIR OUT SOME SHIT WITH SOMEBODY, AND EVERYONE HERE HAS THEIR HEADS SO FAR UP THEIR NOOKS I WANT TO SCREAM LOUDER THAN I USUALLY DO.</text:p>
      <text:p text:style-name="P2">THEIR TROLL NOOKS *AND* HUMAN NOOKS, WHATEVER THE HELL A HUMAN NOOK EVEN *IS*.</text:p>
      <text:p text:style-name="P2">YOU KNOW?</text:p>
      <text:p text:style-name="P2">_</text:p>
      <text:p text:style-name="P2">124. =006586</text:p>
      <text:p text:style-name="P2">HEY, ARE YOU THERE?</text:p>
      <text:p text:style-name="P12"><text:soft-page-break/>FUCK. FUCK. FUCK. FUCK. FUCK.</text:p>
      <text:p text:style-name="P2">OH...</text:p>
      <text:p text:style-name="P2">HEY</text:p>
      <text:p text:style-name="P12">I CAN'T</text:p>
      <text:p text:style-name="P12">I JUST CANNOT</text:p>
      <text:p text:style-name="P12">*FUCKING*</text:p>
      <text:p text:style-name="P12">***BELIEVE***</text:p>
      <text:p text:style-name="P12">I HAVE TO GO THROUGH ALL THIS BULLSHIT AGAIN WITH YOU/ME.</text:p>
      <text:p text:style-name="P12">WHAT THE FUCK MADE ME THINK THIS WOULD BE A GOOD IDEA???</text:p>
      <text:p text:style-name="P2">DUDE, WHAT'S WITH THE TEXT?</text:p>
      <text:p text:style-name="P12">UUUUUGH.</text:p>
      <text:p text:style-name="P12">WHY DON'T YOU TELL ME!</text:p>
      <text:p text:style-name="P12">I JUST HAVE THIS INCREDIBLE PREMONITION YOU'RE ABOUT TO ANYWAY.</text:p>
      <text:p text:style-name="P2">WHY THE FUCK WOULD I KNOW WHY YOU CHANGED YOUR TEXT RED!</text:p>
      <text:p text:style-name="P2">WE DON'T DO THAT. THE SHOWY, SELF-ABSORBED "PAINT YOUR TEXT IN YOUR BLOOD COLOR" THING. OR EYE COLOR, OR WHATEVER.</text:p>
      <text:p text:style-name="P2">IT'S FOR ATTENTION-GREEDY, INSECURE LOSERS.</text:p>
      <text:p text:style-name="P12">SURE IS!</text:p>
      <text:p text:style-name="P2">HMM.</text:p>
      <text:p text:style-name="P12">?????? &lt;- SARCASTIC WONDER.</text:p>
      <text:p text:style-name="P2">I'M JUST THINKING</text:p>
      <text:p text:style-name="P2">THIS REALLY MAKES OUR CONVERSATIONS EASIER TO READ.</text:p>
      <text:p text:style-name="P2">REMEMBER THOSE INSANE BLOCKS OF GRAY ANGRY TEXT WE USED TO WRITE TOGETHER.</text:p>
      <text:p text:style-name="P2">WHAT WAS THAT</text:p>
      <text:p text:style-name="P2">LIKE HALF A SWEEP AGO ALREADY?</text:p>
      <text:p text:style-name="P2">IS IT WEIRD THAT I'M ACTUALLY LOOKING BACK ON ALL THAT INSANITY WITH A CERTAIN AMOUNT OF FONDNESS?</text:p>
      <text:p text:style-name="P2"><text:soft-page-break/>AT LEAST SHIT WAS HAPPENING.</text:p>
      <text:p text:style-name="P2">IT'S SO BORING OUT HERE. AND LIVING WITH THE HUMANS IS JUST GETTING KIND OF</text:p>
      <text:p text:style-name="P2">WEIRD.</text:p>
      <text:p text:style-name="P2">ANYWAY, THIS IS ACTUALLY A LOT MORE DECIPHERABLE. MAYBE YOU'RE ON TO SOMETHING.</text:p>
      <text:p text:style-name="P11"><text:span text:style-name="T6">WELL HEY, CHECK IT OUT:</text:span><text:span text:style-name="T2"> SHIT JUST GOT NOSTALGIC.</text:span></text:p>
      <text:p text:style-name="P2">LOOK AT THAT, I'M FEELING MORE SENTIMENTAL ABOUT THIS MORONIC CONVERSATION ALREADY.</text:p>
      <text:p text:style-name="P2">OK, WHY DO YOU HAVE TO GO FROM ZERO TO DOUCHE LIKE IN THE BLINK OF A FUCKING GLANCE NUGGET.</text:p>
      <text:p text:style-name="P2">THE BLINK OF A GLANCE NUGGET?? I'VE BEEN AT THIS FOR TEN MINUTES ALREADY. AND COUNTING!</text:p>
      <text:p text:style-name="P2">I JUST THINK YOU MIGHT HAVE BEEN ON TO SOMETHING WITH THE RED TEXT. I WAS TRYING TO PAY YOU A COMPLIMENT YOU ANTAGONIZING FUCK.</text:p>
      <text:p text:style-name="P2">I MEAN, WE ONLY EVER GOT IN THE HABIT OF TYPING IN GRAY TO HIDE OUR BLOOD COLOR, RIGHT?</text:p>
      <text:p text:style-name="P2">AND LIKE, 1) EVERYBODY KNOWS IT NOW, IT WAS THE WORST KEPT FUCKING SECRET EVER, AND 2) EVEN IF THEY DIDN'T, IT'S JUST US HERE, AND OBVIOUSLY WE'VE BOTH ALREADY KNOWN IT ALL OUR LIVES</text:p>
      <text:p text:style-name="P2">UNLESS WE'RE BOTH SO NEUROTIC WE ACTUALLY STILL WANT TO ACT LIKE ITS A SECRET WE'RE KEEPING FROM EACH OTHER...</text:p>
      <text:p text:style-name="P2">BUT I'D LIKE TO THINK THE DAYS OF THAT ASTOUNDING DEGREE OF MENTAL ILLNESS ARE BEHIND US!</text:p>
      <text:p text:style-name="P2">(I WANT TO KILL MYSELF, BUT I CAN'T UNTIL THE CONVERSATION RUNS ITS COURSE. THIS IS THE WORST HELL IMAGINABLE.)</text:p>
      <text:p text:style-name="P2">SHUT THE FUCK UP. THAT'S THE EXACT KIND OF MELODRAMA I'M TALKING ABOUT, WE'RE BETTER THAN THAT NOW MAN.</text:p>
      <text:p text:style-name="P11"><text:span text:style-name="T2">I'M GONNA DO THE *MATURE* THING HERE: </text:span><text:span text:style-name="T6">AND SWITCH MY TEXT TO RED.</text:span></text:p>
      <text:p text:style-name="P12">THERE. I THINK THIS SHOULD BE THE UNIVERSAL CONVENTION FOR WHEN TWO OF THE SAME PEOPLE ARE TALKING TO EACH OTHER.</text:p>
      <text:p text:style-name="P12">ONE GUY BITES THE BULLET AND TALKS IN RED.</text:p>
      <text:p text:style-name="P12"><text:soft-page-break/>SERIOUSLY, ONE OF US HAS TO BE THE GROWN UP HERE.</text:p>
      <text:p text:style-name="P2">OH! I GET IT NOW.</text:p>
      <text:p text:style-name="P2">WHEN I TYPE IN RED, IT'S SHOWY AND INSECURE, BUT WHEN YOU DO IT, YOU ARE SHOULDERING THE PRAGMATIC BURDEN OF A MARTYR, EVEN THOUGH IT WAS *MY* FUCKING IDEA TO DO THAT IN THE FIRST PLACE TEN MINUTES AGO!</text:p>
      <text:p text:style-name="P2">YOU PIECE OF SHIT.</text:p>
      <text:p text:style-name="P12">OK!!! GOD DAMMIT, STOP BEING SO SENSITIVE. I FUCKING APOLOGIZE.</text:p>
      <text:p text:style-name="P2">CAN YOU JUST TALK ABOUT YOUR STUPID FEELINGS ALREADY SO WE CAN GET THIS NIGHTMARE OVER WITH.</text:p>
      <text:p text:style-name="P2">_</text:p>
      <text:p text:style-name="P2">125. =006587</text:p>
      <text:p text:style-name="P12">WELL LOOK, IT WASN'T SUPPOSED TO BE THIS LOPSIDED THING WHERE I SPILL ALL MY FEELINGS INTO IDIOTSPACE WHILE SOME SHIT HEAD YELLS AT ME.</text:p>
      <text:p text:style-name="P12">I WAS KIND OF THINKING THERE WOULD BE SOME GIVE AND TAKE, SINCE YOU PRESUMABLY SHARE A LOT OF MY THOUGHTS??</text:p>
      <text:p text:style-name="P2">OK WHATEVER. JUST SAY SOME STUFF ALREADY. ALL THAT SHIT I SAID TEN MINUTES AGO.</text:p>
      <text:p text:style-name="P2">I WILL "RIFF" WITH YOU AND SOMEHOW PRETEND IT DOESN'T FEEL LIKE I'M REHASHING A BUNCH OF LINES WRITTEN IN BARELY DRIED INK!!!</text:p>
      <text:p text:style-name="P12">OK</text:p>
      <text:p text:style-name="P12">WELL</text:p>
      <text:p text:style-name="P12">I'M HAVING A HARD TIME EVEN PUTTING MY THOUGHTS INTO WORDS ABOUT THIS BIZARRE TREK THROUGH THE RING.</text:p>
      <text:p text:style-name="P12">AT FIRST IT WAS JUST BLAND AND UNEVENTFUL. BUT THAT WAS KIND OF A RELIEF, REMEMBER?</text:p>
      <text:p text:style-name="P12">NOT HAVING TO WORRY ABOUT GETTING KILLED ALL THE TIME, OR TRYING TO RALLY A BUNCH OF UNCOOPERATIVE TROOPS TOWARD AN IMPOSSIBLE OBJECTIVE.</text:p>
      <text:p text:style-name="P12">YEAH.</text:p>
      <text:p text:style-name="P12">BUT THEN</text:p>
      <text:p text:style-name="P12"><text:soft-page-break/>AS IF IT WASN'T ENOUGH THAT SOMETIMES WE VISIT THESE CRAZY DREAM BUBBLES WHEN WE GO TO SLEEP...</text:p>
      <text:p text:style-name="P12">WE STARTED PHYSICALLY PASSING THROUGH THEM TOO.</text:p>
      <text:p text:style-name="P2">_</text:p>
      <text:p text:style-name="P2">126. =006588</text:p>
      <text:p text:style-name="P12">LIKE I THINK I COULD HANDLE IT BETTER IF IT WAS JUST ONE THING OR THE OTHER.</text:p>
      <text:p text:style-name="P12">LIKE *ONLY* THE MONOTONOUS DAY TO DAY DRUDGERY ON THE SAME GLOOMY FUCKING METEOR WITH THE SAME BUNCH OF RIDICULOUS PEOPLE, AND BASICALLY NOTHING TO DO EVER EXCEPT GET ALL UP IN EACH OTHER'S BUSINESS.</text:p>
      <text:p text:style-name="P12">OR *ONLY* A SWEEPS LONG SAFARI THROUGH AN EPHEMERAL REALM OF GHOST MEMORIES AND DEAD FRIENDS SHITTING AROUND IN A HAPHAZARD EXISTENTIAL CLUSTERFUCK.</text:p>
      <text:p text:style-name="P12">BUT HAVING TO DEAL WITH BOTH, IN TOTALLY RANDOM INTERVALS?</text:p>
      <text:p text:style-name="P12">IT'S KIND OF TAKING ITS TOLL.</text:p>
      <text:p text:style-name="P2">"I HEAR YOU MAN."</text:p>
      <text:p text:style-name="P2">THAT WAS WHEN I WAS SUPPOSED TO SAY THAT.</text:p>
      <text:p text:style-name="P2">BUT FOR THE RECORD, I GUESS I MEANT IT.</text:p>
      <text:p text:style-name="P12">YEAH.</text:p>
      <text:p text:style-name="P12">I MEAN, DON'T GET ME WRONG.</text:p>
      <text:p text:style-name="P12">I MISS ALL OF MY DEAD FRIENDS A LOT.</text:p>
      <text:p text:style-name="P12">EVEN THE ASSHOLES! I MISS THEM TOO. MAYBE EVEN ESPECIALLY THEM, IN SOME PERVERSE WAY.</text:p>
      <text:p text:style-name="P12">AND I SHOULD BE RELIEVED THAT THEY ALL SEEM TO BE HAPPY IN SOME WAY, EVEN IF IT'S BY FLOATING NEBULOUSLY THROUGH DREAM PROJECTIONS WITH THEIR FREAKY BLANK EYES.</text:p>
      <text:p text:style-name="P12">AND I GUESS I AM RELIEVED ABOUT THAT.</text:p>
      <text:p text:style-name="P12">BUT AT THE SAME TIME IT'S LEFT ME UNSETTLED.</text:p>
      <text:p text:style-name="P12">FOR REASONS I CAN'T REALLY PUT MY FINGER ON.</text:p>
      <text:p text:style-name="P2">_</text:p>
      <text:p text:style-name="P2"><text:soft-page-break/>127. =006589</text:p>
      <text:p text:style-name="P2">I KNOW WHY.</text:p>
      <text:p text:style-name="P12">YOU DO?</text:p>
      <text:p text:style-name="P2">YEAH.</text:p>
      <text:p text:style-name="P12">WELL OF COURSE YOU DO.</text:p>
      <text:p text:style-name="P12">I GUESS BECAUSE I JUST TOLD YOU TEN MINUTES AGO, MAKING IT LIKE A SELF-FULFILLING EPIPHANY??</text:p>
      <text:p text:style-name="P2">WELL THERE'S THAT</text:p>
      <text:p text:style-name="P2">BUT ALSO THIS CONVERSATION HELPED CLARIFY SOME THOUGHTS TOO, IN SPITE OF ITS EXCRUCIATING POINTLESSNESS.</text:p>
      <text:p text:style-name="P2">PART OF WHAT'S BOTHERING YOU ABOUT THIS IS WHAT IT MEANS ABOUT MORTALITY.</text:p>
      <text:p text:style-name="P12">YEAH</text:p>
      <text:p text:style-name="P12">I THINK THAT'S PART OF IT.</text:p>
      <text:p text:style-name="P12">AFTER VISITING WHO KNOWS HOW MANY DREAM BUBBLES</text:p>
      <text:p text:style-name="P12">AND HANGING OUT WITH WHO KNOWS HOW MANY DEAD FRIENDS, AND *COPIES* OF DEAD FRIENDS FROM ALTERNATE TIMELINES...</text:p>
      <text:p text:style-name="P12">I START TO WONDER, DOES DEATH EVEN REALLY MEAN ANYTHING?</text:p>
      <text:p text:style-name="P12">DID LIFE MEAN ANYTHING, FOR THAT MATTER??</text:p>
      <text:p text:style-name="P12">WAS THE POINT OF LIFE TO JUST GO AROUND COLLECTING A BUNCH OF PAINFUL AND AWKWARD EXPERIENCES TO SUPPLY MATERIAL FOR THE REVOLVING MEMORY-COLLAGE THAT SERVES AS THE BACKDROP TO A MUCH LONGER, EMPTIER STRETCH OF EXISTENCE?</text:p>
      <text:p text:style-name="P12">AND HOW UNNERVING IS IT RUNNING INTO OUR DEAD DOPPELGANGERS FROM DOOMED TIMELINES?</text:p>
      <text:p text:style-name="P2">HEY, YOU'RE PREACHING TO THE CHOIR, BRO.</text:p>
      <text:p text:style-name="P12">IT'S FUCKED UP.</text:p>
      <text:p text:style-name="P12">NEVER MIND WHAT IT MEANS ABOUT A PERSON'S IDENTITY OR SENSE OF SELF, OR WHICH GUY GETS TO BE CONSIDERED "THE REAL GUY" OR PHILOSOPHICAL BULLSHIT LIKE THAT.</text:p>
      <text:p text:style-name="P12">JUST ON THE LEVEL OF WHAT YOUR DECISIONS AND ACTIONS DURING YOUR <text:soft-page-break/>LIFE ACTUALLY MEAN.</text:p>
      <text:p text:style-name="P12">SOMETIMES WE RUN INTO THESE VERSIONS OF OURSELVES WHO REACHED GOD TIER FOR FUCK'S SAKE.</text:p>
      <text:p text:style-name="P12">BUT IN SPITE OF BEING *MORE* SUCCESSFUL THAN WE WERE, BY THAT PARTICULAR OBJECTIVE MEASURE</text:p>
      <text:p text:style-name="P12">THEY GET PUNISHED FOR THAT, BECAUSE IT WASN'T "THE THING THAT NEEDED TO HAPPEN"??</text:p>
      <text:p text:style-name="P2">_</text:p>
      <text:p text:style-name="P2">128. =006590</text:p>
      <text:p text:style-name="P2">PRETTY MUCH.</text:p>
      <text:p text:style-name="P12">SO WHERE DOES THAT LEAVE US?</text:p>
      <text:p text:style-name="P12">IF WE ARE TO TAKE SOME LESSON FROM THAT, WHAT IS IT!</text:p>
      <text:p text:style-name="P12">"TRY TO BE GREAT AND SUCCESSFUL, BUT MAYBE NOT TOOOO GREAT AND SUCCESSFUL?"</text:p>
      <text:p text:style-name="P12">OR MAYBE DON'T TRY AT ALL IN SOME CASES! BECAUSE IF YOU DO, SOME GIANT FUCKING SQUID IN THE MIDDLE OF NOWHERE IS GOING TO BE LIKE, NOT SO FAST, MY HIDEOUS MONSTER PLANS BEG TO DIFFER.</text:p>
      <text:p text:style-name="P12">DON'T YOU THINK WE'D HAVE BEEN BETTER OFF IF WE DIDN'T EVEN KNOW ABOUT ANY OF THIS DREAM BUBBLE SHIT?</text:p>
      <text:p text:style-name="P2">WELL.</text:p>
      <text:p text:style-name="P2">YEAH.</text:p>
      <text:p text:style-name="P2">THAT'S WHAT I WAS THINKING TEN MINUTES AGO.</text:p>
      <text:p text:style-name="P2">BUT NOW I DON'T EVEN KNOW.</text:p>
      <text:p text:style-name="P12">YEAH, WELL AT LEAST YOU'RE LISTENING. EVEN IF YOU WERE BEING YOUR USUAL SHITTY SELF ABOUT IT.</text:p>
      <text:p text:style-name="P12">NOBODY ELSE EVEN GETS THIS, THEY DON'T WANT TO HEAR IT.</text:p>
      <text:p text:style-name="P12">LIKE TEREZI?</text:p>
      <text:p text:style-name="P12">IT USED TO BE THAT SHE WOULD AT LEAST HUMOR EVEN MY MOST LUDICROUS, VITRIOLIC GARBAGE ALL THE TIME.</text:p>
      <text:p text:style-name="P12">REMEMBER THOSE DAYS?</text:p>
      <text:p text:style-name="P12"><text:soft-page-break/>WAY BACK BEFORE WE EVEN KNEW WHAT A HUMAN WAS.</text:p>
      <text:p text:style-name="P12">BACK ON ALTERNIA WHEN MY BIGGEST FEAR WAS IF PEOPLE FOUND OUT I WAS A MUTANT. HOW QUAINT CAN YOU FUCKING GET?</text:p>
      <text:p text:style-name="P12">I WAS AN IDIOT NOT TO UNDERSTAND HOW GOOD THINGS WERE BACK THEN.</text:p>
      <text:p text:style-name="P12">BETWEEN US.</text:p>
      <text:p text:style-name="P12">NOW IT'S LIKE...</text:p>
      <text:p text:style-name="P2">SDJS;ALSKJFSA;JK</text:p>
      <text:p text:style-name="P12">WHAT?</text:p>
      <text:p text:style-name="P2">THIS PART OF THE CONVERSATION.</text:p>
      <text:p text:style-name="P2">_</text:p>
      <text:p text:style-name="P2">129. =006591</text:p>
      <text:p text:style-name="P12">OH GET OVER YOURSELF, OUR TEN MINUTES IS ALMOST UP.</text:p>
      <text:p text:style-name="P12">I WOULD JUST LIKE TO KNOW.</text:p>
      <text:p text:style-name="P12">IS SHE PUNISHING ME FOR SOMETHING?</text:p>
      <text:p text:style-name="P12">I DON'T NEED TO REMIND YOU HOW MUCH TIME SHE SPENDS GALLIVANTING AROUND THE METEOR WITH YOU KNOW WHO.</text:p>
      <text:p text:style-name="P2">NO YOU SURE AS FUCK DO NOT.</text:p>
      <text:p text:style-name="P12">AFTER ALL THIS TIME I *STILL* CAN'T TELL IF SHE'S SERIOUS ABOUT THAT, OR DOING IT TO FUCK WITH ME.</text:p>
      <text:p text:style-name="P12">WHAT DO YOU THINK? IS THERE SOMETHING LEGITIMATELY RED GOING ON THERE?</text:p>
      <text:p text:style-name="P12">HOW CAN I COMMAND SUCH ABSOLUTE MASTERY OVER THE ROMANTIC SCIENCES YET REMAIN PERPLEXED BY THIS???</text:p>
      <text:p text:style-name="P12">MAYBE I CAN'T GET A READ BECAUSE HE'S NOT A TROLL, AND THEREFORE HAS NO IDEA WHAT THE FUCK HE'S DOING?</text:p>
      <text:p text:style-name="P12">IT'S LIKE TRYING TO DECIPHER AN INTRICATE COURTSHIP PROCESS BETWEEN AN ATTRACTIVE POTENTIAL MATESPRIT, AND SOME SORT OF VEGETABLE.</text:p>
      <text:p text:style-name="P12">LIKE IT DOESN'T COMPUTE.</text:p>
      <text:p text:style-name="P2">FUCK, THIS IS SO EMBARRASSING LISTENING TO THIS, MAKE IT STOP.</text:p>
      <text:p text:style-name="P12"><text:soft-page-break/>QUIET, I'M TALKING.</text:p>
      <text:p text:style-name="P12">I JUST FEEL LIKE MAYBE I'M PAST THE POINT OF NO RETURN WITH HER.</text:p>
      <text:p text:style-name="P12">WHERE BEFORE THERE WAS MARGIN FOR ERROR, PROBABLY WAY MORE THAN I EVER DESERVED.</text:p>
      <text:p text:style-name="P12">AND NOW THAT'S IT. SHE'S TOTALLY HAD IT, AND THERE'S A NEW DUDE WITH CANDYBLOOD IN TOWN.</text:p>
      <text:p text:style-name="P12">HE'S JUST GOT IT ALL, DOESN'T HE? HE'S A MUCH BETTER ARTIST THAN I AM, FOR ONE THING.</text:p>
      <text:p text:style-name="P12">AND HIS HORNS ARE SO NUBBY, THEY DON'T EVEN EXIST! TALK ABOUT HITTING THE JACKPOT.</text:p>
      <text:p text:style-name="P12">AM I OFF BASE??</text:p>
      <text:p text:style-name="P2">WE JUST WENT OVER THIS.</text:p>
      <text:p text:style-name="P2">I DIDN'T GET IT THEN BECAUSE I WAS TOO BUSY WHINING AND FEELING SORRY FOR MYSELF LIKE YOU'RE DOING NOW SO PIPE DOWN AND LISTEN.</text:p>
      <text:p text:style-name="P2">_</text:p>
      <text:p text:style-name="P2">130. =006592</text:p>
      <text:p text:style-name="P2">YOU'VE BEEN SENDING HER AN ENDLESS STREAM OF MIXED SIGNALS FOR AS LONG AS YOU'VE KNOWN HER.</text:p>
      <text:p text:style-name="P12">OH BULLSHIT.</text:p>
      <text:p text:style-name="P2">LIKE FUCK IT'S BULLSHIT.</text:p>
      <text:p text:style-name="P2">IT'S ALL TOO CLEAR TO ME NOW. IT'S A CLASSIC CASE OF QUADRANT VACILLATION, AND YOU DON'T EVEN KNOW IT.</text:p>
      <text:p text:style-name="P2">NO WONDER SHE WAS FRUSTRATED AND GOT FED UP WITH YOU.</text:p>
      <text:p text:style-name="P12">THIS IS OUTRAGEOUS.</text:p>
      <text:p text:style-name="P2">IS IT?? TELL ME, HOW MANY TIMES HAVE YOU TREATED HER IN A WAY THAT COULD BE OBJECTIVELY CONSTRUED AS A FORM OF BLACK SOLICITATION?</text:p>
      <text:p text:style-name="P12">THAT'S JUST</text:p>
      <text:p text:style-name="P12">NO, THAT'S HOW WE'VE ALWAYS ROLLED TOGETHER. IT'S LIKE</text:p>
      <text:p text:style-name="P12">SPIRITED PLATONIC CONTENTION.</text:p>
      <text:p text:style-name="P12"><text:soft-page-break/>TOTALLY NORMAL TERRITORY IN A HEALTHY MATESPRITSHIP.</text:p>
      <text:p text:style-name="P2">YEAH, A *HEALTHY* ONE, NOT ONE INVOLVING A DEMENTED LOUDMOUTH WHO CAN'T KEEP HIS SHIT UNDER CONTROL.</text:p>
      <text:p text:style-name="P2">LET ME ASK YOU, HOW MUCH OF THAT ANIMOSITY IS INNOCENT "PLATONIC RAGE"?</text:p>
      <text:p text:style-name="P2">COULD IT BE THAT SUBCONSCIOUSLY YOU WANT TO PUSH THINGS WITH HER ONTO CALIGINOUS TURF, MAYBE SEE HOW THINGS WORK OUT THERE?</text:p>
      <text:p text:style-name="P2">SEE IF YOU CAN HAVE YOUR GRUB, AND CULL IT TOO??</text:p>
      <text:p text:style-name="P2">THAT WAY YOU HAVE HER ALL TO YOURSELF!</text:p>
      <text:p text:style-name="P12">FUCK YOU.</text:p>
      <text:p text:style-name="P2">YOU WANT HER IN EVERY QUADRANT LIKE A DESPERATE FOOL.</text:p>
      <text:p text:style-name="P2">DO YOU REALIZE WHAT YOU'VE BECOME? YOU ARE THE SAD JOKE CHARACTER IN THE ROMCOM, YOU KNOW THE GUY I'M TALKING ABOUT.</text:p>
      <text:p text:style-name="P2">WHO'S GREEDY AND INDISCRIMINATE ABOUT FILLING EVERY QUADRANT, TOTALLY OBLIVIOUS TO IT, AND IN THE END HAS FUCKALL TO SHOW FOR IT.</text:p>
      <text:p text:style-name="P12">I DON'T HAVE TO PUT UP WITH THIS.</text:p>
      <text:p text:style-name="P2">YOU KIND OF DO, FOR AT LEAST ANOTHER TEN MINUTES.</text:p>
      <text:p text:style-name="P12">NO, FUCK THAT, I'M SO DONE WITH YOU.</text:p>
      <text:p text:style-name="P2">YEAH, YOU PRETTY MUCH ARE, BECAUSE THE TEN MINUTES ARE ABOUT UP, AND I'LL BE GONE.</text:p>
      <text:p text:style-name="P2">THEN IT'LL JUST BE YOU AND THE OTHER GUY, SPINNING YOUR GLOBES TOGETHER LIKE A COUPLE STUPID PIECES OF SHIT, AD INFINITUM.</text:p>
      <text:p text:style-name="P2">_</text:p>
      <text:p text:style-name="P2">131. =006593</text:p>
      <text:p text:style-name="P12">MAN, I MUST HAVE BEEN INSANE TO THINK ANYTHING IS DIFFERENT.</text:p>
      <text:p text:style-name="P12">YOU HAVEN'T CHANGED AT ALL, YOU'RE JUST AS PETTY AND HORRIBLE AS EVER.</text:p>
      <text:p text:style-name="P12">FUCK YOU FOREVER. FUCK EVERY TEN-MINUTES-AHEAD VERSION OF MYSELF ALL THE WAY INTO TEN-MINUTE-FUCKING-ETERNITY.</text:p>
      <text:p text:style-name="P2">I CAN'T EVEN DO THIS, NOT ANY MORE.</text:p>
      <text:p text:style-name="P12"><text:soft-page-break/>YEAH, WELL YOU MADE YOUR COCOON, PAL. NOW WE HAVE TO TAKE TURNS SHITTING IN IT, TOGETHER. IT IS THE MOST PATHETIC, SMELLIEST DANCE OF ALL.</text:p>
      <text:p text:style-name="P2">HMM.</text:p>
      <text:p text:style-name="P12">WHAT THE FUCK IS IT NOW?</text:p>
      <text:p text:style-name="P2">IT JUST OCCURRED TO ME</text:p>
      <text:p text:style-name="P2">THIS DUMB TANTRUM I THREW</text:p>
      <text:p text:style-name="P2">THIS ENTIRE BAD MOOD...</text:p>
      <text:p text:style-name="P2">IT WAS JUST ANOTHER IDIOTIC SELF-FULFILLING REACHAROUND WASN'T IT.</text:p>
      <text:p text:style-name="P12">WHAT ARE YOU TALKING ABOUT??</text:p>
      <text:p text:style-name="P2">I MEAN, WHERE DID THIS EVEN COME FROM?</text:p>
      <text:p text:style-name="P2">IT WAS LIKE SPONTANEOUSLY GENERATING SELF-LOATHING WITH NO DISCERNIBLE SOURCE.</text:p>
      <text:p text:style-name="P2">WAS THIS EMOTIONAL OUTBURST EVER EVEN REAL?</text:p>
      <text:p text:style-name="P12">OH NO, DON'T EVEN START WITH THAT.</text:p>
      <text:p text:style-name="P12">DO *NOT* START GETTING EXISTENTIAL ABOUT MY ANGER.</text:p>
      <text:p text:style-name="P12">YOU BETTER FUCKING BELIEVE THIS IS REAL.</text:p>
      <text:p text:style-name="P2">ARE YOU SURE, MAN?</text:p>
      <text:p text:style-name="P12">ASLKJSDKLSDLFHJSIKLKLSDGNKL</text:p>
      <text:p text:style-name="P12">YOU CONDESCENDING FUCK.</text:p>
      <text:p text:style-name="P12">HOW</text:p>
      <text:p text:style-name="P12">FUUUUUUUUUUUSDLIHLYUUIFHIERGFSHDJKBGJKSUUUUUCKING</text:p>
      <text:p text:style-name="P12">**********DAAAARE**********</text:p>
      <text:p text:style-name="P12">YOU CALL INTO QUESTION THE LEGITIMACY OF MY FEELINGS, AS IF THEY AREN'T COMPLETELY JUSTIFIED AND TOTALLY 100% GROUNDED IN</text:p>
      <text:p text:style-name="P12">*ABSOLUTE*</text:p>
      <text:p text:style-name="P12">~*=STONE COLD CONCRETE GOD DAMNED=*~</text:p>
      <text:p text:style-name="P12">**********</text:p>
      <text:p text:style-name="P12"><text:soft-page-break/>OBJECTIVE.</text:p>
      <text:p text:style-name="P12">MOTHER.</text:p>
      <text:p text:style-name="P12">FUCKING.</text:p>
      <text:p text:style-name="P12">REALITY.</text:p>
      <text:p text:style-name="P12">**********</text:p>
      <text:p text:style-name="P2">YEAH, SEE</text:p>
      <text:p text:style-name="P2">I'VE COMPLETELY SET YOU OFF HERE, AND NOW YOU DON'T EVEN KNOW WHAT YOU'RE SAYING.</text:p>
      <text:p text:style-name="P2">SORRY, THIS WAS MY FAULT. I'M GOING TO GO TRY AND CALM MYSELF DOWN.</text:p>
      <text:p text:style-name="P12">OH, SO THIS IS WHY YOU DECIDE TO LEAVE THIS CONVERSATION???</text:p>
      <text:p text:style-name="P12">YOU GOT OWNED, SO YOU HAD TO SLINK AWAY LIKE A FUCKING COWARD??????</text:p>
      <text:p text:style-name="P12">NICE TRY SHIT HEAD, BUT I'M NOT DONE WITH YOU YET. YOU THINK YOU'RE THE ONLY ONE WHO CAN LIST HIS 10-MINUTE-AWAY-SELF'S FLAWS??</text:p>
      <text:p text:style-name="P12">I COULD GO ON FOREVER!</text:p>
      <text:p text:style-name="P12">FINE, GET OUT OF HERE! GOOD RIDDANCE!</text:p>
      <text:p text:style-name="P12">AS IF I COULD TAKE ANOTHER SPONGE WRINGING MINUTE OF YOUR DISINGENUOUS DRIVEL.</text:p>
      <text:p text:style-name="P2">I CAN'T BELIEVE I'M ACTUALLY DOING THIS MEMO BULLSHIT AGAIN.</text:p>
      <text:p text:style-name="P2">I GUESS I DON'T KNOW WHAT ELSE TO DO.</text:p>
      <text:p text:style-name="P2">I JUST NEED TO AIR OUT SOME SHIT WITH SOMEBODY, AND EVERYONE HERE HAS THEIR HEADS SO FAR UP THEIR NOOKS I WANT TO SCREAM LOUDER THAN I USUALLY DO.</text:p>
      <text:p text:style-name="P2">THEIR TROLL NOOKS *AND* HUMAN NOOKS, WHATEVER THE HELL A HUMAN NOOK EVEN *IS*.</text:p>
      <text:p text:style-name="P2">YOU KNOW?</text:p>
      <text:p text:style-name="P2">_</text:p>
      <text:p text:style-name="P2">132. =006594</text:p>
      <text:p text:style-name="P2"><text:soft-page-break/>HEY, ARE YOU THERE?</text:p>
      <text:p text:style-name="P12">FUCK. FUCK. FUCK. FUCK. FUCK.</text:p>
      <text:p text:style-name="P2">OH...</text:p>
      <text:p text:style-name="P2">HEY</text:p>
      <text:p text:style-name="P12">I CAN'T</text:p>
      <text:p text:style-name="P12">I JUST CANNOT</text:p>
      <text:p text:style-name="P12">*FUCKING*</text:p>
      <text:p text:style-name="P12">***BELIEVE***</text:p>
      <text:p text:style-name="P12">I HAVE TO GO THROUGH ALL THIS BULLSHIT AGAIN WITH YOU/ME.</text:p>
      <text:p text:style-name="P12">WHAT THE FUCK MADE ME THINK THIS WOULD BE A GOOD IDEA???</text:p>
      <text:p text:style-name="P2">DUDE, WHAT'S WITH THE TEXT?</text:p>
      <text:p text:style-name="P12">UUUUUGH.</text:p>
      <text:p text:style-name="P12">WHY DON'T YOU TELL ME!</text:p>
      <text:p text:style-name="P12">I JUST HAVE THIS INCREDIBLE PREMONITION YOU'RE ABOUT TO ANYWAY.</text:p>
      <text:p text:style-name="P2">_</text:p>
      <text:p text:style-name="P2">133. KM16; DS11; RL7: =006609</text:p>
      <text:p text:style-name="P2">EVERYBODY OUT OF THE GODDAMN WAY.</text:p>
      <text:p text:style-name="P2">I GOT A LAB FULL OF HUMANS, A MOUTH FULL OF YELLING, AND A TORTURED PSYCHOLOGICAL PROFILE FULL OF TOTALLY HYSTERICAL EMOTIONS AND UNAIRED GRIEVANCES AT PRACTICALLY EVERYBODY. </text:p>
      <text:p text:style-name="P2">YEAH</text:p>
      <text:p text:style-name="P2">OK HOLD ON</text:p>
      <text:p text:style-name="P2">IF I CAN SETTLE DOWN A TICK I SHOULD BE ABLE TO MAKE MORE SENSE SHORTLY</text:p>
      <text:p text:style-name="P2">JUST ONE...</text:p>
      <text:p text:style-name="P2">*huff huff* </text:p>
      <text:p text:style-name="P2">FUCK...</text:p>
      <text:p text:style-name="P2">*wheeze*</text:p>
      <text:p text:style-name="P2"><text:soft-page-break/>NO</text:p>
      <text:p text:style-name="P2">WOW OK</text:p>
      <text:p text:style-name="P2">THAT WAS A PRETTY TERRIBLE ENTRANCE.</text:p>
      <text:p text:style-name="P2">ANYWAY</text:p>
      <text:p text:style-name="P2">WHERE WAS I.</text:p>
      <text:p text:style-name="P2">_</text:p>
      <text:p text:style-name="P2">134. DS12: =006610</text:p>
      <text:p text:style-name="P2">NOT SO FAST STRIDER, THIS HEAVILY CONCERNS YOU.</text:p>
      <text:p text:style-name="P2">IT CONCERNS YOU EXCLUSIVELY IN FACT.</text:p>
      <text:p text:style-name="P2">WHERE DO YOU THINK YOU'RE GOING? </text:p>
      <text:p text:style-name="P2">LIKE MY INFLAMED QUAKING GALLSPHINCTER IT'S NOT.</text:p>
      <text:p text:style-name="P2">TELL ME, ARE YOU BY ANY CHANCE GOING TO HAVE SOME COMPANY WHEN YOU STEP OUT TO DO THIS "THING?"</text:p>
      <text:p text:style-name="P2">NOTICE THE TWO HEAVILY DRAMATIZED "ENCLOSURE TALONS" SURROUNDING THAT WORD, WHICH I AM SCORNFULLY PANTOMIMING WITH MY OWN TWO HANDS, AS PRESENTLY BEING DEMONSTRATED FOR YOU. </text:p>
      <text:p text:style-name="P2">OH??</text:p>
      <text:p text:style-name="P2">WHO WOULD THAT BE MAY I ASK? </text:p>
      <text:p text:style-name="P2">I'M NOT TALKING ABOUT THE FUCKING MAYOR, AND YOU FUCKING KNOW IT. </text:p>
      <text:p text:style-name="P2">HE'S NOT A MAYOR. HE'S THE MAYOR OF FUCKSTICK JUNCTION LOCATED SMACK DAB IN THE MIDDLE OF PRETEND ASS NOWHERE. </text:p>
      <text:p text:style-name="P2">IT SAYS "MAYO" AND HE WROTE THE "R" HIMSELF.</text:p>
      <text:p text:style-name="P2">HE'S AT BEST A MAYO. AND WHO EVER HEARD OF A MAYO? IT'S EVERY BIT AS IMAGINARY AS HIS IDENTITY AS AN ELECTED OFFICIAL. </text:p>
      <text:p text:style-name="P2">WHO THE FUCK EVER HEARD OF GRUB SAUCE WITHOUT GRUBS??? WHAT'S IT MADE OF THEN GENIUS! </text:p>
      <text:p text:style-name="P2">ISN'T IT FUNNY HOW QUICKLY YOUR BULLSHIT UNRAVELS WHEN SOMEONE INTELLIGENT ACTUALLY HOLDS YOU ACCOUNTABLE??</text:p>
      <text:p text:style-name="P2">YOU ARE FUCKING BUSTED STRIDER.</text:p>
      <text:p text:style-name="P2">YOU ARE BUSTED ABOUT "MAYO" AND YOU ARE BUSTED ABOUT TEREZI. </text:p>
      <text:p text:style-name="P2"><text:soft-page-break/>WHAT I DO WITH MY LEGS AND HOW FAST I MOVE THEM IS MY BUSINESS YOU SHIT. </text:p>
      <text:p text:style-name="P2">I SAID STAY YOUR ASS PUT, WE'RE TALKING HERE. </text:p>
      <text:p text:style-name="P2">WHAT</text:p>
      <text:p text:style-name="P2">_</text:p>
      <text:p text:style-name="P2">135. DS13: =006611</text:p>
      <text:p text:style-name="P2">OK, LOOK I'M NOWHERE NEAR YOUR PRECIOUS STUPID CAPE. JUST LISTEN.</text:p>
      <text:p text:style-name="P2">BEFORE YOU GO OFF TO SNOG TEREZI IN YOUR IDIOTIC LITTLE VILLAGE OF NUTRITION CYLINDERS, HEAR ME OUT.</text:p>
      <text:p text:style-name="P2">BUT I DON'T THINK THAT I AM!</text:p>
      <text:p text:style-name="P2">DAVE, CAN WE JUST CUT THE SHIT?</text:p>
      <text:p text:style-name="P2">I AM NOT AN IMBECILE. YOU ARE BOTH PLAINLY TIPPING INTO FLUSHED TERRITORY IRRESPECTIVE OF ENVIRONMENTAL FACTORS OR WHATEVER LAME CONDITIONS IT IS HUMANS BELIEVE TO BE OPTIMAL FOR PURSUING A MATESPRITSHIP.</text:p>
      <text:p text:style-name="P2">ANYONE CAN SEE THAT, IT'S THE SHITTIEST KEPT SECRET ON THIS METEOR. PROBABLY EVEN THE FUCKING MAYOR GETS IT, AND LET'S FACE IT, HE'S A LITTLE SLOW.</text:p>
      <text:p text:style-name="P2">DO YOU REALLY THINK YOU COULD PULL THE WOOLBEAST MATERIAL OVER THE EYES OF A HARDENED VETERAN OF ROMANTIC STUDIES? </text:p>
      <text:p text:style-name="P2">I HAVE SEEN THOUSANDS OF TROLL ROMANCE FILMS, EACH DEALING WITH TOPICS FAR MORE SUBTLE AND COMPLEX THAN YOUR PEDESTRIAN HUMAN MIND COULD EVER GRASP.</text:p>
      <text:p text:style-name="P2">AND IN CASE YOU'VE FORGOTTEN, I'VE ALREADY WATCHED HUNDREDS OF YOUR MORE PRIMITIVE BUT MODERATELY ENTERTAINING ROMANCE FILMS.</text:p>
      <text:p text:style-name="P2">REMEMBER HOW I DOWNLOADED A FUCK TON OF THEM AFTER DISCOVERING YOUR SPECIES? I AM A CURIOUS MAN, DAVE, YOU COULD LEARN FROM ME. </text:p>
      <text:p text:style-name="P2">YOU'RE SEVERELY EXAGGERATING, BUT YES I HAVE SAMPLED HIS WORK.</text:p>
      <text:p text:style-name="P2">AGAIN LOOK AT HOW SELF ABSORBED YOU'RE BEING!!!</text:p>
      <text:p text:style-name="P2">I HAPPEN TO THINK HE HAS A BRILLIANT COMEDIC MIND, FOR A HUMAN. </text:p>
      <text:p text:style-name="P2">OH SHUT UP.</text:p>
      <text:p text:style-name="P2">I AM NOT HERE TO DEBATE YOU ON THE FINER POINTS OF CINEMA, OR TO <text:soft-page-break/>"GET MY GIRL BACK."</text:p>
      <text:p text:style-name="P2">HOW DESPERATE DO YOU THINK I AM?</text:p>
      <text:p text:style-name="P2">I'M ACTUALLY HERE TO DO THE OPPOSITE.</text:p>
      <text:p text:style-name="P2">I WANTED TO TELL YOU I'M TOTALLY OK WITH IT. </text:p>
      <text:p text:style-name="P2">BUT JUST LISTEN, AND TRY TO KEEP AN OPEN MIND. I KNOW THAT'S HARD FOR YOU.</text:p>
      <text:p text:style-name="P2">HERE, PLEASE TAKE A LOOK AT THIS.</text:p>
      <text:p text:style-name="P2">_</text:p>
      <text:p text:style-name="P2">136. DS14: =006612</text:p>
      <text:p text:style-name="P2">IT'S AN ALTERNIAN ROMANCE NOVEL.</text:p>
      <text:p text:style-name="P2">NOW LOOK, I'M NOT VOUCHING FOR THIS PARTICULAR PIECE OF LITERATURE. IT'S ACTUALLY PRETTY TRASHY AND IF YOU'RE INTERESTED I COULD RECOMMEND MUCH BETTER THINGS TO YOU.</text:p>
      <text:p text:style-name="P2">IT'S JUST THIS ONE ILLUSTRATES THE CONCEPT VERY CLEARLY.</text:p>
      <text:p text:style-name="P2">IT'S A PRETTY TYPICAL CASE OF QUADRANT VACILLATION AS APPLIED TO AN OVERLAPPING GROUP OF ROMANTIC PAIRINGS.</text:p>
      <text:p text:style-name="P2">WILL YOU PIPE DOWN AND JUST HEAR ME OUT.</text:p>
      <text:p text:style-name="P2">IT'S REALLY SIMPLE. THINK OF IT AS BEING SIMILAR TO ONE OF YOUR PRIMITIVE HUMAN LOVE TRIANGLES.</text:p>
      <text:p text:style-name="P2">THOUGH THIS IS A QUADRANGLE. THOSE ARE MUCH MORE COMMON IN OUR SOCIETY AND ENTERTAINMENT, AND FOUR IS PRETTY MUCH THE MINIMUM VALUE FOR LOVE-HATE N-DRANGLES.</text:p>
      <text:p text:style-name="P2">NOW HERE IS WHAT'S ACTUALLY GOING ON WITH THIS GROUP OF CHARACTERS. PAY ATTENTION. HEY, LOOK AT ME. EYES OVER HERE. GOOD.</text:p>
      <text:p text:style-name="P2">SEE THE TWO HEROES IN THE MIDDLE, PARTAKING IN THEIR FLUSHED EMBRACE? PRETTY MUCH YOUR TYPICAL LOWBLOOD REDROM PAIRING. THEIR DYNAMIC IS THE GRUBLOAF AND TUBER PASTE OF THE OVERALL ARC. </text:p>
      <text:p text:style-name="P2">BUT WHAT HAVE WE HERE? THERE ARE SOME NEFARIOUS HIGHBLOODS IN THE PICTURE TOO. THIS IS WHERE IT GETS INTERESTING.</text:p>
      <text:p text:style-name="P2">THE GUY ON THE LEFT IS AN OLD CALIGINOUS FLAME FROM THE MALE LOWBLOOD'S PAST, AND HAS REENTERED THE PICTURE. AGAIN, NOTHING OUT OF THE ORDINARY. HE CAN CONTINUE TO COURT HIS MATESPRIT AND <text:soft-page-break/>KISMESIS WITHOUT CONFLICT. IT'S A PERFECTLY AMICABLE ARRANGEMENT THAT EVERYONE'S TOTALLY DOWN WITH. </text:p>
      <text:p text:style-name="P2">NO QUESTIONS YET.</text:p>
      <text:p text:style-name="P2">SO THEN THAT'S ALL FINE, PRETTY BOILERPLATE CONDITIONS FOR UNFOLDING ROMDRAMA, BUT THERE'S A TWIST.</text:p>
      <text:p text:style-name="P2">THE MALE HIGHBLOOD AND LOWBLOOD START TO HAVE FLUSHED FEELINGS FOR ONE ANOTHER, AND THIS RESULTS IN SOME RED INFIDELITY BETWEEN THE LOWBLOOD PAIR.</text:p>
      <text:p text:style-name="P2">OBVIOUSLY THIS IS WHERE THE FIREWORKS START GOING OFF. THE RED FEELINGS BETWEEN THE LOWBLOODS TURN TO BLACK, AND THUS BEGINS WHAT IS REFERRED TO AS QUADRANT VACILLATION.</text:p>
      <text:p text:style-name="P2">MEANWHILE THE TWO MALES ARE ALSO VACILLATING BETWEEN RED AND BLACK, BECAUSE YOU DON'T JUST LET GO OF A RIVALRY SO EASILY.</text:p>
      <text:p text:style-name="P2">YEAH, WELL, IT GETS EVEN MORE COMPLICATED THAN THAT, PROBABLY MORE THAN NEEDED FOR THE SAKE OF MAKING THE POINT.</text:p>
      <text:p text:style-name="P2">IN THE HEAT OF THEIR VACILLATION, DURING AN ESPECIALLY BLACK PHASE, THE LOWBLOOD FEMALE WAXES RED FOR A NOTORIOUS AND ESPECIALLY BRUTAL HIGHBLOOD FEMALE.</text:p>
      <text:p text:style-name="P2">SO THEY HAVE THEIR THING ON THE SIDE, BUT EVEN THAT STARTS VACILLATING TOO BECAUSE THE ORIGINAL PAIR JUST KEEP SPINNING LIKE A TOP.</text:p>
      <text:p text:style-name="P2">WE DON'T NEED TO GET BOGGED DOWN IN THE QUADRANGLE DYNAMIC THOUGH, AND FOR OUR PURPOSES THE 4TH PARTY IS A DISTRACTION. </text:p>
      <text:p text:style-name="P2">THE THING IS, VACILLATION ALWAYS ADDS A LOT OF DRAMA TO EVERYTHING, BUT THAT DOESN'T MEAN IT CAN'T BE VIABLE.</text:p>
      <text:p text:style-name="P2">IT CAN TOTALLY WORK, AND EVERYONE CAN BE REASONABLE ABOUT IT, IT REALLY JUST COMES DOWN TO A MATTER OF SENSIBLE SCHEDULING.</text:p>
      <text:p text:style-name="P2">DAVE, PLEASE.</text:p>
      <text:p text:style-name="P2">JUST READ THE BOOK, OK? IT'S ALL IN THE BOOK.</text:p>
      <text:p text:style-name="P2">_</text:p>
      <text:p text:style-name="P2">137. DS15: =006613</text:p>
      <text:p text:style-name="P2">I THINK YOU SHOULD RECONSIDER. I CAN TRANSLATE FOR YOU. I'LL READ THE WHOLE DAMN THING ALOUD IF YOU WANT.</text:p>
      <text:p text:style-name="P2"><text:soft-page-break/>SERIOUSLY, IT COULD REALLY EXPAND YOUR LIMITED HUMAN THINK PAN ON STUFF.</text:p>
      <text:p text:style-name="P2">THERE'S A LOT HERE THAT'S APPLICABLE TO OUR SITUATION.</text:p>
      <text:p text:style-name="P2">DON'T BE DENSE. OF COURSE THERE IS.</text:p>
      <text:p text:style-name="P2">TEREZI AND I HAVE BEEN ON THE VERGE OF VACILLATING LIKE THIS FOR A LONG TIME.</text:p>
      <text:p text:style-name="P2">IT'S ABOUT TIME WE KILLED THE SUSPENSE AND JUST ACKNOWLEDGED IT.</text:p>
      <text:p text:style-name="P2">YOU AND SHE SEEM BENT ON DEVELOPING SOMETHING IN THE FLUSHED QUADRANT, AND LIKE I SAID, I'M FINE WITH THAT.</text:p>
      <text:p text:style-name="P2">IF WE CAN JUST GET OUR SHIT STRAIGHTENED OUT, WE CAN BE LIKE THESE VACILLATING PAIRS THAT ALTERNATE BETWEEN RED AND BLACK, BUT IN A WAY THAT'S COMPLEMENTARY WITH EACH OTHER'S PATTERNS.</text:p>
      <text:p text:style-name="P2">LIKE WHILE SHE AND I ARE BLACK, YOU AND SHE ARE RED.</text:p>
      <text:p text:style-name="P2">BUT THEN WHEN SHE AND I ARE RED, YOU AND SHE... I DON'T KNOW IF HUMANS ARE REALLY CAPABLE OF BLACK FEELINGS?</text:p>
      <text:p text:style-name="P2">I GUESS THAT'S UP TO YOU. MAYBE YOU CAN JUST LIKE, SIT THOSE PERIODS OUT.</text:p>
      <text:p text:style-name="P2">LIKE TAKE A BREAK, YOU KNOW? </text:p>
      <text:p text:style-name="P2">SNAPPED LIKE A FUCKING FOX. THIS MAKES PERFECT SENSE.</text:p>
      <text:p text:style-name="P2">LIKE I SAID, IT'S JUST A MATTER OF RESPONSIBLE SCHEDULING.</text:p>
      <text:p text:style-name="P2">HERE LET ME SHOW YOU.</text:p>
      <text:p text:style-name="P2">I NEED SOME PAPER. WHERE'S SOME PAPER.</text:p>
      <text:p text:style-name="P2">_</text:p>
      <text:p text:style-name="P2">138. DS16: =006614</text:p>
      <text:p text:style-name="P2">LOOK, IT'S PERFECTLY SIMPLE.</text:p>
      <text:p text:style-name="P2">HANG ON WHILE I DRAW THE GUIDELINES.</text:p>
      <text:p text:style-name="P2">IT'S NOT A SHIPPING GRID.</text:p>
      <text:p text:style-name="P2">JUST SOME ROWS AND COLUMNS FOR A SCHEDULE.</text:p>
      <text:p text:style-name="P2">COME ON, LOOK HERE. THESE ARE THE DAYS OF THE WEEK.</text:p>
      <text:p text:style-name="P2">THEN WE EACH HAVE ROWS FOR THOSE DAYS AND WE CAN DRAW A HEART OR <text:soft-page-break/>A SPADE FOR ANY GIVEN DAY.</text:p>
      <text:p text:style-name="P2">THAT WAY WE KNOW WHAT'S UP IN ADVANCE, AND AVOID UNPLEASANT CONFLICTS.</text:p>
      <text:p text:style-name="P2">_</text:p>
      <text:p text:style-name="P2">139. DS17: =006615</text:p>
      <text:p text:style-name="P2">HEY, CUT IT OUT. DON'T TOUCH ME.</text:p>
      <text:p text:style-name="P2">IT'S NOT A SHIPPING GRID YOU OBTUSE FUCK.</text:p>
      <text:p text:style-name="P2">NO.</text:p>
      <text:p text:style-name="P2">FUCK YOU. LET ME DRAW.</text:p>
      <text:p text:style-name="P2">*IT IS NOT A SHIPPING GRID*</text:p>
      <text:p text:style-name="P2">THIS IS NOT SHIPPING YOU HEINOUS TOOL, THIS IS COMMON SENSE.</text:p>
      <text:p text:style-name="P2">_</text:p>
      <text:p text:style-name="P2">140. DS18: =006616</text:p>
      <text:p text:style-name="P2">LET GO.</text:p>
      <text:p text:style-name="P2">LOOK, I JUST DREW A SQUARE.</text:p>
      <text:p text:style-name="P2">GET READY TO SEE A LOT MORE OF THOSE!</text:p>
      <text:p text:style-name="P2">IN MY MIND'S EYE I AM PICTURING A BEAUTIFUL LATTICE OF LINES AND COMPARTMENTS, INTERLOCKING WITH SUBLIME PRECISION AT NINETY DEGREE ANGLES.</text:p>
      <text:p text:style-name="P2">I IMAGINE THIS MODULAR RETICULATION AS AN ELEGANT VESSEL, IF YOU WILL, FOR THE GRAND SYNTHESIS OF OUR SHARED SHIPPING DREAMS. </text:p>
      <text:p text:style-name="P2">YES</text:p>
      <text:p text:style-name="P2">FUCK YES</text:p>
      <text:p text:style-name="P2">OOH LOOK, ANOTHER SQUARE, SORT OF.</text:p>
      <text:p text:style-name="P2">KIND OF WOBBLY! IT'LL HAVE TO DO.</text:p>
      <text:p text:style-name="P2">WAIT, I THINK IT'S COMING.</text:p>
      <text:p text:style-name="P2">HERE IT COMES, MY FIRST "SHIP", IT'S GOING IN THE SQUARE! </text:p>
      <text:p text:style-name="P2">HELL NO.</text:p>
      <text:p text:style-name="P2"><text:soft-page-break/>WHAT IS YOUR PROBLEM??</text:p>
      <text:p text:style-name="P2">OW, FUCK.</text:p>
      <text:p text:style-name="P2">_</text:p>
      <text:p text:style-name="P2">141. DS19: =006617</text:p>
      <text:p text:style-name="P2">DOING WHAT??</text:p>
      <text:p text:style-name="P2">SHE WILL SOON ENOUGH.</text:p>
      <text:p text:style-name="P2">NO, I'M DRAWING.</text:p>
      <text:p text:style-name="P2">GET LOST.</text:p>
      <text:p text:style-name="P2">YOU SMELL BAD.</text:p>
      <text:p text:style-name="P2">MY LUSUS BROUGHT THINGS HOME THAT SMELLED MORE APPEALING THAN YOU.</text:p>
      <text:p text:style-name="P2">IMPORTANT FACT: 100% OF WHAT HE BROUGHT HOME WAS EITHER A DEAD ANIMAL, OR LITERAL FECES. </text:p>
      <text:p text:style-name="P2">HOW CAN SHE STAND YOU WITH HER SENSITIVE NOSE?</text:p>
      <text:p text:style-name="P2">HAVE YOU EVER EVEN WASHED THAT RIDICULOUS OUTFIT? </text:p>
      <text:p text:style-name="P2">NO, IT'S MINE NOW. I'M KEEPING IT ON PRINCIPLE.</text:p>
      <text:p text:style-name="P2">_</text:p>
      <text:p text:style-name="P2">142. DS20: =006618</text:p>
      <text:p text:style-name="P2">I'M NOT DRAWING THOSE!!!!!!!</text:p>
      <text:p text:style-name="P2">YOU'RE MAKING ME DRAW THEM, STOP THAT.</text:p>
      <text:p text:style-name="P2">ARGH... STOP!</text:p>
      <text:p text:style-name="P2">DON'T</text:p>
      <text:p text:style-name="P2">NO FUCK</text:p>
      <text:p text:style-name="P2">OK NO</text:p>
      <text:p text:style-name="P2">YOU DREW THAT ONE</text:p>
      <text:p text:style-name="P2">YOU DREW THAT ONE!!!!</text:p>
      <text:p text:style-name="P2">DON'T PRETEND YOU DIDN'T!</text:p>
      <text:p text:style-name="P2"><text:soft-page-break/>FUUUUUUUCK LET GO OF ME! </text:p>
      <text:p text:style-name="P2">NO</text:p>
      <text:p text:style-name="P2">NO</text:p>
      <text:p text:style-name="P2">FINE TAKE IT!</text:p>
      <text:p text:style-name="P2">WHAT??</text:p>
      <text:p text:style-name="P2">LET GO</text:p>
      <text:p text:style-name="P2">I'M TRYING TO LET GO OF THE STUPID PEN BUT YOU WON'T LET ME </text:p>
      <text:p text:style-name="P2">YOU CRAZY FUCK</text:p>
      <text:p text:style-name="P2">AAAAAAAAAAAAAAAAAAAAAAAAAAAAAAAAAAAAAA!!!!!!!!!!!!</text:p>
      <text:p text:style-name="P2">_</text:p>
      <text:p text:style-name="P2">143. DS21: =006619</text:p>
      <text:p text:style-name="P2">THIS ALTERCATION IS BECOMING UNCOMFORTABLY PHYSICAL, GET THE FUCK AWAY FROM ME.</text:p>
      <text:p text:style-name="P2">YOU KNOW WHAT I'M TALKING ABOUT.</text:p>
      <text:p text:style-name="P2">YOU DON'T EVEN UNDERSTAND THE SOCIAL IMPLICATIONS OF ALL THIS HOSTILE TOUCHING AND GRABBING DO YOU???</text:p>
      <text:p text:style-name="P2">KARKAT: I DON'T FEEL THAT WAY ABOUT YOU STRIDER, JUST STEP OFF.</text:p>
      <text:p text:style-name="P2">_</text:p>
      <text:p text:style-name="P2">144. DS22: =006620</text:p>
      <text:p text:style-name="P2">WHY DON'T YOU OLD FASHIONED GO FUCK YOURSELF?</text:p>
      <text:p text:style-name="P2">FUFCK NYOUF.</text:p>
      <text:p text:style-name="P2">_</text:p>
      <text:p text:style-name="P2">145. DS23: =006621</text:p>
      <text:p text:style-name="P2">RAAARARRAAUUUAAAAUUAGHGHGGHGGGGHHGH!</text:p>
      <text:p text:style-name="P2">_</text:p>
      <text:p text:style-name="P2">146. DS24: =006623</text:p>
      <text:p text:style-name="P2">FFMUFFUFFIN</text:p>
      <text:p text:style-name="P2"><text:soft-page-break/>_</text:p>
      <text:p text:style-name="P2">147. DS25: =006624</text:p>
      <text:p text:style-name="P2">MMMMMMFFFFFUUFFMMMMUFFIN</text:p>
      <text:p text:style-name="P2">_</text:p>
      <text:p text:style-name="P2">148. DS26: =006658</text:p>
      <text:p text:style-name="P2">YEAH, I THINK IT IS.</text:p>
      <text:p text:style-name="P2">OH SHIT</text:p>
      <text:p text:style-name="P2">JOHN WATCH OUT!!!!!!</text:p>
      <text:p text:style-name="P2">WELL, FUCK.</text:p>
      <text:p text:style-name="P2">LOOKS LIKE HE'S STILL AN IDIOT.</text:p>
      <text:p text:style-name="P2">_</text:p>
      <text:p text:style-name="P5">Act 6 Act 3</text:p>
      <text:p text:style-name="P2">_</text:p>
      <text:p text:style-name="P2">149. MP1: =006886</text:p>
      <text:p text:style-name="P2">WOW. HEY.</text:p>
      <text:p text:style-name="P2">FUCKING *EXCUSE ME*</text:p>
      <text:p text:style-name="P2">_</text:p>
      <text:p text:style-name="P2">150. MP2; TP19; RxLa1: =006887</text:p>
      <text:p text:style-name="P2">WHO ARE YOU PEOPLE AND WHY SHOULD I CARE ABOUT YOU.</text:p>
      <text:p text:style-name="P2">THEY AREN'T OUR ANCESTORS. WE DON'T HAVE ANCESTORS.</text:p>
      <text:p text:style-name="P2">ANCESTRAL LEGACIES ARE A LOT OF SUPERSTITIOUS, ARISTOCRATIC BULLSHITTERY, INVENTED BY HIGHBLOODS SO THEY GET TO FEEL EVEN MORE SMUG AND SELF SATISFIED THAN THEY ALREADY ARE.</text:p>
      <text:p text:style-name="P2">EVEN IF WE DO HAVE THEM, WHO CARES? WHO GIVES A SHIT ABOUT THESE PEOPLE?</text:p>
      <text:p text:style-name="P2">LISTEN. I DON'T KNOW THEM.</text:p>
      <text:p text:style-name="P2">I DON'T WANT TO WASTE TIME PASSING THROUGH DREAM BUBBLES IF I'M NOT GOING TO SEE MY DEAD FRIENDS.</text:p>
      <text:p text:style-name="P2"><text:soft-page-break/>IF YOU DRAGGED ME ALL THE WAY UP HERE TO MEET, OH SAY, GHOST NEPETA. FUCKING GREAT!</text:p>
      <text:p text:style-name="P2">I'LL HANG OUT WITH DEAD NEPETA ALL DAY LONG. HELL, EVEN SOME RANDOM NEPETA FROM A DOOMED TIMELINE. THAT WOULD BE ALRIGHT.</text:p>
      <text:p text:style-name="P2">YOU KNOW WHAT? GIVE ME FIFTY FUCKING NEPETAS! WHY THE HELL NOT. WE'LL CALL OUR JOURNEY THROUGH BLACK ENDLESS DESPAIR "NEPETAQUEST".</text:p>
      <text:p text:style-name="P2">BUT THESE LOSERS? WHO CARES ABOUT THEM. I DON'T NEED TO BE MAKING ANY NEW FRIENDS. I HAVE ENOUGH "NEW FRIENDS" AS IT IS.</text:p>
      <text:p text:style-name="P2">MY SENTIMENTS EXACTLY, RANDOM HUMAN!</text:p>
      <text:p text:style-name="P2">I'M LEAVING.</text:p>
      <text:p text:style-name="P2">THANKS, WHOEVER THE FUCK!!!</text:p>
      <text:p text:style-name="P2">BYE.</text:p>
      <text:p text:style-name="P2">NO.</text:p>
      <text:p text:style-name="P2">_</text:p>
      <text:p text:style-name="P5">Act 6 Intermission 3</text:p>
      <text:p text:style-name="P2">_</text:p>
      <text:p text:style-name="P2">151. =007163</text:p>
      <text:p text:style-name="P2">SEE LOG FOR "Act 6 Intermission 3 Part 1" IN GAMES FOLDER</text:p>
      <text:p text:style-name="P2">_</text:p>
      <text:p text:style-name="P2">152. =007208</text:p>
      <text:p text:style-name="P2">SEE LOG FOR "Act 6 Intermission 3 Part 2" IN GAMES FOLDER</text:p>
      <text:p text:style-name="P2">_</text:p>
      <text:p text:style-name="P2">153. DS27: =007298</text:p>
      <text:p text:style-name="P2">OK, THIS IS JUST FUCKING STUPID NOW.</text:p>
      <text:p text:style-name="P2">I'M ASLEEP, BUT I GUESS THE METEOR IS PHYSICALLY PASSING THROUGH THE BUBBLE I'M DREAMING IN?</text:p>
      <text:p text:style-name="P2">AND NOW MY "DREAM PHANTOM", OR WHATEVER THE FUCK YOU'RE SUPPOSED TO CALL THIS VERSION OF YOURSELF, IS ACTUALLY IN THE SAME PHYSICAL LOCATION AS MY SLEEPING BODY.</text:p>
      <text:p text:style-name="P2"><text:soft-page-break/>I'VE JUST BEEN STANDING HERE WATCHING MYSELF SLEEP ON THE HORN PILE. IT'S OFFICIAL. WE'VE BREACHED A CRITICAL THRESHOLD OF BULGE NUMBING IDIOCY. </text:p>
      <text:p text:style-name="P2">WHAT DO WE EVEN CALL THIS DREAMING INSTANCE OF OURSELVES? IT CAN'T BE "DREAM SELF" BECAUSE THAT'S ALREADY A THING. AS IN THE VERSION OF YOURSELF ON DERSE OR PROSPIT.</text:p>
      <text:p text:style-name="P2">BUT THAT WAS MORE LIKE A PHYSICAL, REAL SELF, THAT JUST HAPPENED TO SERVE AS A BACKUP LIFE. THIS IS SOMETHING TOTALLY DIFFERENT, LIKE A WEIRD HOLOGRAM.</text:p>
      <text:p text:style-name="P2">HEY, AM I TANGIBLE TO YOU?</text:p>
      <text:p text:style-name="P2">TOUCH ME.</text:p>
      <text:p text:style-name="P2">JUST GIVE ME A LITTLE POKE.</text:p>
      <text:p text:style-name="P2">DON'T BE LIKE THAT, JUST MAN UP AND TOUCH ME. MAYBE JUST BRUSH MY CHEEK GENTLY WITH THE BACK OF YOUR HAND. SOMETHING UNAMBIGUOUSLY PLATONIC LIKE THAT.</text:p>
      <text:p text:style-name="P2">YOU HAVE A REALLY TRAGICALLY UNDER-INQUISITIVE MIND, DAVE. THIS IS FOR SCIENCE. IF SCIENCE WAS UP TO YOU, HUMANITY NEVER WOULD HAVE COME ANYWHERE CLOSE TO RISING TO THE LEVEL OF PATHETIC INFERIORITY IT WAS BARELY ABLE TO ACHIEVE AS IT WAS.</text:p>
      <text:p text:style-name="P2">YEAH, WELL MAYBE I'LL DO JUST THAT, ASSHOLE!</text:p>
      <text:p text:style-name="P2">NO. NOT WHILE YOU'RE WATCHING.</text:p>
      <text:p text:style-name="P2">YEAH</text:p>
      <text:p text:style-name="P2">ME TOO</text:p>
      <text:p text:style-name="P2">_</text:p>
      <text:p text:style-name="P2">154. MINISTRIFE: =007327</text:p>
      <text:p text:style-name="P2">THIS GATHERING HAS COMPLETELY BLOWN AWAY MY ABILITY TO TOLERATE STUPIDITY AND AWFULNESS. GET ME THE FUCK OUTTA HERE.</text:p>
      <text:p text:style-name="P2">GOD DAMN IT. THE CROWD IS TOO THICK, I CAN'T EVEN GET AWAY FROM THIS SHIT. EVERYBODY FUCKING MOVE!!!</text:p>
      <text:p text:style-name="P2">OH GOD, I CAN HEAR HIM WHINING FROM ALL THE WAY OVER THERE.</text:p>
      <text:p text:style-name="P2">YEAH, AND YOUR ANCESTOR IS PROBABLY CHIDING HIM MATERNALLY OVER THERE, JUST LIKE YOU ARE WITH ME. EVER THINK ABOUT THAT??</text:p>
      <text:p text:style-name="P2"><text:soft-page-break/>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text:p>
      <text:p text:style-name="P2">_</text:p>
      <text:p text:style-name="P5">Act 6 Act 4</text:p>
      <text:p text:style-name="P2">_</text:p>
      <text:p text:style-name="P5">Act 6 Intermission 4</text:p>
      <text:p text:style-name="P2">_</text:p>
      <text:p text:style-name="P5">Act 6 Act 5</text:p>
      <text:p text:style-name="P2">_</text:p>
      <text:p text:style-name="P5">Act 6 Act 5 Act 2</text:p>
      <text:p text:style-name="P2">_</text:p>
      <text:p text:style-name="P5">Act 6 Act 5 Act 1</text:p>
      <text:p text:style-name="P2">_</text:p>
      <text:p text:style-name="P5">Act 6 Intermission 5</text:p>
      <text:p text:style-name="P2">_</text:p>
      <text:p text:style-name="P2">155. DS28: =007827</text:p>
      <text:p text:style-name="P2">DAVE ARE YOU THERE</text:p>
      <text:p text:style-name="P2">_</text:p>
      <text:p text:style-name="P2">156. DS29: =007828</text:p>
      <text:p text:style-name="P2">COME IN DAVE.</text:p>
      <text:p text:style-name="P2">_</text:p>
      <text:p text:style-name="P2"><text:soft-page-break/>157. DS30: =007829</text:p>
      <text:p text:style-name="P2">THIS IS KARKAT.</text:p>
      <text:p text:style-name="P2">OVER.</text:p>
      <text:p text:style-name="P2">_</text:p>
      <text:p text:style-name="P2">158. DS31: =007830</text:p>
      <text:p text:style-name="P2">ANSWER ME YOU JACKOFF.</text:p>
      <text:p text:style-name="P2">DON'T BE ALL LIKE YOU'RE TOO BUSY TO PICK UP, WHO ARE YOU TRYING TO KID.</text:p>
      <text:p text:style-name="P2">YOU ARE QUITE POSSIBLY THE ONLY PERSON ON THIS METEOR WHO'S GOT EVEN LESS ON HIS NUTRITION PLATEAU THAN ME.</text:p>
      <text:p text:style-name="P2">EVEN THE MAYOR HAS A MORE DEMANDING SCHEDULE THAN WE DO, LET'S FACE THE FUCKING FACTS.</text:p>
      <text:p text:style-name="P2">WHAT. DID YOU THINK CAN TOWN RUNS ITSELF??</text:p>
      <text:p text:style-name="P2">FAT CHANCE.</text:p>
      <text:p text:style-name="P2">DAVE.</text:p>
      <text:p text:style-name="P2">GOD DAMN IT DAVE.</text:p>
      <text:p text:style-name="P2">I HAVE A PROBLEM.</text:p>
      <text:p text:style-name="P2">NO.</text:p>
      <text:p text:style-name="P2">*WE* HAVE A PROBLEM.</text:p>
      <text:p text:style-name="P2">_</text:p>
      <text:p text:style-name="P2">159. DS32: =007831</text:p>
      <text:p text:style-name="P2">SKAIA IS NOW VISIBLE TO THE NAKED EYE.</text:p>
      <text:p text:style-name="P2">WE CAN'T BE MUCH MORE THAN A FEW HOURS AWAY.</text:p>
      <text:p text:style-name="P2">THIS IS IT. THIS IS WHAT WE'VE BEEN WAITING FOR.</text:p>
      <text:p text:style-name="P2">THREE OF THE LONGEST HUMAN "YEARS" WE'LL EVER HAVE TO LIVE FOR THE REST OF OUR LIVES.</text:p>
      <text:p text:style-name="P2">SUNK INTO THIS DEPRESSING LABORATORY WHICH BY ALL ACCOUNTS SHOULD NEVER HAVE FUNCTIONED AS ANYTHING BUT OUR ETERNAL TOMB.</text:p>
      <text:p text:style-name="P2">I HAVE NO IDEA HOW WE'RE EVEN SUPPOSED TO STOP THIS THING. DO <text:soft-page-break/>YOU?</text:p>
      <text:p text:style-name="P2">OH WELL, SENDING IT BLASTING OFF SOMEWHERE AT THE SPEED OF LIGHT SURE SEEMED LIKE A GOOD IDEA AT THE TIME!</text:p>
      <text:p text:style-name="P2">AND NOW THAT WE'RE FINALLY HERE, AFTER ALL THE WAITING AND DRAMA AND BOREDOM AND STUPID BULLSHIT WITH OUR ANCESTRAL GHOSTS</text:p>
      <text:p text:style-name="P2">AND EVEN DISREGARDING THE ONE HILARIOUSLY NEGLECTED DETAIL THAT THIS METEOR HAS NO FUCKING BRAKES</text:p>
      <text:p text:style-name="P2">I STILL DON'T THINK WE'RE READY FOR THIS.</text:p>
      <text:p text:style-name="P2">_</text:p>
      <text:p text:style-name="P2">160. DS33: =007832</text:p>
      <text:p text:style-name="P2">*SIGH*</text:p>
      <text:p text:style-name="P2">_</text:p>
      <text:p text:style-name="P2">161. DS34: =007833</text:p>
      <text:p text:style-name="P2">I DON'T</text:p>
      <text:p text:style-name="P2">...</text:p>
      <text:p text:style-name="P2">HOW DO I EVEN BEGIN TO ADDRESS THIS SHIT.</text:p>
      <text:p text:style-name="P2">OK, HOW ABOUT THIS.</text:p>
      <text:p text:style-name="P2">SINCE I CAN'T THINK OF A BETTER GENERAL PURPOSE QUESTION TO HELP BREAK THE ICE IN LITERALLY ANY IMAGINABLE SOCIAL SITUATION.</text:p>
      <text:p text:style-name="P2">_</text:p>
      <text:p text:style-name="P2">162. TP21: =007834</text:p>
      <text:p text:style-name="P2">WHERE ARE YOUR FUCKING PANTS?</text:p>
      <text:p text:style-name="P2">_</text:p>
      <text:p text:style-name="P2">163. DS35: =007835</text:p>
      <text:p text:style-name="P2">I WASN'T TALKING TO YOU.</text:p>
      <text:p text:style-name="P2">DAVE, WE HAVE A BIG PROBLEM HERE.</text:p>
      <text:p text:style-name="P2">I THINK IT'S TIME WE HAD A...</text:p>
      <text:p text:style-name="P2">WHAT DID YOU CALL IT?</text:p>
      <text:p text:style-name="P2"><text:soft-page-break/>AN INTERVENTION?</text:p>
      <text:p text:style-name="P2">NO, NOT ROSE.</text:p>
      <text:p text:style-name="P2">WHY WOULD I BE TALKING ABOUT ROSE?</text:p>
      <text:p text:style-name="P2">SHE DOESN'T HAVE A MAJOR PROBLEM THAT SHE NEEDS TO BE CONFRONTED ABOUT BY HER FRIENDS BEFORE SHE FLUSHES HER WHOLE LIFE DOWN THE GAPER, DOES SHE??</text:p>
      <text:p text:style-name="P2">WHY? BECAUSE SHE LIKES TO DRINK THAT GOOFY HUMAN SOPORIFIC THAT MAKES HER A LOT FUNNIER AND MORE CHARMING THAN USUAL?</text:p>
      <text:p text:style-name="P2">HOW IS THAT A PROBLEM?</text:p>
      <text:p text:style-name="P2">I WAS TALKING ABOUT TEREZI.</text:p>
      <text:p text:style-name="P2">HOW CAN YOU NOT SEE HOW THAT IS A *HUGE* FUCKING PROBLEM.</text:p>
      <text:p text:style-name="P2">OK, CAN WE JUST ONCE ACKNOWLEDGE THAT WE ARE MUTUAL ALIENS TO EACH OTHER AND AS SUCH POSSIBLY HAVE DIFFERENT VALUES AND STANDARDS ABOUT THINGS???</text:p>
      <text:p text:style-name="P2">JUST THIS ONE TIME DAVE? THANKS!</text:p>
      <text:p text:style-name="P2">SHE NEEDS TO WAKE UP SO WE CAN TALK TO HER ABOUT THIS.</text:p>
      <text:p text:style-name="P2">SHE WON'T WAKE UP, WHAT DO I DO.</text:p>
      <text:p text:style-name="P2">YES.</text:p>
      <text:p text:style-name="P2">_</text:p>
      <text:p text:style-name="P2">164. DS35: =007836</text:p>
      <text:p text:style-name="P2">WELL, WHENEVER SHE WAKES UP, WE ALL NEED TO HAVE A SERIOUS TALK ABOUT THIS.</text:p>
      <text:p text:style-name="P2">IF SHE'S IN THIS CONDITION WHEN WE GET TO THE NEW SESSION, IT'LL BE A GODDAMN EMBARRASSMENT.</text:p>
      <text:p text:style-name="P2">NOT TO MENTION DEADLY! NEED I REMIND YOU WHO'S STILL FOLLOWING US? SHE DOESN'T LOOK PRIMED FOR BATTLE FROM WHERE I'M STANDING!</text:p>
      <text:p text:style-name="P2">WE NEED TO ACT AS A UNIFIED FRONT, DAVE. WE NEED TO LET HER KNOW THAT AS HER FRIENDS WE CAN'T STAND BY AND WATCH HER DEGRADE HERSELF LIKE THIS.</text:p>
      <text:p text:style-name="P2">STAND BY. I'M PUTTING YOU ON SPEAKER CRAB.</text:p>
      <text:p text:style-name="P2">YES. SPEAKER CRAB.</text:p>
      <text:p text:style-name="P2"><text:soft-page-break/>SHE NEEDS TO HEAR FROM YOU DAVE. SHE TRUSTS YOU.</text:p>
      <text:p text:style-name="P2">MAYBE IT IS DAVE!</text:p>
      <text:p text:style-name="P2">MAYBE THAT'S EXACTLY WHAT IT FUCKING IS.</text:p>
      <text:p text:style-name="P2">I'M SORRY. I'M NOT A "GOD TIER".</text:p>
      <text:p text:style-name="P2">I AM NOT SO FORTUNATE AS TO BE BLESSED WITH THE "GIFT OF GAB" LIKE YOU.</text:p>
      <text:p text:style-name="P2">THAT BADGE YOU EARNED. YOU KNOW, THE ONE THAT MAKES IT EASIER TO TALK TO PEOPLE?</text:p>
      <text:p text:style-name="P2">LIKE, REALLY OPEN UP ABOUT YOUR FEELINGS AND SAY WHATEVER NEEDS TO BE SAID? </text:p>
      <text:p text:style-name="P2">ISN'T IT??</text:p>
      <text:p text:style-name="P2">OK WHAT DOES IT DO THEN WISE GUY!</text:p>
      <text:p text:style-name="P2">THAT BADGE YOU EARNED. YOU KNOW, THE ONE THAT MAKES IT EASIER TO TALK TO PEOPLE?</text:p>
      <text:p text:style-name="P2">LIKE, REALLY OPEN UP ABOUT YOUR FEELINGS AND SAY WHATEVER NEEDS TO BE SAID? </text:p>
      <text:p text:style-name="P2">I'M PUTTING YOU ON SPEAKER CRAB, AND THEN TOGETHER WE ARE GOING TO KEEP IT *REAL AS SHIT*, DO YOU HEAR ME?</text:p>
      <text:p text:style-name="P2">_</text:p>
      <text:p text:style-name="P2">165. DS36; TP22: =007837</text:p>
      <text:p text:style-name="P2">YES! I WANT HER TO DO THAT!</text:p>
      <text:p text:style-name="P2">THE LATTER THING.</text:p>
      <text:p text:style-name="P2">DAVE</text:p>
      <text:p text:style-name="P2">YOUR WISDOM, MY GOD</text:p>
      <text:p text:style-name="P2">IT'S KNOCKING MY SOCKS OFF. HOLY SHIT, PLEASE TELL ME THE SECRET TO YOUR WISE WAYS.</text:p>
      <text:p text:style-name="P2">AND WHILE YOU'RE AT IT, MAYBE YOU COULD TELL ME WHAT THE FUCK YOU'RE TALKING ABOUT.</text:p>
      <text:p text:style-name="P2">NO, DON'T SAY THAT.</text:p>
      <text:p text:style-name="P2">NO, THAT'S NOT WHAT I MEAN.</text:p>
      <text:p text:style-name="P2"><text:soft-page-break/>I MEAN, I KNOW THAT.</text:p>
      <text:p text:style-name="P2">JUST WHY DO YOU HAVE TO PUT EVERYTHING SO "COLORFULLY"?</text:p>
      <text:p text:style-name="P2">I GUESS I DO THE SAME THING, BUT YOU ALWAYS SEEM TO TAKE THINGS TO A DIFFERENT LEVEL OF GROSS. JUST PLEASE SAY SHIT NORMALLY FOR A CHANGE, OK.</text:p>
      <text:p text:style-name="P2">REGARDING GAMZEE, YEAH. I KNEW ABOUT THAT ALREADY. </text:p>
      <text:p text:style-name="P2">MOTHERFUCKER, PLEASE.</text:p>
      <text:p text:style-name="P2">DO YOU THINK I'M AN IDIOT? I'VE SUSPECTED THIS WAS GOING ON FOR A LONG TIME.</text:p>
      <text:p text:style-name="P2">I WAS JUST BEING LIKE YOU, PLAYING IT COOL, LETTING HER DO WHATEVER.</text:p>
      <text:p text:style-name="P2">BECAUSE THIS IS THE LAST STRAW! WE'RE SUPPOSED TO BE READY FOR ACTION BY NOW.</text:p>
      <text:p text:style-name="P2">NOT COMATOSE, HALF NAKED AND FAYGO STICKY.</text:p>
      <text:p text:style-name="P2">GOD, I WONDER WHAT SORT OF BULLSHIT HE'S GOT HER BELIEVING IN NOW? ABOUT THE MIRTHFUL MESSIAHS AND SHANGRI LA AND ALL THAT GARBAGE.</text:p>
      <text:p text:style-name="P2">IT MAKES ME SO SAD TO THINK SHE'S CAUGHT UP IN HIS SUPERSTITIOUS WEB OF LIES.</text:p>
      <text:p text:style-name="P2">IT'S BEEN AWFUL WATCHING THE PERSON I USED TO KNOW SLOWLY DRIFT AWAY FROM ME, TO THE POINT WHERE SHE MIGHT AS WELL BE GONE.</text:p>
      <text:p text:style-name="P2">HOW DID YOU MANAGE TO DEAL WITH THAT?</text:p>
      <text:p text:style-name="P2">YOU AND SHE USED TO SEE EACH OTHER ALL THE TIME. WHAT HAPPENED?</text:p>
      <text:p text:style-name="P2">WE HAVE A HYPER GRAVITY CHAMBER???</text:p>
      <text:p text:style-name="P2">OH</text:p>
      <text:p text:style-name="P2">YEAH. UH.</text:p>
      <text:p text:style-name="P2">GAMZEE ENDED OUR MOIRALLEGIANCE QUITE SOME TIME AGO.</text:p>
      <text:p text:style-name="P2">IT'S FINE. IT WAS REALLY A DEAD END PALE RELATIONSHIP.</text:p>
      <text:p text:style-name="P2">AT FIRST IT REALLY SEEMED LIKE I WAS A NECESSARY PART OF HIS LIFE, KEEPING HIS SHIT UNDER CONTROL...</text:p>
      <text:p text:style-name="P2">BUT AS TIME WENT ON HE JUST GOT COMPLETELY DISINTERESTED AND <text:soft-page-break/>WASN'T KEEPING UP WITH HIS END OF THE THING AT ALL.</text:p>
      <text:p text:style-name="P2">HE STARTED GETTING SO UNBELIEVABLY SELF SATISFIED AND PIOUS, LIKE WAY MORE THAN HE EVER WAS BEFORE.</text:p>
      <text:p text:style-name="P2">LIKE HE'S JUST SO COMPLETELY CONVINCED HE'S FOUND HIS CALLING, THAT THIS SESSION IS THE GATEWAY TO THE PROMISED LAND WHERE HE'LL FULFILL HIS DESTINY.</text:p>
      <text:p text:style-name="P2">HE'S SO CAUGHT UP IN HIS IDIOTIC SCHEMES HE COULDN'T GIVE A FUCK ABOUT ME ANYMORE.</text:p>
      <text:p text:style-name="P2">WHATEVER. AT LEAST HE STOPPED KILLING PEOPLE.</text:p>
      <text:p text:style-name="P2">OH GOD!</text:p>
      <text:p text:style-name="P2">THAT FUCKING GOD TIER OUTFIT.</text:p>
      <text:p text:style-name="P2">WHAT A GODDAMN FAKER. I CAN'T FOR THE LIFE OF ME IMAGINE WHERE HE GOT THAT THING.</text:p>
      <text:p text:style-name="P2">I KNOW KANAYA SURE AS HELL DIDN'T MAKE IT FOR HIM.</text:p>
      <text:p text:style-name="P2">THE MAN LITERALLY HAS NO SHAME.</text:p>
      <text:p text:style-name="P2">I DON'T KNOW!</text:p>
      <text:p text:style-name="P2">I DON'T THINK EVEN HE KNOWS.</text:p>
      <text:p text:style-name="P2">MAYBE TO MAKE A "GOOD IMPRESSION" ON HIS FAKE ASS RELIGIOUS IDOL, AFTER HE THRUSTS HIS SACRED COD PIECE THROUGH THE GATES OF SHANGRI LA.</text:p>
      <text:p text:style-name="P2">YEAH!!!</text:p>
      <text:p text:style-name="P2">HAHAHA! IT'S SO TRUE.</text:p>
      <text:p text:style-name="P2">I WISH I COULD SEE THE LOOK ON HIS FACE WHEN HE FINALLY REALIZES EVERYTHING HE BELIEVES IS A LIE.</text:p>
      <text:p text:style-name="P2">HEY DAVE.</text:p>
      <text:p text:style-name="P2">WHAT DO YOU THINK WILL HAPPEN TO US AFTER WE MEET UP WITH THE OTHERS.</text:p>
      <text:p text:style-name="P2">I MEAN, AS FRIENDS.</text:p>
      <text:p text:style-name="P2">I MEAN WILL WE STILL GET TO BE BROS.</text:p>
      <text:p text:style-name="P2">NO BUT SEE</text:p>
      <text:p text:style-name="P2"><text:soft-page-break/>WE'RE GOING TO MEET ALL THESE OTHER PEOPLE.</text:p>
      <text:p text:style-name="P2">JOHN AMONG THEM.</text:p>
      <text:p text:style-name="P2">AND JOHN IS YOUR BEST FRIEND, SO YOU WILL OSTENSIBLY RESUME THAT FRIENDSHIP WHERE YOU LEFT OFF.</text:p>
      <text:p text:style-name="P2">AND JOHN AND I HAD A FEW TESTY CONVERSATIONS WITH EACH OTHER ONE DAY, AND IN MOST OF THOSE I MADE A FOOL OF MYSELF.</text:p>
      <text:p text:style-name="P2">AND I GUESS WE BECAME FRIENDS THAT DAY? MAYBE??</text:p>
      <text:p text:style-name="P2">BUT THE REALITY IS IT WAS JUST ONE DAY, AND HE'D BE WELL WITHIN A REASONABLE FRAME OF MIND NOT TO GIVE A CRAP IN HINDSIGHT ABOUT THE GUY WHO TROLLED HIM ONCE THREE YEARS AGO.</text:p>
      <text:p text:style-name="P2">AND THE SAME GOES FOR JADE!</text:p>
      <text:p text:style-name="P2">I THOUGHT WE HAD A DECENT RAPPORT, BUT AGAIN, IT WAS ONE DAY FOREVER AGO. SHE PROBABLY BARELY REMEMBERS ME AT THIS POINT.</text:p>
      <text:p text:style-name="P2">WHEREAS THAT DOESN'T MATTER FOR YOU, BECAUSE YOU GO WAY BACK WITH THEM. THIS IS LIKE A FUCKING *HEARTFELT REUNION* FOR YOU GUYS.</text:p>
      <text:p text:style-name="P2">BUT WHERE DOES THAT LEAVE ME??</text:p>
      <text:p text:style-name="P2">I CAN HARDLY CALL GAMZEE A FRIEND ANYMORE. WHO KNOWS IF MY FRIENDSHIP WITH TEREZI WILL EVER BE WHAT IT WAS BEFORE. I USED TO BE PRETTY CLOSE WITH KANAYA, BUT NOW SHE AND ROSE NEVER LEAVE EACH OTHER ALONE FOR MORE THAN A FUCKING MINUTE.</text:p>
      <text:p text:style-name="P2">ALL MY OTHER FRIENDS ARE DEAD, AND NOW WE'RE LEAVING THE DREAM BUBBLES BEHIND.</text:p>
      <text:p text:style-name="P2">AND THEN THERE'S YOU.</text:p>
      <text:p text:style-name="P2">SO</text:p>
      <text:p text:style-name="P2">I'M JUST WONDERING WHAT HAPPENS NEXT.</text:p>
      <text:p text:style-name="P2">THE MAYOR'S FRIENDSHIP IS A UNIVERSAL CONSTANT, AND I AM INSULTED BEYOND COMPREHENSION AS WELL AS MY CAPACITY TO VOMIT THAT YOU WOULD INSINUATE OTHERWISE.</text:p>
      <text:p text:style-name="P2">UH OH, LOOK WHO'S STARTING TO COME AROUND!</text:p>
      <text:p text:style-name="P2">_</text:p>
      <text:p text:style-name="P2">166. TP23: =007838</text:p>
      <text:p text:style-name="P2">WAKE UP SLEEPY HEAD!</text:p>
      <text:p text:style-name="P2"><text:soft-page-break/>HONK HONK HONK, YEAH THAT'S RIGHT! IT'S TIME TO FACE THE FUCKING MUSIC.</text:p>
      <text:p text:style-name="P2">_</text:p>
      <text:p text:style-name="P2">167. TP24: =007917</text:p>
      <text:p text:style-name="P2">WHO???</text:p>
      <text:p text:style-name="P2">OH YEAH.</text:p>
      <text:p text:style-name="P2">HER.</text:p>
      <text:p text:style-name="P2">I DON'T KNOW, I CAN'T KEEP ALL THESE GHOST NAMES STRAIGHT.</text:p>
      <text:p text:style-name="P2">FLIPTUNA? MEOWLIN...</text:p>
      <text:p text:style-name="P2">WASN'T THERE A CARLOS?</text:p>
      <text:p text:style-name="P2">FUCK IT. THEY WERE ALL NAMED CARLOS AS FAR AS I'M CONCERNED.</text:p>
      <text:p text:style-name="P2">WAIT. EXCEPT MEENAH. SHE WAS ALRIGHT. A LITTLE FORWARD, BUT...</text:p>
      <text:p text:style-name="P2">WHATEVER, THIS ISN'T THE POINT.</text:p>
      <text:p text:style-name="P2">ALL I REMEMBER ABOUT MY INTERACTIONS WITH THE SERKET GIRL WAS GETTING CORNERED INTO THESE LUDICROUS MONOLOGUES, THEN RACKING MY BRAIN FOR EXCUSES TO GET THE HELL OUT OF THERE.</text:p>
      <text:p text:style-name="P2">SO SHE WAS JUST LIKE</text:p>
      <text:p text:style-name="P2">*POOF!*</text:p>
      <text:p text:style-name="P2">AND SUDDENLY YOUR EYES WERE BETTER?</text:p>
      <text:p text:style-name="P2">WHAT IS SHE, SOME SORT OF MAGIC FAIRY??</text:p>
      <text:p text:style-name="P2">OH</text:p>
      <text:p text:style-name="P2">ALRIGHT, I GUESS HER STORY CHECKS OUT THEN.</text:p>
      <text:p text:style-name="P2">GOOD FOR HER.</text:p>
      <text:p text:style-name="P2">BUT THIS DOESN'T SEEM LIKE YOU TEREZI. I MEAN, I DIDN'T THINK YOU EVEN WANTED YOUR EYESIGHT BACK?</text:p>
      <text:p text:style-name="P2">I'VE NEVER MET ANYONE AS CHUFFED ABOUT HER OWN DISABILITY AS YOU. I WAS ALWAYS UNDER THE IMPRESSION YOU FELT LIKE IT WAS A BIG PART OF WHO YOU ARE?</text:p>
      <text:p text:style-name="P2">WHOA WHOA</text:p>
      <text:p text:style-name="P2"><text:soft-page-break/>THE *ONLY* COOL THING ABOUT YOU?</text:p>
      <text:p text:style-name="P2">TEREZI. I WANT TO BE UNDERSTANDING, BUT I CAN'T GET BEHIND SOME OF THE SHIT YOU'RE SAYING ABOUT YOURSELF HERE.</text:p>
      <text:p text:style-name="P2">WHAT MADE YOU START UNRAVELING LIKE THIS?</text:p>
      <text:p text:style-name="P2">WAIT. WE MET ALL THOSE PEOPLE LIKE...</text:p>
      <text:p text:style-name="P2">KIND OF A LONG TIME AGO?</text:p>
      <text:p text:style-name="P2">HOW LONG HAVE YOU BEEN HIDING THIS FROM EVERYONE?</text:p>
      <text:p text:style-name="P2">YEAH! THAT'S WHAT HIDING IT MEANS.</text:p>
      <text:p text:style-name="P2">I KNOW, BUT NOT TELLING ANYBODY THAT IS STILL BEING POINTLESSLY SECRETIVE!</text:p>
      <text:p text:style-name="P2">YOU COULD HAVE SAID, HEY KARKAT, I FUCKED UP AND NOW I CAN SEE AGAIN. MAYBE WE CAN TALK ABOUT THIS SO I DON'T GO INTO A TRAGIC DOWNWARD SPIRAL AND MAKE YOU WORRY ABOUT ME FOR NO REASON! </text:p>
      <text:p text:style-name="P2">AND WHAT ABOUT THIS CLANDESTINE BLACKROM NONSENSE YOU'VE GOT GOING ON WITH GAMZEE?</text:p>
      <text:p text:style-name="P2">HAVE YOU BEEN DATING HIM FOR JUST AS LONG?</text:p>
      <text:p text:style-name="P2">WAS HE INVOLVED IN THAT DECISION??</text:p>
      <text:p text:style-name="P2">LIKE, DID HE HELP TALK YOU INTO HEALING YOUR EYES OR SOMETHING?!</text:p>
      <text:p text:style-name="P2">OH MY GOD. TEREZI, YOU ARE A FUCKING CATASTROPHE.</text:p>
      <text:p text:style-name="P2">YOU USED TO BE LIKE, CUNNING? AND CONSIDERABLY MORE INTELLIGENT THAN ME, WHICH I HAVE NO PROBLEM ADMITTING.</text:p>
      <text:p text:style-name="P2">BUT THIS IS RIDICULOUS. EVEN IF I DIDN'T FIGURE IT OUT MYSELF, WHICH I *DID* BECAUSE IT WAS *OBVIOUS*, YOU ARE UP HERE ON THE ROOF LYING UNCONSCIOUS IN A PILE OF HONK HORNS AND FAYGO BOTTLES.</text:p>
      <text:p text:style-name="P2">I AM NOT A MASTER OF DEDUCTION, BUT UNLESS YOU WERE RECENTLY STOMPED ON BY SOME SORT OF GOLEM COMPOSED OF GARBAGE FROM A CIRCUS, IT SEEMS FAIR TO SAY YOU ARE OFFICIALLY DOWN WITH THE CLOWN.</text:p>
      <text:p text:style-name="P2">WELL? WHAT DO YOU HAVE TO SAY ABOUT IT.</text:p>
      <text:p text:style-name="P2">THEN WHY ARE YOU DOING IT!</text:p>
      <text:p text:style-name="P2">_</text:p>
      <text:p text:style-name="P2"><text:soft-page-break/>168. TP25; DS37: =007918</text:p>
      <text:p text:style-name="P2">TEREZI...</text:p>
      <text:p text:style-name="P2">THIS IS KILLING ME, HEARING THIS.</text:p>
      <text:p text:style-name="P2">I SERIOUSLY WANT TO WEEP ACTUAL PUKE OUT OF MY EYEBALLS FROM THIS STORY.</text:p>
      <text:p text:style-name="P2">HOW DID THIS HAPPEN???</text:p>
      <text:p text:style-name="P2">I'VE GOT TO SAY, I DIDN'T SEE IT COMING. IF YOU TOLD ME SWEEPS AGO YOU AND HE...</text:p>
      <text:p text:style-name="P2">I WOULDN'T BELIEVE IT. LIKE IF THE WRITING WAS ON THE WALL THERE, I SURE AS FUCK DIDN'T READ IT.</text:p>
      <text:p text:style-name="P2">I KNEW IT!</text:p>
      <text:p text:style-name="P2">I KNEW HE MUST HAVE HAD SOMETHING TO DO WITH THAT DECISION. THAT SLIMY BASTARD.</text:p>
      <text:p text:style-name="P2">THIS IS MOSTLY MY FAULT. I WASN'T VIGILANT ENOUGH WITH HIM, AND I LET OUR MOIRALLEGIANCE BREAK DOWN.</text:p>
      <text:p text:style-name="P2">IF I KEPT A CLOSER EYE ON HIM, MAYBE HE WOULDN'T HAVE LURED YOU INTO HIS SPINNING TENT OF SHIT.</text:p>
      <text:p text:style-name="P2">OR MAYBE IT'S KANAYA'S FAULT? SHE'S ALWAYS BEEN A REALLY GOOD AUSPISTICE. MAYBE SHE COULD HAVE PREVENTED THIS, IF SHE WASN'T SO PREOCCUPIED HERSELF.</text:p>
      <text:p text:style-name="P2">NO WAIT! IT'S ACTUALLY MY FAULT AGAIN! IF I HAD BEEN ON THE BALL AND AUSPISTICIZED BETWEEN HER AND ROSE, SHE WOULD HAVE HAD THE TIME TO AUSPISTICIZE BETWEEN YOU AND GAMZEE!</text:p>
      <text:p text:style-name="P2">DAMMIT, I ALWAYS SAY I KNOW SO MUCH ABOUT ROMANCE, YET I ROUTINELY UNDERESTIMATE ITS COMPLEXITY, SO I ONLY FIGURE OUT WHAT TO DO AFTER IT'S WAY TOO LATE!</text:p>
      <text:p text:style-name="P2">GOD I'M SO STUPID STUPID STUPID STUPID</text:p>
      <text:p text:style-name="P2">YEAH OK.</text:p>
      <text:p text:style-name="P2">FOR WHAT IT'S WORTH, HE'LL PROBABLY JUST BREAK IT OFF AND LEAVE YOU ONCE WE GET TO THE NEW SESSION.</text:p>
      <text:p text:style-name="P2">ALL HIS LOYALTIES AND PRIORITIES ARE TOTALLY WARPED NOW. I'M NOT SURE WHAT HE REALLY CARES ABOUT ANYMORE, BUT IT SURE ISN'T ANY OF US.</text:p>
      <text:p text:style-name="P2"><text:soft-page-break/>YEAH. I DO.</text:p>
      <text:p text:style-name="P2">WHOA, WHAT??</text:p>
      <text:p text:style-name="P2">ISN'T THAT WHAT YOU WANT?</text:p>
      <text:p text:style-name="P2">OK, HELP ME OUT!</text:p>
      <text:p text:style-name="P2">YOU'RE CONFUSING ME HERE.</text:p>
      <text:p text:style-name="P2">WOW.</text:p>
      <text:p text:style-name="P2">ALRIGHT, I GUESS THAT MAKES SENSE. SORRY.</text:p>
      <text:p text:style-name="P2">I'M JUST TRYING TO BE SUPPORTIVE HERE.</text:p>
      <text:p text:style-name="P2">BUT I'M NOT ALWAYS SURE WHAT THE RIGHT THING TO SAY IS!</text:p>
      <text:p text:style-name="P2">I'M DOING MY FUCKING BEST. THIS IS COMPLICATED FOR ME TOO, YOU'RE BOTH MY FRIENDS.</text:p>
      <text:p text:style-name="P2">WHAT?</text:p>
      <text:p text:style-name="P2">WHY??</text:p>
      <text:p text:style-name="P2">WHAT THE FUCK IS WRONG WITH MY CHAIR.</text:p>
      <text:p text:style-name="P2">NO, LOOK. IT'S CASUAL AND RELAXED.</text:p>
      <text:p text:style-name="P2">LIKE, IT VISUALLY CONVEYS THAT MY PRESENCE IN THE CONVERSATION IS HUMBLE AND NONTHREATENING, YET FRANK AND ATTENTIVE.</text:p>
      <text:p text:style-name="P2">WHAT THE FUCK DO YOU WANT FROM ME?</text:p>
      <text:p text:style-name="P2">WHY SHOULD I SQUAT ON THE DIRTY FLOOR, WHAT DIFFERENCE DOES IT MAKE! </text:p>
      <text:p text:style-name="P2">OK, WOW, FINE!</text:p>
      <text:p text:style-name="P2">FUCK THE CHAIR. PARDON ME FOR MAKING MYSELF COMFORTABLE DURING A SINCERE HEART TO HEART DISCUSSION WITH A DEAR FRIEND IN NEED!</text:p>
      <text:p text:style-name="P2">BUT THE TIME HAS COME FOR ME TO CEASE STRADDLING THIS DEEPLY OFFENSIVE PIECE OF FURNITURE! AWAY WITH YE, FOUR LEGGED TEMPTRESS! DISTRACT US NO MORE WITH THE MOST BASIC AND UTILITARIAN FORM OF CREATURE COMFORT YOU SUPPLY!!! </text:p>
      <text:p text:style-name="P2">_</text:p>
      <text:p text:style-name="P2">169. TP26; DS38: =007919</text:p>
      <text:p text:style-name="P2">AT LAST!</text:p>
      <text:p text:style-name="P2"><text:soft-page-break/>WE ARE FREE FROM THE ACCURSED INSTRUMENT OF ASS ELEVATION!</text:p>
      <text:p text:style-name="P2">UNLIKE EVERYONE ELSE EVER, I HAPPEN TO MAKE A PRACTICE OF CAPTCHALOGUING ITEMS WHICH MIGHT BE CONVENIENT ON A DAY TO DAY BASIS.</text:p>
      <text:p text:style-name="P2">SAY I'M STROLLING AROUND AND FIND MYSELF IN NEED OF A PLACE TO SIT? BAM. SUDDENLY, A CHAIR.</text:p>
      <text:p text:style-name="P2">AND NO I DIDN'T STEAL IT.</text:p>
      <text:p text:style-name="P2">HOW COULD I STEAL SOMETHING FROM THE COMMON AREA? NOBODY ACTUALLY OWNS ANY OF THAT FUCKING FURNITURE.</text:p>
      <text:p text:style-name="P2">THAT'S WHY IT'S CALLED THE *COMMON* AREA, YOU ACCUSATORY PIECE OF FILTH.</text:p>
      <text:p text:style-name="P2">WHAT ARE YOU TALKING ABOUT??</text:p>
      <text:p text:style-name="P2">YOU APPEAR TO BE JUMPSTARTING A FACETIOUS DISCUSSION ABOUT SOME SORT OF HUMAN ECONOMIC IDEOLOGICAL FRAMEWORK, WITHOUT HAVING THE SLIGHTEST CLUE THAT YOUR VEHICLE IS PARKED SQUARELY IN THE NOBODY GIVES A FUCK ZONE.</text:p>
      <text:p text:style-name="P2">WHAT IS YOUR POINT?</text:p>
      <text:p text:style-name="P2">YOU AREN'T BEING SERIOUS NOW!</text:p>
      <text:p text:style-name="P2">THESE ARE NOT THE WORDS OF A SERIOUS PERSON.</text:p>
      <text:p text:style-name="P2">I WAS HAVING A *SERIOUS DISCUSSION* LIKE A *BIG TIME ADULT* WITH MY GOOD FRIEND TEREZI.</text:p>
      <text:p text:style-name="P2">YOUR CALLOUS AND NONSENSICAL REMARKS ARE DERAILING US FROM THE DELICATE SUBJECT AT HAND.</text:p>
      <text:p text:style-name="P2">WHY DON'T YOU BE USEFUL AND SAY SOMETHING REASSURING TO OUR SAD MUTUAL BUDDY, YOU WAILING JET ENGINE OF INFANTILE STULTILOQUENCE??????</text:p>
      <text:p text:style-name="P2">AUGH.</text:p>
      <text:p text:style-name="P2">TEREZI, DO YOU SEE? DO YOU SEE WHAT I HAVE TO DEAL WITH??</text:p>
      <text:p text:style-name="P2">ACTUALLY, I GUESS YOU CAN! YOU CAN NOW LITERALLY SEE WHAT I HAVE TO DEAL WITH, AND EXPERIENCE ALL DUE EMPATHY FOR THE FACT THAT I HAVE A DOUCHE AS A BEST FRIEND!</text:p>
      <text:p text:style-name="P2">SO THAT'S IT THEN</text:p>
      <text:p text:style-name="P2"><text:soft-page-break/>NO ADVICE AT ALL, SMARTALEC?</text:p>
      <text:p text:style-name="P2">WHY DID I EVEN BRING YOU HERE FOR THIS INTERMISSION THEN.</text:p>
      <text:p text:style-name="P2">INTERVENTION I MEAN. SORRY, I MISSPOKE.</text:p>
      <text:p text:style-name="P2">OK???</text:p>
      <text:p text:style-name="P2">WHAT. JUST LIKE THAT?!</text:p>
      <text:p text:style-name="P2">_</text:p>
      <text:p text:style-name="P2">170. TP27: =007920</text:p>
      <text:p text:style-name="P2">I THINK WE ARE MISSING THE POINT HERE.</text:p>
      <text:p text:style-name="P2">THIS ISN'T JUST ABOUT AN UNHEALTHY OBSESSION WITH A FOUL SOFT DRINK.</text:p>
      <text:p text:style-name="P2">IT'S ABOUT HOW YOU FEEL ABOUT YOURSELF.</text:p>
      <text:p text:style-name="P2">YOU ARE BARELY FUNCTIONAL RIGHT NOW. YOU CAN'T EVEN PICK YOURSELF UP OFF THE FLOOR AND PUT ON A PAIR OF PANTS.</text:p>
      <text:p text:style-name="P2">REMEMBER PANTS TEREZI?? YOU USED TO LOVE PANTS!</text:p>
      <text:p text:style-name="P2">YOU USED TO...</text:p>
      <text:p text:style-name="P2">YOU USED TO BE A LOT OF THINGS. AND ALL OF THOSE WERE GOOD THINGS.</text:p>
      <text:p text:style-name="P2">BUT NOW THAT WE'RE ABOUT TO ARRIVE, RIGHT WHEN WE NEED YOU THE MOST, YOU DO A SENSATIONAL BELLYFLOP INTO A CIRCUS VAT OF YOUR OWN TANGY SLOBBER.</text:p>
      <text:p text:style-name="P2">YOU'RE AN IMPORTANT MEMBER OF THIS PARTY!</text:p>
      <text:p text:style-name="P2">WE'LL NEED YOU TO HELP STAND UP TO JACK, AND WHATEVER ELSE IS WAITING FOR US THERE.</text:p>
      <text:p text:style-name="P2">WELL, NOT LIKE THIS YOU WON'T. YOU'VE GOT TO GET YOUR ACT TOGETHER.</text:p>
      <text:p text:style-name="P2">WHAT ABOUT YOUR MIND POWERS THOUGH!</text:p>
      <text:p text:style-name="P2">WHAT IF WE NEED SOMEBODY WITH MIND POWERS? TO DO SOME SORT OF...</text:p>
      <text:p text:style-name="P2">MINDY THING.</text:p>
      <text:p text:style-name="P2">YOU KNOW. THE ONES WHERE YOU...</text:p>
      <text:p text:style-name="P2">FLIP A COIN. AND...</text:p>
      <text:p text:style-name="P2"><text:soft-page-break/>SOMETHING CRAZY HAPPENS.</text:p>
      <text:p text:style-name="P2">OK, I DON'T ACTUALLY KNOW HOW IT WORKS. BUT WHAT ABOUT THAT?</text:p>
      <text:p text:style-name="P2">HUH?</text:p>
      <text:p text:style-name="P2">OH.</text:p>
      <text:p text:style-name="P2">RIGHT.</text:p>
      <text:p text:style-name="P2">WELL, YEAH. OF COURSE IT WAS NECESSARY.</text:p>
      <text:p text:style-name="P2">EVEN IF IT WASN'T THE MORALLY RIGHT CHOICE OR WHATEVER, IT WAS OBVIOUSLY SOMETHING THAT HAD TO HAPPEN.</text:p>
      <text:p text:style-name="P2">THAT'S THE CRUEL THING ABOUT PARADOX SPACE. IT SYSTEMICALLY VALIDATES ALL YOUR MISTAKES AS NECESSARY OUTCOMES.</text:p>
      <text:p text:style-name="P2">NOT EVEN NECESSARY FOR YOUR OWN GOOD OR PERSONAL GROWTH. IT'S ALWAYS BIGGER THAN YOU. LIKE YOUR ERRORS IN JUDGMENT ARE INSEPARABLE FROM THE WAY REALITY HAS TO UNFOLD.</text:p>
      <text:p text:style-name="P2">SO IT NEVER LETS YOU FORGET ABOUT THEM. BECAUSE THEY WERE ALL CRITICAL TO THE BIG PICTURE, AND ALL YOUR PAST FLAWS ARE LIKE...</text:p>
      <text:p text:style-name="P2">SCARS.</text:p>
      <text:p text:style-name="P2">SCARS IN SPACETIME THAT NEVER HEAL, AND ALWAYS SERVE TO REMIND YOU THAT THE PERFECT VERSION OF YOURSELF YOU WISH YOU COULD BE CAN NEVER EXIST. BECAUSE THE SURVIVAL OF EVERYONE YOU CARE ABOUT DEPENDS ON HIM NOT EXISTING.</text:p>
      <text:p text:style-name="P2">IT'S SIMPLE. IF YOU HADN'T KILLED HER, YOU WOULD HAVE WITHERED AWAY IN A DOOMED TIMELINE.</text:p>
      <text:p text:style-name="P2">WELL, *I* WOULDN'T WANT THAT!</text:p>
      <text:p text:style-name="P2">DOES THAT FUCKING MATTER TO YOU?</text:p>
      <text:p text:style-name="P2">DOES THAT FACTOR ANYWHERE INTO YOUR DREARY EXISTENTIAL EQUATION???</text:p>
      <text:p text:style-name="P2">NO</text:p>
      <text:p text:style-name="P2">I DON'T THINK YOU'RE CRAZY FOR THAT.</text:p>
      <text:p text:style-name="P2">_</text:p>
      <text:p text:style-name="P2">171. DS39: =008124</text:p>
      <text:p text:style-name="P2">NO, WE HAVEN'T.</text:p>
      <text:p text:style-name="P2"><text:soft-page-break/>OH MY GOD.</text:p>
      <text:p text:style-name="P2">WE'RE STILL TRAVELING AT THE SPEED OF LIGHT, AND WE ONLY SEEM TO BE PICKING UP STEAM!</text:p>
      <text:p text:style-name="P2">WHAT?</text:p>
      <text:p text:style-name="P2">NO.</text:p>
      <text:p text:style-name="P2">*I'M* JUST SAYING.</text:p>
      <text:p text:style-name="P2">WE CAME ALL THIS WAY, AND WE'RE ALL GOING TO DIE!!!</text:p>
      <text:p text:style-name="P2">_</text:p>
      <text:p text:style-name="P2">172. DS40: =008125</text:p>
      <text:p text:style-name="P2">I DON'T BELIEVE THIS.</text:p>
      <text:p text:style-name="P2">KARKAT: HOW COULD WE NOT HAVE THOUGHT THIS THROUGH BETTER!</text:p>
      <text:p text:style-name="P2">IT'S LIKE THE RECKONING V 2.0. OR 3.0. OR WAIT, MAYBE 4.0 IF WE'RE COUNTING THE BEFORUS SESS... UGH, FUCK THIS SENTENCE I'M SAYING.</text:p>
      <text:p text:style-name="P2">HOW COULD IT ALL BOIL DOWN TO *YET ANOTHER* METEOR HURTLING TOWARD SKAIA SERVING AS THE HARBINGER OF OUR IMMINENT DEMISE?</text:p>
      <text:p text:style-name="P2"><text:s/>EXCEPT THIS TIME WE'RE *RIDING* THE FUCKING HARBINGER.</text:p>
      <text:p text:style-name="P2">WHICH IS IRONIC WHEN YOU THINK ABOUT IT! WE WERE BROUGHT INTO THIS LIFE RIDING A METEOR. MAKES SENSE THAT'S HOW WE'LL ALL GO OUT! HAHAHAHAHAHA!!!</text:p>
      <text:p text:style-name="P2">WHY YOU ABHORRENT COLUMN OF SMARMY FILTH. YOU ALWAYS DID KNOW HOW TO RUB SALT IN THE WOUND.</text:p>
      <text:p text:style-name="P2">WHAT ABOUT THOSE OF US WHO CAN'T FLY! YOU *KNOW* I CAN'T FLY, AND YOU *KNOW* IT'S A SORE SUBJECT FOR ME!</text:p>
      <text:p text:style-name="P2">I'D RATHER FUCKING DIE!!!!!!</text:p>
      <text:p text:style-name="P2">_</text:p>
      <text:p text:style-name="P2">173. DS41; TP28: =008126</text:p>
      <text:p text:style-name="P2">WHAT? NO I DIDN'T BARK.</text:p>
      <text:p text:style-name="P2">I THOUGHT THAT WAS YOU.</text:p>
      <text:p text:style-name="P4">WELL WHY THE FUCK WOULD I BARK???</text:p>
      <text:p text:style-name="P2"><text:soft-page-break/>WHY DON'T YOU HAVE A MENTAL GO FUCK YOURSELF?</text:p>
      <text:p text:style-name="P2">OR! OR WAIT! THEN USE YOUR ALLEGED "TIME POWERS" TO MAKE A COPY OF YOURSELF AND TURN THIS AUDACIOUS PHANTASY INTO A SENSUAL REALITY!</text:p>
      <text:p text:style-name="P2">THERE IT WAS AGAIN!</text:p>
      <text:p text:style-name="P2">THE BARK HAPPENED AGAIN!</text:p>
      <text:p text:style-name="P2">TEREZI, WAS IT YOU???</text:p>
      <text:p text:style-name="P2">WHAT IS IT? WHAT ARE YOU LOOKING AT?</text:p>
      <text:p text:style-name="P2">_</text:p>
      <text:p text:style-name="P5">Act 6 Act 6</text:p>
      <text:p text:style-name="P2">_</text:p>
      <text:p text:style-name="P5">Act 6 Act 6 Intermission 1</text:p>
      <text:p text:style-name="P2">_</text:p>
      <text:p text:style-name="P2">174. DS42: =008180</text:p>
      <text:p text:style-name="P2">WHAT.</text:p>
      <text:p text:style-name="P2">GOT WHERE?</text:p>
      <text:p text:style-name="P2">WHAT'S LOHAC???</text:p>
      <text:p text:style-name="P2">...</text:p>
      <text:p text:style-name="P2">IF YOU SAY SO!</text:p>
      <text:p text:style-name="P2">I HAVE MORE IMPORTANT THINGS TO WORRY ABOUT.</text:p>
      <text:p text:style-name="P2">LIKE TRYING TO REMEMBER HOW I GOT HERE.</text:p>
      <text:p text:style-name="P2">I'M ON THE PLANET WITH THE VOLCANO.</text:p>
      <text:p text:style-name="P2">THAT WAS JADE'S PLANET, RIGHT?</text:p>
      <text:p text:style-name="P2">I DON'T KNOW!</text:p>
      <text:p text:style-name="P2">I HAVE NO IDEA WHAT THE ACRONYMS FOR YOUR PLANETS ARE.</text:p>
      <text:p text:style-name="P2">IT'S BEEN THREE YEARS SINCE I LAST SAW THEM, AND EVEN THEN I WAS *BARELY* PAYING ATTENTION TO WHAT THEY WERE CALLED BECAUSE I </text:p>
      <text:p text:style-name="P2"><text:soft-page-break/>ARE YOU SURE? I DON'T SEE ANY FROST!</text:p>
      <text:p text:style-name="P2">WHAT ABOUT THE FROGS? DID THEY MELT TOO??</text:p>
      <text:p text:style-name="P2">MOTHERFUCKER, DID YOU JUST ASK ME IF I CAN HEAR ANY RIBBITS?</text:p>
      <text:p text:style-name="P2">THIS ISN'T JOKE-AROUND PALTIME, DAVE! WE ALL SEEM TO BE SUFFERING FROM SOME FORM OF AMNESIA.</text:p>
      <text:p text:style-name="P2">DON'T YOU THINK WE SHOULD TRY TO GET TO THE BOTTOM OF THAT?</text:p>
      <text:p text:style-name="P2">HOW DO YOU KNOW I'M HERE WITH KANAYA?</text:p>
      <text:p text:style-name="P2">OH</text:p>
      <text:p text:style-name="P2">ARE YOU WITH ANYONE ON LOHAM?</text:p>
      <text:p text:style-name="P2">WHATEVER.</text:p>
      <text:p text:style-name="P2">YOU'RE WITH THE MAYOR?</text:p>
      <text:p text:style-name="P2">AND NOBODY ELSE??</text:p>
      <text:p text:style-name="P2">WHY ARE YOU WITH THE MAYOR?</text:p>
      <text:p text:style-name="P2">YOU LUCKY SON OF A BITCH.</text:p>
      <text:p text:style-name="P2">I REMEMBER...</text:p>
      <text:p text:style-name="P2">JADE.</text:p>
      <text:p text:style-name="P2">YEAH.</text:p>
      <text:p text:style-name="P2">THAT WAS PRETTY FREAKY.</text:p>
      <text:p text:style-name="P2">OH YEAH!</text:p>
      <text:p text:style-name="P2">AND JOHN WAS THERE.</text:p>
      <text:p text:style-name="P2">I DON'T KNOW.</text:p>
      <text:p text:style-name="P2">_</text:p>
      <text:p text:style-name="P2">175. GJ1: =008225</text:p>
      <text:p text:style-name="P2">WHAT'S THAT.</text:p>
      <text:p text:style-name="P2">YES. THAT.</text:p>
      <text:p text:style-name="P2">_</text:p>
      <text:p text:style-name="P2">176. GJ2: =008226</text:p>
      <text:p text:style-name="P2"><text:soft-page-break/>THAT'S EARTH??</text:p>
      <text:p text:style-name="P2">WHY IS IT SO SMALL</text:p>
      <text:p text:style-name="P2">OK BUT</text:p>
      <text:p text:style-name="P2">WHY DO YOU HAVE IT?</text:p>
      <text:p text:style-name="P2">I THOUGHT JACK DESTROYED YOUR UNIVERSE.</text:p>
      <text:p text:style-name="P2">THANKS JADE. NO REALLY, THANK YOU SO MUCH FOR THOSE CLARIFICATIONS, WHILE OBLITERATING ANY SHADOW OF A DOUBT THAT YOU ARE FIRMLY OFF YOUR ROCKER.</text:p>
      <text:p text:style-name="P2">BUT MAYBE IF IT'S NOT *TOO* MUCH EXTRA TROUBLE, YOU COULD HELP ME UNDERSTAND WHY YOU'VE STRANDED US ON A BUNCH OF DIFFERENT PLANETS, ONLY TO COME TAUNT ME WITH A WATERLOGGED, MINIATURIZED VERSION OF EARTH???</text:p>
      <text:p text:style-name="P2">_</text:p>
      <text:p text:style-name="P2">177. GJ3; KM17: =008227</text:p>
      <text:p text:style-name="P2">BRRRRRR!</text:p>
      <text:p text:style-name="P2">DID YOU FEEL THAT TOO KANAYA? A CHILL JUST RAN DOWN MY TORSO PILLAR DUE TO ALL THE *PURE EVIL* THAT BRAINWASHED JADE IS SAYING! I'M FUCKING PETRIFIED, SOMEBODY HELP ME CHANGE MY SMELLY PANTS!</text:p>
      <text:p text:style-name="P2">LISTEN JADE. AND OTHER RANDOM EVIL GIRL, YOU LISTEN TOO. I DON'T CARE ABOUT YOUR STUPID LITTLE GLOBE OR YOUR OMINOUS ALLUSIONS TO NEW EMPIRES OR WHAT SORT OF PARIAHS WE CAN EXPECT TO BE IN YOUR BOGUS DREAM DYSTOPIA.</text:p>
      <text:p text:style-name="P2">THERE IS ONLY ONE COURSE OF ACTION FROM YOU WHICH I WILL TOLERATE, AND THAT IS FEEDING ME A STEADY DIET OF FUCKING ANSWERS! NOT CAGEY, SMIRK-TORTURED INFO-MORSELS DELIVERED BETWEEN SHITTY VILLAIN CHUCKLES, I WANT AN UNINTERRUPTED SPATE OF HARD, UNEMBELLISHED DATA WHICH HAS ONLY ONE PURPOSE, AND THAT IS TO GET ME PERSONALLY UP TO SPEED ON LITERALLY EVERYTHING, RIGHT THIS BLOOD SHITTING SECOND!!!!!</text:p>
      <text:p text:style-name="P2">HAHA! YOU THINK I CARE ABOUT PASSWORDS?</text:p>
      <text:p text:style-name="P2">COMPARED TO THIS, THE PASSWORDS WERE A GODDAMN LAWNMEAL!!! WITH A CHECKERED TABLECLOTH AND EVERYTHING! FUN FOR ALL INVOLVED, ESPECIALLY THE MARCHBUGS SNEAKING THE CRUMBS AWAY!</text:p>
      <text:p text:style-name="P2"><text:soft-page-break/>I WOULD FUCKING KILL TO HAVE TO GIVE YOU PASSWORDS AGAIN, ESPECIALLY IF IT MEANT UNLOCKING REGULAR JADE FROM HER CORRUPTED EMPIRE SERVING BARKFIEND STATE!</text:p>
      <text:p text:style-name="P2">*IS* THERE A PASSWORD LIKE THAT JADE? CAN I START GUESSING AT IT??</text:p>
      <text:p text:style-name="P2">LET'S SEE, SINCE YOU APPEAR TO BE SOME SORT OF WILD CARNIVOROUS FURRY NOW, IT PROBABLY HAS SOMETHING TO DO WITH MEAT, DOESN'T IT?</text:p>
      <text:p text:style-name="P2">SAUSAGES?</text:p>
      <text:p text:style-name="P2">IT'S SAUSAGES ISN'T IT</text:p>
      <text:p text:style-name="P2">AM I CLOSE? SOMETHING IN THE SAUSAGE DEPARTMENT.</text:p>
      <text:p text:style-name="P2">SNOUT SAUSAGES?</text:p>
      <text:p text:style-name="P2">GRUBWURST!</text:p>
      <text:p text:style-name="P2">HOOF LOAF??</text:p>
      <text:p text:style-name="P2">HAMSTEAK!!!</text:p>
      <text:p text:style-name="P2">(ROLLING MY DAMN EYES)</text:p>
      <text:p text:style-name="P2">THIS STORY SUCKS SO FAR!</text:p>
      <text:p text:style-name="P2">YEAH! THE EMPRESS IS HERE! I THINK WE ALREADY MANAGED TO DEDUCE THAT!</text:p>
      <text:p text:style-name="P2">(KANAYA, DO YOU SEE WHAT I HAD TO DEAL WITH)</text:p>
      <text:p text:style-name="P2">(YOU DID?)</text:p>
      <text:p text:style-name="P2">(OH YEAH)</text:p>
      <text:p text:style-name="P2">(I GUESS I FORGOT ABOUT THAT)</text:p>
      <text:p text:style-name="P2">I THINK SO!</text:p>
      <text:p text:style-name="P2">SHE WANTS US ALL TO GET A NICE HEAD START ON OUR DECADENT NEW LIFE OF SLAVERY PROMISED FOR US ON YOUR SCALE MODEL OF ALTERNIEARTH.</text:p>
      <text:p text:style-name="P2">THAT SOUNDS SUPER! DOESN'T THAT SOUND SUPER KANAYA?</text:p>
      <text:p text:style-name="P2">I THINK I SPEAK FOR KANAYA WHEN I SAY IT SOUNDS Really Fucking Super.</text:p>
      <text:p text:style-name="P2">HOW DO WE GET STARTED??? I AM JUST BEFOULING MY ALREADY-PUNGENT <text:soft-page-break/>DRAWERS OVER THE OPPORTUNITY TO GET DOWN TO BUSINESS AND START DOING SLAVERY!</text:p>
      <text:p text:style-name="P2">SO YOU WANT US TO MAKE ANOTHER FROG?</text:p>
      <text:p text:style-name="P2">UH</text:p>
      <text:p text:style-name="P2">WHERE IS IT?</text:p>
      <text:p text:style-name="P2">OH YEAH?</text:p>
      <text:p text:style-name="P2">IF IT'S THAT SIMPLE, THEN WHY DON'T YOU DO IT!</text:p>
      <text:p text:style-name="P2">YOU CAN USE YOUR DOG TELEPORTATION OR WHATEVER.</text:p>
      <text:p text:style-name="P2">HAHAHA!</text:p>
      <text:p text:style-name="P2">WHY NOT?</text:p>
      <text:p text:style-name="P2">COULD IT BE DUE TO THE FACT THAT YOU'RE A CRAPPY EVIL VERSION OF YOURSELF, AND THE MIGHTY ECHIDNA JUST POSSIBLY HAS TOO MUCH SELF RESPECT TO BOTHER DIGNIFYING THE FARCE YOU'VE BECOME?</text:p>
      <text:p text:style-name="P2">ME???</text:p>
      <text:p text:style-name="P2">WHY WOULD SHE ASK TO SEE ME</text:p>
      <text:p text:style-name="P2">ANOTHER SPACE PLAYER I COULD UNDERSTAND, BUT WHAT THE FUCK DO I HAVE TO DO WITH THIS?</text:p>
      <text:p text:style-name="P2">GRATEFUL?!</text:p>
      <text:p text:style-name="P2">WOW...</text:p>
      <text:p text:style-name="P2">WOW!!!!!!!</text:p>
      <text:p text:style-name="P2">KANAYA, IT'S OFFICIAL. JADE HAS TURNED INTO SOME SORT OF GROSS NIGHTMARE BITCH!</text:p>
      <text:p text:style-name="P2">AS THE BELEAGUERED AND LONG SUFFERING LEADER, ALBEIT *STILL* LEADER OF OUR PARTY, I MOTION THAT WE DON'T DO ANYTHING SHE SAYS, OR ANYTHING TO HELP THE EMPRESS EVEN IF IT OVERLAPS WITH OUR OWN INTERESTS, AND STOP LISTENING TO WERE-HARLEY UNTIL SHE SNAPS OUT OF HER BRUTAL IDIOT COMA!</text:p>
      <text:p text:style-name="P2">THE MOTION PASSES WITH AN OVERWHELMING MAJORITY OF VOTES AMONG PEOPLE IN THE IMMEDIATE VICINITY WHO AREN'T HORRIBLE!</text:p>
      <text:p text:style-name="P2">_</text:p>
      <text:p text:style-name="P2">178. GJ4: =008228</text:p>
      <text:p text:style-name="P2"><text:soft-page-break/>GROAN</text:p>
      <text:p text:style-name="P2">SORRY JADE, BUT YOU SOUND ABOUT AS THREATENING AS SOME MILD FLATULENCE I ONCE HAD</text:p>
      <text:p text:style-name="P2">_</text:p>
      <text:p text:style-name="P2">179. =008230</text:p>
      <text:p text:style-name="P2">AUGH!</text:p>
      <text:p text:style-name="P2">_</text:p>
      <text:p text:style-name="P2">180. KM18: =008298</text:p>
      <text:p text:style-name="P2">(whoa, kanaya)</text:p>
      <text:p text:style-name="P2">(could you maybe not give the psycho fork girl any more ideas???)</text:p>
      <text:p text:style-name="P2">(i kind of am)</text:p>
      <text:p text:style-name="P2">(oh no oh god oh no oh god)</text:p>
      <text:p text:style-name="P2">_</text:p>
      <text:p text:style-name="P5">Act 6 Act 6 Act 2</text:p>
      <text:p text:style-name="P2">_</text:p>
      <text:p text:style-name="P5">Act 6 Act 6 Intermission 2</text:p>
      <text:p text:style-name="P2">_</text:p>
      <text:p text:style-name="P2">181. MP7: =008466</text:p>
      <text:p text:style-name="P2">WHAT?</text:p>
      <text:p text:style-name="P2">WHO'S THERE.</text:p>
      <text:p text:style-name="P2">_</text:p>
      <text:p text:style-name="P2">182. MP8: =008467</text:p>
      <text:p text:style-name="P2">YEAH.</text:p>
      <text:p text:style-name="P2">I MEAN, NO.</text:p>
      <text:p text:style-name="P2">THIS IS KARKAT.</text:p>
      <text:p text:style-name="P2">IS THIS</text:p>
      <text:p text:style-name="P2">IS THIS MEENAH?</text:p>
      <text:p text:style-name="P2"><text:soft-page-break/>OH.</text:p>
      <text:p text:style-name="P2">HEY</text:p>
      <text:p text:style-name="P2">LONG TIME NO, UH</text:p>
      <text:p text:style-name="P2">I DIDN'T THINK I'D HEAR FROM YOU AGAIN.</text:p>
      <text:p text:style-name="P2">NOT THAT I'M TELLING YOU TO PISS OFF OR ANYTHING, I'M JUST SURPRISED.</text:p>
      <text:p text:style-name="P2">HOW HAVE YOU BEEN</text:p>
      <text:p text:style-name="P2">I MEAN</text:p>
      <text:p text:style-name="P2">NEVER MIND. THAT'S A FUCKING STUPID QUESTION.</text:p>
      <text:p text:style-name="P2">YOU'RE A GHOST.</text:p>
      <text:p text:style-name="P2">YOU'RE STILL A GHOST, RIGHT?</text:p>
      <text:p text:style-name="P2">UH</text:p>
      <text:p text:style-name="P2">HEY LOOK</text:p>
      <text:p text:style-name="P2">I KNOW WE MADE THOSE TENTATIVE PLANS WHERE I WAS GOING TO JOIN YOUR ARMY.</text:p>
      <text:p text:style-name="P2">AND THEN I GUESS NOTHING REALLY CAME OF THAT, BECAUSE...</text:p>
      <text:p text:style-name="P2">I DON'T KNOW. I GUESS SOME SHIT CAME UP?</text:p>
      <text:p text:style-name="P2">YOU KNOW HOW THINGS GO.</text:p>
      <text:p text:style-name="P2">ANYWAY, I'M SORRY I NEVER SAW YOU AFTER THAT, OR CALLED YOU, OR...</text:p>
      <text:p text:style-name="P2">YOU KNOW WHAT? I DIDN'T EVEN KNOW IT WAS A FUCKING OPTION TO CALL YOU.</text:p>
      <text:p text:style-name="P2">MAYBE SOMEONE COULD HAVE TOLD ME THAT WAS AN ACTUAL FUCKING POSSIBILITY???</text:p>
      <text:p text:style-name="P2">I KNOW, WHAT A CRAZY THOUGHT. USEFUL, PRACTICAL INFORMATION BEING IMPARTED TO ME IN SOME MANNER FOR ONCE IN MY FU--</text:p>
      <text:p text:style-name="P2">_</text:p>
      <text:p text:style-name="P2">183. DS43: =008522</text:p>
      <text:p text:style-name="P2">DAVE</text:p>
      <text:p text:style-name="P2"><text:soft-page-break/>COME IN DAVE</text:p>
      <text:p text:style-name="P2">DO YOU FUCKING READ ME.</text:p>
      <text:p text:style-name="P2">_</text:p>
      <text:p text:style-name="P2">184. DS44: =008523</text:p>
      <text:p text:style-name="P2">WE MAY HAVE A PROBLEM HERE</text:p>
      <text:p text:style-name="P2">I SAID WE MAY HAVE A PROBLEM HERE</text:p>
      <text:p text:style-name="P2">I SAID</text:p>
      <text:p text:style-name="P2">GOD DAMMIT</text:p>
      <text:p text:style-name="P2">ARE YOU TALKING INTO THAT LITTLE ASS AGAIN</text:p>
      <text:p text:style-name="P2">I SAID WE MAY HAVE--</text:p>
      <text:p text:style-name="P2">I SAID WE--</text:p>
      <text:p text:style-name="P2">_</text:p>
      <text:p text:style-name="P2">185. DS45: =008524</text:p>
      <text:p text:style-name="P2">I SAID WE MAY HAVE A REALLY BIG FUCKING PROBLEM OVER HERE!!!!!!</text:p>
      <text:p text:style-name="P2">_</text:p>
      <text:p text:style-name="P2">186. KM19: =008638</text:p>
      <text:p text:style-name="P2">KANAYA WAIT UP!</text:p>
      <text:p text:style-name="P2">YOU KNOW I CAN'T COMPETE WITH YOUR DRINKER FASTNESS.</text:p>
      <text:p text:style-name="P2">GOD DAMN IT.</text:p>
      <text:p text:style-name="P2">WE'RE MISSING EVERYTHING!</text:p>
      <text:p text:style-name="P2">HOW MUCH BULLSHIT IS IT THAT WE'RE PRETTY MUCH THE ONLY TWO ASSHOLES LEFT WHO CAN'T FLY?!</text:p>
      <text:p text:style-name="P2">_</text:p>
      <text:p text:style-name="P2">187. DS46: =008639</text:p>
      <text:p text:style-name="P2">DAVE?</text:p>
      <text:p text:style-name="P2">WHAT THE FUCK</text:p>
      <text:p text:style-name="P2">_</text:p>
      <text:p text:style-name="P2"><text:soft-page-break/>188. TP29: =008721</text:p>
      <text:p text:style-name="P2">TEREZI...</text:p>
      <text:p text:style-name="P2">_</text:p>
      <text:p text:style-name="P2">189. TP30: =008722</text:p>
      <text:p text:style-name="P2">NO</text:p>
      <text:p text:style-name="P2">_</text:p>
      <text:p text:style-name="P2">190. GM8: =008741</text:p>
      <text:p text:style-name="P2">OH ******HELL****** NO</text:p>
      <text:p text:style-name="P2">_</text:p>
      <text:p text:style-name="P2">191. GM9: =008742</text:p>
      <text:p text:style-name="P2">LET HER GO THIS *INSTANT* YOU HEINOUS COD PACKING SHIT MIME!</text:p>
      <text:p text:style-name="P2">WE AREN'T GONNA HUG IT OUT *THIS* TIME BRO, I'LL TELL YOU THAT MUCH RIGHT FUCKING NOW!!!</text:p>
      <text:p text:style-name="P2">_</text:p>
      <text:p text:style-name="P2">192. =008743</text:p>
      <text:p text:style-name="P2">WHAT THE</text:p>
      <text:p text:style-name="P2">_</text:p>
      <text:p text:style-name="P5">Act 6 Act 6 Act 3</text:p>
      <text:p text:style-name="P2">_</text:p>
      <text:p text:style-name="P5">Act 6 Act 6 Intermission 3</text:p>
      <text:p text:style-name="P2">_</text:p>
      <text:p text:style-name="P5">Act 6 Act 6 Act 4</text:p>
      <text:p text:style-name="P2">_</text:p>
      <text:p text:style-name="P5">Act 6 Act 6 Intermission 4</text:p>
      <text:p text:style-name="P2">_</text:p>
      <text:p text:style-name="P2">193. JE36: =009278</text:p>
      <text:p text:style-name="P2"><text:soft-page-break/>JOHN????</text:p>
      <text:p text:style-name="P2">_</text:p>
      <text:p text:style-name="P2">194. JE37; TP31: =009279</text:p>
      <text:p text:style-name="P2">HOW IN THE CONTEMPTIBLE NAME OF MY PERMANENTLY HATE-SOILED JERKOFF TROUSERS CAN YOU ***POSSIBLY*** BE HERE?!</text:p>
      <text:p text:style-name="P2">RET-WHAT SHIT??</text:p>
      <text:p text:style-name="P2">WHAT THE FUCK HAPPENED TO VRISKA?</text:p>
      <text:p text:style-name="P2">IS</text:p>
      <text:p text:style-name="P2">IS THAT *GAMZEE* TIED UP ON THE FLOOR THERE?</text:p>
      <text:p text:style-name="P2">WITH A HORN SHOVED IN HIS MOUTH???</text:p>
      <text:p text:style-name="P2">TEREZI, WHY IS GAMZEE TIED UP ON THE FLOOR.</text:p>
      <text:p text:style-name="P2">I WAS SO WORRIED ABOUT YOU. I THOUGHT HE HAD GOTTEN TO YOU FOR SURE.</text:p>
      <text:p text:style-name="P2">UM, OK???</text:p>
      <text:p text:style-name="P2">IT WOULD HAVE BEEN NICE IF SOMEBODY TOLD ME WHAT SORT OF PREPOSTEROUS SHIT WAS TAKING PLACE UP HERE.</text:p>
      <text:p text:style-name="P2">WHAT HAPPENED TO VRISKA? WHY IS SHE PASSED OUT ON THE FUCKING FLOOR?!</text:p>
      <text:p text:style-name="P2">WHAT</text:p>
      <text:p text:style-name="P2">OK, JOHN, LISTEN. FIRST OF ALL, SHUT YOUR FUCKING MOUTH.</text:p>
      <text:p text:style-name="P2">I DON'T EVEN KNOW *WHERE* TO BEGIN ADDRESSING THE GLOBE NUMBING ABSURDITY OF YOUR SUDDEN PRESENCE ON THIS METEOR.</text:p>
      <text:p text:style-name="P2">LET'S JUST AWKWARDLY STRAFE ALONG THE PERIMETER OF THAT HUMONGOUS, STINK-BELCHING TRUNKBEAST IN THE ROOM, AND LET THE VIOLENTLY UNINHIBITED NERD-GRILLING COMMENCE.</text:p>
      <text:p text:style-name="P2">*WHY* DID YOU PUNCH VRISKA IN THE FACE??????????</text:p>
      <text:p text:style-name="P2">I MEAN...</text:p>
      <text:p text:style-name="P2">NOT THAT I NECESSARILY BLAME YOU, BUT STILL.</text:p>
      <text:p text:style-name="P2">_</text:p>
      <text:p text:style-name="P2">195. JE38; KM20; SC13: =009281</text:p>
      <text:p text:style-name="P2"><text:soft-page-break/>WHAT? YOU'RE LEAVING ALREADY??</text:p>
      <text:p text:style-name="P2">WHAT THE FUCK ARE YOU TALKING ABOUT!!!</text:p>
      <text:p text:style-name="P2">WHAT'S THIS SHIT ABOUT VRISKA BEING DEAD? CAN SOMEONE EXPLAIN THIS TO ME!</text:p>
      <text:p text:style-name="P2">NO!!!!!!!!!</text:p>
      <text:p text:style-name="P2">SHE'S ASLEEP ON THE FLOOR OVER THERE, THAT'S WHAT I'M SAYING!</text:p>
      <text:p text:style-name="P2">WOW, GREAT QUESTION!</text:p>
      <text:p text:style-name="P2">WHY DON'T YOU TAKE A FUCKING NUMBER AND GET IN LINE FOR THAT ONE!!!</text:p>
      <text:p text:style-name="P2">I'VE ALREADY GOT MINE! IT'S THE FIRST NUMBER THERE IS. AN ANGRY, TREMBLING DIGIT, TOWERING AND ERECT, POINTING DIRECTLY AT THE TRASHFACED KINGPIN OF INEXPLICABLE HORSESHIT HIMSELF, *GOD*!!!!!</text:p>
      <text:p text:style-name="P2">HER GHOST??????</text:p>
      <text:p text:style-name="P2">HE'S TALKING ABOUT GHOSTS EVERYBODY!</text:p>
      <text:p text:style-name="P2">EVERYBODY LISTEN, HE'LL SURELY EXPLAIN EVERYTHING ANY SECOND NOW! THIS SHOULD BE GREAT!</text:p>
      <text:p text:style-name="P2">SHHHHH, SOLLUX PIPE DOWN! HE'S ABOUT TO SPILL THE FART NIBLETS, I CAN FEEL IT!!!!!!!!!!!</text:p>
      <text:p text:style-name="P2">_</text:p>
      <text:p text:style-name="P2">196. JE39: =009282</text:p>
      <text:p text:style-name="P2">EGBERT DON'T YOU DARE FUCK OFF</text:p>
      <text:p text:style-name="P2">WHAT???</text:p>
      <text:p text:style-name="P2">NO, DON'T</text:p>
      <text:p text:style-name="P2">YOU STAY THE HELL PUT. DO YOU HEAR ME YOU UGLY, PEEJAY PACKING, FLAPSNIFFING <text:span text:style-name="T5">SHIT INFANT</text:span></text:p>
      <text:p text:style-name="P2">_</text:p>
      <text:p text:style-name="P5">Act 6 Act 6 Act 5</text:p>
      <text:p text:style-name="P2">_</text:p>
      <text:p text:style-name="P5">Act 6 Act 6 Intermission 5</text:p>
      <text:p text:style-name="P2"><text:soft-page-break/>_</text:p>
      <text:p text:style-name="P2">197. VS8; KM21; RL8; DS47; TS1: =009358</text:p>
      <text:p text:style-name="P2">HEY, LOOK</text:p>
      <text:p text:style-name="P2">I KNOW I'M NOT CONSIDERED "IMPORTANT" ENOUGH TO BE "IN THE LOOP" ON CERTAIN KEY TACTICAL DECISIONS ANYMORE</text:p>
      <text:p text:style-name="P2">AND THAT I DON'T REALLY KNOW WHAT'S GOING ON MOST OF THE TIME AND THEREFORE AM FORCED TO TAKE ANY BULLSHIT THAT HAPPENS WITH A GRAIN OF SNACK MINERAL BIG ENOUGH TO BLUDGEON A MAN TO DEATH</text:p>
      <text:p text:style-name="P2">BUT IF IT'S NOT TOO MUCH TROUBLE VRISKA, MAYBE YOU COULD TAKE A MOMENT TO EXPLAIN WHY TAVROS IS NOW A SPRITE?!</text:p>
      <text:p text:style-name="P2">AND EQUIUS TOO, AND ALSO, WHY EQUIUS IS WEARING A NEW PAIR OF MORONIC LOOKING SUNGLASSES.</text:p>
      <text:p text:style-name="P2">THANKS IN ADVANCE!!!</text:p>
      <text:p text:style-name="P2">NO, I GOT THAT!</text:p>
      <text:p text:style-name="P2">I'M NOT A FUCKING IDIOT.</text:p>
      <text:p text:style-name="P2">I MEAN, WHERE DID YOU FIND THESE UNPROTOTYPED KERNELS? DIDN'T THESE PEOPLE ALREADY ENTER THEIR SESSION?</text:p>
      <text:p text:style-name="P2">??????</text:p>
      <text:p text:style-name="P2">UM, MAYBE?!</text:p>
      <text:p text:style-name="P2">I GUESS THAT RINGS A DONG SHOUTER.</text:p>
      <text:p text:style-name="P2">(WHAT? SHUT UP.)</text:p>
      <text:p text:style-name="P2">LOOK, A LOT HAS HAPPENED IN THREE YEARS. WE'VE ALL BEEN THROUGH... STUFF.</text:p>
      <text:p text:style-name="P2">AM I REALLY EXPECTED TO REMEMBER EVERY TEDIOUS MORSEL OF EXPOSITION FROM OUR RESIDENT LIGHT-BORES? </text:p>
      <text:p text:style-name="P2">WOW OK, WHAT THE FUCK EVER TO THAT VAINGLORIOUS LOAD OF CRAP.</text:p>
      <text:p text:style-name="P2">I'M STILL SPOUTING OFF HERE!</text:p>
      <text:p text:style-name="P2">I THINK</text:p>
      <text:p text:style-name="P2">OK, I FIGURED OUT SOME STUFF I'M STILL EITHER PISSED OFF AND/OR CONFUSED ABOUT.</text:p>
      <text:p text:style-name="P2"><text:soft-page-break/>YOU SAY THERE ARE FOUR KERNELS HERE...</text:p>
      <text:p text:style-name="P2">YOU KNOW, WE *DID* LOSE MORE THAN TWO FRIENDS ON THAT METEOR.</text:p>
      <text:p text:style-name="P2">WHICH REMINDS ME, I GUESS I SHOULD SAY... HI TAVROS AND EQUIUS, AGAIN??? NICE TO SEE YOU GUYS BACK WITH US, SORT OF.</text:p>
      <text:p text:style-name="P2">PARDON ME IF I CAN'T GET TOO SENTIMENTAL ABOUT THE REUNION, SINCE ALONG THE WAY HERE, WE RAN INTO ABOUT TEN DIFFERENT VERSIONS OF YOUR STUPID GHOSTS.</text:p>
      <text:p text:style-name="P2">THAT KIND OF LETS A LITTLE AIR OUT OF THE POIGNANCY BALLOON, SORRY!</text:p>
      <text:p text:style-name="P2">DON'T WINK AT ME</text:p>
      <text:p text:style-name="P2">OK, THAT WAS WEIRD?</text:p>
      <text:p text:style-name="P2">AND SPEAKING OF WEIRD, ONE THING THAT BUGS ME ABOUT THIS IS...</text:p>
      <text:p text:style-name="P2">I GUESS IT IMPLIES YOU'VE BEEN HORDING THE BODIES OF OUR DEAD FRIENDS FOR THE PAST THREE YEARS?!</text:p>
      <text:p text:style-name="P2">THAT'S A BIT FUCKED UP! EVEN FOR YOU.</text:p>
      <text:p text:style-name="P2">AND NOT TO GET TOO MACABRE, BUT I WOULD HAVE THOUGHT THEY WOULD HAVE LIKE, ROTTED BY NOW OR SOMETHING.</text:p>
      <text:p text:style-name="P2">WELL SHIT</text:p>
      <text:p text:style-name="P2">THAT'S A HELL OF A MYSTERY, THAT I ALWAYS THOUGHT WAS A MYSTERY, BUT FOUND IT TOO DISTURBING TO CONTEMPLATE SOLVING</text:p>
      <text:p text:style-name="P2">BUT DAMN IF IT DIDN'T JUST GET SOLVED, SO THAT'S FUCKED UP.</text:p>
      <text:p text:style-name="P2">_</text:p>
      <text:p text:style-name="P2">198. DS48; VS9: =009360</text:p>
      <text:p text:style-name="P2">WHAT!!!!!!</text:p>
      <text:p text:style-name="P2">WHAT</text:p>
      <text:p text:style-name="P2">WHAT'S HAPPENING NOW?</text:p>
      <text:p text:style-name="P2">SORRY!</text:p>
      <text:p text:style-name="P2">YEAH, SORRY, I'M GUILTY!</text:p>
      <text:p text:style-name="P2">I ZONED OUT ON SOME OF SERKET'S SELF IMPORTANT BLITHER, AND WAS CARRYING A *PRIVATE CONVERSATION* WITH THE MAYOR.</text:p>
      <text:p text:style-name="P2"><text:soft-page-break/>IS THAT OK??</text:p>
      <text:p text:style-name="P2">IT'S PRIVATE!</text:p>
      <text:p text:style-name="P2">WE WERE MOSTLY COMMUNICATING THROUGH A SERIES OF SIMPLE GESTURES</text:p>
      <text:p text:style-name="P2">I WAS TALKING SMACK ABOUT CERTAIN PEOPLE HERE, AND CHOSE TO REMAIN DISCREET ABOUT IT!</text:p>
      <text:p text:style-name="P2">NO!</text:p>
      <text:p text:style-name="P2">THAT'S FUCKING STUPID, JUST</text:p>
      <text:p text:style-name="P2">WHAT WERE YOU SAYING? WHEN I WAS SPACING OUT JUST THEN?</text:p>
      <text:p text:style-name="P2">OH!</text:p>
      <text:p text:style-name="P4">OH!!!!!</text:p>
      <text:p text:style-name="P2">HAHA!</text:p>
      <text:p text:style-name="P2">HAHAHAHAHAHAHA!!!</text:p>
      <text:p text:style-name="P2">THAT'S A GOOD ONE DAVE!</text:p>
      <text:p text:style-name="P2">WOW! HAHA, HA, HAHAHAHA! ME LEADER?? TOO FUNNY!</text:p>
      <text:p text:style-name="P2">I AM ENTIRELY AND SINGULARLY BAFFLED THAT IT COULD STILL EVEN *OCCUR* TO ANYONE TO ENTERTAIN THE NOTION THAT I MIGHT STILL BE PLAYING *ANY* ROLE EVEN WITHIN SNIFFING ORBIT OF A LEADERSHIP POSITION OF THIS RIDICULOUS PARTY.</text:p>
      <text:p text:style-name="P2">WHEN WAS THE LAST TIME I DID *ANYTHING* OF A LEADER-LIKE NATURE, WITHOUT BEING TRUMPED BY VRISKA'S MACHIAVELLIAN LIMELIGHT GLUTTONY?</text:p>
      <text:p text:style-name="P2">OR FOR THAT MATTER, WHEN WAS THE LAST TIME THERE WAS ACTUALLY ANYTHING LEADERY *TO* DO, THAT DIDN'T INVOLVE SNUGGLING UP ON THE COUCH TO WATCH "GOOD LUCK CHUCK" FOR THE FIVE HUNDREDTH TIME?!</text:p>
      <text:p text:style-name="P2">I HAVE SERIOUSLY JUST BEEN ASSUMING HER COMPLETE TAKEOVER OF ALL LEADERSHIP DUTIES WAS SOME FAIT ACCOMPLI SHIT FOR THREE SOLID YEARS, AND HAVE SINCE BEEN ENJOYING THE PEACE AND QUIET OF ZERO RESPONSIBILITIES, WHICH IS WHY QUITE FRANKLY, I HAVE BEEN ABLE TO KEEP MY BLOOD PRESSURE DOWN, AND NOW RESEMBLE THE LIVING EMBODIMENT OF PEACE AND FUCKING TRANQUILITY WHICH PRESENTLY BASKS BEFORE YOU IN A STATE OF FROTHING, EUPHORIA-HOBBLED TURDVANA!!!!!!!!</text:p>
      <text:p text:style-name="P2">ALRIGHT SERKET, THEN I'LL MAKE THIS A LOT EASIER FOR YOU, AND THE <text:soft-page-break/>TEAM AS A WHOLE.</text:p>
      <text:p text:style-name="P2">STARTING NOW, I HEREBY RENOUNCE MY ROLE AS A LEADER OF THIS GROUP, OR ANY, FOREVER!</text:p>
      <text:p text:style-name="P2">VRISKA ALONG WITH HER TACTICAL VIRTUOUSITY AND MONSTROUS EGO ARE MORE THAN SUITED FOR THE ROLE.</text:p>
      <text:p text:style-name="P2">AND IF, WHEN, AND TO *WHEREVER* SHE EVENTUALLY DECIDES TO FUCK OFF FOR MYSTERIOUS, YET-TO-BE-EXPLAINED REASONS, THEN ANYBODY ELSE WHO FEELS INCLINED CAN SLIDE RIGHT INTO THAT POSITION, SO LONG AS IT ISN'T ME!!!</text:p>
      <text:p text:style-name="P2">_</text:p>
      <text:p text:style-name="P2">199. VS10: =009361</text:p>
      <text:p text:style-name="P2">LJSDLKFJASDLALKJASDKLSHDKLAHSFKLASHB</text:p>
      <text:p text:style-name="P2">_</text:p>
      <text:p text:style-name="P2">200. JE40; DS49: =009367</text:p>
      <text:p text:style-name="P2">HEY JOHN</text:p>
      <text:p text:style-name="P2">(DON'T JUST MUMBLE TO YOURSELF YOU RUDE FUCK, SAY HELLO)</text:p>
      <text:p text:style-name="P2">_</text:p>
      <text:p text:style-name="P2">201. JE41; DS50: =009383</text:p>
      <text:p text:style-name="P2">WHAT?</text:p>
      <text:p text:style-name="P2">OH MY GOD</text:p>
      <text:p text:style-name="P2">YOU DIDN'T LEAVE YOUR FIST THERE "HANGING" FOR ME</text:p>
      <text:p text:style-name="P2">YOU FIST BUMPED DAVE, THEN WITHDREW YOUR FIST TO SAY SOME THINGS</text:p>
      <text:p text:style-name="P2">AND THEN RE-OFFERED YOUR FIST TO ME, THE *MOMENT* YOU SAID DON'T "LEAVE ME HANGING"</text:p>
      <text:p text:style-name="P2">I SAW YOU WITH MY OWN EYES!</text:p>
      <text:p text:style-name="P2">_</text:p>
      <text:p text:style-name="P2">202. DS51; JE42: =009384</text:p>
      <text:p text:style-name="P2">DAVE NO</text:p>
      <text:p text:style-name="P2">FUCK!</text:p>
      <text:p text:style-name="P2"><text:soft-page-break/>I WANTED TO DO IT OF MY OWN VOLITION!</text:p>
      <text:p text:style-name="P2">THIS DOESNT'T COUNT, IT'S NOT REAL</text:p>
      <text:p text:style-name="P2">NO, I'M GOING TO FIST BUMP YOU LATER, WHEN I'M FEELING IT, BUT IT'S GOING TO BE FUCKING NATURAL.</text:p>
      <text:p text:style-name="P2">MARK MY WORDS!</text:p>
      <text:p text:style-name="P2">_</text:p>
      <text:p text:style-name="P2">203. JE43; DS52; VS11: =009387</text:p>
      <text:p text:style-name="P2">YES. YES!</text:p>
      <text:p text:style-name="P2">I LOVE THIS.</text:p>
      <text:p text:style-name="P2">CAN WE SPEND OUR WHOLE REMINISCENCE JUST DESTROYING VRISKA, SLIGHTLY ABOVE AUDIBLE LEVEL?</text:p>
      <text:p text:style-name="P2">WOW, FUCK YOU?!</text:p>
      <text:p text:style-name="P2">FFFFFFFFFFFFFYEAH.</text:p>
      <text:p text:style-name="P2">YEAH, YOU'RE RIGHT.</text:p>
      <text:p text:style-name="P2">OK, I'LL CHILL OUT. YOU'RE RIGHT DAVE, AS USUAL.</text:p>
      <text:p text:style-name="P2">HEY, JOHN FUCKBERT, I'LL HAVE YOU KNOW I'M A LITTLE MORE MATURE AND REASONABLE THAN THE LAST TIME YOU SAW ME.</text:p>
      <text:p text:style-name="P2">I'M A LOT MORE THAN MR. HOLLERSPONGE ONE-NOTE, AND ANYONE WHO DISPUTES THIS CAN CORDIALLY INVITE ME TO PLAY THEIR DIRTY SEED FLAP LIKE A DISCOUNT HARMONICA.</text:p>
      <text:p text:style-name="P2">SERIOUSLY THOUGH, IT'S PRETTY COOL TO FINALLY MEET YOU. I MEAN, UNDER MORE CIVIL, RATIONAL CIRCUMSTANCES.</text:p>
      <text:p text:style-name="P2">UNLIKE WHATEVER THE *FUCK* THAT BRIEF ENCOUNTER WAS THREE YEARS AGO WHERE YOU KO'D VRISKA AND THEN POOFED YOUR FLIMSY ASS INTO THE FUCKALL CONTINUUM.</text:p>
      <text:p text:style-name="P2">I KNOW I SEEMED REALLY MAD ABOUT THAT AT THE TIME, FOR WHATEVER REASON.</text:p>
      <text:p text:style-name="P2">BUT REALLY, I'VE HAD SOOOOO MANY BORING HOURS ON THAT METEOR TO SPEND BARELY REFLECTING ON THE ROUGHLY TEN THOUSAND WAYS I DON'T GIVE THE SLIGHTEST FUCK ABOUT WHATEVER IDIOTIC TWIST OF FATE TRANSPIRED BACK THERE.</text:p>
      <text:p text:style-name="P2">I'M COMPLETELY OVER IT.</text:p>
      <text:p text:style-name="P2"><text:soft-page-break/>I'M OVER A LOT OF THINGS ACTUALLY. </text:p>
      <text:p text:style-name="P2">YEAH.</text:p>
      <text:p text:style-name="P2">LIKE, REMEMBER BACK WHEN I WAS YELLING AT YOU ALL THE TIME FROM MY COMPUTER.</text:p>
      <text:p text:style-name="P2">BACK THEN I PROBABLY WOULD HAVE FELT NERVOUS OR AWKWARD ABOUT THIS ENCOUNTER.</text:p>
      <text:p text:style-name="P2">BECAUSE OF... WELL, YOU KNOW.</text:p>
      <text:p text:style-name="P2">I WAS HITTING ON YOU BRIEFLY, AND IN A VERY CONFUSING NON-CHRONOLOGICAL WAY, WITHOUT EVEN QUITE REALIZING HOW BADLY I WAS SHOVING MY STRUT POD DOWN MY OWN STATEMENT TUNNEL.</text:p>
      <text:p text:style-name="P2">I MEAN, UNTIL YOU MERCIFULLY AND WITH A FAIR AMOUNT OF TACT SHUT ME DOWN.</text:p>
      <text:p text:style-name="P2">DON'T YOU REMEMBER?</text:p>
      <text:p text:style-name="P2">HOW CAN YOU NOT REMEMBER THAT?</text:p>
      <text:p text:style-name="P2">OK, WELL MAYBE IT WAS A BIGGER DEAL FOR ME THAN IT WAS FOR YOU.</text:p>
      <text:p text:style-name="P2">I MEAN, *OBVIOUSLY* IT WAS, THAT'S SORT OF THE WHOLE POINT.</text:p>
      <text:p text:style-name="P2">BUT THE *REAL* POINT IS, OR THAT I WAS *TRYING* TO MAKE, IS THAT IT *ISN'T* A BIG DEAL ANY MORE.</text:p>
      <text:p text:style-name="P2">BECAUSE I'M OVER IT!</text:p>
      <text:p text:style-name="P2">WHAT!</text:p>
      <text:p text:style-name="P2">I'M TALKING, QUITE CASUALLY, ABOUT SOME SHIT THAT'S NOT A BIG DEAL.</text:p>
      <text:p text:style-name="P2">AND THE *POINT* IS THAT IT'S NOT A BIG DEAL ANYMORE, SO I'M JUST CASUALLY SAYING THAT! GOD.</text:p>
      <text:p text:style-name="P2">GUNS? WHAT GUNS!</text:p>
      <text:p text:style-name="P2">SORRY!</text:p>
      <text:p text:style-name="P2">I'M SO TRULY FUCKING SORRY. I FORGOT THERE WAS SUCH AN OUTSTANDINGLY SMOOTH PILE OF SHIT IN A CAPE WITHIN MY JUDGMENT RADIUS!</text:p>
      <text:p text:style-name="P2">YES!</text:p>
      <text:p text:style-name="P2">THAT'S BASICALLY WHAT HAPPENED</text:p>
      <text:p text:style-name="P2"><text:soft-page-break/>AND THAT IS EXACTLY WHAT I WAS *TRYING* TO SAY I WAS OVER, AND WASN'T A BIG DEAL ANYMORE, BUT NOW IT'S A BIG DEAL AGAIN I GUESS?</text:p>
      <text:p text:style-name="P2">THAT'S FUCKING GREAT! THANKS DAVE!</text:p>
      <text:p text:style-name="P2">OH MY FUCKING GOD...</text:p>
      <text:p text:style-name="P2">I'M NOT "PUSHING THIS OUT THERE"!</text:p>
      <text:p text:style-name="P2">UEHRNGH.</text:p>
      <text:p text:style-name="P2">YEEUURHNGHGHH.</text:p>
      <text:p text:style-name="P2">NO!</text:p>
      <text:p text:style-name="P2">NOT... NOT REALLY</text:p>
      <text:p text:style-name="P2">I KNOW THAT!</text:p>
      <text:p text:style-name="P2">THAT IS THE *EXACT* FUCKING THING I KNEW AND UNDERSTOOD, AND WHY I FELT SO STUPID ABOUT IT IN HINDSIGHT!</text:p>
      <text:p text:style-name="P2">IT'S NOT?</text:p>
      <text:p text:style-name="P2">NERGH!</text:p>
      <text:p text:style-name="P2">SOMEBODY FUCKING KILL ME.</text:p>
      <text:p text:style-name="P2">(WHY. WHY ARE THESE WORDS HAPPENING TO OUR CONVERSATION.)</text:p>
      <text:p text:style-name="P2">(THE WORDS. WHY WON'T THE WORDS STOP. DEAR GOD.)</text:p>
      <text:p text:style-name="P2">(YES! LATER! TALK LATER, BECAUSE THEN THE WORDS WOULD STOP! OH WOULDN'T THAT BE LOVELY.)</text:p>
      <text:p text:style-name="P2">_</text:p>
      <text:p text:style-name="P2">204. JE44; DS53: =009388</text:p>
      <text:p text:style-name="P2">NO, NO, NO, NO, NO, NO, NO.</text:p>
      <text:p text:style-name="P2">I RETREAT TO MY SAFE PLACE, AND YET THE WORDS. THE STUPID FUCKING PRATTLE JOCKEYING LIKE ROWDY BARNBEASTS UP AGAINST THE PARTITIONS OF GOOD FUCKING SENSE AND THE MOST BASIC OF PERSONAL BOUNDARIES.</text:p>
      <text:p text:style-name="P2">THE GOD DAMNED BLITHER OF TACTLESS NINCOMPOOPS, HOW IT CONTINUES TO HAUNT MY WRETCHED EARS. THE WORDS SPILL OVER THE SIDE OF THIS ENCHANTED METAL FROG DISCUS, LIKE A BABBLING SPRING IN A MYTHICAL FOREST GOVERNED BY A GUILD OF GOSSIP-HUNGRY LOBOTOMY HOBBITS. THIS DELUGE OF WORDS, LEAKED FROM THE INCONTINENT CREVICES OF TWO BRAINLESS GUSHING YAMMERTWATS, IT OVERFLOWETH, OH HOW IT <text:soft-page-break/>OVERFLOWETH, SOGGING MY GRAY, PRACTICAL PAIR OF PANTS, THE LEGGINGS OF A SIMPLE MAN. A HUMBLE MAN. IT THEN CONTINUES ITS DOWNWARD TRICKLE, DOUSING MY UNREMARKABLE SHIRT, THE SERVICEABLE GARMENT OF YOUR AVERAGE ALTERNIAN "JOE", CHILLING THE FRAIL TORSO BENEATH, A PATHETIC DUFFEL OF MEAT WRACKED WITH HEAVY SOBS, SOBS CAUSED BY WORDS, WORDS WHICH CONTINUE TO DRIP. AND SLEUCE. AND SPILL. THREATENING TO DROWN ME. PLEDGING TO. PROMISING! AND YET I WILL NOT DROWN. WHY WON'T I DROWN? PLEASE LET ME DROWN. LET ME DROWN SO THE WORDS WILL BE NO MORE!</text:p>
      <text:p text:style-name="P2">_</text:p>
      <text:p text:style-name="P2">205. DS54: =009389</text:p>
      <text:p text:style-name="P2">NO!</text:p>
      <text:p text:style-name="P2">_</text:p>
      <text:p text:style-name="P2">206. JE45; DS54: =009390</text:p>
      <text:p text:style-name="P2">EGBERT, I HAVE NEWS FOR YOU.</text:p>
      <text:p text:style-name="P2">I HEARD YOU WERE TALKING ABOUT QUADRANTS, SO I DECIDED TO PAUSE MY TANTRUM.</text:p>
      <text:p text:style-name="P2">JOHN, ALL YOU'RE DOING HERE IS DESCRIBING THE SUBTLE FEELINGS WHICH PLANT THE SEED FOR HAVING A CALIGINOUS CRUSH ON SOMEONE.</text:p>
      <text:p text:style-name="P2">YOU HEARD ME.</text:p>
      <text:p text:style-name="P2">YOU ARE NAIVELY ADMITTING TO STRUGGLING WITH SOME BLACK FEELINGS FOR TEREZI.</text:p>
      <text:p text:style-name="P2">SO, THERE YOU GO. QUESTION ANSWERED.</text:p>
      <text:p text:style-name="P2">TURNS OUT YOU ARE PERFECTLY CAPABLE OF BLACK ROMANCE.</text:p>
      <text:p text:style-name="P2">A FAIR REBUTTAL. HOWEVER, CONSIDER THIS COUNTERPOINT:</text:p>
      <text:p text:style-name="P2">Y... YES???</text:p>
      <text:p text:style-name="P2">BUT THAT'S EXACTLY WHAT THE FEELING IS!</text:p>
      <text:p text:style-name="P2">IT DOESN'T START OUT AS FULL BLOWN ANTIPATHY, AND IT RARELY EVEN REACHES SUCH AN EXTREME LEVEL OF HOSTILITY EVEN OVER LONG TERM BLACK RELATIONSHIPS.</text:p>
      <text:p text:style-name="P2">THERE ARE PEAKS TO IT, BUT OTHERWISE A GENERAL EBB AND FLOW TO THE DARK FEELINGS, JUST LIKE WITH FLUSHED RELATIONSHIPS.</text:p>
      <text:p text:style-name="P2"><text:soft-page-break/>YEAH, THAT'S IT, RIGHT THERE!!!</text:p>
      <text:p text:style-name="P2">THE "BUT" IS ALWAYS PART OF IT.</text:p>
      <text:p text:style-name="P2">WHAT YOU'RE *TRYING* TO SAY IS, YOU HAD FRUSTRATED, NEGATIVE EMOTIONS TOWARD HER, BUT THEY DON'T COMPREHENSIVELY ACCOUNT FOR YOUR ATTITUDE TOWARD HER.</text:p>
      <text:p text:style-name="P2">MEANING, THERE ARE SOME THINGS ABOUT HER YOU ACTUALLY LIKE, BUT THE NEGATIVE FEELINGS MAKE IT HARD FOR YOU TO PUT YOUR FINGER ON THEM, OR EVEN WANT TO ACKNOWLEDGE THEM.</text:p>
      <text:p text:style-name="P2">THAT IS ABSOLUTELY STANDARD. WHAT GOOD WOULD IT BE HAVING A KISMESIS WHO DIDN'T POSSESS QUALITIES YOU ACTUALLY ADMIRED ON SOME LEVEL?</text:p>
      <text:p text:style-name="P2">THAT WOULD BE BORING, AND IT WOULDN'T EVEN WORK. THERE'D BE NO TENSION, NO PUSH AND PULL IN THE TURBULENT EMOTIONAL LANDSCAPE. THE SUBTLE POSITIVES ADD FUEL TO THE NEGATIVE FEELINGS, OFTEN GIVING THEM A REASON TO EXIST AT ALL. THEY INFLAME THE AGGRAVATING FACTORS, REMINDING YOU DEEP DOWN HOW MUCH YOU WOULD LIKE AND ADMIRE THIS PERSON IF IT WASN'T FOR ALL THEIR INFURIATING FLAWS, AND THE INCREDIBLE SENSE OF FRUSTRATION THAT CAUSES ALONG WITH ALL THE ASSOCIATED HOT-HEADED FEELINGS, THAT'S THE ESSENCE OF BLACK ROMANCE.</text:p>
      <text:p text:style-name="P2">AND THE POSITIVE QUALITIES YOU SEE DEEP DOWN IN A KISMESIS ALSO SERVE AS THE BASIS FOR RED FEELINGS TOWARD THAT PERSON, ASSUMING THE RELATIONSHIP EVER STARTS TO VACILLATE.</text:p>
      <text:p text:style-name="P2">IT'S ALL PRETTY STRAIGHTFORWARD, REALLY.</text:p>
      <text:p text:style-name="P2">THAT'S PART OF IT TOO!</text:p>
      <text:p text:style-name="P2">THE "NO NO NO" IS ALL PART OF THE FEELING. THAT'S HOW IT *ALWAYS* GOES.</text:p>
      <text:p text:style-name="P2">THIS SENSE OF SELF INCRIMINATION WHEN IT'S DAWNING ON YOU THAT YOU HAVE THESE CONFLICTING FEELINGS TOWARD SOMEONE WHO BUGS YOU SO MUCH.</text:p>
      <text:p text:style-name="P2">OH MY GOD, THIS WHOLE REACTION IS SO FUCKING TEXTBOOK. IT'S HILARIOUS, REALLY.</text:p>
      <text:p text:style-name="P2">IT'S SUPPOSED TO FEEL FUCKED UP!</text:p>
      <text:p text:style-name="P2">JOHN, YOU DON'T HAVE TO REMIND US ABOUT ONE OF THE MOST FUNDAMENTAL STATUTES OF THE BRO CODE, WHICH IS PRACTICALLY FUCKING SCRIPTURE ON MY PLANET, DATING BACK HUNDREDS OF MILLENIA.</text:p>
      <text:p text:style-name="P2"><text:soft-page-break/>DAVE AND I FUCKING SLEEP AND BREATHE THE BRO CODE AND ALL OF ITS CLAUSES, NO MATTER HOW FINE THE PRINT.</text:p>
      <text:p text:style-name="P2">FEEL FREE TO COME AND TALK TO US ABOUT THIS ANY TIME. YOUR SECRETS WILL ALWAYS BE SAFE.</text:p>
      <text:p text:style-name="P2">DAMN. YEAH.</text:p>
      <text:p text:style-name="P2">SORRY.</text:p>
      <text:p text:style-name="P2">_</text:p>
      <text:p text:style-name="P2">207. JE46: =009391</text:p>
      <text:p text:style-name="P2">LIKE WHAT, EXACTLY?</text:p>
      <text:p text:style-name="P2">_</text:p>
      <text:p text:style-name="P2">208. =009400</text:p>
      <text:p text:style-name="P2">*SHOUT BLITHER BLAH BLAH WORDS*</text:p>
      <text:p text:style-name="P2">*BLAH BLAH TACTLESS NINCOMPOOPS SHOUT RAMBLE SCREED*</text:p>
      <text:p text:style-name="P2">*BLAH BLISTER BEMOAN BLAH BLAH GOSSIP-HUNGRY LOBOTOMY HOBBITS*</text:p>
      <text:p text:style-name="P2">*SHOUT YELL SCREECH HOLLER BRAINLESS GUSHING YAMMERTWATS*</text:p>
      <text:p text:style-name="P2">_</text:p>
      <text:p text:style-name="P2">209. VS12; KM21: =009408</text:p>
      <text:p text:style-name="P2">GET DOWN ABOUT WHAT</text:p>
      <text:p text:style-name="P2">OBLIGATION?</text:p>
      <text:p text:style-name="P2">VRISKA, HAVE YOU BEEN DISHING MORE DIRT ON OUR STRATEGY BEFORE FORMALLY BRINGING OUR MEETING BACK TO ORDER?</text:p>
      <text:p text:style-name="P2">PRETTY SLOPPY LEADERSHIP MOVE, IF YOU ASK ME.</text:p>
      <text:p text:style-name="P2">ME AND SHE??</text:p>
      <text:p text:style-name="P2">AS IN LIKE, TOGETHER?</text:p>
      <text:p text:style-name="P2">WHAT THE FUCK ARE WE SUPPOSED TO BE DOING TOGETHER.</text:p>
      <text:p text:style-name="P2">GREAT! I'M SO GLAD.</text:p>
      <text:p text:style-name="P2">AT THIS POINT, I ONLY EVER FEEL ANGST OR EVEN THE SLIGHTEST SENSE OF AGITATION IN MY SOUL TO THE PRECISE EXTENT THAT I WORRY VRISKA *MIGHT* NOT HAVE ALL OF OUR FORTUNES COMPLETELY MAPPED OUT <text:soft-page-break/>ALREADY.</text:p>
      <text:p text:style-name="P2">I'M BEGINNING TO HYPERVENTILATE SLIGHTLY LESS JUST THINKING ABOUT IT!!!</text:p>
      <text:p text:style-name="P2">HAHAHA!</text:p>
      <text:p text:style-name="P2">BURNED. OWNED. DEVASTATED. WHAT MORE IS THERE TO SAY?</text:p>
      <text:p text:style-name="P2">NOTHING REALLY, UNLESS YOU WANT WHATEVER PITIFUL TATTERS OF YOUR SELF IMAGE YOU HAVE LEFT TO GET POWER-PISSED ON BY GODQUEEN SERKET HERSELF, YET AGAIN.</text:p>
      <text:p text:style-name="P2">EITHER THAT, OR ONE COULD RUMINATE FONDLY OVER THE HEAVENLY RET-FORKED REALITY WHEREIN SHE WAS STABBED IN THE BACK BY HER MOIRAIL, AND WE ALL GOT TO LIVE OUT THE *FUCKING BLISS* THAT TIMELINE MUST HAVE BEEN.</text:p>
      <text:p text:style-name="P2">JUST THINK OF THE PEACE AND QUIET WE WOULD HAVE HAD ON THE METEOR! IT WAS PROBABLY *MORE* THAN WORTH THE PRICE OF CANNON BALLING ASS FIRST INTO SOME SORT OF MASSACRE TRAP.</text:p>
      <text:p text:style-name="P2">VRISKA SERKET, MAKING THE LIVING ENVY THE HYPOTHETICAL DEAD SINCE... WHENEVER IT WAS SHE STARTED DOING THAT!</text:p>
      <text:p text:style-name="P2">OUCH! SLAUGHTERED AGAIN. "HEHEHE!"</text:p>
      <text:p text:style-name="P2">DON'T LISTEN TO HER, KANAYA. IT'S LIKE THIS RUNNING GAG SHE DOES ALL THE TIME, TO OWN ME.</text:p>
      <text:p text:style-name="P2">IT'S THIS FUNNY THING WE DO. OR MAINLY, SHE DOES.</text:p>
      <text:p text:style-name="P2">ALWAYS IMPLYING THAT I'VE BEEN SPADES-CRUSHING ON HER, AND GETTING SHUT DOWN. IT NEVER STOPS BEING HILARIOUS!</text:p>
      <text:p text:style-name="P2">FIRST OF ALL, AS IF SHE CAN PROVE ANYTHING.</text:p>
      <text:p text:style-name="P2">SECOND, IF WE'RE BEING *TOTALLY FAIR* HERE, MORE THAN A FEW OF HER SNAPPY COMEBACKS ARE ARGUABLY MORE TINGED WITH THAT SORT OF EYEBROW-COCKING HOSTILITY THAN ANYTHING *I'VE* EVER SAID TO HER.</text:p>
      <text:p text:style-name="P2">MAYBE MAKES ONE A LITTLE SUSPICIOUS, NO? THAT MAYBE THERE'S SOME PROJECTION GOING ON HERE. JUST SAYING!!!</text:p>
      <text:p text:style-name="P2">_</text:p>
      <text:p text:style-name="P2">210. VS13; KM22: =009409</text:p>
      <text:p text:style-name="P2">BYE! MAYBE TRY ACTING A LITTLE MORE GRACIOUS IN DEFEAT NEXT TIME.</text:p>
      <text:p text:style-name="P2"><text:soft-page-break/>JUST A LITTLE ADVICE FROM ONE LEADER TO ANOTHER!</text:p>
      <text:p text:style-name="P2">YEAH</text:p>
      <text:p text:style-name="P2">DAMN</text:p>
      <text:p text:style-name="P2">WAIT</text:p>
      <text:p text:style-name="P2">WHAT??</text:p>
      <text:p text:style-name="P2">KANAYA, YOU WEREN'T TAKING THAT PATHETIC JOKEY UNREQUITED BLACKROM STUFF SERIOUSLY, WERE YOU???</text:p>
      <text:p text:style-name="P2">OH??</text:p>
      <text:p text:style-name="P2">YEAH, WOW</text:p>
      <text:p text:style-name="P2">A CHILL JUST RAN UP MY POSTURE POLE, TRYING TO IMAGINE THAT.</text:p>
      <text:p text:style-name="P2">YOU KNOW...</text:p>
      <text:p text:style-name="P2">I DON'T KNOW IF I'VE EVER TOLD YOU.</text:p>
      <text:p text:style-name="P2">BUT YOU HAVE A REALLY IMPRESSIVE GRASP OVER ROMANTIC ANALYSIS.</text:p>
      <text:p text:style-name="P2">WE SHOULD BE JAMMING ON THIS SUBJECT MORE. MAYBE EXPLORE SOME OF MY MORE ADVANCED THEORIES.</text:p>
      <text:p text:style-name="P2">WE'RE SURROUNDED BY AMATEURS IN THIS FIELD, SO IT GETS A BIT FRUSTRATING.</text:p>
      <text:p text:style-name="P2">WELL, THE MAYOR'S A GOOD SOUNDING BOARD AT LEAST. WHEN I WANT TO BOUNCE SOME OF MY MORE "OUT THERE" IDEAS OFF SOMEONE.</text:p>
      <text:p text:style-name="P2">OH FUCK YES!!!!!!!!!!!!!!</text:p>
      <text:p text:style-name="P2">_</text:p>
      <text:p text:style-name="P2">211. JE47: =009414</text:p>
      <text:p text:style-name="P2">(WHISPER WHISPER WHISPER)</text:p>
      <text:p text:style-name="P2">(WHISPER WHISPER)</text:p>
      <text:p text:style-name="P2">(WHISPER WHISPER mayor)</text:p>
      <text:p text:style-name="P2">(WHISPER WHISPER WHISPER can town?)</text:p>
      <text:p text:style-name="P2">(WHISPER WHISPER but where? WHISPER WHISPER earth WHISPER)</text:p>
      <text:p text:style-name="P2">(WHISPER WHISPER WHISPER to scale?? don't see how WHISPER WHISPER WHISPER)</text:p>
      <text:p text:style-name="P2"><text:soft-page-break/>(if you're really going WHISPER WHISPER WHISPER build WHISPER WHISPER)</text:p>
      <text:p text:style-name="P2">*AHEM*</text:p>
      <text:p text:style-name="P2">EGBERT, WHAT THE FUCK.</text:p>
      <text:p text:style-name="P2">WERE YOU EAVESDROPPING?!</text:p>
      <text:p text:style-name="P2">THIS IS A FUCKING PRIVATE CONVERSATION.</text:p>
      <text:p text:style-name="P2">STOP BEING RUDE GARBAGE.</text:p>
      <text:p text:style-name="P2">OH!!! OK THEN! HERE, HAVE AN EXCESSIVELY *QUIET* (shut the fuck up)</text:p>
      <text:p text:style-name="P2">_</text:p>
      <text:p text:style-name="P2">212. VS14: =009419</text:p>
      <text:p text:style-name="P2">I STILL HAVE NO IDEA WHY YOU PUT ME ON DRAWING DUTY.</text:p>
      <text:p text:style-name="P2">I'M EASILY THE WORST ARTIST HERE.</text:p>
      <text:p text:style-name="P2">AND IN A SETTING THAT INCLUDES DAVE, LET'S GET REAL. THAT'S NO SMALL FEAT.</text:p>
      <text:p text:style-name="P2">THAT'S WORKED OUT GREAT SO FAR, HASN'T IT?</text:p>
      <text:p text:style-name="P2">WE'VE LOST HOW MANY STRATEGY-SECONDS TO ME COMPLAINING ABOUT DRAWING ALREADY??</text:p>
      <text:p text:style-name="P2">WOW, FUCK YOU!</text:p>
      <text:p text:style-name="P2">YOU'RE PROBABLY RIGHT, BUT FUCK YOU NEVERTHELESS!</text:p>
      <text:p text:style-name="P2">WHERE THE SHIT IS MY ART PENCIL. I HAVE SOME DRAWING TO DO.</text:p>
      <text:p text:style-name="P2">_</text:p>
      <text:p text:style-name="P2">213. VS15: =009425</text:p>
      <text:p text:style-name="P2">HOW DOES THIS LOOK?</text:p>
      <text:p text:style-name="P2">_</text:p>
      <text:p text:style-name="P2">214. VS16: =009428</text:p>
      <text:p text:style-name="P2">THANK YOU.</text:p>
      <text:p text:style-name="P2">_</text:p>
      <text:p text:style-name="P2"><text:soft-page-break/>215. VS17: =009436</text:p>
      <text:p text:style-name="P2">ARE YOU FUCKING WITH ME NOW.</text:p>
      <text:p text:style-name="P2">WELL, LET'S SEE IF I'M TALLYING THIS UP RIGHT.</text:p>
      <text:p text:style-name="P2">JOHN AND LALONDES ONE AND TWO ARE ON TEAM CONDESCE.</text:p>
      <text:p text:style-name="P2">THE STRIDER BROS AND PYROPE ARE ON THE LORD TEAM.</text:p>
      <text:p text:style-name="P2">JADE, WHEN NOT ON NAP DUTY, IS ON THE DOG TEAM, EXCLUSIVELY.</text:p>
      <text:p text:style-name="P2">THE MAYOR ISN'T DOING SHIT, BECAUSE I AM *PERSONALLY* SEEING TO IT THAT NOT A SINGLE POST-APOCALYPTIC TATTER ON HIS HEAD GETS HARMED.</text:p>
      <text:p text:style-name="P2">CROCKER IS ON HEALING DETAIL, AND LALONDE THREE VOLUNTEERED TO SUPPORT THAT.</text:p>
      <text:p text:style-name="P2">KANAYA HAS SOME VAGUE YET TO BE EXPLAINED MISSION TO DO, AND SO DOES TAVROS.</text:p>
      <text:p text:style-name="P2">AND JOKE HERE JUST GOT SHUNTED OFF TO THE PEEWEE LEAGUE.</text:p>
      <text:p text:style-name="P2">SO WHO THE FUCK IS EVEN LEFT, ASIDE FROM ME???</text:p>
      <text:p text:style-name="P2">AND THE FUCKING CAT I GUESS.</text:p>
      <text:p text:style-name="P2">ARE YOU SURE WE SHOULDN'T PICK A ROLE FOR ROSE'S FUCKING CAT LUSUS BEFORE MOVING ON TO THE *ABSOLUTE* BOTTOM OF THE BARREL, SOMETIMES REFERRED TO AS "THE VANTAS ZONE"?</text:p>
      <text:p text:style-name="P2">THANK GOD WE SORTED THAT OUT.</text:p>
      <text:p text:style-name="P2">NOW THAT WE'VE ESTABLISHED THE KITTY CAT IS HEADING UP THE FISH EATING OPERATION, I THINK WE CAN SAFELY PROCEED TO THE RUNG OF STRATEGIC IMPORTANCE DIRECTLY BELOW THAT.</text:p>
      <text:p text:style-name="P2">THE INFAMOUS "WHAT IS KARKAT GOING TO DO?" RUNG.</text:p>
      <text:p text:style-name="P2">AND SINCE EVERYONE ELSE HAS A JOB, AND MY SKILLS ARE RELATIVELY UNIMPRESSIVE, I'LL HAVE TO SIGN UP FOR TEAM DIPSHIT TOO.</text:p>
      <text:p text:style-name="P2">HELL, EVEN THE KID IN THE BANANA HAMMOCK IS A GOD TIER AT LEAST.</text:p>
      <text:p text:style-name="P2">SO I GUESS THAT MEANS I'LL BE TAKING ORDERS FROM HIM? SURE WHY NOT!</text:p>
      <text:p text:style-name="P2">SECOND IN COMMAND TO A THIRD RATE HERO. SOUNDS ABOUT RIGHT TO ME.</text:p>
      <text:p text:style-name="P2">WHAT THE FUCK?</text:p>
      <text:p text:style-name="P2"><text:soft-page-break/>WHEN WERE YOU PLANNING ON TELLING ME THIS!</text:p>
      <text:p text:style-name="P2">OH. RIGHT.</text:p>
      <text:p text:style-name="P2">WELL?? WHAT'S THIS "PRESSING MATTER"?</text:p>
      <text:p text:style-name="P2">OK WELL...</text:p>
      <text:p text:style-name="P2">ARE THEY?!</text:p>
      <text:p text:style-name="P2">SO THAT MEANS JOKE...</text:p>
      <text:p text:style-name="P2">FUCK. *JAKE* I MEAN.</text:p>
      <text:p text:style-name="P2">REALLY IS A ONE MAN TEAM, DESIGNATED FOR ROBO JACK AND HIS OVEN BOZOS???</text:p>
      <text:p text:style-name="P2">_</text:p>
      <text:p text:style-name="P2">216. VS18: =009438</text:p>
      <text:p text:style-name="P2">NO.</text:p>
      <text:p text:style-name="P2">WOW, I'M FUCKING SHOCKED!</text:p>
      <text:p text:style-name="P2">WHAT DO WE, OR, EXCUSE ME... WHAT DOES *SHE* HAVE TO DO?</text:p>
      <text:p text:style-name="P2">UGH.</text:p>
      <text:p text:style-name="P2">WHY THE HELL WOULD SHE WANT TO SEE ME?</text:p>
      <text:p text:style-name="P2">YOU'RE DOING THIS ON PURPOSE, AREN'T YOU.</text:p>
      <text:p text:style-name="P2">TRYING TO MAKE ME FEEL BAD ABOUT SOME ANCIENT HISTORY, SO I'LL BE NERVOUS ABOUT THIS ENCOUNTER.</text:p>
      <text:p text:style-name="P2">WELL I'LL SPARE YOU THE TROUBLE. I'M ALREADY NERVOUS! I DON'T WANT TO GO PROSTRATE MYSELF BEFORE A BABBLING SNAKE GODDESS EVEN UNDER IDEAL CIRCUMSTANCES.</text:p>
      <text:p text:style-name="P2">HOW ARE WE EVEN SURE SHE HAS A FROG TO RELEASE??</text:p>
      <text:p text:style-name="P2">WHO MADE THIS FROG? THE JOKERS FROM THIS SESSION?</text:p>
      <text:p text:style-name="P2">I THOUGHT THEY SPENT MONTHS DOING NOTHING.</text:p>
      <text:p text:style-name="P2">OK. YEAH, I REMEMBER NOW.</text:p>
      <text:p text:style-name="P2">SO THE CONDESCE WAS GOING TO MAKE US DO THIS ORIGINALLY? WHY??</text:p>
      <text:p text:style-name="P2">...</text:p>
      <text:p text:style-name="P2"><text:soft-page-break/>YEAH</text:p>
      <text:p text:style-name="P2">YOU'VE MADE YOUR POINT.</text:p>
      <text:p text:style-name="P2">_</text:p>
      <text:p text:style-name="P2">217. VS19; KM23: =009443</text:p>
      <text:p text:style-name="P2">ALRIGHT, SO WHAT NOW?</text:p>
      <text:p text:style-name="P2">KANAYA, I GUESS WE HEAD TO, WHAT WAS IT?</text:p>
      <text:p text:style-name="P2">LOJADE?</text:p>
      <text:p text:style-name="P2">LIKE RIGHT NOW? SINCE I GUESS THE CLOCK IS TICKING.</text:p>
      <text:p text:style-name="P2">HEY!</text:p>
      <text:p text:style-name="P2">WHY DON'T YOU CAN IT.</text:p>
      <text:p text:style-name="P2">NO, I WON'T.</text:p>
      <text:p text:style-name="P2">NOT IF YOU ARE GOING TO START TRASHING PEOPLE WITH RESPECT TO THEIR SENSITIVE ISSUES IN A MANNER THAT IS *WAY* OVER THE LINE AS FAR AS THE BASIC GROUND RULES OF GOOD NATURED SHIT TALKING GOES, GROUND RULES ON WHICH I *HAPPEN* TO BE AN EXPERT.</text:p>
      <text:p text:style-name="P2">EITHER MAKE SURE YOUR TRASH MOUTHED INVECTIVE IS CRITICALLY CONSTRUCTIVE, OR SHUT UP!</text:p>
      <text:p text:style-name="P2">_</text:p>
      <text:p text:style-name="P2">218. KM24: =009536</text:p>
      <text:p text:style-name="P2">SO YOU ACTUALLY UNDERSTOOD WHAT SHE WAS SAYING WITH THAT EARSPLITTING MALARKEY?</text:p>
      <text:p text:style-name="P2">WOW.</text:p>
      <text:p text:style-name="P2">I GUESS WE REALLY DID SEND THE RIGHT PERSON THEN.</text:p>
      <text:p text:style-name="P2">PLUS ONE USELESS TAG-ALONG, I GUESS TO BEAR WITNESS OR SOMETHING?</text:p>
      <text:p text:style-name="P2">AND PROBABLY RECORD THE LEGENDARY CONVERSATION LIKE A SCRIBE, WITH HIS BENCHWARMER'S PEN INTO THE HALLOWED SCROLL OF THE SECOND BANANA.</text:p>
      <text:p text:style-name="P2">EXCEPT I DIDN'T BRING MY PEN OR SCROLL, AND I DON'T SPEAK MONSTER SCREAMING.</text:p>
      <text:p text:style-name="P2">SO MY TRANSCRIPT WOULD READ LIKE...</text:p>
      <text:p text:style-name="P2"><text:soft-page-break/>"MORE SHRILL NOISES, LIKE GOD PLAYING THE EDGE OF A GLASS INSIDE YOUR THINK PAN"</text:p>
      <text:p text:style-name="P2">"MARYAM CONTINUES TO NOD ALONG"</text:p>
      <text:p text:style-name="P2">WHAT???</text:p>
      <text:p text:style-name="P2">YOU DID</text:p>
      <text:p text:style-name="P2">WHAT DID SHE SAY?</text:p>
      <text:p text:style-name="P2">NO, I KINDA GOT THAT.</text:p>
      <text:p text:style-name="P2">EVEN THOUGH I DON'T HAVE A KEEN EAR FOR BEAST TWADDLE, I CAN STILL DETECT WHEN A CONVERSATION DOESN'T LAST FOR MUCH TIME.</text:p>
      <text:p text:style-name="P2">I MEAN, DID SHE SAY WHAT SHE WANTED WITH ME?</text:p>
      <text:p text:style-name="P2">OR WHAT SHE WANTS ME TO DO??</text:p>
      <text:p text:style-name="P2">OK???</text:p>
      <text:p text:style-name="P2">WELL, HERE I AM, QUEEN SNAKE!!!</text:p>
      <text:p text:style-name="P2">SATISFIED?!</text:p>
      <text:p text:style-name="P2">THEN WHAT DID YOU TALK ABOUT WHEN MY NAME CAME UP!</text:p>
      <text:p text:style-name="P2">OK...</text:p>
      <text:p text:style-name="P2">THEN WHAT ABOUT YOU?</text:p>
      <text:p text:style-name="P2">WHY DID SHE WANT TO SEE YOU, KANAYA... CAN YOU AT LEAST TELL ME *SOMETHING* ABOUT THIS MADDENING EXCHANGE?</text:p>
      <text:p text:style-name="P2">WHAT QUESTIONS?</text:p>
      <text:p text:style-name="P2">DUTIES?</text:p>
      <text:p text:style-name="P2">NATURAL INCLINATIONS?</text:p>
      <text:p text:style-name="P2">WHAT THE FUCK IS SHE TALKING ABOUT.</text:p>
      <text:p text:style-name="P2">WHAT ABOUT ME THEN?</text:p>
      <text:p text:style-name="P2">I'M NOT SURE IT IS, REALLY.</text:p>
      <text:p text:style-name="P2">IF I'M HEARING YOU RIGHT, WORTHINESS OF INHERITING THIS UNIVERSE HINGES ON WHETHER I CAN LIVE UP TO WHAT MY SHIT IS ABOUT, SO TO SPEAK.</text:p>
      <text:p text:style-name="P2">BUT I DON'T KNOW WHAT MY SHIT IS ABOUT.</text:p>
      <text:p text:style-name="P2"><text:soft-page-break/>I'D REALLY LIKE TO KNOW, ACTUALLY!</text:p>
      <text:p text:style-name="P2">CONSIDERING IT SOUNDS LIKE YOU TOUCHED ON THAT SUBJECT WITH HER, EVEN IF ONLY BRIEFLY, THEN IT SOUNDS LIKE A CONVERSATION I WOULD HAVE BENEFITED FROM UNDERSTANDING.</text:p>
      <text:p text:style-name="P2">REALLY, IF THERE WAS ONLY *ONE* CLANGOROUS CREATURE-SCREED I'D LIKED TO HAVE BEEN ABLE TO PARSE OVER MY LIFETIME, THIS WAS PROBABLY IT!!!</text:p>
      <text:p text:style-name="P2">_</text:p>
      <text:p text:style-name="P2">219. KM25: =009537</text:p>
      <text:p text:style-name="P2">I DUNNO</text:p>
      <text:p text:style-name="P2">UHH</text:p>
      <text:p text:style-name="P2">BLOOD?</text:p>
      <text:p text:style-name="P2">NO, NOT BLOOD.</text:p>
      <text:p text:style-name="P2">I MEAN, NOT REALLY. MAYBE.</text:p>
      <text:p text:style-name="P2">HONESTLY I DON'T EVEN KNOW WHAT THAT MEANS OR WHY I SAID IT.</text:p>
      <text:p text:style-name="P2">EXCEPT THAT IT'S THE EASY ANSWER, JUST BECAUSE IT'S MY FUCKING ASPECT.</text:p>
      <text:p text:style-name="P2">WHAT</text:p>
      <text:p text:style-name="P2">YOU MEAN ASIDE FROM A SHITLOAD OF THE STUFF I CARRY AROUND IN MY VEINS ALL THE TIME?</text:p>
      <text:p text:style-name="P2">NO, SORRY.</text:p>
      <text:p text:style-name="P2">PLEASE DON'T LOOK AT MY BODY LIKE THAT WHILE DROOLING.</text:p>
      <text:p text:style-name="P2">BUT REALLY, I DON'T HAVE A CLUE WHAT MY ASPECT MEANS.</text:p>
      <text:p text:style-name="P2">OR IF IT EVEN HAS ANY SUBSTANTIVE CORRELATION WITH "MY SHIT" PER WHATEVER ECHIDNA WAS GOING ON ABOUT.</text:p>
      <text:p text:style-name="P2">HONESTLY THOUGH...</text:p>
      <text:p text:style-name="P2">WHEN WE STARTED PLAYING THE GAME, AND LEARNING ABOUT ALL THE ASPECT STUFF AND WHO WAS WHAT</text:p>
      <text:p text:style-name="P2">I GOT SO EXCITED WHEN I FOUND OUT ABOUT MINE.</text:p>
      <text:p text:style-name="P2">I WAS LIKE, WHAT? BLOOD?? FUCK YEAH!!!</text:p>
      <text:p text:style-name="P2"><text:soft-page-break/>THAT'S ME. THAT'S SO BADASS, AND I'M BADASS, SO YEAH, THAT CHECKS OUT.</text:p>
      <text:p text:style-name="P2">AND EVEN THOUGH THE THING ABOUT BEING A BADASS WAS BULLSHIT, IT STILL JUST *FELT* RIGHT.</text:p>
      <text:p text:style-name="P2">AND I THINK IT STILL DOES.</text:p>
      <text:p text:style-name="P2">YEAH, AT FIRST, I THOUGHT BLOOD JUST MEANT LIKE...</text:p>
      <text:p text:style-name="P2">SOMETHING ABOUT BEING A WARRIOR! OR BEING COMPLETELY RUTHLESS TO ANYONE STANDING IN THE WAY OF VICTORY.</text:p>
      <text:p text:style-name="P2">BUT AS MORE TIME PASSED</text:p>
      <text:p text:style-name="P2">I REALIZED THERE WAS PROBABLY A LOT MORE TO IT.</text:p>
      <text:p text:style-name="P2">AND I STILL DON'T UNDERSTAND.</text:p>
      <text:p text:style-name="P2">MAYBE I NEVER WILL.</text:p>
      <text:p text:style-name="P2">BUT YOU KNOW</text:p>
      <text:p text:style-name="P2">EVEN THOUGH I DON'T HAVE THOSE IMMATURE VIEWS ON BEING A BIGSHOT ANYMORE</text:p>
      <text:p text:style-name="P2">I STILL WANT TO FIGHT!</text:p>
      <text:p text:style-name="P2">YEAH!</text:p>
      <text:p text:style-name="P2">I MEAN NOT ANY OLD TIME LIKE SOME BELLIGERENT ASSHOLE, BUT WHEN EVERYTHING IS ON THE LINE, AND IT REALLY MATTERS.</text:p>
      <text:p text:style-name="P2">LIKE NOW.</text:p>
      <text:p text:style-name="P2">SO MAYBE I WASN'T TOO FAR OFF ON THAT PART OF MY ASPECT?</text:p>
      <text:p text:style-name="P2">MAYBE IT DOES HAVE SOMETHING TO DO WITH LIKE THE "WARRIOR SPIRIT" SHIT EVEN IF YOUR BODY AND SKILLS CAN'T QUITE BACK THAT UP.</text:p>
      <text:p text:style-name="P2">HMM</text:p>
      <text:p text:style-name="P2">_</text:p>
      <text:p text:style-name="P2">220. KM26: =009538</text:p>
      <text:p text:style-name="P2">BUT SERIOUSLY, I STILL DO WANT TO HELP MAKE A DIFFERENCE IN THIS BATTLE SOMEHOW!</text:p>
      <text:p text:style-name="P2">LOOK, I COMPLETELY ADMIT. I'M SHIT.</text:p>
      <text:p text:style-name="P2">I'M THE SHIT THEY RESERVE FOR THE SMELLIEST TOILET WHEN IT COMES <text:soft-page-break/>TO FIGHTING ABILITY.</text:p>
      <text:p text:style-name="P2">ALL THAT SMACK TALK BETWEEN ME AND VRISKA ABOUT MY USELESSNESS, THAT WASN'T EVEN SOME SNAPPY LITTLE FARCE, WHERE WE ALL RIDE KARKAT'S CROTCH BANDEAU FOR A LIVELY CHUCKLE.</text:p>
      <text:p text:style-name="P2">IT WAS JUST SOME BASIC BOILERPLATE INTERLOCUTION THAT WAS EXACTLY ON THE FUCKING LEVEL.</text:p>
      <text:p text:style-name="P2">I'M NOT A GOD TIER, BUT YOU KNOW WHAT? NEITHER ARE YOU, AND NEITHER IS TEREZI.</text:p>
      <text:p text:style-name="P2">BUT YOU'RE BOTH GREAT, AND DEADLY AS SHIT. IT'S NO EXCUSE.</text:p>
      <text:p text:style-name="P2">I'VE NEVER BEEN ANY GOOD, AND IT TOOK ME A LONG TIME TO COME TO TERMS WITH HOW DELUDED I WAS ABOUT THAT.</text:p>
      <text:p text:style-name="P2">THE ONLY REASON WE ENDED UP WINNING OUR GAME WAS THAT EVERYONE ELSE WAS ABLE TO PICK UP THE SLACK FOR ME.</text:p>
      <text:p text:style-name="P2">PRETTY MUCH ALL I DID WAS SPEND A FEW WEEKS SHOUTING AT EVERYBODY.</text:p>
      <text:p text:style-name="P2">I NEVER TOLD ANYONE THIS BUT...</text:p>
      <text:p text:style-name="P2">EVEN WHEN I BEAT MY DENIZEN</text:p>
      <text:p text:style-name="P2">I'M PRETTY SURE THAT'S ONLY BECAUSE I GOT THE ONE RESERVED FOR THE WEAKEST PLAYERS.</text:p>
      <text:p text:style-name="P2">LIKE A SPECIAL ONE.</text:p>
      <text:p text:style-name="P2">YOU KNOW HOW THERE'S THAT SUPPOSEDLY RARE ONE THAT ONLY REALLY STRONG PLAYERS GET... IT HAS SOME WEIRD FUCKING NAME.</text:p>
      <text:p text:style-name="P2">I'M PRETTY SURE MINE WAS LIKE THAT. BUT JUST THE OPPOSITE.</text:p>
      <text:p text:style-name="P2">REALLY, I NEVER SAID *ANYTHING* ABOUT THIS BECAUSE IT WAS SO EMBARRASSING, BUT</text:p>
      <text:p text:style-name="P2">WHEN I GOT TO HIM, HE WAS... WEIRDLY SMALL??</text:p>
      <text:p text:style-name="P2">LIKE JUST REALLY SMALL.</text:p>
      <text:p text:style-name="P2">AND HE MUMBLES HIS CHOICE SHIT WHICH OF COURSE I COMPLETELY IGNORE, AND HE SEEMS TO KNOW I WILL.</text:p>
      <text:p text:style-name="P2">I CAN HEAR IT IN HIS VOICE. HE KNOWS I WON'T CARE, HE CAN SENSE MY CONTEMPT, HE CAN SENSE HOW SMALL AND PITIFUL I FEEL, AND BECAUSE HE'S LIKE ALL KNOWING AND SHIT, HE'S *FACTORED THIS IN*.</text:p>
      <text:p text:style-name="P2"><text:soft-page-break/>ON SOME LEVEL, I THINK I UNDERSTOOD ALL THIS, AND IT JUST MADE ME FURIOUS.</text:p>
      <text:p text:style-name="P2">SO I KILLED HIM.</text:p>
      <text:p text:style-name="P2">AND IT WAS TOO EASY. EVEN FOR ME, IT WAS EASY.</text:p>
      <text:p text:style-name="P2">I REMEMBER THINKING "WHAT THE FUCK?" AFTER THE FINAL BLOW.</text:p>
      <text:p text:style-name="P2">SO YEAH, I'VE BEEN PRETTY SURE I GOT THE "TRAINING DENIZEN" EVER SINCE. IT WAS JUST A MATTER OF ADMITTING IT TO MYSELF.</text:p>
      <text:p text:style-name="P2">ACTUALLY, AS DUMB AS IT SOUNDS...</text:p>
      <text:p text:style-name="P2">I THINK I'M *STILL* NOT COMFORTABLE WITH PEOPLE KNOWING THAT FACT. IT STILL FEELS HUMILIATING.</text:p>
      <text:p text:style-name="P2">WOULD YOU MIND NOT TELLING ANYONE, KANAYA?</text:p>
      <text:p text:style-name="P2">BUT YEAH, MY UTTERLY TRAGIC LAMENESS ATTRIBUTE NOTWITHSTANDING, I'D STILL LIKE TO CONTRIBUTE.</text:p>
      <text:p text:style-name="P2">I KNOW IT WON'T COUNT FOR MUCH.</text:p>
      <text:p text:style-name="P2">I MIGHT EVEN GET IN THE WAY OF SOMEBODY COMPETENT.</text:p>
      <text:p text:style-name="P2">BUT IT MATTERS TO ME, TO PUT EVERYTHING ON THE LINE, FOR ALL THE RIGHT REASONS THIS TIME.</text:p>
      <text:p text:style-name="P2">NOT TO PROVE I'M STRONG OR AWESOME OR ANYTHING.</text:p>
      <text:p text:style-name="P2">THE OPPOSITE REALLY... TO PUT MYSELF OUT THERE KNOWING PERFECTLY WELL I'M NOT.</text:p>
      <text:p text:style-name="P2">I FEEL LIKE I HAVE TO EARN THE RIGHT TO INHERIT THIS UNIVERSE LIKE EVERYONE ELSE.</text:p>
      <text:p text:style-name="P2">NOT JUST GET DRAGGED INTO IT ON THE LOOSE FABRIC OF EVERYONE'S FUCKING PAJAMAS.</text:p>
      <text:p text:style-name="P2">IT ALSO FEELS IMPORTANT TO JUST</text:p>
      <text:p text:style-name="P2">I DON'T KNOW</text:p>
      <text:p text:style-name="P2">STAND THERE WITH MY FRIENDS.</text:p>
      <text:p text:style-name="P2">THEY'RE RISKING THEIR LIVES, AND THEY MAY BE MORE SUPERNATURALLY RESILIENT OR WHATEVER, BUT HEY.</text:p>
      <text:p text:style-name="P2">I SHOULD BE RISKING MINE TOO.</text:p>
      <text:p text:style-name="P2"><text:soft-page-break/>TO AT LEAST SHOW I'M THERE WITH THEM.</text:p>
      <text:p text:style-name="P2">AND WHO KNOWS, MAYBE A MOMENT WILL PRESENT ITSELF...</text:p>
      <text:p text:style-name="P2">WHERE I CAN DO SOMETHING IMPORTANT.</text:p>
      <text:p text:style-name="P2">LIKE NUDGE SOMEONE OUT OF THE WAY OF A RANDOM FLAMING FUCKBALL JUST IN TIME.</text:p>
      <text:p text:style-name="P2">OR SOME OTHER SMALL THING ACTUALLY WITHIN MY ABILITY.</text:p>
      <text:p text:style-name="P2">MAYBE I'LL DIE IN THE PROCESS OF SAVING SOMEONE MORE CRUCIAL TO VICTORY?</text:p>
      <text:p text:style-name="P2">IF THAT'S WHAT IT TAKES TO BE A PART OF THIS, SO BE IT.</text:p>
      <text:p text:style-name="P2">I'M IN.</text:p>
      <text:p text:style-name="P2">I'M NOT YOUR FUCKING LEADER!!!</text:p>
      <text:p text:style-name="P2">NO, I DON'T ACCEPT THAT.</text:p>
      <text:p text:style-name="P2">WHAT</text:p>
      <text:p text:style-name="P2">WHY?!</text:p>
      <text:p text:style-name="P2">NO I DON'T.</text:p>
      <text:p text:style-name="P2">LOOK, WE *JUST* ESTABLISHED THIS BACK ON THE PAD.</text:p>
      <text:p text:style-name="P2">I'M NOT A LEADER ANYMORE. END OF STORY.</text:p>
      <text:p text:style-name="P2">??????</text:p>
      <text:p text:style-name="P2">_</text:p>
      <text:p text:style-name="P2">221. KM27: =009539</text:p>
      <text:p text:style-name="P2">WHAT?</text:p>
      <text:p text:style-name="P2">WHAT DEAL.</text:p>
      <text:p text:style-name="P2">WHAT??</text:p>
      <text:p text:style-name="P2">.........?!</text:p>
      <text:p text:style-name="P2">ARE YOU FUCKING JOKING?</text:p>
      <text:p text:style-name="P2">HAHAHAHAHA!</text:p>
      <text:p text:style-name="P2">THESE DENIZENS ARE FULL OF SURPRISES AREN'T THEY.</text:p>
      <text:p text:style-name="P2"><text:soft-page-break/>OK, COOL! WHATEVER YOU SAY ECHIDNA!</text:p>
      <text:p text:style-name="P2">IT'S PROBABLY A LOAD OF SHIT, BUT A DEAL'S A DEAL.</text:p>
      <text:p text:style-name="P2">AT LEAST "PROTECTING ME" SHOULD BE A PRETTY EASY PROMISE TO LIVE UP TO, RIGHT?</text:p>
      <text:p text:style-name="P2">_</text:p>
      <text:p text:style-name="P2">222. KM28: =009540</text:p>
      <text:p text:style-name="P2">SURE IT IS.</text:p>
      <text:p text:style-name="P2">WHEN I HEAD OUT TO BATTLE, ALL YOU HAVE TO DO IS STICK NEAR ME, AND DO YOUR BEST TO PROVIDE ME COVER.</text:p>
      <text:p text:style-name="P2">I THINK AS LONG AS YOU'RE GIVING YOUR BEST EFFORT, YOU'RE TECHNICALLY KEEPING YOUR END OF THE BARGAIN.</text:p>
      <text:p text:style-name="P2">GREAT.</text:p>
      <text:p text:style-name="P2">IT'S SETTLED THEN.</text:p>
      <text:p text:style-name="P2">NOW LET'S GET OUT OF THIS STUFFY CAVE AND GET PSYCHED FOR BATTLE!</text:p>
      <text:p text:style-name="P2">MAN, THIS IS GOING TO BE GREAT. I CAN'T WAIT TO DUST THE OLD SICKLE OFF!</text:p>
      <text:p text:style-name="P2">WHICH ONE TO USE, THOUGH... HOMES SMELL YA LATER? PROBABLY LACKING IN COMBAT STATS, BUT IT'S HARD TO SAY NO TO A CLASSIC.</text:p>
      <text:p text:style-name="P2">THIS WAY KANAYA!!!</text:p>
      <text:p text:style-name="P2">_</text:p>
      <text:p text:style-name="P2">223. KM29: =009541</text:p>
      <text:p text:style-name="P2">HUH?</text:p>
      <text:p text:style-name="P2">_</text:p>
      <text:p text:style-name="P2">224. KM30: =009542</text:p>
      <text:p text:style-name="P2">OOF</text:p>
      <text:p text:style-name="P2">_</text:p>
      <text:p text:style-name="P2">225. MP9: =009889</text:p>
      <text:p text:style-name="P2">WHAT?</text:p>
      <text:p text:style-name="P2">_</text:p>
      <text:p text:style-name="P2"><text:soft-page-break/>226. MP10: =009890</text:p>
      <text:p text:style-name="P2">UH, YEAH.</text:p>
      <text:p text:style-name="P2">I AM ALIVE, AS FAR AS I KNOW.</text:p>
      <text:p text:style-name="P2">HI</text:p>
      <text:p text:style-name="P2">YOU'RE...</text:p>
      <text:p text:style-name="P2">WHAT THE FUCK WAS YOUR NAME AGAIN?</text:p>
      <text:p text:style-name="P2">THE PUNKY TEEN VERSION OF THE CONDESCE, RIGHT</text:p>
      <text:p text:style-name="P2">AREN'T YOU LIKE, A BAD GUY? OR DO YOU HAVE SOME SORT OF FUCKING ANTI-HERO THING GOING ON.</text:p>
      <text:p text:style-name="P2">OH, IS *THAT* WHAT YOU'RE DOING WITH ALL THESE GHOSTS.</text:p>
      <text:p text:style-name="P2">WOW, THAT IS PRETTY FUCKING AMBITIOUS.</text:p>
      <text:p text:style-name="P2">WE DID?</text:p>
      <text:p text:style-name="P2">NOT REALLY.</text:p>
      <text:p text:style-name="P2">HUH.</text:p>
      <text:p text:style-name="P2">SORRY, NONE OF THIS IS RINGING A PEAL SCREAMER. </text:p>
      <text:p text:style-name="P2">ARE YOU SURE IT WAS ME YOU WERE TALKING TO? </text:p>
      <text:p text:style-name="P2">MAYBE IT WAS THE RED SWEATER GUY.</text:p>
      <text:p text:style-name="P2">I...</text:p>
      <text:p text:style-name="P2">MAYBE? </text:p>
      <text:p text:style-name="P2">I DON'T REMEMBER WHAT HAPPENED. </text:p>
      <text:p text:style-name="P2">I WAS TALKING TO KANAYA, AND THEN... </text:p>
      <text:p text:style-name="P2">SHIT, I'M DRAWING A BLANK. </text:p>
      <text:p text:style-name="P2">I THINK WE WERE TALKING ABOUT GETTING READY FOR BATTLE. </text:p>
      <text:p text:style-name="P2">YEAH... DAMN. I NEED TO WAKE UP AND HELP MY FRIENDS! </text:p>
      <text:p text:style-name="P2">DO YOU KNOW HOW I CAN WAKE UP?</text:p>
      <text:p text:style-name="P2">_</text:p>
      <text:p text:style-name="P2">227. MP11: =009893</text:p>
      <text:p text:style-name="P2"><text:soft-page-break/>SO THIS IS REALLY IT, THEN.</text:p>
      <text:p text:style-name="P2">THIS IS WHERE IT'S ALL GOING TO END FINALLY?</text:p>
      <text:p text:style-name="P2">THEN IT'S PROBABLY FATE THAT I ENDED UP HERE... HOWEVER THAT HAPPENED.</text:p>
      <text:p text:style-name="P2">I GUESS I TRIPPED AND FELL, AND HIT MY HEAD OR SOMETHING?</text:p>
      <text:p text:style-name="P2">PROBABLY SOME SORT OF SUBCONSCIOUS SLIP, LIKE SOME PART OF ME *KNEW* I HAD TO FALL ASLEEP NOW, TO FULLFILL MY DESTINY. </text:p>
      <text:p text:style-name="P2">THIS MUST HAVE BEEN WHAT ECHIDNA WANTED ALL ALONG!</text:p>
      <text:p text:style-name="P2">OK.</text:p>
      <text:p text:style-name="P2">I'LL DO IT.</text:p>
      <text:p text:style-name="P2">I WILL JOIN YOUR ARMY!</text:p>
      <text:p text:style-name="P2">WAIT, WHAT?</text:p>
      <text:p text:style-name="P2">YOU MEAN, JUST...</text:p>
      <text:p text:style-name="P2">CRAM MYSELF IN THERE WITH THE REST OF THE RABBLE?</text:p>
      <text:p text:style-name="P2">WITH ALL THE DEAD ERIDANS, AND NEPETAS, AND THE IDIOT VERSION OF SOLLUXES WITH THE FUCKING HELMET...</text:p>
      <text:p text:style-name="P2">ALL THE LOSER, FAILURE DOOMED VERSIONS OF MYSELF???</text:p>
      <text:p text:style-name="P2">COME ON.</text:p>
      <text:p text:style-name="P2">YOU YOURSELF SAID I WASN'T JUST SOME RANDO.</text:p>
      <text:p text:style-name="P2">CAN I BE AT LEAST A *LITTLE* MORE IMPORTANT THAN LIKE DOOMED EQUIUS #45832, WHO IS WEARING A SAUCY MAID OUTFIT FOR SOME FUCKING REASON?!</text:p>
      <text:p text:style-name="P2">WHAT DO I PORPOISE?!</text:p>
      <text:p text:style-name="P2">OH.</text:p>
      <text:p text:style-name="P2">I DON'T KNOW, CAN I AT LEAST MAYBE...</text:p>
      <text:p text:style-name="P2">BE ON THE FRONT LINE?</text:p>
      <text:p text:style-name="P2">HOW ABOUT I'M THE GUY WHO'S LEADING THE CHARGE. IS THAT OK? </text:p>
      <text:p text:style-name="P2">_</text:p>
      <text:p text:style-name="P2">228. MP12: =009894</text:p>
      <text:p text:style-name="P2"><text:soft-page-break/>AWESOME. </text:p>
      <text:p text:style-name="P2">THIS IS GOING TO BE GREAT.</text:p>
      <text:p text:style-name="P2">OK, WHAT WEAPONS SHOULD I USE? PROBABLY HOMES SMELL YA LATER? </text:p>
      <text:p text:style-name="P2">WAIT, DO I HAVE THOSE WITH ME??? </text:p>
      <text:p text:style-name="P2">UH...</text:p>
      <text:p text:style-name="P2">THAT'S HOW THAT WORKS?! ARE THERE LIKE, *RULES* FOR THIS DREAM GHOST SHIT?? </text:p>
      <text:p text:style-name="P2">YEAH, YOU'RE RIGHT.</text:p>
      <text:p text:style-name="P2">I SHOULDN'T GET HUNG UP ON PEDANTIC DETAILS, AND START THINKING ABOUT THE INSPIRATIONAL SPEECH I WAS HATCHED TO GIVE ON THIS FATEFUL DAY. </text:p>
      <text:p text:style-name="P2">YEAH. IS THAT OK???</text:p>
      <text:p text:style-name="P2">OH</text:p>
      <text:p text:style-name="P2">...</text:p>
      <text:p text:style-name="P2">CAN I JUST GIVE ONE ANYWAY?</text:p>
      <text:p text:style-name="P2">I DON'T DO ANYTHING QUIETLY</text:p>
      <text:p text:style-name="P2">_</text:p>
      <text:p text:style-name="P2">229. =009895</text:p>
      <text:p text:style-name="P2">ALRIGHT, I WON'T BE LONG.</text:p>
      <text:p text:style-name="P2">UM...</text:p>
      <text:p text:style-name="P2">HMM</text:p>
      <text:p text:style-name="P2">WAIT. DID I JUST GET TRICKED INTO GIVING A SPEECH TO MYSELF IN FUCKING OUTER SPACE???</text:p>
      <text:p text:style-name="P2">FUCK.</text:p>
      <text:p text:style-name="P2">OK, NEVER MIND THEN.</text:p>
      <text:p text:style-name="P2">THE LAST THING I WANT TO DO IS START EMULATING STRIDER'S INSUFFERABLE RAMBLING SOLILOQUYS. </text:p>
      <text:p text:style-name="P2">WHO DOES HE EVEN THINK HE'S TALKING TO?? </text:p>
      <text:p text:style-name="P2">HOW MANY TIMES HAVE PEOPLE YELLED FROM THE OTHER ROOM, "DUDE, ARE <text:soft-page-break/>YOU TALKING TO US? WE CAN'T FUCKING HEAR YOU!" </text:p>
      <text:p text:style-name="P2">OH MY GOD, I'M DOING IT NOW, AREN'T I. </text:p>
      <text:p text:style-name="P2">FUCK! </text:p>
      <text:p text:style-name="P2">THANK GOD HE'S NOT HERE TO HEAR ME SAY THIS. I'D NEVER HEAR THE END OF IT.</text:p>
      <text:p text:style-name="P2">I WONDER HOW HE'S DOING RIGHT NOW, FIGHTING... </text:p>
      <text:p text:style-name="P2">WAIT, WHO WAS HE FIGHTING? </text:p>
      <text:p text:style-name="P2">ONE OF THE LIKE 50 FUCKING JACKS? </text:p>
      <text:p text:style-name="P2">I FORGET ALREADY. WHEN I TRIPPED AND FULFILLED MY DESTINY AS A WARRIOR, I MUST HAVE HIT MY THINK PAN HARDER THAN I THOUGHT.</text:p>
      <text:p text:style-name="P2">WOW, "FULFILLED MY DESTINY AS A WARRIOR" IS ANOTHER THING I'M GLAD DAVE DIDN'T HEAR ME SAY. JESUS CHRIST!</text:p>
      <text:p text:style-name="P2">UH ANYWAY</text:p>
      <text:p text:style-name="P2">WHOEVER IT IS HE'S FIGHTING NOW...</text:p>
      <text:p text:style-name="P2">_</text:p>
      <text:p text:style-name="P2">230. =009896</text:p>
      <text:p text:style-name="P2">I HOPE HE'S OK.</text:p>
      <text:p text:style-name="P2">_</text:p>
      <text:p text:style-name="P2">2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swiss"/>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ourier New" fo:font-size="12pt" fo:language="en" fo:country="US" style:font-name-asian="Courier New" style:font-size-asian="12pt" style:language-asian="en" style:country-asian="US" style:font-name-complex="Courier New"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font-name-asian="Mangal"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Courier New" fo:font-size="12pt" fo:language="en" fo:country="US" style:font-name-asian="Courier New" style:font-size-asian="12pt" style:language-asian="zh" style:country-asian="CN" style:font-name-complex="Courier New" fo:hyphenate="false" fo:hyphenation-remain-char-count="2" fo:hyphenation-push-char-count="2"/>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0835in" fo:margin-bottom="0.0835in" fo:hyphenation-ladder-count="no-limit"/>
      <style:text-properties style:use-window-font-color="true" style:font-name="Courier New" fo:font-size="12pt" fo:language="en" fo:country="US" fo:font-style="italic" style:font-name-asian="Mangal1" style:language-asian="zh" style:country-asian="CN" style:font-style-asian="italic" style:font-name-complex="Courier New"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Courier New" fo:font-size="12pt" fo:language="en" fo:country="US" style:font-name-asian="Mangal1" style:font-size-asian="12pt" style:language-asian="zh" style:country-asian="CN" style:font-name-complex="Courier New"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3" meta:object-count="0" meta:page-count="226" meta:paragraph-count="4936" meta:word-count="45706" meta:character-count="242792"/>
    <meta:generator>OpenOffice/4.1.2$Win32 OpenOffice.org_project/412m3$Build-9782</meta:generator>
  </office:meta>
</office:document-meta>
</file>